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formattedcurrent" table:style-name="ta1">
        <table:shapes>
          <draw:frame draw:z-index="0" draw:style-name="gr1" draw:text-style-name="P1" svg:width="159.99mm" svg:height="89.99mm" svg:x="247.2mm" svg:y="15.08mm">
            <draw:object draw:notify-on-update-of-ranges="logformattedcurrent.A2:logformattedcurrent.A351 logformattedcurrent.B2:logformattedcurrent.B351 logformattedcurrent.A2:logformattedcurrent.A351 logformattedcurrent.C2:logformattedcurrent.C3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t, sec</text:p>
          </table:table-cell>
          <table:table-cell office:value-type="string" calcext:value-type="string">
            <text:p>Voltage, V</text:p>
          </table:table-cell>
          <table:table-cell office:value-type="string" calcext:value-type="string">
            <text:p>Current*100</text:p>
          </table:table-cell>
          <table:table-cell office:value-type="string" calcext:value-type="string">
            <text:p>Current, A</text:p>
          </table:table-cell>
          <table:table-cell office:value-type="string" calcext:value-type="string">
            <text:p>di_d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^2</text:p>
          </table:table-cell>
          <table:table-cell office:value-type="string" calcext:value-type="string">
            <text:p>R, Ohm</text:p>
          </table:table-cell>
          <table:table-cell office:value-type="string" calcext:value-type="string">
            <text:p>L, 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41680908" calcext:value-type="float">
            <text:p>2,41680908</text:p>
          </table:table-cell>
          <table:table-cell table:formula="of:=[.D2]*100" office:value-type="float" office:value="1.28173828" calcext:value-type="float">
            <text:p>1,28173828</text:p>
          </table:table-cell>
          <table:table-cell office:value-type="float" office:value="0.0128173828" calcext:value-type="float">
            <text:p>0,01281738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351]/[.G351]" office:value-type="float" office:value="121.042104217508" calcext:value-type="float">
            <text:p>121,042104217508</text:p>
          </table:table-cell>
          <table:table-cell table:formula="of:=MEDIAN([.I138:.I200])" office:value-type="float" office:value="0.146960963566436" calcext:value-type="float">
            <text:p>0,146960963566436</text:p>
          </table:table-cell>
        </table:table-row>
        <table:table-row table:style-name="ro1">
          <table:table-cell table:formula="of:=[.A2]+1/17875" office:value-type="float" office:value="0.0000559440559440559" calcext:value-type="float">
            <text:p>5,59440559440559E-05</text:p>
          </table:table-cell>
          <table:table-cell office:value-type="float" office:value="8.54470825" calcext:value-type="float">
            <text:p>8,54470825</text:p>
          </table:table-cell>
          <table:table-cell table:formula="of:=[.D3]*100" office:value-type="float" office:value="1.121521" calcext:value-type="float">
            <text:p>1,121521</text:p>
          </table:table-cell>
          <table:table-cell office:value-type="float" office:value="0.01121521" calcext:value-type="float">
            <text:p>0,01121521</text:p>
          </table:table-cell>
          <table:table-cell table:formula="of:=([.D3]-[.D2])*17875" office:value-type="float" office:value="-28.6388388" calcext:value-type="float">
            <text:p>-28,6388388</text:p>
          </table:table-cell>
          <table:table-cell table:number-columns-repeated="4"/>
        </table:table-row>
        <table:table-row table:style-name="ro1">
          <table:table-cell table:formula="of:=[.A3]+1/17875" office:value-type="float" office:value="0.000111888111888112" calcext:value-type="float">
            <text:p>0,000111888111888</text:p>
          </table:table-cell>
          <table:table-cell office:value-type="float" office:value="14.1880188" calcext:value-type="float">
            <text:p>14,1880188</text:p>
          </table:table-cell>
          <table:table-cell table:formula="of:=[.D4]*100" office:value-type="float" office:value="1.44348145" calcext:value-type="float">
            <text:p>1,44348145</text:p>
          </table:table-cell>
          <table:table-cell office:value-type="float" office:value="0.0144348145" calcext:value-type="float">
            <text:p>0,0144348145</text:p>
          </table:table-cell>
          <table:table-cell table:formula="of:=([.D4]-[.D3])*17875" office:value-type="float" office:value="57.5504304375" calcext:value-type="float">
            <text:p>57,5504304375</text:p>
          </table:table-cell>
          <table:table-cell table:number-columns-repeated="4"/>
        </table:table-row>
        <table:table-row table:style-name="ro1">
          <table:table-cell table:formula="of:=[.A4]+1/17875" office:value-type="float" office:value="0.000167832167832168" calcext:value-type="float">
            <text:p>0,000167832167832</text:p>
          </table:table-cell>
          <table:table-cell office:value-type="float" office:value="19.8159943" calcext:value-type="float">
            <text:p>19,8159943</text:p>
          </table:table-cell>
          <table:table-cell table:formula="of:=[.D5]*100" office:value-type="float" office:value="1.28173828" calcext:value-type="float">
            <text:p>1,28173828</text:p>
          </table:table-cell>
          <table:table-cell office:value-type="float" office:value="0.0128173828" calcext:value-type="float">
            <text:p>0,0128173828</text:p>
          </table:table-cell>
          <table:table-cell table:formula="of:=([.D5]-[.D4])*17875" office:value-type="float" office:value="-28.9115916375" calcext:value-type="float">
            <text:p>-28,9115916375</text:p>
          </table:table-cell>
          <table:table-cell table:number-columns-repeated="4"/>
        </table:table-row>
        <table:table-row table:style-name="ro1">
          <table:table-cell table:formula="of:=[.A5]+1/17875" office:value-type="float" office:value="0.000223776223776224" calcext:value-type="float">
            <text:p>0,000223776223776</text:p>
          </table:table-cell>
          <table:table-cell office:value-type="float" office:value="25.312088" calcext:value-type="float">
            <text:p>25,312088</text:p>
          </table:table-cell>
          <table:table-cell table:formula="of:=[.D6]*100" office:value-type="float" office:value="1.28326416" calcext:value-type="float">
            <text:p>1,28326416</text:p>
          </table:table-cell>
          <table:table-cell office:value-type="float" office:value="0.0128326416" calcext:value-type="float">
            <text:p>0,0128326416</text:p>
          </table:table-cell>
          <table:table-cell table:formula="of:=([.D6]-[.D5])*17875" office:value-type="float" office:value="0.272751049999985" calcext:value-type="float">
            <text:p>0,272751049999985</text:p>
          </table:table-cell>
          <table:table-cell table:number-columns-repeated="4"/>
        </table:table-row>
        <table:table-row table:style-name="ro1">
          <table:table-cell table:formula="of:=[.A6]+1/17875" office:value-type="float" office:value="0.00027972027972028" calcext:value-type="float">
            <text:p>0,00027972027972</text:p>
          </table:table-cell>
          <table:table-cell office:value-type="float" office:value="31.4369202" calcext:value-type="float">
            <text:p>31,4369202</text:p>
          </table:table-cell>
          <table:table-cell table:formula="of:=[.D7]*100" office:value-type="float" office:value="1.28326416" calcext:value-type="float">
            <text:p>1,28326416</text:p>
          </table:table-cell>
          <table:table-cell office:value-type="float" office:value="0.0128326416" calcext:value-type="float">
            <text:p>0,0128326416</text:p>
          </table:table-cell>
          <table:table-cell table:formula="of:=([.D7]-[.D6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]+1/17875" office:value-type="float" office:value="0.000335664335664336" calcext:value-type="float">
            <text:p>0,000335664335664</text:p>
          </table:table-cell>
          <table:table-cell office:value-type="float" office:value="36.2736053" calcext:value-type="float">
            <text:p>36,2736053</text:p>
          </table:table-cell>
          <table:table-cell table:formula="of:=[.D8]*100" office:value-type="float" office:value="1.28326416" calcext:value-type="float">
            <text:p>1,28326416</text:p>
          </table:table-cell>
          <table:table-cell office:value-type="float" office:value="0.0128326416" calcext:value-type="float">
            <text:p>0,0128326416</text:p>
          </table:table-cell>
          <table:table-cell table:formula="of:=([.D8]-[.D7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]+1/17875" office:value-type="float" office:value="0.000391608391608392" calcext:value-type="float">
            <text:p>0,000391608391608</text:p>
          </table:table-cell>
          <table:table-cell office:value-type="float" office:value="40.7637177" calcext:value-type="float">
            <text:p>40,7637177</text:p>
          </table:table-cell>
          <table:table-cell table:formula="of:=[.D9]*100" office:value-type="float" office:value="1.28173828" calcext:value-type="float">
            <text:p>1,28173828</text:p>
          </table:table-cell>
          <table:table-cell office:value-type="float" office:value="0.0128173828" calcext:value-type="float">
            <text:p>0,0128173828</text:p>
          </table:table-cell>
          <table:table-cell table:formula="of:=([.D9]-[.D8])*17875" office:value-type="float" office:value="-0.272751049999985" calcext:value-type="float">
            <text:p>-0,272751049999985</text:p>
          </table:table-cell>
          <table:table-cell table:number-columns-repeated="4"/>
        </table:table-row>
        <table:table-row table:style-name="ro1">
          <table:table-cell table:formula="of:=[.A9]+1/17875" office:value-type="float" office:value="0.000447552447552448" calcext:value-type="float">
            <text:p>0,000447552447552</text:p>
          </table:table-cell>
          <table:table-cell office:value-type="float" office:value="45.7874908" calcext:value-type="float">
            <text:p>45,7874908</text:p>
          </table:table-cell>
          <table:table-cell table:formula="of:=[.D10]*100" office:value-type="float" office:value="1.121521" calcext:value-type="float">
            <text:p>1,121521</text:p>
          </table:table-cell>
          <table:table-cell office:value-type="float" office:value="0.01121521" calcext:value-type="float">
            <text:p>0,01121521</text:p>
          </table:table-cell>
          <table:table-cell table:formula="of:=([.D10]-[.D9])*17875" office:value-type="float" office:value="-28.6388388" calcext:value-type="float">
            <text:p>-28,6388388</text:p>
          </table:table-cell>
          <table:table-cell table:number-columns-repeated="4"/>
        </table:table-row>
        <table:table-row table:style-name="ro1">
          <table:table-cell table:formula="of:=[.A10]+1/17875" office:value-type="float" office:value="0.000503496503496504" calcext:value-type="float">
            <text:p>0,000503496503497</text:p>
          </table:table-cell>
          <table:table-cell office:value-type="float" office:value="50.9124756" calcext:value-type="float">
            <text:p>50,9124756</text:p>
          </table:table-cell>
          <table:table-cell table:formula="of:=[.D11]*100" office:value-type="float" office:value="0.961303711" calcext:value-type="float">
            <text:p>0,961303711</text:p>
          </table:table-cell>
          <table:table-cell office:value-type="float" office:value="0.00961303711" calcext:value-type="float">
            <text:p>0,00961303711</text:p>
          </table:table-cell>
          <table:table-cell table:formula="of:=([.D11]-[.D10])*17875" office:value-type="float" office:value="-28.63884040875" calcext:value-type="float">
            <text:p>-28,63884040875</text:p>
          </table:table-cell>
          <table:table-cell table:number-columns-repeated="4"/>
        </table:table-row>
        <table:table-row table:style-name="ro1">
          <table:table-cell table:formula="of:=[.A11]+1/17875" office:value-type="float" office:value="0.00055944055944056" calcext:value-type="float">
            <text:p>0,000559440559441</text:p>
          </table:table-cell>
          <table:table-cell office:value-type="float" office:value="54.9394684" calcext:value-type="float">
            <text:p>54,9394684</text:p>
          </table:table-cell>
          <table:table-cell table:formula="of:=[.D12]*100" office:value-type="float" office:value="1.121521" calcext:value-type="float">
            <text:p>1,121521</text:p>
          </table:table-cell>
          <table:table-cell office:value-type="float" office:value="0.01121521" calcext:value-type="float">
            <text:p>0,01121521</text:p>
          </table:table-cell>
          <table:table-cell table:formula="of:=([.D12]-[.D11])*17875" office:value-type="float" office:value="28.63884040875" calcext:value-type="float">
            <text:p>28,63884040875</text:p>
          </table:table-cell>
          <table:table-cell table:number-columns-repeated="4"/>
        </table:table-row>
        <table:table-row table:style-name="ro1">
          <table:table-cell table:formula="of:=[.A12]+1/17875" office:value-type="float" office:value="0.000615384615384616" calcext:value-type="float">
            <text:p>0,000615384615385</text:p>
          </table:table-cell>
          <table:table-cell office:value-type="float" office:value="59.4510498" calcext:value-type="float">
            <text:p>59,4510498</text:p>
          </table:table-cell>
          <table:table-cell table:formula="of:=[.D13]*100" office:value-type="float" office:value="0.961303711" calcext:value-type="float">
            <text:p>0,961303711</text:p>
          </table:table-cell>
          <table:table-cell office:value-type="float" office:value="0.00961303711" calcext:value-type="float">
            <text:p>0,00961303711</text:p>
          </table:table-cell>
          <table:table-cell table:formula="of:=([.D13]-[.D12])*17875" office:value-type="float" office:value="-28.63884040875" calcext:value-type="float">
            <text:p>-28,63884040875</text:p>
          </table:table-cell>
          <table:table-cell table:number-columns-repeated="4"/>
        </table:table-row>
        <table:table-row table:style-name="ro1">
          <table:table-cell table:formula="of:=[.A13]+1/17875" office:value-type="float" office:value="0.000671328671328671" calcext:value-type="float">
            <text:p>0,000671328671329</text:p>
          </table:table-cell>
          <table:table-cell office:value-type="float" office:value="63.361496" calcext:value-type="float">
            <text:p>63,361496</text:p>
          </table:table-cell>
          <table:table-cell table:formula="of:=[.D14]*100" office:value-type="float" office:value="0.961303711" calcext:value-type="float">
            <text:p>0,961303711</text:p>
          </table:table-cell>
          <table:table-cell office:value-type="float" office:value="0.00961303711" calcext:value-type="float">
            <text:p>0,00961303711</text:p>
          </table:table-cell>
          <table:table-cell table:formula="of:=([.D14]-[.D13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4]+1/17875" office:value-type="float" office:value="0.000727272727272727" calcext:value-type="float">
            <text:p>0,000727272727273</text:p>
          </table:table-cell>
          <table:table-cell office:value-type="float" office:value="67.5081024" calcext:value-type="float">
            <text:p>67,5081024</text:p>
          </table:table-cell>
          <table:table-cell table:formula="of:=[.D15]*100" office:value-type="float" office:value="0.961303711" calcext:value-type="float">
            <text:p>0,961303711</text:p>
          </table:table-cell>
          <table:table-cell office:value-type="float" office:value="0.00961303711" calcext:value-type="float">
            <text:p>0,00961303711</text:p>
          </table:table-cell>
          <table:table-cell table:formula="of:=([.D15]-[.D14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5]+1/17875" office:value-type="float" office:value="0.000783216783216783" calcext:value-type="float">
            <text:p>0,000783216783217</text:p>
          </table:table-cell>
          <table:table-cell office:value-type="float" office:value="72.5502777" calcext:value-type="float">
            <text:p>72,5502777</text:p>
          </table:table-cell>
          <table:table-cell table:formula="of:=[.D16]*100" office:value-type="float" office:value="1.121521" calcext:value-type="float">
            <text:p>1,121521</text:p>
          </table:table-cell>
          <table:table-cell office:value-type="float" office:value="0.01121521" calcext:value-type="float">
            <text:p>0,01121521</text:p>
          </table:table-cell>
          <table:table-cell table:formula="of:=([.D16]-[.D15])*17875" office:value-type="float" office:value="28.63884040875" calcext:value-type="float">
            <text:p>28,63884040875</text:p>
          </table:table-cell>
          <table:table-cell table:number-columns-repeated="4"/>
        </table:table-row>
        <table:table-row table:style-name="ro1">
          <table:table-cell table:formula="of:=[.A16]+1/17875" office:value-type="float" office:value="0.000839160839160839" calcext:value-type="float">
            <text:p>0,000839160839161</text:p>
          </table:table-cell>
          <table:table-cell office:value-type="float" office:value="77.3900299" calcext:value-type="float">
            <text:p>77,3900299</text:p>
          </table:table-cell>
          <table:table-cell table:formula="of:=[.D17]*100" office:value-type="float" office:value="0.801086426" calcext:value-type="float">
            <text:p>0,801086426</text:p>
          </table:table-cell>
          <table:table-cell office:value-type="float" office:value="0.00801086426" calcext:value-type="float">
            <text:p>0,00801086426</text:p>
          </table:table-cell>
          <table:table-cell table:formula="of:=([.D17]-[.D16])*17875" office:value-type="float" office:value="-57.2776801025" calcext:value-type="float">
            <text:p>-57,2776801025</text:p>
          </table:table-cell>
          <table:table-cell table:number-columns-repeated="4"/>
        </table:table-row>
        <table:table-row table:style-name="ro1">
          <table:table-cell table:formula="of:=[.A17]+1/17875" office:value-type="float" office:value="0.000895104895104895" calcext:value-type="float">
            <text:p>0,000895104895105</text:p>
          </table:table-cell>
          <table:table-cell office:value-type="float" office:value="82.0089569" calcext:value-type="float">
            <text:p>82,0089569</text:p>
          </table:table-cell>
          <table:table-cell table:formula="of:=[.D18]*100" office:value-type="float" office:value="0.961303711" calcext:value-type="float">
            <text:p>0,961303711</text:p>
          </table:table-cell>
          <table:table-cell office:value-type="float" office:value="0.00961303711" calcext:value-type="float">
            <text:p>0,00961303711</text:p>
          </table:table-cell>
          <table:table-cell table:formula="of:=([.D18]-[.D17])*17875" office:value-type="float" office:value="28.63883969375" calcext:value-type="float">
            <text:p>28,63883969375</text:p>
          </table:table-cell>
          <table:table-cell table:number-columns-repeated="4"/>
        </table:table-row>
        <table:table-row table:style-name="ro1">
          <table:table-cell table:formula="of:=[.A18]+1/17875" office:value-type="float" office:value="0.000951048951048951" calcext:value-type="float">
            <text:p>0,000951048951049</text:p>
          </table:table-cell>
          <table:table-cell office:value-type="float" office:value="88.130722" calcext:value-type="float">
            <text:p>88,130722</text:p>
          </table:table-cell>
          <table:table-cell table:formula="of:=[.D19]*100" office:value-type="float" office:value="0.961303711" calcext:value-type="float">
            <text:p>0,961303711</text:p>
          </table:table-cell>
          <table:table-cell office:value-type="float" office:value="0.00961303711" calcext:value-type="float">
            <text:p>0,00961303711</text:p>
          </table:table-cell>
          <table:table-cell table:formula="of:=([.D19]-[.D18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9]+1/17875" office:value-type="float" office:value="0.00100699300699301" calcext:value-type="float">
            <text:p>0,001006993006993</text:p>
          </table:table-cell>
          <table:table-cell office:value-type="float" office:value="94.4150391" calcext:value-type="float">
            <text:p>94,4150391</text:p>
          </table:table-cell>
          <table:table-cell table:formula="of:=[.D20]*100" office:value-type="float" office:value="0.961303711" calcext:value-type="float">
            <text:p>0,961303711</text:p>
          </table:table-cell>
          <table:table-cell office:value-type="float" office:value="0.00961303711" calcext:value-type="float">
            <text:p>0,00961303711</text:p>
          </table:table-cell>
          <table:table-cell table:formula="of:=([.D20]-[.D19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0]+1/17875" office:value-type="float" office:value="0.00106293706293706" calcext:value-type="float">
            <text:p>0,001062937062937</text:p>
          </table:table-cell>
          <table:table-cell office:value-type="float" office:value="99.8007202" calcext:value-type="float">
            <text:p>99,8007202</text:p>
          </table:table-cell>
          <table:table-cell table:formula="of:=[.D21]*100" office:value-type="float" office:value="0.961303711" calcext:value-type="float">
            <text:p>0,961303711</text:p>
          </table:table-cell>
          <table:table-cell office:value-type="float" office:value="0.00961303711" calcext:value-type="float">
            <text:p>0,00961303711</text:p>
          </table:table-cell>
          <table:table-cell table:formula="of:=([.D21]-[.D20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1]+1/17875" office:value-type="float" office:value="0.00111888111888112" calcext:value-type="float">
            <text:p>0,001118881118881</text:p>
          </table:table-cell>
          <table:table-cell office:value-type="float" office:value="106.017563" calcext:value-type="float">
            <text:p>106,017563</text:p>
          </table:table-cell>
          <table:table-cell table:formula="of:=[.D22]*100" office:value-type="float" office:value="1.121521" calcext:value-type="float">
            <text:p>1,121521</text:p>
          </table:table-cell>
          <table:table-cell office:value-type="float" office:value="0.01121521" calcext:value-type="float">
            <text:p>0,01121521</text:p>
          </table:table-cell>
          <table:table-cell table:formula="of:=([.D22]-[.D21])*17875" office:value-type="float" office:value="28.63884040875" calcext:value-type="float">
            <text:p>28,63884040875</text:p>
          </table:table-cell>
          <table:table-cell table:number-columns-repeated="4"/>
        </table:table-row>
        <table:table-row table:style-name="ro1">
          <table:table-cell table:formula="of:=[.A22]+1/17875" office:value-type="float" office:value="0.00117482517482517" calcext:value-type="float">
            <text:p>0,001174825174825</text:p>
          </table:table-cell>
          <table:table-cell office:value-type="float" office:value="111.731415" calcext:value-type="float">
            <text:p>111,731415</text:p>
          </table:table-cell>
          <table:table-cell table:formula="of:=[.D23]*100" office:value-type="float" office:value="0.961303711" calcext:value-type="float">
            <text:p>0,961303711</text:p>
          </table:table-cell>
          <table:table-cell office:value-type="float" office:value="0.00961303711" calcext:value-type="float">
            <text:p>0,00961303711</text:p>
          </table:table-cell>
          <table:table-cell table:formula="of:=([.D23]-[.D22])*17875" office:value-type="float" office:value="-28.63884040875" calcext:value-type="float">
            <text:p>-28,63884040875</text:p>
          </table:table-cell>
          <table:table-cell table:number-columns-repeated="4"/>
        </table:table-row>
        <table:table-row table:style-name="ro1">
          <table:table-cell table:formula="of:=[.A23]+1/17875" office:value-type="float" office:value="0.00123076923076923" calcext:value-type="float">
            <text:p>0,001230769230769</text:p>
          </table:table-cell>
          <table:table-cell office:value-type="float" office:value="116.650909" calcext:value-type="float">
            <text:p>116,650909</text:p>
          </table:table-cell>
          <table:table-cell table:formula="of:=[.D24]*100" office:value-type="float" office:value="1.28173828" calcext:value-type="float">
            <text:p>1,28173828</text:p>
          </table:table-cell>
          <table:table-cell office:value-type="float" office:value="0.0128173828" calcext:value-type="float">
            <text:p>0,0128173828</text:p>
          </table:table-cell>
          <table:table-cell table:formula="of:=([.D24]-[.D23])*17875" office:value-type="float" office:value="57.27767920875" calcext:value-type="float">
            <text:p>57,27767920875</text:p>
          </table:table-cell>
          <table:table-cell table:number-columns-repeated="4"/>
        </table:table-row>
        <table:table-row table:style-name="ro1">
          <table:table-cell table:formula="of:=[.A24]+1/17875" office:value-type="float" office:value="0.00128671328671329" calcext:value-type="float">
            <text:p>0,001286713286713</text:p>
          </table:table-cell>
          <table:table-cell office:value-type="float" office:value="122.128601" calcext:value-type="float">
            <text:p>122,128601</text:p>
          </table:table-cell>
          <table:table-cell table:formula="of:=[.D25]*100" office:value-type="float" office:value="0.961303711" calcext:value-type="float">
            <text:p>0,961303711</text:p>
          </table:table-cell>
          <table:table-cell office:value-type="float" office:value="0.00961303711" calcext:value-type="float">
            <text:p>0,00961303711</text:p>
          </table:table-cell>
          <table:table-cell table:formula="of:=([.D25]-[.D24])*17875" office:value-type="float" office:value="-57.27767920875" calcext:value-type="float">
            <text:p>-57,27767920875</text:p>
          </table:table-cell>
          <table:table-cell table:number-columns-repeated="4"/>
        </table:table-row>
        <table:table-row table:style-name="ro1">
          <table:table-cell table:formula="of:=[.A25]+1/17875" office:value-type="float" office:value="0.00134265734265734" calcext:value-type="float">
            <text:p>0,001342657342657</text:p>
          </table:table-cell>
          <table:table-cell office:value-type="float" office:value="127.048096" calcext:value-type="float">
            <text:p>127,048096</text:p>
          </table:table-cell>
          <table:table-cell table:formula="of:=[.D26]*100" office:value-type="float" office:value="1.121521" calcext:value-type="float">
            <text:p>1,121521</text:p>
          </table:table-cell>
          <table:table-cell office:value-type="float" office:value="0.01121521" calcext:value-type="float">
            <text:p>0,01121521</text:p>
          </table:table-cell>
          <table:table-cell table:formula="of:=([.D26]-[.D25])*17875" office:value-type="float" office:value="28.63884040875" calcext:value-type="float">
            <text:p>28,63884040875</text:p>
          </table:table-cell>
          <table:table-cell table:number-columns-repeated="4"/>
        </table:table-row>
        <table:table-row table:style-name="ro1">
          <table:table-cell table:formula="of:=[.A26]+1/17875" office:value-type="float" office:value="0.0013986013986014" calcext:value-type="float">
            <text:p>0,001398601398601</text:p>
          </table:table-cell>
          <table:table-cell office:value-type="float" office:value="132.117874" calcext:value-type="float">
            <text:p>132,117874</text:p>
          </table:table-cell>
          <table:table-cell table:formula="of:=[.D27]*100" office:value-type="float" office:value="1.121521" calcext:value-type="float">
            <text:p>1,121521</text:p>
          </table:table-cell>
          <table:table-cell office:value-type="float" office:value="0.01121521" calcext:value-type="float">
            <text:p>0,01121521</text:p>
          </table:table-cell>
          <table:table-cell table:formula="of:=([.D27]-[.D26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7]+1/17875" office:value-type="float" office:value="0.00145454545454545" calcext:value-type="float">
            <text:p>0,001454545454545</text:p>
          </table:table-cell>
          <table:table-cell office:value-type="float" office:value="137.273529" calcext:value-type="float">
            <text:p>137,273529</text:p>
          </table:table-cell>
          <table:table-cell table:formula="of:=[.D28]*100" office:value-type="float" office:value="1.121521" calcext:value-type="float">
            <text:p>1,121521</text:p>
          </table:table-cell>
          <table:table-cell office:value-type="float" office:value="0.01121521" calcext:value-type="float">
            <text:p>0,01121521</text:p>
          </table:table-cell>
          <table:table-cell table:formula="of:=([.D28]-[.D27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8]+1/17875" office:value-type="float" office:value="0.00151048951048951" calcext:value-type="float">
            <text:p>0,00151048951049</text:p>
          </table:table-cell>
          <table:table-cell office:value-type="float" office:value="141.073563" calcext:value-type="float">
            <text:p>141,073563</text:p>
          </table:table-cell>
          <table:table-cell table:formula="of:=[.D29]*100" office:value-type="float" office:value="0.961303711" calcext:value-type="float">
            <text:p>0,961303711</text:p>
          </table:table-cell>
          <table:table-cell office:value-type="float" office:value="0.00961303711" calcext:value-type="float">
            <text:p>0,00961303711</text:p>
          </table:table-cell>
          <table:table-cell table:formula="of:=([.D29]-[.D28])*17875" office:value-type="float" office:value="-28.63884040875" calcext:value-type="float">
            <text:p>-28,63884040875</text:p>
          </table:table-cell>
          <table:table-cell table:number-columns-repeated="4"/>
        </table:table-row>
        <table:table-row table:style-name="ro1">
          <table:table-cell table:formula="of:=[.A29]+1/17875" office:value-type="float" office:value="0.00156643356643357" calcext:value-type="float">
            <text:p>0,001566433566434</text:p>
          </table:table-cell>
          <table:table-cell office:value-type="float" office:value="145.812103" calcext:value-type="float">
            <text:p>145,812103</text:p>
          </table:table-cell>
          <table:table-cell table:formula="of:=[.D30]*100" office:value-type="float" office:value="1.121521" calcext:value-type="float">
            <text:p>1,121521</text:p>
          </table:table-cell>
          <table:table-cell office:value-type="float" office:value="0.01121521" calcext:value-type="float">
            <text:p>0,01121521</text:p>
          </table:table-cell>
          <table:table-cell table:formula="of:=([.D30]-[.D29])*17875" office:value-type="float" office:value="28.63884040875" calcext:value-type="float">
            <text:p>28,63884040875</text:p>
          </table:table-cell>
          <table:table-cell table:number-columns-repeated="4"/>
        </table:table-row>
        <table:table-row table:style-name="ro1">
          <table:table-cell table:formula="of:=[.A30]+1/17875" office:value-type="float" office:value="0.00162237762237762" calcext:value-type="float">
            <text:p>0,001622377622378</text:p>
          </table:table-cell>
          <table:table-cell office:value-type="float" office:value="150.323685" calcext:value-type="float">
            <text:p>150,323685</text:p>
          </table:table-cell>
          <table:table-cell table:formula="of:=[.D31]*100" office:value-type="float" office:value="1.121521" calcext:value-type="float">
            <text:p>1,121521</text:p>
          </table:table-cell>
          <table:table-cell office:value-type="float" office:value="0.01121521" calcext:value-type="float">
            <text:p>0,01121521</text:p>
          </table:table-cell>
          <table:table-cell table:formula="of:=([.D31]-[.D30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1]+1/17875" office:value-type="float" office:value="0.00167832167832168" calcext:value-type="float">
            <text:p>0,001678321678322</text:p>
          </table:table-cell>
          <table:table-cell office:value-type="float" office:value="154.454956" calcext:value-type="float">
            <text:p>154,454956</text:p>
          </table:table-cell>
          <table:table-cell table:formula="of:=[.D32]*100" office:value-type="float" office:value="0.961303711" calcext:value-type="float">
            <text:p>0,961303711</text:p>
          </table:table-cell>
          <table:table-cell office:value-type="float" office:value="0.00961303711" calcext:value-type="float">
            <text:p>0,00961303711</text:p>
          </table:table-cell>
          <table:table-cell table:formula="of:=([.D32]-[.D31])*17875" office:value-type="float" office:value="-28.63884040875" calcext:value-type="float">
            <text:p>-28,63884040875</text:p>
          </table:table-cell>
          <table:table-cell table:number-columns-repeated="4"/>
        </table:table-row>
        <table:table-row table:style-name="ro1">
          <table:table-cell table:formula="of:=[.A32]+1/17875" office:value-type="float" office:value="0.00173426573426573" calcext:value-type="float">
            <text:p>0,001734265734266</text:p>
          </table:table-cell>
          <table:table-cell office:value-type="float" office:value="158.647568" calcext:value-type="float">
            <text:p>158,647568</text:p>
          </table:table-cell>
          <table:table-cell table:formula="of:=[.D33]*100" office:value-type="float" office:value="1.121521" calcext:value-type="float">
            <text:p>1,121521</text:p>
          </table:table-cell>
          <table:table-cell office:value-type="float" office:value="0.01121521" calcext:value-type="float">
            <text:p>0,01121521</text:p>
          </table:table-cell>
          <table:table-cell table:formula="of:=([.D33]-[.D32])*17875" office:value-type="float" office:value="28.63884040875" calcext:value-type="float">
            <text:p>28,63884040875</text:p>
          </table:table-cell>
          <table:table-cell table:number-columns-repeated="4"/>
        </table:table-row>
        <table:table-row table:style-name="ro1">
          <table:table-cell table:formula="of:=[.A33]+1/17875" office:value-type="float" office:value="0.00179020979020979" calcext:value-type="float">
            <text:p>0,00179020979021</text:p>
          </table:table-cell>
          <table:table-cell office:value-type="float" office:value="163.646805" calcext:value-type="float">
            <text:p>163,646805</text:p>
          </table:table-cell>
          <table:table-cell table:formula="of:=[.D34]*100" office:value-type="float" office:value="0.801086426" calcext:value-type="float">
            <text:p>0,801086426</text:p>
          </table:table-cell>
          <table:table-cell office:value-type="float" office:value="0.00801086426" calcext:value-type="float">
            <text:p>0,00801086426</text:p>
          </table:table-cell>
          <table:table-cell table:formula="of:=([.D34]-[.D33])*17875" office:value-type="float" office:value="-57.2776801025" calcext:value-type="float">
            <text:p>-57,2776801025</text:p>
          </table:table-cell>
          <table:table-cell table:number-columns-repeated="4"/>
        </table:table-row>
        <table:table-row table:style-name="ro1">
          <table:table-cell table:formula="of:=[.A34]+1/17875" office:value-type="float" office:value="0.00184615384615385" calcext:value-type="float">
            <text:p>0,001846153846154</text:p>
          </table:table-cell>
          <table:table-cell office:value-type="float" office:value="167.888489" calcext:value-type="float">
            <text:p>167,888489</text:p>
          </table:table-cell>
          <table:table-cell table:formula="of:=[.D35]*100" office:value-type="float" office:value="0.961303711" calcext:value-type="float">
            <text:p>0,961303711</text:p>
          </table:table-cell>
          <table:table-cell office:value-type="float" office:value="0.00961303711" calcext:value-type="float">
            <text:p>0,00961303711</text:p>
          </table:table-cell>
          <table:table-cell table:formula="of:=([.D35]-[.D34])*17875" office:value-type="float" office:value="28.63883969375" calcext:value-type="float">
            <text:p>28,63883969375</text:p>
          </table:table-cell>
          <table:table-cell table:number-columns-repeated="4"/>
        </table:table-row>
        <table:table-row table:style-name="ro1">
          <table:table-cell table:formula="of:=[.A35]+1/17875" office:value-type="float" office:value="0.0019020979020979" calcext:value-type="float">
            <text:p>0,001902097902098</text:p>
          </table:table-cell>
          <table:table-cell office:value-type="float" office:value="172.074966" calcext:value-type="float">
            <text:p>172,074966</text:p>
          </table:table-cell>
          <table:table-cell table:formula="of:=[.D36]*100" office:value-type="float" office:value="0.961303711" calcext:value-type="float">
            <text:p>0,961303711</text:p>
          </table:table-cell>
          <table:table-cell office:value-type="float" office:value="0.00961303711" calcext:value-type="float">
            <text:p>0,00961303711</text:p>
          </table:table-cell>
          <table:table-cell table:formula="of:=([.D36]-[.D35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6]+1/17875" office:value-type="float" office:value="0.00195804195804196" calcext:value-type="float">
            <text:p>0,001958041958042</text:p>
          </table:table-cell>
          <table:table-cell office:value-type="float" office:value="176.384125" calcext:value-type="float">
            <text:p>176,384125</text:p>
          </table:table-cell>
          <table:table-cell table:formula="of:=[.D37]*100" office:value-type="float" office:value="0.801086426" calcext:value-type="float">
            <text:p>0,801086426</text:p>
          </table:table-cell>
          <table:table-cell office:value-type="float" office:value="0.00801086426" calcext:value-type="float">
            <text:p>0,00801086426</text:p>
          </table:table-cell>
          <table:table-cell table:formula="of:=([.D37]-[.D36])*17875" office:value-type="float" office:value="-28.63883969375" calcext:value-type="float">
            <text:p>-28,63883969375</text:p>
          </table:table-cell>
          <table:table-cell table:number-columns-repeated="4"/>
        </table:table-row>
        <table:table-row table:style-name="ro1">
          <table:table-cell table:formula="of:=[.A37]+1/17875" office:value-type="float" office:value="0.00201398601398601" calcext:value-type="float">
            <text:p>0,002013986013986</text:p>
          </table:table-cell>
          <table:table-cell office:value-type="float" office:value="180.251633" calcext:value-type="float">
            <text:p>180,251633</text:p>
          </table:table-cell>
          <table:table-cell table:formula="of:=[.D38]*100" office:value-type="float" office:value="0.961303711" calcext:value-type="float">
            <text:p>0,961303711</text:p>
          </table:table-cell>
          <table:table-cell office:value-type="float" office:value="0.00961303711" calcext:value-type="float">
            <text:p>0,00961303711</text:p>
          </table:table-cell>
          <table:table-cell table:formula="of:=([.D38]-[.D37])*17875" office:value-type="float" office:value="28.63883969375" calcext:value-type="float">
            <text:p>28,63883969375</text:p>
          </table:table-cell>
          <table:table-cell table:number-columns-repeated="4"/>
        </table:table-row>
        <table:table-row table:style-name="ro1">
          <table:table-cell table:formula="of:=[.A38]+1/17875" office:value-type="float" office:value="0.00206993006993007" calcext:value-type="float">
            <text:p>0,00206993006993</text:p>
          </table:table-cell>
          <table:table-cell office:value-type="float" office:value="184.122208" calcext:value-type="float">
            <text:p>184,122208</text:p>
          </table:table-cell>
          <table:table-cell table:formula="of:=[.D39]*100" office:value-type="float" office:value="0.801086426" calcext:value-type="float">
            <text:p>0,801086426</text:p>
          </table:table-cell>
          <table:table-cell office:value-type="float" office:value="0.00801086426" calcext:value-type="float">
            <text:p>0,00801086426</text:p>
          </table:table-cell>
          <table:table-cell table:formula="of:=([.D39]-[.D38])*17875" office:value-type="float" office:value="-28.63883969375" calcext:value-type="float">
            <text:p>-28,63883969375</text:p>
          </table:table-cell>
          <table:table-cell table:number-columns-repeated="4"/>
        </table:table-row>
        <table:table-row table:style-name="ro1">
          <table:table-cell table:formula="of:=[.A39]+1/17875" office:value-type="float" office:value="0.00212587412587412" calcext:value-type="float">
            <text:p>0,002125874125874</text:p>
          </table:table-cell>
          <table:table-cell office:value-type="float" office:value="188.314819" calcext:value-type="float">
            <text:p>188,314819</text:p>
          </table:table-cell>
          <table:table-cell table:formula="of:=[.D40]*100" office:value-type="float" office:value="0.801086426" calcext:value-type="float">
            <text:p>0,801086426</text:p>
          </table:table-cell>
          <table:table-cell office:value-type="float" office:value="0.00801086426" calcext:value-type="float">
            <text:p>0,00801086426</text:p>
          </table:table-cell>
          <table:table-cell table:formula="of:=([.D40]-[.D39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0]+1/17875" office:value-type="float" office:value="0.00218181818181818" calcext:value-type="float">
            <text:p>0,002181818181818</text:p>
          </table:table-cell>
          <table:table-cell office:value-type="float" office:value="191.538254" calcext:value-type="float">
            <text:p>191,538254</text:p>
          </table:table-cell>
          <table:table-cell table:formula="of:=[.D41]*100" office:value-type="float" office:value="0.640869141" calcext:value-type="float">
            <text:p>0,640869141</text:p>
          </table:table-cell>
          <table:table-cell office:value-type="float" office:value="0.00640869141" calcext:value-type="float">
            <text:p>0,00640869141</text:p>
          </table:table-cell>
          <table:table-cell table:formula="of:=([.D41]-[.D40])*17875" office:value-type="float" office:value="-28.63883969375" calcext:value-type="float">
            <text:p>-28,63883969375</text:p>
          </table:table-cell>
          <table:table-cell table:number-columns-repeated="4"/>
        </table:table-row>
        <table:table-row table:style-name="ro1">
          <table:table-cell table:formula="of:=[.A41]+1/17875" office:value-type="float" office:value="0.00223776223776224" calcext:value-type="float">
            <text:p>0,002237762237762</text:p>
          </table:table-cell>
          <table:table-cell office:value-type="float" office:value="195.086792" calcext:value-type="float">
            <text:p>195,086792</text:p>
          </table:table-cell>
          <table:table-cell table:formula="of:=[.D42]*100" office:value-type="float" office:value="0.640869141" calcext:value-type="float">
            <text:p>0,640869141</text:p>
          </table:table-cell>
          <table:table-cell office:value-type="float" office:value="0.00640869141" calcext:value-type="float">
            <text:p>0,00640869141</text:p>
          </table:table-cell>
          <table:table-cell table:formula="of:=([.D42]-[.D41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2]+1/17875" office:value-type="float" office:value="0.00229370629370629" calcext:value-type="float">
            <text:p>0,002293706293706</text:p>
          </table:table-cell>
          <table:table-cell office:value-type="float" office:value="197.825638" calcext:value-type="float">
            <text:p>197,825638</text:p>
          </table:table-cell>
          <table:table-cell table:formula="of:=[.D43]*100" office:value-type="float" office:value="0.640869141" calcext:value-type="float">
            <text:p>0,640869141</text:p>
          </table:table-cell>
          <table:table-cell office:value-type="float" office:value="0.00640869141" calcext:value-type="float">
            <text:p>0,00640869141</text:p>
          </table:table-cell>
          <table:table-cell table:formula="of:=([.D43]-[.D42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3]+1/17875" office:value-type="float" office:value="0.00234965034965035" calcext:value-type="float">
            <text:p>0,00234965034965</text:p>
          </table:table-cell>
          <table:table-cell office:value-type="float" office:value="201.401779" calcext:value-type="float">
            <text:p>201,401779</text:p>
          </table:table-cell>
          <table:table-cell table:formula="of:=[.D44]*100" office:value-type="float" office:value="0.640869141" calcext:value-type="float">
            <text:p>0,640869141</text:p>
          </table:table-cell>
          <table:table-cell office:value-type="float" office:value="0.00640869141" calcext:value-type="float">
            <text:p>0,00640869141</text:p>
          </table:table-cell>
          <table:table-cell table:formula="of:=([.D44]-[.D43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4]+1/17875" office:value-type="float" office:value="0.0024055944055944" calcext:value-type="float">
            <text:p>0,002405594405594</text:p>
          </table:table-cell>
          <table:table-cell office:value-type="float" office:value="204.922714" calcext:value-type="float">
            <text:p>204,922714</text:p>
          </table:table-cell>
          <table:table-cell table:formula="of:=[.D45]*100" office:value-type="float" office:value="0.640869141" calcext:value-type="float">
            <text:p>0,640869141</text:p>
          </table:table-cell>
          <table:table-cell office:value-type="float" office:value="0.00640869141" calcext:value-type="float">
            <text:p>0,00640869141</text:p>
          </table:table-cell>
          <table:table-cell table:formula="of:=([.D45]-[.D44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5]+1/17875" office:value-type="float" office:value="0.00246153846153846" calcext:value-type="float">
            <text:p>0,002461538461538</text:p>
          </table:table-cell>
          <table:table-cell office:value-type="float" office:value="208.652206" calcext:value-type="float">
            <text:p>208,652206</text:p>
          </table:table-cell>
          <table:table-cell table:formula="of:=[.D46]*100" office:value-type="float" office:value="0.640869141" calcext:value-type="float">
            <text:p>0,640869141</text:p>
          </table:table-cell>
          <table:table-cell office:value-type="float" office:value="0.00640869141" calcext:value-type="float">
            <text:p>0,00640869141</text:p>
          </table:table-cell>
          <table:table-cell table:formula="of:=([.D46]-[.D45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6]+1/17875" office:value-type="float" office:value="0.00251748251748252" calcext:value-type="float">
            <text:p>0,002517482517483</text:p>
          </table:table-cell>
          <table:table-cell office:value-type="float" office:value="212.679199" calcext:value-type="float">
            <text:p>212,679199</text:p>
          </table:table-cell>
          <table:table-cell table:formula="of:=[.D47]*100" office:value-type="float" office:value="0.640869141" calcext:value-type="float">
            <text:p>0,640869141</text:p>
          </table:table-cell>
          <table:table-cell office:value-type="float" office:value="0.00640869141" calcext:value-type="float">
            <text:p>0,00640869141</text:p>
          </table:table-cell>
          <table:table-cell table:formula="of:=([.D47]-[.D46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7]+1/17875" office:value-type="float" office:value="0.00257342657342657" calcext:value-type="float">
            <text:p>0,002573426573427</text:p>
          </table:table-cell>
          <table:table-cell office:value-type="float" office:value="216.690857" calcext:value-type="float">
            <text:p>216,690857</text:p>
          </table:table-cell>
          <table:table-cell table:formula="of:=[.D48]*100" office:value-type="float" office:value="0.801086426" calcext:value-type="float">
            <text:p>0,801086426</text:p>
          </table:table-cell>
          <table:table-cell office:value-type="float" office:value="0.00801086426" calcext:value-type="float">
            <text:p>0,00801086426</text:p>
          </table:table-cell>
          <table:table-cell table:formula="of:=([.D48]-[.D47])*17875" office:value-type="float" office:value="28.63883969375" calcext:value-type="float">
            <text:p>28,63883969375</text:p>
          </table:table-cell>
          <table:table-cell table:number-columns-repeated="4"/>
        </table:table-row>
        <table:table-row table:style-name="ro1">
          <table:table-cell table:formula="of:=[.A48]+1/17875" office:value-type="float" office:value="0.00262937062937063" calcext:value-type="float">
            <text:p>0,002629370629371</text:p>
          </table:table-cell>
          <table:table-cell office:value-type="float" office:value="220.561432" calcext:value-type="float">
            <text:p>220,561432</text:p>
          </table:table-cell>
          <table:table-cell table:formula="of:=[.D49]*100" office:value-type="float" office:value="0.640869141" calcext:value-type="float">
            <text:p>0,640869141</text:p>
          </table:table-cell>
          <table:table-cell office:value-type="float" office:value="0.00640869141" calcext:value-type="float">
            <text:p>0,00640869141</text:p>
          </table:table-cell>
          <table:table-cell table:formula="of:=([.D49]-[.D48])*17875" office:value-type="float" office:value="-28.63883969375" calcext:value-type="float">
            <text:p>-28,63883969375</text:p>
          </table:table-cell>
          <table:table-cell table:number-columns-repeated="4"/>
        </table:table-row>
        <table:table-row table:style-name="ro1">
          <table:table-cell table:formula="of:=[.A49]+1/17875" office:value-type="float" office:value="0.00268531468531468" calcext:value-type="float">
            <text:p>0,002685314685315</text:p>
          </table:table-cell>
          <table:table-cell office:value-type="float" office:value="224.269455" calcext:value-type="float">
            <text:p>224,269455</text:p>
          </table:table-cell>
          <table:table-cell table:formula="of:=[.D50]*100" office:value-type="float" office:value="0.640869141" calcext:value-type="float">
            <text:p>0,640869141</text:p>
          </table:table-cell>
          <table:table-cell office:value-type="float" office:value="0.00640869141" calcext:value-type="float">
            <text:p>0,00640869141</text:p>
          </table:table-cell>
          <table:table-cell table:formula="of:=([.D50]-[.D49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0]+1/17875" office:value-type="float" office:value="0.00274125874125874" calcext:value-type="float">
            <text:p>0,002741258741259</text:p>
          </table:table-cell>
          <table:table-cell office:value-type="float" office:value="227.333405" calcext:value-type="float">
            <text:p>227,333405</text:p>
          </table:table-cell>
          <table:table-cell table:formula="of:=[.D51]*100" office:value-type="float" office:value="0.640869141" calcext:value-type="float">
            <text:p>0,640869141</text:p>
          </table:table-cell>
          <table:table-cell office:value-type="float" office:value="0.00640869141" calcext:value-type="float">
            <text:p>0,00640869141</text:p>
          </table:table-cell>
          <table:table-cell table:formula="of:=([.D51]-[.D50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1]+1/17875" office:value-type="float" office:value="0.00279720279720279" calcext:value-type="float">
            <text:p>0,002797202797203</text:p>
          </table:table-cell>
          <table:table-cell office:value-type="float" office:value="230.234802" calcext:value-type="float">
            <text:p>230,234802</text:p>
          </table:table-cell>
          <table:table-cell table:formula="of:=[.D52]*100" office:value-type="float" office:value="0.480651855" calcext:value-type="float">
            <text:p>0,480651855</text:p>
          </table:table-cell>
          <table:table-cell office:value-type="float" office:value="0.00480651855" calcext:value-type="float">
            <text:p>0,00480651855</text:p>
          </table:table-cell>
          <table:table-cell table:formula="of:=([.D52]-[.D51])*17875" office:value-type="float" office:value="-28.6388398725" calcext:value-type="float">
            <text:p>-28,6388398725</text:p>
          </table:table-cell>
          <table:table-cell table:number-columns-repeated="4"/>
        </table:table-row>
        <table:table-row table:style-name="ro1">
          <table:table-cell table:formula="of:=[.A52]+1/17875" office:value-type="float" office:value="0.00285314685314685" calcext:value-type="float">
            <text:p>0,002853146853147</text:p>
          </table:table-cell>
          <table:table-cell office:value-type="float" office:value="232.814163" calcext:value-type="float">
            <text:p>232,814163</text:p>
          </table:table-cell>
          <table:table-cell table:formula="of:=[.D53]*100" office:value-type="float" office:value="0.961303711" calcext:value-type="float">
            <text:p>0,961303711</text:p>
          </table:table-cell>
          <table:table-cell office:value-type="float" office:value="0.00961303711" calcext:value-type="float">
            <text:p>0,00961303711</text:p>
          </table:table-cell>
          <table:table-cell table:formula="of:=([.D53]-[.D52])*17875" office:value-type="float" office:value="85.91651926" calcext:value-type="float">
            <text:p>85,91651926</text:p>
          </table:table-cell>
          <table:table-cell table:number-columns-repeated="4"/>
        </table:table-row>
        <table:table-row table:style-name="ro1">
          <table:table-cell table:formula="of:=[.A53]+1/17875" office:value-type="float" office:value="0.00290909090909091" calcext:value-type="float">
            <text:p>0,002909090909091</text:p>
          </table:table-cell>
          <table:table-cell office:value-type="float" office:value="235.718628" calcext:value-type="float">
            <text:p>235,718628</text:p>
          </table:table-cell>
          <table:table-cell table:formula="of:=[.D54]*100" office:value-type="float" office:value="0.480651855" calcext:value-type="float">
            <text:p>0,480651855</text:p>
          </table:table-cell>
          <table:table-cell office:value-type="float" office:value="0.00480651855" calcext:value-type="float">
            <text:p>0,00480651855</text:p>
          </table:table-cell>
          <table:table-cell table:formula="of:=([.D54]-[.D53])*17875" office:value-type="float" office:value="-85.91651926" calcext:value-type="float">
            <text:p>-85,91651926</text:p>
          </table:table-cell>
          <table:table-cell table:number-columns-repeated="4"/>
        </table:table-row>
        <table:table-row table:style-name="ro1">
          <table:table-cell table:formula="of:=[.A54]+1/17875" office:value-type="float" office:value="0.00296503496503496" calcext:value-type="float">
            <text:p>0,002965034965035</text:p>
          </table:table-cell>
          <table:table-cell office:value-type="float" office:value="238.457474" calcext:value-type="float">
            <text:p>238,457474</text:p>
          </table:table-cell>
          <table:table-cell table:formula="of:=[.D55]*100" office:value-type="float" office:value="0.480651855" calcext:value-type="float">
            <text:p>0,480651855</text:p>
          </table:table-cell>
          <table:table-cell office:value-type="float" office:value="0.00480651855" calcext:value-type="float">
            <text:p>0,00480651855</text:p>
          </table:table-cell>
          <table:table-cell table:formula="of:=([.D55]-[.D54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5]+1/17875" office:value-type="float" office:value="0.00302097902097902" calcext:value-type="float">
            <text:p>0,003020979020979</text:p>
          </table:table-cell>
          <table:table-cell office:value-type="float" office:value="240.874283" calcext:value-type="float">
            <text:p>240,874283</text:p>
          </table:table-cell>
          <table:table-cell table:formula="of:=[.D56]*100" office:value-type="float" office:value="0.480651855" calcext:value-type="float">
            <text:p>0,480651855</text:p>
          </table:table-cell>
          <table:table-cell office:value-type="float" office:value="0.00480651855" calcext:value-type="float">
            <text:p>0,00480651855</text:p>
          </table:table-cell>
          <table:table-cell table:formula="of:=([.D56]-[.D55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6]+1/17875" office:value-type="float" office:value="0.00307692307692307" calcext:value-type="float">
            <text:p>0,003076923076923</text:p>
          </table:table-cell>
          <table:table-cell office:value-type="float" office:value="243.131607" calcext:value-type="float">
            <text:p>243,131607</text:p>
          </table:table-cell>
          <table:table-cell table:formula="of:=[.D57]*100" office:value-type="float" office:value="0.480651855" calcext:value-type="float">
            <text:p>0,480651855</text:p>
          </table:table-cell>
          <table:table-cell office:value-type="float" office:value="0.00480651855" calcext:value-type="float">
            <text:p>0,00480651855</text:p>
          </table:table-cell>
          <table:table-cell table:formula="of:=([.D57]-[.D56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7]+1/17875" office:value-type="float" office:value="0.00313286713286713" calcext:value-type="float">
            <text:p>0,003132867132867</text:p>
          </table:table-cell>
          <table:table-cell office:value-type="float" office:value="245.710968" calcext:value-type="float">
            <text:p>245,710968</text:p>
          </table:table-cell>
          <table:table-cell table:formula="of:=[.D58]*100" office:value-type="float" office:value="0.480651855" calcext:value-type="float">
            <text:p>0,480651855</text:p>
          </table:table-cell>
          <table:table-cell office:value-type="float" office:value="0.00480651855" calcext:value-type="float">
            <text:p>0,00480651855</text:p>
          </table:table-cell>
          <table:table-cell table:formula="of:=([.D58]-[.D57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8]+1/17875" office:value-type="float" office:value="0.00318881118881119" calcext:value-type="float">
            <text:p>0,003188811188811</text:p>
          </table:table-cell>
          <table:table-cell office:value-type="float" office:value="247.480637" calcext:value-type="float">
            <text:p>247,480637</text:p>
          </table:table-cell>
          <table:table-cell table:formula="of:=[.D59]*100" office:value-type="float" office:value="0.32043457" calcext:value-type="float">
            <text:p>0,32043457</text:p>
          </table:table-cell>
          <table:table-cell office:value-type="float" office:value="0.0032043457" calcext:value-type="float">
            <text:p>0,0032043457</text:p>
          </table:table-cell>
          <table:table-cell table:formula="of:=([.D59]-[.D58])*17875" office:value-type="float" office:value="-28.63883969375" calcext:value-type="float">
            <text:p>-28,63883969375</text:p>
          </table:table-cell>
          <table:table-cell table:number-columns-repeated="4"/>
        </table:table-row>
        <table:table-row table:style-name="ro1">
          <table:table-cell table:formula="of:=[.A59]+1/17875" office:value-type="float" office:value="0.00324475524475524" calcext:value-type="float">
            <text:p>0,003244755244755</text:p>
          </table:table-cell>
          <table:table-cell office:value-type="float" office:value="249.744095" calcext:value-type="float">
            <text:p>249,744095</text:p>
          </table:table-cell>
          <table:table-cell table:formula="of:=[.D60]*100" office:value-type="float" office:value="0.480651855" calcext:value-type="float">
            <text:p>0,480651855</text:p>
          </table:table-cell>
          <table:table-cell office:value-type="float" office:value="0.00480651855" calcext:value-type="float">
            <text:p>0,00480651855</text:p>
          </table:table-cell>
          <table:table-cell table:formula="of:=([.D60]-[.D59])*17875" office:value-type="float" office:value="28.63883969375" calcext:value-type="float">
            <text:p>28,63883969375</text:p>
          </table:table-cell>
          <table:table-cell table:number-columns-repeated="4"/>
        </table:table-row>
        <table:table-row table:style-name="ro1">
          <table:table-cell table:formula="of:=[.A60]+1/17875" office:value-type="float" office:value="0.0033006993006993" calcext:value-type="float">
            <text:p>0,003300699300699</text:p>
          </table:table-cell>
          <table:table-cell office:value-type="float" office:value="251.51683" calcext:value-type="float">
            <text:p>251,51683</text:p>
          </table:table-cell>
          <table:table-cell table:formula="of:=[.D61]*100" office:value-type="float" office:value="0.160217285" calcext:value-type="float">
            <text:p>0,160217285</text:p>
          </table:table-cell>
          <table:table-cell office:value-type="float" office:value="0.00160217285" calcext:value-type="float">
            <text:p>0,00160217285</text:p>
          </table:table-cell>
          <table:table-cell table:formula="of:=([.D61]-[.D60])*17875" office:value-type="float" office:value="-57.2776793875" calcext:value-type="float">
            <text:p>-57,2776793875</text:p>
          </table:table-cell>
          <table:table-cell table:number-columns-repeated="4"/>
        </table:table-row>
        <table:table-row table:style-name="ro1">
          <table:table-cell table:formula="of:=[.A61]+1/17875" office:value-type="float" office:value="0.00335664335664335" calcext:value-type="float">
            <text:p>0,003356643356643</text:p>
          </table:table-cell>
          <table:table-cell office:value-type="float" office:value="253.452118" calcext:value-type="float">
            <text:p>253,452118</text:p>
          </table:table-cell>
          <table:table-cell table:formula="of:=[.D62]*100" office:value-type="float" office:value="0.32043457" calcext:value-type="float">
            <text:p>0,32043457</text:p>
          </table:table-cell>
          <table:table-cell office:value-type="float" office:value="0.0032043457" calcext:value-type="float">
            <text:p>0,0032043457</text:p>
          </table:table-cell>
          <table:table-cell table:formula="of:=([.D62]-[.D61])*17875" office:value-type="float" office:value="28.63883969375" calcext:value-type="float">
            <text:p>28,63883969375</text:p>
          </table:table-cell>
          <table:table-cell table:number-columns-repeated="4"/>
        </table:table-row>
        <table:table-row table:style-name="ro1">
          <table:table-cell table:formula="of:=[.A62]+1/17875" office:value-type="float" office:value="0.00341258741258741" calcext:value-type="float">
            <text:p>0,003412587412587</text:p>
          </table:table-cell>
          <table:table-cell office:value-type="float" office:value="255.053101" calcext:value-type="float">
            <text:p>255,053101</text:p>
          </table:table-cell>
          <table:table-cell table:formula="of:=[.D63]*100" office:value-type="float" office:value="0.32043457" calcext:value-type="float">
            <text:p>0,32043457</text:p>
          </table:table-cell>
          <table:table-cell office:value-type="float" office:value="0.0032043457" calcext:value-type="float">
            <text:p>0,0032043457</text:p>
          </table:table-cell>
          <table:table-cell table:formula="of:=([.D63]-[.D62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3]+1/17875" office:value-type="float" office:value="0.00346853146853146" calcext:value-type="float">
            <text:p>0,003468531468531</text:p>
          </table:table-cell>
          <table:table-cell office:value-type="float" office:value="256.997589" calcext:value-type="float">
            <text:p>256,997589</text:p>
          </table:table-cell>
          <table:table-cell table:formula="of:=[.D64]*100" office:value-type="float" office:value="0.160217285" calcext:value-type="float">
            <text:p>0,160217285</text:p>
          </table:table-cell>
          <table:table-cell office:value-type="float" office:value="0.00160217285" calcext:value-type="float">
            <text:p>0,00160217285</text:p>
          </table:table-cell>
          <table:table-cell table:formula="of:=([.D64]-[.D63])*17875" office:value-type="float" office:value="-28.63883969375" calcext:value-type="float">
            <text:p>-28,63883969375</text:p>
          </table:table-cell>
          <table:table-cell table:number-columns-repeated="4"/>
        </table:table-row>
        <table:table-row table:style-name="ro1">
          <table:table-cell table:formula="of:=[.A64]+1/17875" office:value-type="float" office:value="0.00352447552447552" calcext:value-type="float">
            <text:p>0,003524475524476</text:p>
          </table:table-cell>
          <table:table-cell office:value-type="float" office:value="258.61084" calcext:value-type="float">
            <text:p>258,61084</text:p>
          </table:table-cell>
          <table:table-cell table:formula="of:=[.D65]*100" office:value-type="float" office:value="0.160217285" calcext:value-type="float">
            <text:p>0,160217285</text:p>
          </table:table-cell>
          <table:table-cell office:value-type="float" office:value="0.00160217285" calcext:value-type="float">
            <text:p>0,00160217285</text:p>
          </table:table-cell>
          <table:table-cell table:formula="of:=([.D65]-[.D64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5]+1/17875" office:value-type="float" office:value="0.00358041958041958" calcext:value-type="float">
            <text:p>0,00358041958042</text:p>
          </table:table-cell>
          <table:table-cell office:value-type="float" office:value="260.224091" calcext:value-type="float">
            <text:p>260,224091</text:p>
          </table:table-cell>
          <table:table-cell table:formula="of:=[.D66]*100" office:value-type="float" office:value="0.160217285" calcext:value-type="float">
            <text:p>0,160217285</text:p>
          </table:table-cell>
          <table:table-cell office:value-type="float" office:value="0.00160217285" calcext:value-type="float">
            <text:p>0,00160217285</text:p>
          </table:table-cell>
          <table:table-cell table:formula="of:=([.D66]-[.D65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6]+1/17875" office:value-type="float" office:value="0.00363636363636363" calcext:value-type="float">
            <text:p>0,003636363636364</text:p>
          </table:table-cell>
          <table:table-cell office:value-type="float" office:value="261.996826" calcext:value-type="float">
            <text:p>261,996826</text:p>
          </table:table-cell>
          <table:table-cell table:formula="of:=[.D67]*100" office:value-type="float" office:value="0.32043457" calcext:value-type="float">
            <text:p>0,32043457</text:p>
          </table:table-cell>
          <table:table-cell office:value-type="float" office:value="0.0032043457" calcext:value-type="float">
            <text:p>0,0032043457</text:p>
          </table:table-cell>
          <table:table-cell table:formula="of:=([.D67]-[.D66])*17875" office:value-type="float" office:value="28.63883969375" calcext:value-type="float">
            <text:p>28,63883969375</text:p>
          </table:table-cell>
          <table:table-cell table:number-columns-repeated="4"/>
        </table:table-row>
        <table:table-row table:style-name="ro1">
          <table:table-cell table:formula="of:=[.A67]+1/17875" office:value-type="float" office:value="0.00369230769230769" calcext:value-type="float">
            <text:p>0,003692307692308</text:p>
          </table:table-cell>
          <table:table-cell office:value-type="float" office:value="263.932129" calcext:value-type="float">
            <text:p>263,932129</text:p>
          </table:table-cell>
          <table:table-cell table:formula="of:=[.D68]*100" office:value-type="float" office:value="0.160217285" calcext:value-type="float">
            <text:p>0,160217285</text:p>
          </table:table-cell>
          <table:table-cell office:value-type="float" office:value="0.00160217285" calcext:value-type="float">
            <text:p>0,00160217285</text:p>
          </table:table-cell>
          <table:table-cell table:formula="of:=([.D68]-[.D67])*17875" office:value-type="float" office:value="-28.63883969375" calcext:value-type="float">
            <text:p>-28,63883969375</text:p>
          </table:table-cell>
          <table:table-cell table:number-columns-repeated="4"/>
        </table:table-row>
        <table:table-row table:style-name="ro1">
          <table:table-cell table:formula="of:=[.A68]+1/17875" office:value-type="float" office:value="0.00374825174825174" calcext:value-type="float">
            <text:p>0,003748251748252</text:p>
          </table:table-cell>
          <table:table-cell office:value-type="float" office:value="265.867401" calcext:value-type="float">
            <text:p>265,867401</text:p>
          </table:table-cell>
          <table:table-cell table:formula="of:=[.D69]*100" office:value-type="float" office:value="0.160217285" calcext:value-type="float">
            <text:p>0,160217285</text:p>
          </table:table-cell>
          <table:table-cell office:value-type="float" office:value="0.00160217285" calcext:value-type="float">
            <text:p>0,00160217285</text:p>
          </table:table-cell>
          <table:table-cell table:formula="of:=([.D69]-[.D68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9]+1/17875" office:value-type="float" office:value="0.0038041958041958" calcext:value-type="float">
            <text:p>0,003804195804196</text:p>
          </table:table-cell>
          <table:table-cell office:value-type="float" office:value="266.833496" calcext:value-type="float">
            <text:p>266,833496</text:p>
          </table:table-cell>
          <table:table-cell table:formula="of:=[.D70]*100" office:value-type="float" office:value="0.160217285" calcext:value-type="float">
            <text:p>0,160217285</text:p>
          </table:table-cell>
          <table:table-cell office:value-type="float" office:value="0.00160217285" calcext:value-type="float">
            <text:p>0,00160217285</text:p>
          </table:table-cell>
          <table:table-cell table:formula="of:=([.D70]-[.D69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0]+1/17875" office:value-type="float" office:value="0.00386013986013986" calcext:value-type="float">
            <text:p>0,00386013986014</text:p>
          </table:table-cell>
          <table:table-cell office:value-type="float" office:value="267.318115" calcext:value-type="float">
            <text:p>267,318115</text:p>
          </table:table-cell>
          <table:table-cell table:formula="of:=[.D71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71]-[.D70])*17875" office:value-type="float" office:value="-28.63883969375" calcext:value-type="float">
            <text:p>-28,63883969375</text:p>
          </table:table-cell>
          <table:table-cell table:number-columns-repeated="4"/>
        </table:table-row>
        <table:table-row table:style-name="ro1">
          <table:table-cell table:formula="of:=[.A71]+1/17875" office:value-type="float" office:value="0.00391608391608391" calcext:value-type="float">
            <text:p>0,003916083916084</text:p>
          </table:table-cell>
          <table:table-cell office:value-type="float" office:value="267.4776" calcext:value-type="float">
            <text:p>267,4776</text:p>
          </table:table-cell>
          <table:table-cell table:formula="of:=[.D72]*100" office:value-type="float" office:value="0.160217285" calcext:value-type="float">
            <text:p>0,160217285</text:p>
          </table:table-cell>
          <table:table-cell office:value-type="float" office:value="0.00160217285" calcext:value-type="float">
            <text:p>0,00160217285</text:p>
          </table:table-cell>
          <table:table-cell table:formula="of:=([.D72]-[.D71])*17875" office:value-type="float" office:value="28.63883969375" calcext:value-type="float">
            <text:p>28,63883969375</text:p>
          </table:table-cell>
          <table:table-cell table:number-columns-repeated="4"/>
        </table:table-row>
        <table:table-row table:style-name="ro1">
          <table:table-cell table:formula="of:=[.A72]+1/17875" office:value-type="float" office:value="0.00397202797202797" calcext:value-type="float">
            <text:p>0,003972027972028</text:p>
          </table:table-cell>
          <table:table-cell office:value-type="float" office:value="267.799622" calcext:value-type="float">
            <text:p>267,799622</text:p>
          </table:table-cell>
          <table:table-cell table:formula="of:=[.D73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73]-[.D72])*17875" office:value-type="float" office:value="-28.63883969375" calcext:value-type="float">
            <text:p>-28,63883969375</text:p>
          </table:table-cell>
          <table:table-cell table:number-columns-repeated="4"/>
        </table:table-row>
        <table:table-row table:style-name="ro1">
          <table:table-cell table:formula="of:=[.A73]+1/17875" office:value-type="float" office:value="0.00402797202797202" calcext:value-type="float">
            <text:p>0,004027972027972</text:p>
          </table:table-cell>
          <table:table-cell office:value-type="float" office:value="267.781219" calcext:value-type="float">
            <text:p>267,781219</text:p>
          </table:table-cell>
          <table:table-cell table:formula="of:=[.D74]*100" office:value-type="float" office:value="0.160217285" calcext:value-type="float">
            <text:p>0,160217285</text:p>
          </table:table-cell>
          <table:table-cell office:value-type="float" office:value="0.00160217285" calcext:value-type="float">
            <text:p>0,00160217285</text:p>
          </table:table-cell>
          <table:table-cell table:formula="of:=([.D74]-[.D73])*17875" office:value-type="float" office:value="28.63883969375" calcext:value-type="float">
            <text:p>28,63883969375</text:p>
          </table:table-cell>
          <table:table-cell table:number-columns-repeated="4"/>
        </table:table-row>
        <table:table-row table:style-name="ro1">
          <table:table-cell table:formula="of:=[.A74]+1/17875" office:value-type="float" office:value="0.00408391608391608" calcext:value-type="float">
            <text:p>0,004083916083916</text:p>
          </table:table-cell>
          <table:table-cell office:value-type="float" office:value="268.106323" calcext:value-type="float">
            <text:p>268,106323</text:p>
          </table:table-cell>
          <table:table-cell table:formula="of:=[.D75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75]-[.D74])*17875" office:value-type="float" office:value="-28.63883969375" calcext:value-type="float">
            <text:p>-28,63883969375</text:p>
          </table:table-cell>
          <table:table-cell table:number-columns-repeated="4"/>
        </table:table-row>
        <table:table-row table:style-name="ro1">
          <table:table-cell table:formula="of:=[.A75]+1/17875" office:value-type="float" office:value="0.00413986013986014" calcext:value-type="float">
            <text:p>0,00413986013986</text:p>
          </table:table-cell>
          <table:table-cell office:value-type="float" office:value="268.446777" calcext:value-type="float">
            <text:p>268,446777</text:p>
          </table:table-cell>
          <table:table-cell table:formula="of:=[.D76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76]-[.D75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6]+1/17875" office:value-type="float" office:value="0.00419580419580419" calcext:value-type="float">
            <text:p>0,004195804195804</text:p>
          </table:table-cell>
          <table:table-cell office:value-type="float" office:value="268.768799" calcext:value-type="float">
            <text:p>268,768799</text:p>
          </table:table-cell>
          <table:table-cell table:formula="of:=[.D77]*100" office:value-type="float" office:value="0.160217285" calcext:value-type="float">
            <text:p>0,160217285</text:p>
          </table:table-cell>
          <table:table-cell office:value-type="float" office:value="0.00160217285" calcext:value-type="float">
            <text:p>0,00160217285</text:p>
          </table:table-cell>
          <table:table-cell table:formula="of:=([.D77]-[.D76])*17875" office:value-type="float" office:value="28.63883969375" calcext:value-type="float">
            <text:p>28,63883969375</text:p>
          </table:table-cell>
          <table:table-cell table:number-columns-repeated="4"/>
        </table:table-row>
        <table:table-row table:style-name="ro1">
          <table:table-cell table:formula="of:=[.A77]+1/17875" office:value-type="float" office:value="0.00425174825174825" calcext:value-type="float">
            <text:p>0,004251748251748</text:p>
          </table:table-cell>
          <table:table-cell office:value-type="float" office:value="268.928284" calcext:value-type="float">
            <text:p>268,928284</text:p>
          </table:table-cell>
          <table:table-cell table:formula="of:=[.D78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78]-[.D77])*17875" office:value-type="float" office:value="-28.63883969375" calcext:value-type="float">
            <text:p>-28,63883969375</text:p>
          </table:table-cell>
          <table:table-cell table:number-columns-repeated="4"/>
        </table:table-row>
        <table:table-row table:style-name="ro1">
          <table:table-cell table:formula="of:=[.A78]+1/17875" office:value-type="float" office:value="0.00430769230769231" calcext:value-type="float">
            <text:p>0,004307692307692</text:p>
          </table:table-cell>
          <table:table-cell office:value-type="float" office:value="269.09082" calcext:value-type="float">
            <text:p>269,09082</text:p>
          </table:table-cell>
          <table:table-cell table:formula="of:=[.D79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79]-[.D78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9]+1/17875" office:value-type="float" office:value="0.00436363636363636" calcext:value-type="float">
            <text:p>0,004363636363636</text:p>
          </table:table-cell>
          <table:table-cell office:value-type="float" office:value="269.412872" calcext:value-type="float">
            <text:p>269,412872</text:p>
          </table:table-cell>
          <table:table-cell table:formula="of:=[.D80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80]-[.D79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0]+1/17875" office:value-type="float" office:value="0.00441958041958042" calcext:value-type="float">
            <text:p>0,00441958041958</text:p>
          </table:table-cell>
          <table:table-cell office:value-type="float" office:value="269.575439" calcext:value-type="float">
            <text:p>269,575439</text:p>
          </table:table-cell>
          <table:table-cell table:formula="of:=[.D81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81]-[.D80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1]+1/17875" office:value-type="float" office:value="0.00447552447552448" calcext:value-type="float">
            <text:p>0,004475524475524</text:p>
          </table:table-cell>
          <table:table-cell office:value-type="float" office:value="269.734924" calcext:value-type="float">
            <text:p>269,734924</text:p>
          </table:table-cell>
          <table:table-cell table:formula="of:=[.D82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82]-[.D81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2]+1/17875" office:value-type="float" office:value="0.00453146853146853" calcext:value-type="float">
            <text:p>0,004531468531469</text:p>
          </table:table-cell>
          <table:table-cell office:value-type="float" office:value="269.897461" calcext:value-type="float">
            <text:p>269,897461</text:p>
          </table:table-cell>
          <table:table-cell table:formula="of:=[.D83]*100" office:value-type="float" office:value="0.160217285" calcext:value-type="float">
            <text:p>0,160217285</text:p>
          </table:table-cell>
          <table:table-cell office:value-type="float" office:value="0.00160217285" calcext:value-type="float">
            <text:p>0,00160217285</text:p>
          </table:table-cell>
          <table:table-cell table:formula="of:=([.D83]-[.D82])*17875" office:value-type="float" office:value="28.63883969375" calcext:value-type="float">
            <text:p>28,63883969375</text:p>
          </table:table-cell>
          <table:table-cell table:number-columns-repeated="4"/>
        </table:table-row>
        <table:table-row table:style-name="ro1">
          <table:table-cell table:formula="of:=[.A83]+1/17875" office:value-type="float" office:value="0.00458741258741259" calcext:value-type="float">
            <text:p>0,004587412587413</text:p>
          </table:table-cell>
          <table:table-cell office:value-type="float" office:value="270.219482" calcext:value-type="float">
            <text:p>270,219482</text:p>
          </table:table-cell>
          <table:table-cell table:formula="of:=[.D84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84]-[.D83])*17875" office:value-type="float" office:value="-28.63883969375" calcext:value-type="float">
            <text:p>-28,63883969375</text:p>
          </table:table-cell>
          <table:table-cell table:number-columns-repeated="4"/>
        </table:table-row>
        <table:table-row table:style-name="ro1">
          <table:table-cell table:formula="of:=[.A84]+1/17875" office:value-type="float" office:value="0.00464335664335664" calcext:value-type="float">
            <text:p>0,004643356643357</text:p>
          </table:table-cell>
          <table:table-cell office:value-type="float" office:value="270.541534" calcext:value-type="float">
            <text:p>270,541534</text:p>
          </table:table-cell>
          <table:table-cell table:formula="of:=[.D85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85]-[.D84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5]+1/17875" office:value-type="float" office:value="0.0046993006993007" calcext:value-type="float">
            <text:p>0,004699300699301</text:p>
          </table:table-cell>
          <table:table-cell office:value-type="float" office:value="270.541534" calcext:value-type="float">
            <text:p>270,541534</text:p>
          </table:table-cell>
          <table:table-cell table:formula="of:=[.D86]*100" office:value-type="float" office:value="0.160217285" calcext:value-type="float">
            <text:p>0,160217285</text:p>
          </table:table-cell>
          <table:table-cell office:value-type="float" office:value="0.00160217285" calcext:value-type="float">
            <text:p>0,00160217285</text:p>
          </table:table-cell>
          <table:table-cell table:formula="of:=([.D86]-[.D85])*17875" office:value-type="float" office:value="28.63883969375" calcext:value-type="float">
            <text:p>28,63883969375</text:p>
          </table:table-cell>
          <table:table-cell table:number-columns-repeated="4"/>
        </table:table-row>
        <table:table-row table:style-name="ro1">
          <table:table-cell table:formula="of:=[.A86]+1/17875" office:value-type="float" office:value="0.00475524475524476" calcext:value-type="float">
            <text:p>0,004755244755245</text:p>
          </table:table-cell>
          <table:table-cell office:value-type="float" office:value="270.863586" calcext:value-type="float">
            <text:p>270,863586</text:p>
          </table:table-cell>
          <table:table-cell table:formula="of:=[.D87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87]-[.D86])*17875" office:value-type="float" office:value="-28.63883969375" calcext:value-type="float">
            <text:p>-28,63883969375</text:p>
          </table:table-cell>
          <table:table-cell table:number-columns-repeated="4"/>
        </table:table-row>
        <table:table-row table:style-name="ro1">
          <table:table-cell table:formula="of:=[.A87]+1/17875" office:value-type="float" office:value="0.00481118881118881" calcext:value-type="float">
            <text:p>0,004811188811189</text:p>
          </table:table-cell>
          <table:table-cell office:value-type="float" office:value="270.682617" calcext:value-type="float">
            <text:p>270,682617</text:p>
          </table:table-cell>
          <table:table-cell table:formula="of:=[.D88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88]-[.D87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8]+1/17875" office:value-type="float" office:value="0.00486713286713287" calcext:value-type="float">
            <text:p>0,004867132867133</text:p>
          </table:table-cell>
          <table:table-cell office:value-type="float" office:value="270.845154" calcext:value-type="float">
            <text:p>270,845154</text:p>
          </table:table-cell>
          <table:table-cell table:formula="of:=[.D89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89]-[.D88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9]+1/17875" office:value-type="float" office:value="0.00492307692307693" calcext:value-type="float">
            <text:p>0,004923076923077</text:p>
          </table:table-cell>
          <table:table-cell office:value-type="float" office:value="271.185608" calcext:value-type="float">
            <text:p>271,185608</text:p>
          </table:table-cell>
          <table:table-cell table:formula="of:=[.D90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90]-[.D89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0]+1/17875" office:value-type="float" office:value="0.00497902097902098" calcext:value-type="float">
            <text:p>0,004979020979021</text:p>
          </table:table-cell>
          <table:table-cell office:value-type="float" office:value="271.507629" calcext:value-type="float">
            <text:p>271,507629</text:p>
          </table:table-cell>
          <table:table-cell table:formula="of:=[.D91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91]-[.D90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1]+1/17875" office:value-type="float" office:value="0.00503496503496504" calcext:value-type="float">
            <text:p>0,005034965034965</text:p>
          </table:table-cell>
          <table:table-cell office:value-type="float" office:value="271.326691" calcext:value-type="float">
            <text:p>271,326691</text:p>
          </table:table-cell>
          <table:table-cell table:formula="of:=[.D92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92]-[.D91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2]+1/17875" office:value-type="float" office:value="0.00509090909090909" calcext:value-type="float">
            <text:p>0,005090909090909</text:p>
          </table:table-cell>
          <table:table-cell office:value-type="float" office:value="271.648743" calcext:value-type="float">
            <text:p>271,648743</text:p>
          </table:table-cell>
          <table:table-cell table:formula="of:=[.D93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93]-[.D92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3]+1/17875" office:value-type="float" office:value="0.00514685314685315" calcext:value-type="float">
            <text:p>0,005146853146853</text:p>
          </table:table-cell>
          <table:table-cell office:value-type="float" office:value="271.992249" calcext:value-type="float">
            <text:p>271,992249</text:p>
          </table:table-cell>
          <table:table-cell table:formula="of:=[.D94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94]-[.D93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4]+1/17875" office:value-type="float" office:value="0.00520279720279721" calcext:value-type="float">
            <text:p>0,005202797202797</text:p>
          </table:table-cell>
          <table:table-cell office:value-type="float" office:value="271.811279" calcext:value-type="float">
            <text:p>271,811279</text:p>
          </table:table-cell>
          <table:table-cell table:formula="of:=[.D95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95]-[.D94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5]+1/17875" office:value-type="float" office:value="0.00525874125874126" calcext:value-type="float">
            <text:p>0,005258741258741</text:p>
          </table:table-cell>
          <table:table-cell office:value-type="float" office:value="272.154785" calcext:value-type="float">
            <text:p>272,154785</text:p>
          </table:table-cell>
          <table:table-cell table:formula="of:=[.D96]*100" office:value-type="float" office:value="0.160217285" calcext:value-type="float">
            <text:p>0,160217285</text:p>
          </table:table-cell>
          <table:table-cell office:value-type="float" office:value="0.00160217285" calcext:value-type="float">
            <text:p>0,00160217285</text:p>
          </table:table-cell>
          <table:table-cell table:formula="of:=([.D96]-[.D95])*17875" office:value-type="float" office:value="28.63883969375" calcext:value-type="float">
            <text:p>28,63883969375</text:p>
          </table:table-cell>
          <table:table-cell table:number-columns-repeated="4"/>
        </table:table-row>
        <table:table-row table:style-name="ro1">
          <table:table-cell table:formula="of:=[.A96]+1/17875" office:value-type="float" office:value="0.00531468531468532" calcext:value-type="float">
            <text:p>0,005314685314685</text:p>
          </table:table-cell>
          <table:table-cell office:value-type="float" office:value="272.133301" calcext:value-type="float">
            <text:p>272,133301</text:p>
          </table:table-cell>
          <table:table-cell table:formula="of:=[.D97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97]-[.D96])*17875" office:value-type="float" office:value="-28.63883969375" calcext:value-type="float">
            <text:p>-28,63883969375</text:p>
          </table:table-cell>
          <table:table-cell table:number-columns-repeated="4"/>
        </table:table-row>
        <table:table-row table:style-name="ro1">
          <table:table-cell table:formula="of:=[.A97]+1/17875" office:value-type="float" office:value="0.00537062937062938" calcext:value-type="float">
            <text:p>0,005370629370629</text:p>
          </table:table-cell>
          <table:table-cell office:value-type="float" office:value="272.476807" calcext:value-type="float">
            <text:p>272,476807</text:p>
          </table:table-cell>
          <table:table-cell table:formula="of:=[.D98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98]-[.D97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8]+1/17875" office:value-type="float" office:value="0.00542657342657343" calcext:value-type="float">
            <text:p>0,005426573426573</text:p>
          </table:table-cell>
          <table:table-cell office:value-type="float" office:value="272.636292" calcext:value-type="float">
            <text:p>272,636292</text:p>
          </table:table-cell>
          <table:table-cell table:formula="of:=[.D99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99]-[.D98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9]+1/17875" office:value-type="float" office:value="0.00548251748251749" calcext:value-type="float">
            <text:p>0,005482517482517</text:p>
          </table:table-cell>
          <table:table-cell office:value-type="float" office:value="272.455353" calcext:value-type="float">
            <text:p>272,455353</text:p>
          </table:table-cell>
          <table:table-cell table:formula="of:=[.D100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00]-[.D99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00]+1/17875" office:value-type="float" office:value="0.00553846153846154" calcext:value-type="float">
            <text:p>0,005538461538462</text:p>
          </table:table-cell>
          <table:table-cell office:value-type="float" office:value="272.961426" calcext:value-type="float">
            <text:p>272,961426</text:p>
          </table:table-cell>
          <table:table-cell table:formula="of:=[.D101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01]-[.D100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01]+1/17875" office:value-type="float" office:value="0.0055944055944056" calcext:value-type="float">
            <text:p>0,005594405594406</text:p>
          </table:table-cell>
          <table:table-cell office:value-type="float" office:value="272.777405" calcext:value-type="float">
            <text:p>272,777405</text:p>
          </table:table-cell>
          <table:table-cell table:formula="of:=[.D102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02]-[.D101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02]+1/17875" office:value-type="float" office:value="0.00565034965034966" calcext:value-type="float">
            <text:p>0,00565034965035</text:p>
          </table:table-cell>
          <table:table-cell office:value-type="float" office:value="273.099426" calcext:value-type="float">
            <text:p>273,099426</text:p>
          </table:table-cell>
          <table:table-cell table:formula="of:=[.D103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03]-[.D102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03]+1/17875" office:value-type="float" office:value="0.00570629370629371" calcext:value-type="float">
            <text:p>0,005706293706294</text:p>
          </table:table-cell>
          <table:table-cell office:value-type="float" office:value="273.283447" calcext:value-type="float">
            <text:p>273,283447</text:p>
          </table:table-cell>
          <table:table-cell table:formula="of:=[.D104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04]-[.D103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04]+1/17875" office:value-type="float" office:value="0.00576223776223777" calcext:value-type="float">
            <text:p>0,005762237762238</text:p>
          </table:table-cell>
          <table:table-cell office:value-type="float" office:value="273.261963" calcext:value-type="float">
            <text:p>273,261963</text:p>
          </table:table-cell>
          <table:table-cell table:formula="of:=[.D105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05]-[.D104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05]+1/17875" office:value-type="float" office:value="0.00581818181818183" calcext:value-type="float">
            <text:p>0,005818181818182</text:p>
          </table:table-cell>
          <table:table-cell office:value-type="float" office:value="273.442932" calcext:value-type="float">
            <text:p>273,442932</text:p>
          </table:table-cell>
          <table:table-cell table:formula="of:=[.D106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06]-[.D105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06]+1/17875" office:value-type="float" office:value="0.00587412587412588" calcext:value-type="float">
            <text:p>0,005874125874126</text:p>
          </table:table-cell>
          <table:table-cell office:value-type="float" office:value="273.605469" calcext:value-type="float">
            <text:p>273,605469</text:p>
          </table:table-cell>
          <table:table-cell table:formula="of:=[.D107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07]-[.D106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07]+1/17875" office:value-type="float" office:value="0.00593006993006994" calcext:value-type="float">
            <text:p>0,00593006993007</text:p>
          </table:table-cell>
          <table:table-cell office:value-type="float" office:value="273.584015" calcext:value-type="float">
            <text:p>273,584015</text:p>
          </table:table-cell>
          <table:table-cell table:formula="of:=[.D108]*100" office:value-type="float" office:value="0.160217285" calcext:value-type="float">
            <text:p>0,160217285</text:p>
          </table:table-cell>
          <table:table-cell office:value-type="float" office:value="0.00160217285" calcext:value-type="float">
            <text:p>0,00160217285</text:p>
          </table:table-cell>
          <table:table-cell table:formula="of:=([.D108]-[.D107])*17875" office:value-type="float" office:value="28.63883969375" calcext:value-type="float">
            <text:p>28,63883969375</text:p>
          </table:table-cell>
          <table:table-cell table:number-columns-repeated="4"/>
        </table:table-row>
        <table:table-row table:style-name="ro1">
          <table:table-cell table:formula="of:=[.A108]+1/17875" office:value-type="float" office:value="0.005986013986014" calcext:value-type="float">
            <text:p>0,005986013986014</text:p>
          </table:table-cell>
          <table:table-cell office:value-type="float" office:value="273.927521" calcext:value-type="float">
            <text:p>273,927521</text:p>
          </table:table-cell>
          <table:table-cell table:formula="of:=[.D109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09]-[.D108])*17875" office:value-type="float" office:value="-28.63883969375" calcext:value-type="float">
            <text:p>-28,63883969375</text:p>
          </table:table-cell>
          <table:table-cell table:number-columns-repeated="4"/>
        </table:table-row>
        <table:table-row table:style-name="ro1">
          <table:table-cell table:formula="of:=[.A109]+1/17875" office:value-type="float" office:value="0.00604195804195805" calcext:value-type="float">
            <text:p>0,006041958041958</text:p>
          </table:table-cell>
          <table:table-cell office:value-type="float" office:value="273.906067" calcext:value-type="float">
            <text:p>273,906067</text:p>
          </table:table-cell>
          <table:table-cell table:formula="of:=[.D110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10]-[.D109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10]+1/17875" office:value-type="float" office:value="0.00609790209790211" calcext:value-type="float">
            <text:p>0,006097902097902</text:p>
          </table:table-cell>
          <table:table-cell office:value-type="float" office:value="274.090088" calcext:value-type="float">
            <text:p>274,090088</text:p>
          </table:table-cell>
          <table:table-cell table:formula="of:=[.D111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11]-[.D110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11]+1/17875" office:value-type="float" office:value="0.00615384615384616" calcext:value-type="float">
            <text:p>0,006153846153846</text:p>
          </table:table-cell>
          <table:table-cell office:value-type="float" office:value="274.065552" calcext:value-type="float">
            <text:p>274,065552</text:p>
          </table:table-cell>
          <table:table-cell table:formula="of:=[.D112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12]-[.D111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12]+1/17875" office:value-type="float" office:value="0.00620979020979022" calcext:value-type="float">
            <text:p>0,00620979020979</text:p>
          </table:table-cell>
          <table:table-cell office:value-type="float" office:value="274.412109" calcext:value-type="float">
            <text:p>274,412109</text:p>
          </table:table-cell>
          <table:table-cell table:formula="of:=[.D113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13]-[.D112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13]+1/17875" office:value-type="float" office:value="0.00626573426573428" calcext:value-type="float">
            <text:p>0,006265734265734</text:p>
          </table:table-cell>
          <table:table-cell office:value-type="float" office:value="274.228088" calcext:value-type="float">
            <text:p>274,228088</text:p>
          </table:table-cell>
          <table:table-cell table:formula="of:=[.D114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14]-[.D113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14]+1/17875" office:value-type="float" office:value="0.00632167832167833" calcext:value-type="float">
            <text:p>0,006321678321678</text:p>
          </table:table-cell>
          <table:table-cell office:value-type="float" office:value="274.412109" calcext:value-type="float">
            <text:p>274,412109</text:p>
          </table:table-cell>
          <table:table-cell table:formula="of:=[.D115]*100" office:value-type="float" office:value="0.160217285" calcext:value-type="float">
            <text:p>0,160217285</text:p>
          </table:table-cell>
          <table:table-cell office:value-type="float" office:value="0.00160217285" calcext:value-type="float">
            <text:p>0,00160217285</text:p>
          </table:table-cell>
          <table:table-cell table:formula="of:=([.D115]-[.D114])*17875" office:value-type="float" office:value="28.63883969375" calcext:value-type="float">
            <text:p>28,63883969375</text:p>
          </table:table-cell>
          <table:table-cell table:number-columns-repeated="4"/>
        </table:table-row>
        <table:table-row table:style-name="ro1">
          <table:table-cell table:formula="of:=[.A115]+1/17875" office:value-type="float" office:value="0.00637762237762239" calcext:value-type="float">
            <text:p>0,006377622377622</text:p>
          </table:table-cell>
          <table:table-cell office:value-type="float" office:value="274.412109" calcext:value-type="float">
            <text:p>274,412109</text:p>
          </table:table-cell>
          <table:table-cell table:formula="of:=[.D116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16]-[.D115])*17875" office:value-type="float" office:value="-28.63883969375" calcext:value-type="float">
            <text:p>-28,63883969375</text:p>
          </table:table-cell>
          <table:table-cell table:number-columns-repeated="4"/>
        </table:table-row>
        <table:table-row table:style-name="ro1">
          <table:table-cell table:formula="of:=[.A116]+1/17875" office:value-type="float" office:value="0.00643356643356645" calcext:value-type="float">
            <text:p>0,006433566433566</text:p>
          </table:table-cell>
          <table:table-cell office:value-type="float" office:value="274.387573" calcext:value-type="float">
            <text:p>274,387573</text:p>
          </table:table-cell>
          <table:table-cell table:formula="of:=[.D117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17]-[.D116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17]+1/17875" office:value-type="float" office:value="0.0064895104895105" calcext:value-type="float">
            <text:p>0,006489510489511</text:p>
          </table:table-cell>
          <table:table-cell office:value-type="float" office:value="274.571594" calcext:value-type="float">
            <text:p>274,571594</text:p>
          </table:table-cell>
          <table:table-cell table:formula="of:=[.D118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18]-[.D117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18]+1/17875" office:value-type="float" office:value="0.00654545454545456" calcext:value-type="float">
            <text:p>0,006545454545455</text:p>
          </table:table-cell>
          <table:table-cell office:value-type="float" office:value="274.571594" calcext:value-type="float">
            <text:p>274,571594</text:p>
          </table:table-cell>
          <table:table-cell table:formula="of:=[.D119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19]-[.D118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19]+1/17875" office:value-type="float" office:value="0.00660139860139861" calcext:value-type="float">
            <text:p>0,006601398601399</text:p>
          </table:table-cell>
          <table:table-cell office:value-type="float" office:value="274.412109" calcext:value-type="float">
            <text:p>274,412109</text:p>
          </table:table-cell>
          <table:table-cell table:formula="of:=[.D120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20]-[.D119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20]+1/17875" office:value-type="float" office:value="0.00665734265734267" calcext:value-type="float">
            <text:p>0,006657342657343</text:p>
          </table:table-cell>
          <table:table-cell office:value-type="float" office:value="274.412109" calcext:value-type="float">
            <text:p>274,412109</text:p>
          </table:table-cell>
          <table:table-cell table:formula="of:=[.D121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21]-[.D120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21]+1/17875" office:value-type="float" office:value="0.00671328671328673" calcext:value-type="float">
            <text:p>0,006713286713287</text:p>
          </table:table-cell>
          <table:table-cell office:value-type="float" office:value="273.584015" calcext:value-type="float">
            <text:p>273,584015</text:p>
          </table:table-cell>
          <table:table-cell table:formula="of:=[.D122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22]-[.D121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22]+1/17875" office:value-type="float" office:value="0.00676923076923078" calcext:value-type="float">
            <text:p>0,006769230769231</text:p>
          </table:table-cell>
          <table:table-cell office:value-type="float" office:value="273.120911" calcext:value-type="float">
            <text:p>273,120911</text:p>
          </table:table-cell>
          <table:table-cell table:formula="of:=[.D123]*100" office:value-type="float" office:value="0.160217285" calcext:value-type="float">
            <text:p>0,160217285</text:p>
          </table:table-cell>
          <table:table-cell office:value-type="float" office:value="0.00160217285" calcext:value-type="float">
            <text:p>0,00160217285</text:p>
          </table:table-cell>
          <table:table-cell table:formula="of:=([.D123]-[.D122])*17875" office:value-type="float" office:value="28.63883969375" calcext:value-type="float">
            <text:p>28,63883969375</text:p>
          </table:table-cell>
          <table:table-cell table:number-columns-repeated="4"/>
        </table:table-row>
        <table:table-row table:style-name="ro1">
          <table:table-cell table:formula="of:=[.A123]+1/17875" office:value-type="float" office:value="0.00682517482517484" calcext:value-type="float">
            <text:p>0,006825174825175</text:p>
          </table:table-cell>
          <table:table-cell office:value-type="float" office:value="271.832764" calcext:value-type="float">
            <text:p>271,832764</text:p>
          </table:table-cell>
          <table:table-cell table:formula="of:=[.D124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24]-[.D123])*17875" office:value-type="float" office:value="-28.63883969375" calcext:value-type="float">
            <text:p>-28,63883969375</text:p>
          </table:table-cell>
          <table:table-cell table:number-columns-repeated="4"/>
        </table:table-row>
        <table:table-row table:style-name="ro1">
          <table:table-cell table:formula="of:=[.A124]+1/17875" office:value-type="float" office:value="0.0068811188811189" calcext:value-type="float">
            <text:p>0,006881118881119</text:p>
          </table:table-cell>
          <table:table-cell office:value-type="float" office:value="268.909882" calcext:value-type="float">
            <text:p>268,909882</text:p>
          </table:table-cell>
          <table:table-cell table:formula="of:=[.D125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25]-[.D124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25]+1/17875" office:value-type="float" office:value="0.00693706293706295" calcext:value-type="float">
            <text:p>0,006937062937063</text:p>
          </table:table-cell>
          <table:table-cell office:value-type="float" office:value="266.493073" calcext:value-type="float">
            <text:p>266,493073</text:p>
          </table:table-cell>
          <table:table-cell table:formula="of:=[.D126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26]-[.D125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26]+1/17875" office:value-type="float" office:value="0.00699300699300701" calcext:value-type="float">
            <text:p>0,006993006993007</text:p>
          </table:table-cell>
          <table:table-cell office:value-type="float" office:value="263.932129" calcext:value-type="float">
            <text:p>263,932129</text:p>
          </table:table-cell>
          <table:table-cell table:formula="of:=[.D127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27]-[.D126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27]+1/17875" office:value-type="float" office:value="0.00704895104895106" calcext:value-type="float">
            <text:p>0,007048951048951</text:p>
          </table:table-cell>
          <table:table-cell office:value-type="float" office:value="260.868164" calcext:value-type="float">
            <text:p>260,868164</text:p>
          </table:table-cell>
          <table:table-cell table:formula="of:=[.D128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28]-[.D127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28]+1/17875" office:value-type="float" office:value="0.00710489510489512" calcext:value-type="float">
            <text:p>0,007104895104895</text:p>
          </table:table-cell>
          <table:table-cell office:value-type="float" office:value="256.997589" calcext:value-type="float">
            <text:p>256,997589</text:p>
          </table:table-cell>
          <table:table-cell table:formula="of:=[.D129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29]-[.D128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29]+1/17875" office:value-type="float" office:value="0.00716083916083918" calcext:value-type="float">
            <text:p>0,007160839160839</text:p>
          </table:table-cell>
          <table:table-cell office:value-type="float" office:value="252.958328" calcext:value-type="float">
            <text:p>252,958328</text:p>
          </table:table-cell>
          <table:table-cell table:formula="of:=[.D130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30]-[.D129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30]+1/17875" office:value-type="float" office:value="0.00721678321678323" calcext:value-type="float">
            <text:p>0,007216783216783</text:p>
          </table:table-cell>
          <table:table-cell office:value-type="float" office:value="249.575409" calcext:value-type="float">
            <text:p>249,575409</text:p>
          </table:table-cell>
          <table:table-cell table:formula="of:=[.D131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31]-[.D130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31]+1/17875" office:value-type="float" office:value="0.00727272727272729" calcext:value-type="float">
            <text:p>0,007272727272727</text:p>
          </table:table-cell>
          <table:table-cell office:value-type="float" office:value="246.355042" calcext:value-type="float">
            <text:p>246,355042</text:p>
          </table:table-cell>
          <table:table-cell table:formula="of:=[.D132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32]-[.D131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32]+1/17875" office:value-type="float" office:value="0.00732867132867135" calcext:value-type="float">
            <text:p>0,007328671328671</text:p>
          </table:table-cell>
          <table:table-cell office:value-type="float" office:value="243.291092" calcext:value-type="float">
            <text:p>243,291092</text:p>
          </table:table-cell>
          <table:table-cell table:formula="of:=[.D133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33]-[.D132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33]+1/17875" office:value-type="float" office:value="0.0073846153846154" calcext:value-type="float">
            <text:p>0,007384615384615</text:p>
          </table:table-cell>
          <table:table-cell office:value-type="float" office:value="240.714798" calcext:value-type="float">
            <text:p>240,714798</text:p>
          </table:table-cell>
          <table:table-cell table:formula="of:=[.D134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34]-[.D133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34]+1/17875" office:value-type="float" office:value="0.00744055944055946" calcext:value-type="float">
            <text:p>0,007440559440559</text:p>
          </table:table-cell>
          <table:table-cell office:value-type="float" office:value="237.650848" calcext:value-type="float">
            <text:p>237,650848</text:p>
          </table:table-cell>
          <table:table-cell table:formula="of:=[.D135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35]-[.D134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35]+1/17875" office:value-type="float" office:value="0.00749650349650351" calcext:value-type="float">
            <text:p>0,007496503496504</text:p>
          </table:table-cell>
          <table:table-cell office:value-type="float" office:value="233.786407" calcext:value-type="float">
            <text:p>233,786407</text:p>
          </table:table-cell>
          <table:table-cell table:formula="of:=[.D136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36]-[.D135])*1787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36]+1/17875" office:value-type="float" office:value="0.00755244755244757" calcext:value-type="float">
            <text:p>0,007552447552448</text:p>
          </table:table-cell>
          <table:table-cell office:value-type="float" office:value="229.590729" calcext:value-type="float">
            <text:p>229,590729</text:p>
          </table:table-cell>
          <table:table-cell table:formula="of:=[.D137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137]-[.D136])*17875" office:value-type="float" office:value="0" calcext:value-type="float">
            <text:p>0</text:p>
          </table:table-cell>
          <table:table-cell table:formula="of:=[.F136]+[.B137]*[.D137]" office:value-type="float" office:value="0" calcext:value-type="float">
            <text:p>0</text:p>
          </table:table-cell>
          <table:table-cell table:formula="of:=[.G136]+[.D137]^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37]+1/17875" office:value-type="float" office:value="0.00760839160839163" calcext:value-type="float">
            <text:p>0,007608391608392</text:p>
          </table:table-cell>
          <table:table-cell office:value-type="float" office:value="225.247833" calcext:value-type="float">
            <text:p>225,247833</text:p>
          </table:table-cell>
          <table:table-cell table:formula="of:=[.D138]*100" office:value-type="float" office:value="15.3900146" calcext:value-type="float">
            <text:p>15,3900146</text:p>
          </table:table-cell>
          <table:table-cell office:value-type="float" office:value="0.153900146" calcext:value-type="float">
            <text:p>0,153900146</text:p>
          </table:table-cell>
          <table:table-cell table:formula="of:=([.D138]-[.D137])*17875" office:value-type="float" office:value="2750.96510975" calcext:value-type="float">
            <text:p>2750,96510975</text:p>
          </table:table-cell>
          <table:table-cell table:formula="of:=[.F137]+[.B138]*[.D138]" office:value-type="float" office:value="34.6656743848836" calcext:value-type="float">
            <text:p>34,6656743848836</text:p>
          </table:table-cell>
          <table:table-cell table:formula="of:=[.G137]+[.D138]^2" office:value-type="float" office:value="0.0236852549388213" calcext:value-type="float">
            <text:p>0,023685254938821</text:p>
          </table:table-cell>
          <table:table-cell/>
          <table:table-cell table:formula="of:=([.B138]-[.D138]*[.$H$2])/[.E138]" office:value-type="float" office:value="0.0751079811068761" calcext:value-type="float">
            <text:p>0,075107981106876</text:p>
          </table:table-cell>
        </table:table-row>
        <table:table-row table:style-name="ro1">
          <table:table-cell table:formula="of:=[.A138]+1/17875" office:value-type="float" office:value="0.00766433566433568" calcext:value-type="float">
            <text:p>0,007664335664336</text:p>
          </table:table-cell>
          <table:table-cell office:value-type="float" office:value="220.736252" calcext:value-type="float">
            <text:p>220,736252</text:p>
          </table:table-cell>
          <table:table-cell table:formula="of:=[.D139]*100" office:value-type="float" office:value="25.0091553" calcext:value-type="float">
            <text:p>25,0091553</text:p>
          </table:table-cell>
          <table:table-cell office:value-type="float" office:value="0.250091553" calcext:value-type="float">
            <text:p>0,250091553</text:p>
          </table:table-cell>
          <table:table-cell table:formula="of:=([.D139]-[.D138])*17875" office:value-type="float" office:value="1719.421400125" calcext:value-type="float">
            <text:p>1719,421400125</text:p>
          </table:table-cell>
          <table:table-cell table:formula="of:=[.F138]+[.B139]*[.D139]" office:value-type="float" office:value="89.869946450963" calcext:value-type="float">
            <text:p>89,869946450963</text:p>
          </table:table-cell>
          <table:table-cell table:formula="of:=[.G138]+[.D139]^2" office:value-type="float" office:value="0.0862310398207732" calcext:value-type="float">
            <text:p>0,086231039820773</text:p>
          </table:table-cell>
          <table:table-cell/>
          <table:table-cell table:formula="of:=([.B139]-[.D139]*[.$H$2])/[.E139]" office:value-type="float" office:value="0.110772521595933" calcext:value-type="float">
            <text:p>0,110772521595933</text:p>
          </table:table-cell>
        </table:table-row>
        <table:table-row table:style-name="ro1">
          <table:table-cell table:formula="of:=[.A139]+1/17875" office:value-type="float" office:value="0.00772027972027974" calcext:value-type="float">
            <text:p>0,00772027972028</text:p>
          </table:table-cell>
          <table:table-cell office:value-type="float" office:value="215.077606" calcext:value-type="float">
            <text:p>215,077606</text:p>
          </table:table-cell>
          <table:table-cell table:formula="of:=[.D140]*100" office:value-type="float" office:value="31.9244385" calcext:value-type="float">
            <text:p>31,9244385</text:p>
          </table:table-cell>
          <table:table-cell office:value-type="float" office:value="0.319244385" calcext:value-type="float">
            <text:p>0,319244385</text:p>
          </table:table-cell>
          <table:table-cell table:formula="of:=([.D140]-[.D139])*17875" office:value-type="float" office:value="1236.106872" calcext:value-type="float">
            <text:p>1236,106872</text:p>
          </table:table-cell>
          <table:table-cell table:formula="of:=[.F139]+[.B140]*[.D140]" office:value-type="float" office:value="158.532264505705" calcext:value-type="float">
            <text:p>158,532264505705</text:p>
          </table:table-cell>
          <table:table-cell table:formula="of:=[.G139]+[.D140]^2" office:value-type="float" office:value="0.188148017174801" calcext:value-type="float">
            <text:p>0,188148017174801</text:p>
          </table:table-cell>
          <table:table-cell/>
          <table:table-cell table:formula="of:=([.B140]-[.D140]*[.$H$2])/[.E140]" office:value-type="float" office:value="0.14273490252061" calcext:value-type="float">
            <text:p>0,14273490252061</text:p>
          </table:table-cell>
        </table:table-row>
        <table:table-row table:style-name="ro1">
          <table:table-cell table:formula="of:=[.A140]+1/17875" office:value-type="float" office:value="0.0077762237762238" calcext:value-type="float">
            <text:p>0,007776223776224</text:p>
          </table:table-cell>
          <table:table-cell office:value-type="float" office:value="210.403473" calcext:value-type="float">
            <text:p>210,403473</text:p>
          </table:table-cell>
          <table:table-cell table:formula="of:=[.D141]*100" office:value-type="float" office:value="37.0574951" calcext:value-type="float">
            <text:p>37,0574951</text:p>
          </table:table-cell>
          <table:table-cell office:value-type="float" office:value="0.370574951" calcext:value-type="float">
            <text:p>0,370574951</text:p>
          </table:table-cell>
          <table:table-cell table:formula="of:=([.D141]-[.D140])*17875" office:value-type="float" office:value="917.53386725" calcext:value-type="float">
            <text:p>917,53386725</text:p>
          </table:table-cell>
          <table:table-cell table:formula="of:=[.F140]+[.B141]*[.D141]" office:value-type="float" office:value="236.50252120291" calcext:value-type="float">
            <text:p>236,50252120291</text:p>
          </table:table-cell>
          <table:table-cell table:formula="of:=[.G140]+[.D141]^2" office:value-type="float" office:value="0.325473811483454" calcext:value-type="float">
            <text:p>0,325473811483454</text:p>
          </table:table-cell>
          <table:table-cell/>
          <table:table-cell table:formula="of:=([.B141]-[.D141]*[.$H$2])/[.E141]" office:value-type="float" office:value="0.180427455671839" calcext:value-type="float">
            <text:p>0,180427455671839</text:p>
          </table:table-cell>
        </table:table-row>
        <table:table-row table:style-name="ro1">
          <table:table-cell table:formula="of:=[.A141]+1/17875" office:value-type="float" office:value="0.00783216783216785" calcext:value-type="float">
            <text:p>0,007832167832168</text:p>
          </table:table-cell>
          <table:table-cell office:value-type="float" office:value="204.140625" calcext:value-type="float">
            <text:p>204,140625</text:p>
          </table:table-cell>
          <table:table-cell table:formula="of:=[.D142]*100" office:value-type="float" office:value="42.6437378" calcext:value-type="float">
            <text:p>42,6437378</text:p>
          </table:table-cell>
          <table:table-cell office:value-type="float" office:value="0.426437378" calcext:value-type="float">
            <text:p>0,426437378</text:p>
          </table:table-cell>
          <table:table-cell table:formula="of:=([.D142]-[.D141])*17875" office:value-type="float" office:value="998.540882625" calcext:value-type="float">
            <text:p>998,540882625</text:p>
          </table:table-cell>
          <table:table-cell table:formula="of:=[.F141]+[.B142]*[.D142]" office:value-type="float" office:value="323.555714071191" calcext:value-type="float">
            <text:p>323,555714071191</text:p>
          </table:table-cell>
          <table:table-cell table:formula="of:=[.G141]+[.D142]^2" office:value-type="float" office:value="0.507322648838969" calcext:value-type="float">
            <text:p>0,507322648838969</text:p>
          </table:table-cell>
          <table:table-cell/>
          <table:table-cell table:formula="of:=([.B142]-[.D142]*[.$H$2])/[.E142]" office:value-type="float" office:value="0.152746622701039" calcext:value-type="float">
            <text:p>0,152746622701039</text:p>
          </table:table-cell>
        </table:table-row>
        <table:table-row table:style-name="ro1">
          <table:table-cell table:formula="of:=[.A142]+1/17875" office:value-type="float" office:value="0.00788811188811191" calcext:value-type="float">
            <text:p>0,007888111888112</text:p>
          </table:table-cell>
          <table:table-cell office:value-type="float" office:value="199.116852" calcext:value-type="float">
            <text:p>199,116852</text:p>
          </table:table-cell>
          <table:table-cell table:formula="of:=[.D143]*100" office:value-type="float" office:value="46.3623047" calcext:value-type="float">
            <text:p>46,3623047</text:p>
          </table:table-cell>
          <table:table-cell office:value-type="float" office:value="0.463623047" calcext:value-type="float">
            <text:p>0,463623047</text:p>
          </table:table-cell>
          <table:table-cell table:formula="of:=([.D143]-[.D142])*17875" office:value-type="float" office:value="664.693833375" calcext:value-type="float">
            <text:p>664,693833375</text:p>
          </table:table-cell>
          <table:table-cell table:formula="of:=[.F142]+[.B143]*[.D143]" office:value-type="float" office:value="415.87087570448" calcext:value-type="float">
            <text:p>415,87087570448</text:p>
          </table:table-cell>
          <table:table-cell table:formula="of:=[.G142]+[.D143]^2" office:value-type="float" office:value="0.722268978548533" calcext:value-type="float">
            <text:p>0,722268978548533</text:p>
          </table:table-cell>
          <table:table-cell/>
          <table:table-cell table:formula="of:=([.B143]-[.D143]*[.$H$2])/[.E143]" office:value-type="float" office:value="0.215135052632137" calcext:value-type="float">
            <text:p>0,215135052632137</text:p>
          </table:table-cell>
        </table:table-row>
        <table:table-row table:style-name="ro1">
          <table:table-cell table:formula="of:=[.A143]+1/17875" office:value-type="float" office:value="0.00794405594405596" calcext:value-type="float">
            <text:p>0,007944055944056</text:p>
          </table:table-cell>
          <table:table-cell office:value-type="float" office:value="193.95813" calcext:value-type="float">
            <text:p>193,95813</text:p>
          </table:table-cell>
          <table:table-cell table:formula="of:=[.D144]*100" office:value-type="float" office:value="50.8544922" calcext:value-type="float">
            <text:p>50,8544922</text:p>
          </table:table-cell>
          <table:table-cell office:value-type="float" office:value="0.508544922" calcext:value-type="float">
            <text:p>0,508544922</text:p>
          </table:table-cell>
          <table:table-cell table:formula="of:=([.D144]-[.D143])*17875" office:value-type="float" office:value="802.978515625" calcext:value-type="float">
            <text:p>802,978515625</text:p>
          </table:table-cell>
          <table:table-cell table:formula="of:=[.F143]+[.B144]*[.D144]" office:value-type="float" office:value="514.507297796595" calcext:value-type="float">
            <text:p>514,507297796595</text:p>
          </table:table-cell>
          <table:table-cell table:formula="of:=[.G143]+[.D144]^2" office:value-type="float" office:value="0.980886916240519" calcext:value-type="float">
            <text:p>0,980886916240519</text:p>
          </table:table-cell>
          <table:table-cell/>
          <table:table-cell table:formula="of:=([.B144]-[.D144]*[.$H$2])/[.E144]" office:value-type="float" office:value="0.164889570487369" calcext:value-type="float">
            <text:p>0,164889570487369</text:p>
          </table:table-cell>
        </table:table-row>
        <table:table-row table:style-name="ro1">
          <table:table-cell table:formula="of:=[.A144]+1/17875" office:value-type="float" office:value="0.00800000000000002" calcext:value-type="float">
            <text:p>0,008</text:p>
          </table:table-cell>
          <table:table-cell office:value-type="float" office:value="187.704483" calcext:value-type="float">
            <text:p>187,704483</text:p>
          </table:table-cell>
          <table:table-cell table:formula="of:=[.D145]*100" office:value-type="float" office:value="54.5074463" calcext:value-type="float">
            <text:p>54,5074463</text:p>
          </table:table-cell>
          <table:table-cell office:value-type="float" office:value="0.545074463" calcext:value-type="float">
            <text:p>0,545074463</text:p>
          </table:table-cell>
          <table:table-cell table:formula="of:=([.D145]-[.D144])*17875" office:value-type="float" office:value="652.965545375001" calcext:value-type="float">
            <text:p>652,965545375001</text:p>
          </table:table-cell>
          <table:table-cell table:formula="of:=[.F144]+[.B145]*[.D145]" office:value-type="float" office:value="616.820218070513" calcext:value-type="float">
            <text:p>616,820218070513</text:p>
          </table:table-cell>
          <table:table-cell table:formula="of:=[.G144]+[.D145]^2" office:value-type="float" office:value="1.27799308645526" calcext:value-type="float">
            <text:p>1,27799308645526</text:p>
          </table:table-cell>
          <table:table-cell/>
          <table:table-cell table:formula="of:=([.B145]-[.D145]*[.$H$2])/[.E145]" office:value-type="float" office:value="0.186422582179805" calcext:value-type="float">
            <text:p>0,186422582179805</text:p>
          </table:table-cell>
        </table:table-row>
        <table:table-row table:style-name="ro1">
          <table:table-cell table:formula="of:=[.A145]+1/17875" office:value-type="float" office:value="0.00805594405594407" calcext:value-type="float">
            <text:p>0,008055944055944</text:p>
          </table:table-cell>
          <table:table-cell office:value-type="float" office:value="182.870865" calcext:value-type="float">
            <text:p>182,870865</text:p>
          </table:table-cell>
          <table:table-cell table:formula="of:=[.D146]*100" office:value-type="float" office:value="58.0352783" calcext:value-type="float">
            <text:p>58,0352783</text:p>
          </table:table-cell>
          <table:table-cell office:value-type="float" office:value="0.580352783" calcext:value-type="float">
            <text:p>0,580352783</text:p>
          </table:table-cell>
          <table:table-cell table:formula="of:=([.D146]-[.D145])*17875" office:value-type="float" office:value="630.59997" calcext:value-type="float">
            <text:p>630,59997</text:p>
          </table:table-cell>
          <table:table-cell table:formula="of:=[.F145]+[.B146]*[.D146]" office:value-type="float" office:value="722.94983350288" calcext:value-type="float">
            <text:p>722,94983350288</text:p>
          </table:table-cell>
          <table:table-cell table:formula="of:=[.G145]+[.D146]^2" office:value-type="float" office:value="1.6148024391911" calcext:value-type="float">
            <text:p>1,6148024391911</text:p>
          </table:table-cell>
          <table:table-cell/>
          <table:table-cell table:formula="of:=([.B146]-[.D146]*[.$H$2])/[.E146]" office:value-type="float" office:value="0.178597761362395" calcext:value-type="float">
            <text:p>0,178597761362395</text:p>
          </table:table-cell>
        </table:table-row>
        <table:table-row table:style-name="ro1">
          <table:table-cell table:formula="of:=[.A146]+1/17875" office:value-type="float" office:value="0.00811188811188813" calcext:value-type="float">
            <text:p>0,008111888111888</text:p>
          </table:table-cell>
          <table:table-cell office:value-type="float" office:value="177.555725" calcext:value-type="float">
            <text:p>177,555725</text:p>
          </table:table-cell>
          <table:table-cell table:formula="of:=[.D147]*100" office:value-type="float" office:value="60.6002808" calcext:value-type="float">
            <text:p>60,6002808</text:p>
          </table:table-cell>
          <table:table-cell office:value-type="float" office:value="0.606002808" calcext:value-type="float">
            <text:p>0,606002808</text:p>
          </table:table-cell>
          <table:table-cell table:formula="of:=([.D147]-[.D146])*17875" office:value-type="float" office:value="458.494196875" calcext:value-type="float">
            <text:p>458,494196875</text:p>
          </table:table-cell>
          <table:table-cell table:formula="of:=[.F146]+[.B147]*[.D147]" office:value-type="float" office:value="830.549101429356" calcext:value-type="float">
            <text:p>830,549101429356</text:p>
          </table:table-cell>
          <table:table-cell table:formula="of:=[.G146]+[.D147]^2" office:value-type="float" office:value="1.98204184249499" calcext:value-type="float">
            <text:p>1,98204184249499</text:p>
          </table:table-cell>
          <table:table-cell/>
          <table:table-cell table:formula="of:=([.B147]-[.D147]*[.$H$2])/[.E147]" office:value-type="float" office:value="0.227274130552128" calcext:value-type="float">
            <text:p>0,227274130552128</text:p>
          </table:table-cell>
        </table:table-row>
        <table:table-row table:style-name="ro1">
          <table:table-cell table:formula="of:=[.A147]+1/17875" office:value-type="float" office:value="0.00816783216783218" calcext:value-type="float">
            <text:p>0,008167832167832</text:p>
          </table:table-cell>
          <table:table-cell office:value-type="float" office:value="172.559555" calcext:value-type="float">
            <text:p>172,559555</text:p>
          </table:table-cell>
          <table:table-cell table:formula="of:=[.D148]*100" office:value-type="float" office:value="64.4485474" calcext:value-type="float">
            <text:p>64,4485474</text:p>
          </table:table-cell>
          <table:table-cell office:value-type="float" office:value="0.644485474" calcext:value-type="float">
            <text:p>0,644485474</text:p>
          </table:table-cell>
          <table:table-cell table:formula="of:=([.D148]-[.D147])*17875" office:value-type="float" office:value="687.877654749999" calcext:value-type="float">
            <text:p>687,877654749999</text:p>
          </table:table-cell>
          <table:table-cell table:formula="of:=[.F147]+[.B148]*[.D148]" office:value-type="float" office:value="941.76122802676" calcext:value-type="float">
            <text:p>941,76122802676</text:p>
          </table:table-cell>
          <table:table-cell table:formula="of:=[.G147]+[.D148]^2" office:value-type="float" office:value="2.39740336869199" calcext:value-type="float">
            <text:p>2,39740336869199</text:p>
          </table:table-cell>
          <table:table-cell/>
          <table:table-cell table:formula="of:=([.B148]-[.D148]*[.$H$2])/[.E148]" office:value-type="float" office:value="0.137451298841485" calcext:value-type="float">
            <text:p>0,137451298841485</text:p>
          </table:table-cell>
        </table:table-row>
        <table:table-row table:style-name="ro1">
          <table:table-cell table:formula="of:=[.A148]+1/17875" office:value-type="float" office:value="0.00822377622377624" calcext:value-type="float">
            <text:p>0,008223776223776</text:p>
          </table:table-cell>
          <table:table-cell office:value-type="float" office:value="166.759827" calcext:value-type="float">
            <text:p>166,759827</text:p>
          </table:table-cell>
          <table:table-cell table:formula="of:=[.D149]*100" office:value-type="float" office:value="66.8533325" calcext:value-type="float">
            <text:p>66,8533325</text:p>
          </table:table-cell>
          <table:table-cell office:value-type="float" office:value="0.668533325" calcext:value-type="float">
            <text:p>0,668533325</text:p>
          </table:table-cell>
          <table:table-cell table:formula="of:=([.D149]-[.D148])*17875" office:value-type="float" office:value="429.855336625001" calcext:value-type="float">
            <text:p>429,855336625001</text:p>
          </table:table-cell>
          <table:table-cell table:formula="of:=[.F148]+[.B149]*[.D149]" office:value-type="float" office:value="1053.24572964749" calcext:value-type="float">
            <text:p>1053,24572964749</text:p>
          </table:table-cell>
          <table:table-cell table:formula="of:=[.G148]+[.D149]^2" office:value-type="float" office:value="2.84434017532755" calcext:value-type="float">
            <text:p>2,84434017532755</text:p>
          </table:table-cell>
          <table:table-cell/>
          <table:table-cell table:formula="of:=([.B149]-[.D149]*[.$H$2])/[.E149]" office:value-type="float" office:value="0.199693104374223" calcext:value-type="float">
            <text:p>0,199693104374223</text:p>
          </table:table-cell>
        </table:table-row>
        <table:table-row table:style-name="ro1">
          <table:table-cell table:formula="of:=[.A149]+1/17875" office:value-type="float" office:value="0.00827972027972029" calcext:value-type="float">
            <text:p>0,00827972027972</text:p>
          </table:table-cell>
          <table:table-cell office:value-type="float" office:value="161.119583" calcext:value-type="float">
            <text:p>161,119583</text:p>
          </table:table-cell>
          <table:table-cell table:formula="of:=[.D150]*100" office:value-type="float" office:value="69.418335" calcext:value-type="float">
            <text:p>69,418335</text:p>
          </table:table-cell>
          <table:table-cell office:value-type="float" office:value="0.69418335" calcext:value-type="float">
            <text:p>0,69418335</text:p>
          </table:table-cell>
          <table:table-cell table:formula="of:=([.D150]-[.D149])*17875" office:value-type="float" office:value="458.494196874998" calcext:value-type="float">
            <text:p>458,494196874998</text:p>
          </table:table-cell>
          <table:table-cell table:formula="of:=[.F149]+[.B150]*[.D150]" office:value-type="float" office:value="1165.09226152504" calcext:value-type="float">
            <text:p>1165,09226152504</text:p>
          </table:table-cell>
          <table:table-cell table:formula="of:=[.G149]+[.D150]^2" office:value-type="float" office:value="3.32623069874477" calcext:value-type="float">
            <text:p>3,32623069874477</text:p>
          </table:table-cell>
          <table:table-cell/>
          <table:table-cell table:formula="of:=([.B150]-[.D150]*[.$H$2])/[.E150]" office:value-type="float" office:value="0.168146445753729" calcext:value-type="float">
            <text:p>0,168146445753729</text:p>
          </table:table-cell>
        </table:table-row>
        <table:table-row table:style-name="ro1">
          <table:table-cell table:formula="of:=[.A150]+1/17875" office:value-type="float" office:value="0.00833566433566435" calcext:value-type="float">
            <text:p>0,008335664335664</text:p>
          </table:table-cell>
          <table:table-cell office:value-type="float" office:value="156.448517" calcext:value-type="float">
            <text:p>156,448517</text:p>
          </table:table-cell>
          <table:table-cell table:formula="of:=[.D151]*100" office:value-type="float" office:value="71.9833374" calcext:value-type="float">
            <text:p>71,9833374</text:p>
          </table:table-cell>
          <table:table-cell office:value-type="float" office:value="0.719833374" calcext:value-type="float">
            <text:p>0,719833374</text:p>
          </table:table-cell>
          <table:table-cell table:formula="of:=([.D151]-[.D150])*17875" office:value-type="float" office:value="458.494179000001" calcext:value-type="float">
            <text:p>458,494179000001</text:p>
          </table:table-cell>
          <table:table-cell table:formula="of:=[.F150]+[.B151]*[.D151]" office:value-type="float" office:value="1277.70912537444" calcext:value-type="float">
            <text:p>1277,70912537444</text:p>
          </table:table-cell>
          <table:table-cell table:formula="of:=[.G150]+[.D151]^2" office:value-type="float" office:value="3.84439078506899" calcext:value-type="float">
            <text:p>3,84439078506899</text:p>
          </table:table-cell>
          <table:table-cell/>
          <table:table-cell table:formula="of:=([.B151]-[.D151]*[.$H$2])/[.E151]" office:value-type="float" office:value="0.151187024612262" calcext:value-type="float">
            <text:p>0,151187024612262</text:p>
          </table:table-cell>
        </table:table-row>
        <table:table-row table:style-name="ro1">
          <table:table-cell table:formula="of:=[.A151]+1/17875" office:value-type="float" office:value="0.00839160839160841" calcext:value-type="float">
            <text:p>0,008391608391608</text:p>
          </table:table-cell>
          <table:table-cell office:value-type="float" office:value="150.970825" calcext:value-type="float">
            <text:p>150,970825</text:p>
          </table:table-cell>
          <table:table-cell table:formula="of:=[.D152]*100" office:value-type="float" office:value="74.067688" calcext:value-type="float">
            <text:p>74,067688</text:p>
          </table:table-cell>
          <table:table-cell office:value-type="float" office:value="0.74067688" calcext:value-type="float">
            <text:p>0,74067688</text:p>
          </table:table-cell>
          <table:table-cell table:formula="of:=([.D152]-[.D151])*17875" office:value-type="float" office:value="372.577669749999" calcext:value-type="float">
            <text:p>372,577669749999</text:p>
          </table:table-cell>
          <table:table-cell table:formula="of:=[.F151]+[.B152]*[.D152]" office:value-type="float" office:value="1389.52972500647" calcext:value-type="float">
            <text:p>1389,52972500647</text:p>
          </table:table-cell>
          <table:table-cell table:formula="of:=[.G151]+[.D152]^2" office:value-type="float" office:value="4.39299302563553" calcext:value-type="float">
            <text:p>4,39299302563553</text:p>
          </table:table-cell>
          <table:table-cell/>
          <table:table-cell table:formula="of:=([.B152]-[.D152]*[.$H$2])/[.E152]" office:value-type="float" office:value="0.164577058363927" calcext:value-type="float">
            <text:p>0,164577058363927</text:p>
          </table:table-cell>
        </table:table-row>
        <table:table-row table:style-name="ro1">
          <table:table-cell table:formula="of:=[.A152]+1/17875" office:value-type="float" office:value="0.00844755244755246" calcext:value-type="float">
            <text:p>0,008447552447552</text:p>
          </table:table-cell>
          <table:table-cell office:value-type="float" office:value="145.330582" calcext:value-type="float">
            <text:p>145,330582</text:p>
          </table:table-cell>
          <table:table-cell table:formula="of:=[.D153]*100" office:value-type="float" office:value="75.189209" calcext:value-type="float">
            <text:p>75,189209</text:p>
          </table:table-cell>
          <table:table-cell office:value-type="float" office:value="0.75189209" calcext:value-type="float">
            <text:p>0,75189209</text:p>
          </table:table-cell>
          <table:table-cell table:formula="of:=([.D153]-[.D152])*17875" office:value-type="float" office:value="200.471878750001" calcext:value-type="float">
            <text:p>200,471878750001</text:p>
          </table:table-cell>
          <table:table-cell table:formula="of:=[.F152]+[.B153]*[.D153]" office:value-type="float" office:value="1498.80264004737" calcext:value-type="float">
            <text:p>1498,80264004737</text:p>
          </table:table-cell>
          <table:table-cell table:formula="of:=[.G152]+[.D153]^2" office:value-type="float" office:value="4.9583347406401" calcext:value-type="float">
            <text:p>4,9583347406401</text:p>
          </table:table-cell>
          <table:table-cell/>
          <table:table-cell table:formula="of:=([.B153]-[.D153]*[.$H$2])/[.E153]" office:value-type="float" office:value="0.270960603654742" calcext:value-type="float">
            <text:p>0,270960603654742</text:p>
          </table:table-cell>
        </table:table-row>
        <table:table-row table:style-name="ro1">
          <table:table-cell table:formula="of:=[.A153]+1/17875" office:value-type="float" office:value="0.00850349650349652" calcext:value-type="float">
            <text:p>0,008503496503497</text:p>
          </table:table-cell>
          <table:table-cell office:value-type="float" office:value="141.141037" calcext:value-type="float">
            <text:p>141,141037</text:p>
          </table:table-cell>
          <table:table-cell table:formula="of:=[.D154]*100" office:value-type="float" office:value="75.5096436" calcext:value-type="float">
            <text:p>75,5096436</text:p>
          </table:table-cell>
          <table:table-cell office:value-type="float" office:value="0.755096436" calcext:value-type="float">
            <text:p>0,755096436</text:p>
          </table:table-cell>
          <table:table-cell table:formula="of:=([.D154]-[.D153])*17875" office:value-type="float" office:value="57.2776847500014" calcext:value-type="float">
            <text:p>57,2776847500014</text:p>
          </table:table-cell>
          <table:table-cell table:formula="of:=[.F153]+[.B154]*[.D154]" office:value-type="float" office:value="1605.37773405941" calcext:value-type="float">
            <text:p>1605,37773405941</text:p>
          </table:table-cell>
          <table:table-cell table:formula="of:=[.G153]+[.D154]^2" office:value-type="float" office:value="5.5285053683" calcext:value-type="float">
            <text:p>5,5285053683</text:p>
          </table:table-cell>
          <table:table-cell/>
          <table:table-cell table:formula="of:=([.B154]-[.D154]*[.$H$2])/[.E154]" office:value-type="float" office:value="0.868445987587132" calcext:value-type="float">
            <text:p>0,868445987587132</text:p>
          </table:table-cell>
        </table:table-row>
        <table:table-row table:style-name="ro1">
          <table:table-cell table:formula="of:=[.A154]+1/17875" office:value-type="float" office:value="0.00855944055944057" calcext:value-type="float">
            <text:p>0,008559440559441</text:p>
          </table:table-cell>
          <table:table-cell office:value-type="float" office:value="134.94873" calcext:value-type="float">
            <text:p>134,94873</text:p>
          </table:table-cell>
          <table:table-cell table:formula="of:=[.D155]*100" office:value-type="float" office:value="79.0893555" calcext:value-type="float">
            <text:p>79,0893555</text:p>
          </table:table-cell>
          <table:table-cell office:value-type="float" office:value="0.790893555" calcext:value-type="float">
            <text:p>0,790893555</text:p>
          </table:table-cell>
          <table:table-cell table:formula="of:=([.D155]-[.D154])*17875" office:value-type="float" office:value="639.873502124999" calcext:value-type="float">
            <text:p>639,873502124999</text:p>
          </table:table-cell>
          <table:table-cell table:formula="of:=[.F154]+[.B155]*[.D155]" office:value-type="float" office:value="1712.10781487185" calcext:value-type="float">
            <text:p>1712,10781487185</text:p>
          </table:table-cell>
          <table:table-cell table:formula="of:=[.G154]+[.D155]^2" office:value-type="float" office:value="6.15401798364054" calcext:value-type="float">
            <text:p>6,15401798364054</text:p>
          </table:table-cell>
          <table:table-cell/>
          <table:table-cell table:formula="of:=([.B155]-[.D155]*[.$H$2])/[.E155]" office:value-type="float" office:value="0.0612891606864412" calcext:value-type="float">
            <text:p>0,061289160686441</text:p>
          </table:table-cell>
        </table:table-row>
        <table:table-row table:style-name="ro1">
          <table:table-cell table:formula="of:=[.A155]+1/17875" office:value-type="float" office:value="0.00861538461538463" calcext:value-type="float">
            <text:p>0,008615384615385</text:p>
          </table:table-cell>
          <table:table-cell office:value-type="float" office:value="129.701065" calcext:value-type="float">
            <text:p>129,701065</text:p>
          </table:table-cell>
          <table:table-cell table:formula="of:=[.D156]*100" office:value-type="float" office:value="81.2820435" calcext:value-type="float">
            <text:p>81,2820435</text:p>
          </table:table-cell>
          <table:table-cell office:value-type="float" office:value="0.812820435" calcext:value-type="float">
            <text:p>0,812820435</text:p>
          </table:table-cell>
          <table:table-cell table:formula="of:=([.D156]-[.D155])*17875" office:value-type="float" office:value="391.94298" calcext:value-type="float">
            <text:p>391,94298</text:p>
          </table:table-cell>
          <table:table-cell table:formula="of:=[.F155]+[.B156]*[.D156]" office:value-type="float" office:value="1817.53149094511" calcext:value-type="float">
            <text:p>1817,53149094511</text:p>
          </table:table-cell>
          <table:table-cell table:formula="of:=[.G155]+[.D156]^2" office:value-type="float" office:value="6.81469504319413" calcext:value-type="float">
            <text:p>6,81469504319413</text:p>
          </table:table-cell>
          <table:table-cell/>
          <table:table-cell table:formula="of:=([.B156]-[.D156]*[.$H$2])/[.E156]" office:value-type="float" office:value="0.0798982780521037" calcext:value-type="float">
            <text:p>0,079898278052104</text:p>
          </table:table-cell>
        </table:table-row>
        <table:table-row table:style-name="ro1">
          <table:table-cell table:formula="of:=[.A156]+1/17875" office:value-type="float" office:value="0.00867132867132868" calcext:value-type="float">
            <text:p>0,008671328671329</text:p>
          </table:table-cell>
          <table:table-cell office:value-type="float" office:value="125.189484" calcext:value-type="float">
            <text:p>125,189484</text:p>
          </table:table-cell>
          <table:table-cell table:formula="of:=[.D157]*100" office:value-type="float" office:value="84.0072632" calcext:value-type="float">
            <text:p>84,0072632</text:p>
          </table:table-cell>
          <table:table-cell office:value-type="float" office:value="0.840072632" calcext:value-type="float">
            <text:p>0,840072632</text:p>
          </table:table-cell>
          <table:table-cell table:formula="of:=([.D157]-[.D156])*17875" office:value-type="float" office:value="487.133021375001" calcext:value-type="float">
            <text:p>487,133021375001</text:p>
          </table:table-cell>
          <table:table-cell table:formula="of:=[.F156]+[.B157]*[.D157]" office:value-type="float" office:value="1922.69975026771" calcext:value-type="float">
            <text:p>1922,69975026771</text:p>
          </table:table-cell>
          <table:table-cell table:formula="of:=[.G156]+[.D157]^2" office:value-type="float" office:value="7.52041707022953" calcext:value-type="float">
            <text:p>7,52041707022953</text:p>
          </table:table-cell>
          <table:table-cell/>
          <table:table-cell table:formula="of:=([.B157]-[.D157]*[.$H$2])/[.E157]" office:value-type="float" office:value="0.0482523743942322" calcext:value-type="float">
            <text:p>0,048252374394232</text:p>
          </table:table-cell>
        </table:table-row>
        <table:table-row table:style-name="ro1">
          <table:table-cell table:formula="of:=[.A157]+1/17875" office:value-type="float" office:value="0.00872727272727274" calcext:value-type="float">
            <text:p>0,008727272727273</text:p>
          </table:table-cell>
          <table:table-cell office:value-type="float" office:value="119.791534" calcext:value-type="float">
            <text:p>119,791534</text:p>
          </table:table-cell>
          <table:table-cell table:formula="of:=[.D158]*100" office:value-type="float" office:value="86.4700317" calcext:value-type="float">
            <text:p>86,4700317</text:p>
          </table:table-cell>
          <table:table-cell office:value-type="float" office:value="0.864700317" calcext:value-type="float">
            <text:p>0,864700317</text:p>
          </table:table-cell>
          <table:table-cell table:formula="of:=([.D158]-[.D157])*17875" office:value-type="float" office:value="440.219869375" calcext:value-type="float">
            <text:p>440,219869375</text:p>
          </table:table-cell>
          <table:table-cell table:formula="of:=[.F157]+[.B158]*[.D158]" office:value-type="float" office:value="2026.28352769143" calcext:value-type="float">
            <text:p>2026,28352769143</text:p>
          </table:table-cell>
          <table:table-cell table:formula="of:=[.G157]+[.D158]^2" office:value-type="float" office:value="8.26812370844944" calcext:value-type="float">
            <text:p>8,26812370844944</text:p>
          </table:table-cell>
          <table:table-cell/>
          <table:table-cell table:formula="of:=([.B158]-[.D158]*[.$H$2])/[.E158]" office:value-type="float" office:value="0.0343609845104214" calcext:value-type="float">
            <text:p>0,034360984510421</text:p>
          </table:table-cell>
        </table:table-row>
        <table:table-row table:style-name="ro1">
          <table:table-cell table:formula="of:=[.A158]+1/17875" office:value-type="float" office:value="0.00878321678321679" calcext:value-type="float">
            <text:p>0,008783216783217</text:p>
          </table:table-cell>
          <table:table-cell office:value-type="float" office:value="114.795364" calcext:value-type="float">
            <text:p>114,795364</text:p>
          </table:table-cell>
          <table:table-cell table:formula="of:=[.D159]*100" office:value-type="float" office:value="88.5559082" calcext:value-type="float">
            <text:p>88,5559082</text:p>
          </table:table-cell>
          <table:table-cell office:value-type="float" office:value="0.885559082" calcext:value-type="float">
            <text:p>0,885559082</text:p>
          </table:table-cell>
          <table:table-cell table:formula="of:=([.D159]-[.D158])*17875" office:value-type="float" office:value="372.850424375001" calcext:value-type="float">
            <text:p>372,850424375001</text:p>
          </table:table-cell>
          <table:table-cell table:formula="of:=[.F158]+[.B159]*[.D159]" office:value-type="float" office:value="2127.94160485312" calcext:value-type="float">
            <text:p>2127,94160485312</text:p>
          </table:table-cell>
          <table:table-cell table:formula="of:=[.G158]+[.D159]^2" office:value-type="float" office:value="9.05233859616212" calcext:value-type="float">
            <text:p>9,05233859616212</text:p>
          </table:table-cell>
          <table:table-cell/>
          <table:table-cell table:formula="of:=([.B159]-[.D159]*[.$H$2])/[.E159]" office:value-type="float" office:value="0.0203980706701471" calcext:value-type="float">
            <text:p>0,020398070670147</text:p>
          </table:table-cell>
        </table:table-row>
        <table:table-row table:style-name="ro1">
          <table:table-cell table:formula="of:=[.A159]+1/17875" office:value-type="float" office:value="0.00883916083916085" calcext:value-type="float">
            <text:p>0,008839160839161</text:p>
          </table:table-cell>
          <table:table-cell office:value-type="float" office:value="109.633575" calcext:value-type="float">
            <text:p>109,633575</text:p>
          </table:table-cell>
          <table:table-cell table:formula="of:=[.D160]*100" office:value-type="float" office:value="89.8391724" calcext:value-type="float">
            <text:p>89,8391724</text:p>
          </table:table-cell>
          <table:table-cell office:value-type="float" office:value="0.898391724" calcext:value-type="float">
            <text:p>0,898391724</text:p>
          </table:table-cell>
          <table:table-cell table:formula="of:=([.D160]-[.D159])*17875" office:value-type="float" office:value="229.383475749998" calcext:value-type="float">
            <text:p>229,383475749998</text:p>
          </table:table-cell>
          <table:table-cell table:formula="of:=[.F159]+[.B160]*[.D160]" office:value-type="float" office:value="2226.43550130566" calcext:value-type="float">
            <text:p>2226,43550130566</text:p>
          </table:table-cell>
          <table:table-cell table:formula="of:=[.G159]+[.D160]^2" office:value-type="float" office:value="9.85944628591381" calcext:value-type="float">
            <text:p>9,85944628591381</text:p>
          </table:table-cell>
          <table:table-cell/>
          <table:table-cell table:formula="of:=([.B160]-[.D160]*[.$H$2])/[.E160]" office:value-type="float" office:value="0.00388149282564724" calcext:value-type="float">
            <text:p>0,003881492825647</text:p>
          </table:table-cell>
        </table:table-row>
        <table:table-row table:style-name="ro1">
          <table:table-cell table:formula="of:=[.A160]+1/17875" office:value-type="float" office:value="0.0088951048951049" calcext:value-type="float">
            <text:p>0,008895104895105</text:p>
          </table:table-cell>
          <table:table-cell office:value-type="float" office:value="103.922791" calcext:value-type="float">
            <text:p>103,922791</text:p>
          </table:table-cell>
          <table:table-cell table:formula="of:=[.D161]*100" office:value-type="float" office:value="90.7409668" calcext:value-type="float">
            <text:p>90,7409668</text:p>
          </table:table-cell>
          <table:table-cell office:value-type="float" office:value="0.907409668" calcext:value-type="float">
            <text:p>0,907409668</text:p>
          </table:table-cell>
          <table:table-cell table:formula="of:=([.D161]-[.D160])*17875" office:value-type="float" office:value="161.195749" calcext:value-type="float">
            <text:p>161,195749</text:p>
          </table:table-cell>
          <table:table-cell table:formula="of:=[.F160]+[.B161]*[.D161]" office:value-type="float" office:value="2320.7360465846" calcext:value-type="float">
            <text:p>2320,7360465846</text:p>
          </table:table-cell>
          <table:table-cell table:formula="of:=[.G160]+[.D161]^2" office:value-type="float" office:value="10.6828385914937" calcext:value-type="float">
            <text:p>10,6828385914937</text:p>
          </table:table-cell>
          <table:table-cell/>
          <table:table-cell table:formula="of:=([.B161]-[.D161]*[.$H$2])/[.E161]" office:value-type="float" office:value="-0.0366758096209472" calcext:value-type="float">
            <text:p>-0,036675809620947</text:p>
          </table:table-cell>
        </table:table-row>
        <table:table-row table:style-name="ro1">
          <table:table-cell table:formula="of:=[.A161]+1/17875" office:value-type="float" office:value="0.00895104895104896" calcext:value-type="float">
            <text:p>0,008951048951049</text:p>
          </table:table-cell>
          <table:table-cell office:value-type="float" office:value="99.570694" calcext:value-type="float">
            <text:p>99,570694</text:p>
          </table:table-cell>
          <table:table-cell table:formula="of:=[.D162]*100" office:value-type="float" office:value="91.7022705" calcext:value-type="float">
            <text:p>91,7022705</text:p>
          </table:table-cell>
          <table:table-cell office:value-type="float" office:value="0.917022705" calcext:value-type="float">
            <text:p>0,917022705</text:p>
          </table:table-cell>
          <table:table-cell table:formula="of:=([.D162]-[.D161])*17875" office:value-type="float" office:value="171.833036375001" calcext:value-type="float">
            <text:p>171,833036375001</text:p>
          </table:table-cell>
          <table:table-cell table:formula="of:=[.F161]+[.B162]*[.D162]" office:value-type="float" office:value="2412.04463373521" calcext:value-type="float">
            <text:p>2412,04463373521</text:p>
          </table:table-cell>
          <table:table-cell table:formula="of:=[.G161]+[.D162]^2" office:value-type="float" office:value="11.5237692329792" calcext:value-type="float">
            <text:p>11,5237692329792</text:p>
          </table:table-cell>
          <table:table-cell/>
          <table:table-cell table:formula="of:=([.B162]-[.D162]*[.$H$2])/[.E162]" office:value-type="float" office:value="-0.0665044631085464" calcext:value-type="float">
            <text:p>-0,066504463108546</text:p>
          </table:table-cell>
        </table:table-row>
        <table:table-row table:style-name="ro1">
          <table:table-cell table:formula="of:=[.A162]+1/17875" office:value-type="float" office:value="0.00900699300699302" calcext:value-type="float">
            <text:p>0,009006993006993</text:p>
          </table:table-cell>
          <table:table-cell office:value-type="float" office:value="93.3507843" calcext:value-type="float">
            <text:p>93,3507843</text:p>
          </table:table-cell>
          <table:table-cell table:formula="of:=[.D163]*100" office:value-type="float" office:value="92.0852661" calcext:value-type="float">
            <text:p>92,0852661</text:p>
          </table:table-cell>
          <table:table-cell office:value-type="float" office:value="0.920852661" calcext:value-type="float">
            <text:p>0,920852661</text:p>
          </table:table-cell>
          <table:table-cell table:formula="of:=([.D163]-[.D162])*17875" office:value-type="float" office:value="68.4604635000004" calcext:value-type="float">
            <text:p>68,4604635000004</text:p>
          </table:table-cell>
          <table:table-cell table:formula="of:=[.F162]+[.B163]*[.D163]" office:value-type="float" office:value="2498.0069518643" calcext:value-type="float">
            <text:p>2498,0069518643</text:p>
          </table:table-cell>
          <table:table-cell table:formula="of:=[.G162]+[.D163]^2" office:value-type="float" office:value="12.37173885625" calcext:value-type="float">
            <text:p>12,37173885625</text:p>
          </table:table-cell>
          <table:table-cell/>
          <table:table-cell table:formula="of:=([.B163]-[.D163]*[.$H$2])/[.E163]" office:value-type="float" office:value="-0.264549179713502" calcext:value-type="float">
            <text:p>-0,264549179713502</text:p>
          </table:table-cell>
        </table:table-row>
        <table:table-row table:style-name="ro1">
          <table:table-cell table:formula="of:=[.A163]+1/17875" office:value-type="float" office:value="0.00906293706293707" calcext:value-type="float">
            <text:p>0,009062937062937</text:p>
          </table:table-cell>
          <table:table-cell office:value-type="float" office:value="87.385437" calcext:value-type="float">
            <text:p>87,385437</text:p>
          </table:table-cell>
          <table:table-cell table:formula="of:=[.D164]*100" office:value-type="float" office:value="92.0852661" calcext:value-type="float">
            <text:p>92,0852661</text:p>
          </table:table-cell>
          <table:table-cell office:value-type="float" office:value="0.920852661" calcext:value-type="float">
            <text:p>0,920852661</text:p>
          </table:table-cell>
          <table:table-cell table:formula="of:=([.D164]-[.D163])*17875" office:value-type="float" office:value="0" calcext:value-type="float">
            <text:p>0</text:p>
          </table:table-cell>
          <table:table-cell table:formula="of:=[.F163]+[.B164]*[.D164]" office:value-type="float" office:value="2578.4760640584" calcext:value-type="float">
            <text:p>2578,4760640584</text:p>
          </table:table-cell>
          <table:table-cell table:formula="of:=[.G163]+[.D164]^2" office:value-type="float" office:value="13.2197084795208" calcext:value-type="float">
            <text:p>13,2197084795208</text:p>
          </table:table-cell>
          <table:table-cell table:number-columns-repeated="2"/>
        </table:table-row>
        <table:table-row table:style-name="ro1">
          <table:table-cell table:formula="of:=[.A164]+1/17875" office:value-type="float" office:value="0.00911888111888113" calcext:value-type="float">
            <text:p>0,009118881118881</text:p>
          </table:table-cell>
          <table:table-cell office:value-type="float" office:value="81.4200897" calcext:value-type="float">
            <text:p>81,4200897</text:p>
          </table:table-cell>
          <table:table-cell table:formula="of:=[.D165]*100" office:value-type="float" office:value="91.6030884" calcext:value-type="float">
            <text:p>91,6030884</text:p>
          </table:table-cell>
          <table:table-cell office:value-type="float" office:value="0.916030884" calcext:value-type="float">
            <text:p>0,916030884</text:p>
          </table:table-cell>
          <table:table-cell table:formula="of:=([.D165]-[.D164])*17875" office:value-type="float" office:value="-86.1892638749995" calcext:value-type="float">
            <text:p>-86,1892638749995</text:p>
          </table:table-cell>
          <table:table-cell table:formula="of:=[.F164]+[.B165]*[.D165]" office:value-type="float" office:value="2653.05938080165" calcext:value-type="float">
            <text:p>2653,05938080165</text:p>
          </table:table-cell>
          <table:table-cell table:formula="of:=[.G164]+[.D165]^2" office:value-type="float" office:value="14.0588210599626" calcext:value-type="float">
            <text:p>14,0588210599626</text:p>
          </table:table-cell>
          <table:table-cell/>
          <table:table-cell table:formula="of:=([.B165]-[.D165]*[.$H$2])/[.E165]" office:value-type="float" office:value="0.341785214343018" calcext:value-type="float">
            <text:p>0,341785214343018</text:p>
          </table:table-cell>
        </table:table-row>
        <table:table-row table:style-name="ro1">
          <table:table-cell table:formula="of:=[.A165]+1/17875" office:value-type="float" office:value="0.00917482517482518" calcext:value-type="float">
            <text:p>0,009174825174825</text:p>
          </table:table-cell>
          <table:table-cell office:value-type="float" office:value="74.7585297" calcext:value-type="float">
            <text:p>74,7585297</text:p>
          </table:table-cell>
          <table:table-cell table:formula="of:=[.D166]*100" office:value-type="float" office:value="90.7409668" calcext:value-type="float">
            <text:p>90,7409668</text:p>
          </table:table-cell>
          <table:table-cell office:value-type="float" office:value="0.907409668" calcext:value-type="float">
            <text:p>0,907409668</text:p>
          </table:table-cell>
          <table:table-cell table:formula="of:=([.D166]-[.D165])*17875" office:value-type="float" office:value="-154.104236000002" calcext:value-type="float">
            <text:p>-154,104236000002</text:p>
          </table:table-cell>
          <table:table-cell table:formula="of:=[.F165]+[.B166]*[.D166]" office:value-type="float" office:value="2720.89599341689" calcext:value-type="float">
            <text:p>2720,89599341689</text:p>
          </table:table-cell>
          <table:table-cell table:formula="of:=[.G165]+[.D166]^2" office:value-type="float" office:value="14.8822133655425" calcext:value-type="float">
            <text:p>14,8822133655425</text:p>
          </table:table-cell>
          <table:table-cell/>
          <table:table-cell table:formula="of:=([.B166]-[.D166]*[.$H$2])/[.E166]" office:value-type="float" office:value="0.227613768527619" calcext:value-type="float">
            <text:p>0,227613768527619</text:p>
          </table:table-cell>
        </table:table-row>
        <table:table-row table:style-name="ro1">
          <table:table-cell table:formula="of:=[.A166]+1/17875" office:value-type="float" office:value="0.00923076923076924" calcext:value-type="float">
            <text:p>0,009230769230769</text:p>
          </table:table-cell>
          <table:table-cell office:value-type="float" office:value="69.3268433" calcext:value-type="float">
            <text:p>69,3268433</text:p>
          </table:table-cell>
          <table:table-cell table:formula="of:=[.D167]*100" office:value-type="float" office:value="89.3569946" calcext:value-type="float">
            <text:p>89,3569946</text:p>
          </table:table-cell>
          <table:table-cell office:value-type="float" office:value="0.893569946" calcext:value-type="float">
            <text:p>0,893569946</text:p>
          </table:table-cell>
          <table:table-cell table:formula="of:=([.D167]-[.D166])*17875" office:value-type="float" office:value="-247.385030749999" calcext:value-type="float">
            <text:p>-247,385030749999</text:p>
          </table:table-cell>
          <table:table-cell table:formula="of:=[.F166]+[.B167]*[.D167]" office:value-type="float" office:value="2782.84437704082" calcext:value-type="float">
            <text:p>2782,84437704082</text:p>
          </table:table-cell>
          <table:table-cell table:formula="of:=[.G166]+[.D167]^2" office:value-type="float" office:value="15.6806806139369" calcext:value-type="float">
            <text:p>15,6806806139369</text:p>
          </table:table-cell>
          <table:table-cell/>
          <table:table-cell table:formula="of:=([.B167]-[.D167]*[.$H$2])/[.E167]" office:value-type="float" office:value="0.156972890039608" calcext:value-type="float">
            <text:p>0,156972890039608</text:p>
          </table:table-cell>
        </table:table-row>
        <table:table-row table:style-name="ro1">
          <table:table-cell table:formula="of:=[.A167]+1/17875" office:value-type="float" office:value="0.00928671328671329" calcext:value-type="float">
            <text:p>0,009286713286713</text:p>
          </table:table-cell>
          <table:table-cell office:value-type="float" office:value="63.1989441" calcext:value-type="float">
            <text:p>63,1989441</text:p>
          </table:table-cell>
          <table:table-cell table:formula="of:=[.D168]*100" office:value-type="float" office:value="87.9135132" calcext:value-type="float">
            <text:p>87,9135132</text:p>
          </table:table-cell>
          <table:table-cell office:value-type="float" office:value="0.879135132" calcext:value-type="float">
            <text:p>0,879135132</text:p>
          </table:table-cell>
          <table:table-cell table:formula="of:=([.D168]-[.D167])*17875" office:value-type="float" office:value="-258.02230025" calcext:value-type="float">
            <text:p>-258,02230025</text:p>
          </table:table-cell>
          <table:table-cell table:formula="of:=[.F167]+[.B168]*[.D168]" office:value-type="float" office:value="2838.40478910444" calcext:value-type="float">
            <text:p>2838,40478910444</text:p>
          </table:table-cell>
          <table:table-cell table:formula="of:=[.G167]+[.D168]^2" office:value-type="float" office:value="16.4535591942536" calcext:value-type="float">
            <text:p>16,4535591942536</text:p>
          </table:table-cell>
          <table:table-cell/>
          <table:table-cell table:formula="of:=([.B168]-[.D168]*[.$H$2])/[.E168]" office:value-type="float" office:value="0.167479408279619" calcext:value-type="float">
            <text:p>0,167479408279619</text:p>
          </table:table-cell>
        </table:table-row>
        <table:table-row table:style-name="ro1">
          <table:table-cell table:formula="of:=[.A168]+1/17875" office:value-type="float" office:value="0.00934265734265735" calcext:value-type="float">
            <text:p>0,009342657342657</text:p>
          </table:table-cell>
          <table:table-cell office:value-type="float" office:value="57.6813812" calcext:value-type="float">
            <text:p>57,6813812</text:p>
          </table:table-cell>
          <table:table-cell table:formula="of:=[.D169]*100" office:value-type="float" office:value="86.2518311" calcext:value-type="float">
            <text:p>86,2518311</text:p>
          </table:table-cell>
          <table:table-cell office:value-type="float" office:value="0.862518311" calcext:value-type="float">
            <text:p>0,862518311</text:p>
          </table:table-cell>
          <table:table-cell table:formula="of:=([.D169]-[.D168])*17875" office:value-type="float" office:value="-297.025675374999" calcext:value-type="float">
            <text:p>-297,025675374999</text:p>
          </table:table-cell>
          <table:table-cell table:formula="of:=[.F168]+[.B169]*[.D169]" office:value-type="float" office:value="2888.15603659321" calcext:value-type="float">
            <text:p>2888,15603659321</text:p>
          </table:table-cell>
          <table:table-cell table:formula="of:=[.G168]+[.D169]^2" office:value-type="float" office:value="17.1974970310638" calcext:value-type="float">
            <text:p>17,1974970310638</text:p>
          </table:table-cell>
          <table:table-cell/>
          <table:table-cell table:formula="of:=([.B169]-[.D169]*[.$H$2])/[.E169]" office:value-type="float" office:value="0.157291621441771" calcext:value-type="float">
            <text:p>0,157291621441771</text:p>
          </table:table-cell>
        </table:table-row>
        <table:table-row table:style-name="ro1">
          <table:table-cell table:formula="of:=[.A169]+1/17875" office:value-type="float" office:value="0.0093986013986014" calcext:value-type="float">
            <text:p>0,009398601398601</text:p>
          </table:table-cell>
          <table:table-cell office:value-type="float" office:value="51.8785858" calcext:value-type="float">
            <text:p>51,8785858</text:p>
          </table:table-cell>
          <table:table-cell table:formula="of:=[.D170]*100" office:value-type="float" office:value="83.8470459" calcext:value-type="float">
            <text:p>83,8470459</text:p>
          </table:table-cell>
          <table:table-cell office:value-type="float" office:value="0.838470459" calcext:value-type="float">
            <text:p>0,838470459</text:p>
          </table:table-cell>
          <table:table-cell table:formula="of:=([.D170]-[.D169])*17875" office:value-type="float" office:value="-429.855354500001" calcext:value-type="float">
            <text:p>-429,855354500001</text:p>
          </table:table-cell>
          <table:table-cell table:formula="of:=[.F169]+[.B170]*[.D170]" office:value-type="float" office:value="2931.65469824121" calcext:value-type="float">
            <text:p>2931,65469824121</text:p>
          </table:table-cell>
          <table:table-cell table:formula="of:=[.G169]+[.D170]^2" office:value-type="float" office:value="17.9005297416795" calcext:value-type="float">
            <text:p>17,9005297416795</text:p>
          </table:table-cell>
          <table:table-cell/>
          <table:table-cell table:formula="of:=([.B170]-[.D170]*[.$H$2])/[.E170]" office:value-type="float" office:value="0.115414737451129" calcext:value-type="float">
            <text:p>0,115414737451129</text:p>
          </table:table-cell>
        </table:table-row>
        <table:table-row table:style-name="ro1">
          <table:table-cell table:formula="of:=[.A170]+1/17875" office:value-type="float" office:value="0.00945454545454546" calcext:value-type="float">
            <text:p>0,009454545454545</text:p>
          </table:table-cell>
          <table:table-cell office:value-type="float" office:value="46.2414093" calcext:value-type="float">
            <text:p>46,2414093</text:p>
          </table:table-cell>
          <table:table-cell table:formula="of:=[.D171]*100" office:value-type="float" office:value="82.2433472" calcext:value-type="float">
            <text:p>82,2433472</text:p>
          </table:table-cell>
          <table:table-cell office:value-type="float" office:value="0.822433472" calcext:value-type="float">
            <text:p>0,822433472</text:p>
          </table:table-cell>
          <table:table-cell table:formula="of:=([.D171]-[.D170])*17875" office:value-type="float" office:value="-286.661142625" calcext:value-type="float">
            <text:p>-286,661142625</text:p>
          </table:table-cell>
          <table:table-cell table:formula="of:=[.F170]+[.B171]*[.D171]" office:value-type="float" office:value="2969.68518104198" calcext:value-type="float">
            <text:p>2969,68518104198</text:p>
          </table:table-cell>
          <table:table-cell table:formula="of:=[.G170]+[.D171]^2" office:value-type="float" office:value="18.5769265575455" calcext:value-type="float">
            <text:p>18,5769265575455</text:p>
          </table:table-cell>
          <table:table-cell/>
          <table:table-cell table:formula="of:=([.B171]-[.D171]*[.$H$2])/[.E171]" office:value-type="float" office:value="0.185960567385046" calcext:value-type="float">
            <text:p>0,185960567385046</text:p>
          </table:table-cell>
        </table:table-row>
        <table:table-row table:style-name="ro1">
          <table:table-cell table:formula="of:=[.A171]+1/17875" office:value-type="float" office:value="0.00951048951048951" calcext:value-type="float">
            <text:p>0,00951048951049</text:p>
          </table:table-cell>
          <table:table-cell office:value-type="float" office:value="40.466217" calcext:value-type="float">
            <text:p>40,466217</text:p>
          </table:table-cell>
          <table:table-cell table:formula="of:=[.D172]*100" office:value-type="float" office:value="78.7689209" calcext:value-type="float">
            <text:p>78,7689209</text:p>
          </table:table-cell>
          <table:table-cell office:value-type="float" office:value="0.787689209" calcext:value-type="float">
            <text:p>0,787689209</text:p>
          </table:table-cell>
          <table:table-cell table:formula="of:=([.D172]-[.D171])*17875" office:value-type="float" office:value="-621.053701125" calcext:value-type="float">
            <text:p>-621,053701125</text:p>
          </table:table-cell>
          <table:table-cell table:formula="of:=[.F171]+[.B172]*[.D172]" office:value-type="float" office:value="3001.55998350193" calcext:value-type="float">
            <text:p>3001,55998350193</text:p>
          </table:table-cell>
          <table:table-cell table:formula="of:=[.G171]+[.D172]^2" office:value-type="float" office:value="19.1973808475205" calcext:value-type="float">
            <text:p>19,1973808475205</text:p>
          </table:table-cell>
          <table:table-cell/>
          <table:table-cell table:formula="of:=([.B172]-[.D172]*[.$H$2])/[.E172]" office:value-type="float" office:value="0.0883616702184969" calcext:value-type="float">
            <text:p>0,088361670218497</text:p>
          </table:table-cell>
        </table:table-row>
        <table:table-row table:style-name="ro1">
          <table:table-cell table:formula="of:=[.A172]+1/17875" office:value-type="float" office:value="0.00956643356643357" calcext:value-type="float">
            <text:p>0,009566433566434</text:p>
          </table:table-cell>
          <table:table-cell office:value-type="float" office:value="34.8014374" calcext:value-type="float">
            <text:p>34,8014374</text:p>
          </table:table-cell>
          <table:table-cell table:formula="of:=[.D173]*100" office:value-type="float" office:value="75.3494263" calcext:value-type="float">
            <text:p>75,3494263</text:p>
          </table:table-cell>
          <table:table-cell office:value-type="float" office:value="0.753494263" calcext:value-type="float">
            <text:p>0,753494263</text:p>
          </table:table-cell>
          <table:table-cell table:formula="of:=([.D173]-[.D172])*17875" office:value-type="float" office:value="-611.234659750001" calcext:value-type="float">
            <text:p>-611,234659750001</text:p>
          </table:table-cell>
          <table:table-cell table:formula="of:=[.F172]+[.B173]*[.D173]" office:value-type="float" office:value="3027.78266692698" calcext:value-type="float">
            <text:p>3027,78266692698</text:p>
          </table:table-cell>
          <table:table-cell table:formula="of:=[.G172]+[.D173]^2" office:value-type="float" office:value="19.7651344518945" calcext:value-type="float">
            <text:p>19,7651344518945</text:p>
          </table:table-cell>
          <table:table-cell/>
          <table:table-cell table:formula="of:=([.B173]-[.D173]*[.$H$2])/[.E173]" office:value-type="float" office:value="0.092277315773306" calcext:value-type="float">
            <text:p>0,092277315773306</text:p>
          </table:table-cell>
        </table:table-row>
        <table:table-row table:style-name="ro1">
          <table:table-cell table:formula="of:=[.A173]+1/17875" office:value-type="float" office:value="0.00962237762237763" calcext:value-type="float">
            <text:p>0,009622377622378</text:p>
          </table:table-cell>
          <table:table-cell office:value-type="float" office:value="28.6980743" calcext:value-type="float">
            <text:p>28,6980743</text:p>
          </table:table-cell>
          <table:table-cell table:formula="of:=[.D174]*100" office:value-type="float" office:value="72.6730347" calcext:value-type="float">
            <text:p>72,6730347</text:p>
          </table:table-cell>
          <table:table-cell office:value-type="float" office:value="0.726730347" calcext:value-type="float">
            <text:p>0,726730347</text:p>
          </table:table-cell>
          <table:table-cell table:formula="of:=([.D174]-[.D173])*17875" office:value-type="float" office:value="-478.404998499999" calcext:value-type="float">
            <text:p>-478,404998499999</text:p>
          </table:table-cell>
          <table:table-cell table:formula="of:=[.F173]+[.B174]*[.D174]" office:value-type="float" office:value="3048.63842842125" calcext:value-type="float">
            <text:p>3048,63842842125</text:p>
          </table:table-cell>
          <table:table-cell table:formula="of:=[.G173]+[.D174]^2" office:value-type="float" office:value="20.2932714491452" calcext:value-type="float">
            <text:p>20,2932714491452</text:p>
          </table:table-cell>
          <table:table-cell/>
          <table:table-cell table:formula="of:=([.B174]-[.D174]*[.$H$2])/[.E174]" office:value-type="float" office:value="0.123884357992551" calcext:value-type="float">
            <text:p>0,123884357992551</text:p>
          </table:table-cell>
        </table:table-row>
        <table:table-row table:style-name="ro1">
          <table:table-cell table:formula="of:=[.A174]+1/17875" office:value-type="float" office:value="0.00967832167832168" calcext:value-type="float">
            <text:p>0,009678321678322</text:p>
          </table:table-cell>
          <table:table-cell office:value-type="float" office:value="23.3614655" calcext:value-type="float">
            <text:p>23,3614655</text:p>
          </table:table-cell>
          <table:table-cell table:formula="of:=[.D175]*100" office:value-type="float" office:value="68.9361572" calcext:value-type="float">
            <text:p>68,9361572</text:p>
          </table:table-cell>
          <table:table-cell office:value-type="float" office:value="0.689361572" calcext:value-type="float">
            <text:p>0,689361572</text:p>
          </table:table-cell>
          <table:table-cell table:formula="of:=([.D175]-[.D174])*17875" office:value-type="float" office:value="-667.966853125" calcext:value-type="float">
            <text:p>-667,966853125</text:p>
          </table:table-cell>
          <table:table-cell table:formula="of:=[.F174]+[.B175]*[.D175]" office:value-type="float" office:value="3064.74292500256" calcext:value-type="float">
            <text:p>3064,74292500256</text:p>
          </table:table-cell>
          <table:table-cell table:formula="of:=[.G174]+[.D175]^2" office:value-type="float" office:value="20.7684908260955" calcext:value-type="float">
            <text:p>20,7684908260955</text:p>
          </table:table-cell>
          <table:table-cell/>
          <table:table-cell table:formula="of:=([.B175]-[.D175]*[.$H$2])/[.E175]" office:value-type="float" office:value="0.0899450466149489" calcext:value-type="float">
            <text:p>0,089945046614949</text:p>
          </table:table-cell>
        </table:table-row>
        <table:table-row table:style-name="ro1">
          <table:table-cell table:formula="of:=[.A175]+1/17875" office:value-type="float" office:value="0.00973426573426574" calcext:value-type="float">
            <text:p>0,009734265734266</text:p>
          </table:table-cell>
          <table:table-cell office:value-type="float" office:value="17.3991852" calcext:value-type="float">
            <text:p>17,3991852</text:p>
          </table:table-cell>
          <table:table-cell table:formula="of:=[.D176]*100" office:value-type="float" office:value="65.8905029" calcext:value-type="float">
            <text:p>65,8905029</text:p>
          </table:table-cell>
          <table:table-cell office:value-type="float" office:value="0.658905029" calcext:value-type="float">
            <text:p>0,658905029</text:p>
          </table:table-cell>
          <table:table-cell table:formula="of:=([.D176]-[.D175])*17875" office:value-type="float" office:value="-544.410706125" calcext:value-type="float">
            <text:p>-544,410706125</text:p>
          </table:table-cell>
          <table:table-cell table:formula="of:=[.F175]+[.B176]*[.D176]" office:value-type="float" office:value="3076.20733563134" calcext:value-type="float">
            <text:p>3076,20733563134</text:p>
          </table:table-cell>
          <table:table-cell table:formula="of:=[.G175]+[.D176]^2" office:value-type="float" office:value="21.202646663337" calcext:value-type="float">
            <text:p>21,202646663337</text:p>
          </table:table-cell>
          <table:table-cell/>
          <table:table-cell table:formula="of:=([.B176]-[.D176]*[.$H$2])/[.E176]" office:value-type="float" office:value="0.114538647546987" calcext:value-type="float">
            <text:p>0,114538647546987</text:p>
          </table:table-cell>
        </table:table-row>
        <table:table-row table:style-name="ro1">
          <table:table-cell table:formula="of:=[.A176]+1/17875" office:value-type="float" office:value="0.00979020979020979" calcext:value-type="float">
            <text:p>0,00979020979021</text:p>
          </table:table-cell>
          <table:table-cell office:value-type="float" office:value="11.5994568" calcext:value-type="float">
            <text:p>11,5994568</text:p>
          </table:table-cell>
          <table:table-cell table:formula="of:=[.D177]*100" office:value-type="float" office:value="62.6846313" calcext:value-type="float">
            <text:p>62,6846313</text:p>
          </table:table-cell>
          <table:table-cell office:value-type="float" office:value="0.626846313" calcext:value-type="float">
            <text:p>0,626846313</text:p>
          </table:table-cell>
          <table:table-cell table:formula="of:=([.D177]-[.D176])*17875" office:value-type="float" office:value="-573.0495485" calcext:value-type="float">
            <text:p>-573,0495485</text:p>
          </table:table-cell>
          <table:table-cell table:formula="of:=[.F176]+[.B177]*[.D177]" office:value-type="float" office:value="3083.47841235922" calcext:value-type="float">
            <text:p>3083,47841235922</text:p>
          </table:table-cell>
          <table:table-cell table:formula="of:=[.G176]+[.D177]^2" office:value-type="float" office:value="21.5955829634587" calcext:value-type="float">
            <text:p>21,5955829634587</text:p>
          </table:table-cell>
          <table:table-cell/>
          <table:table-cell table:formula="of:=([.B177]-[.D177]*[.$H$2])/[.E177]" office:value-type="float" office:value="0.112163669118581" calcext:value-type="float">
            <text:p>0,112163669118581</text:p>
          </table:table-cell>
        </table:table-row>
        <table:table-row table:style-name="ro1">
          <table:table-cell table:formula="of:=[.A177]+1/17875" office:value-type="float" office:value="0.00984615384615385" calcext:value-type="float">
            <text:p>0,009846153846154</text:p>
          </table:table-cell>
          <table:table-cell office:value-type="float" office:value="5.63717651" calcext:value-type="float">
            <text:p>5,63717651</text:p>
          </table:table-cell>
          <table:table-cell table:formula="of:=[.D178]*100" office:value-type="float" office:value="59.1567993" calcext:value-type="float">
            <text:p>59,1567993</text:p>
          </table:table-cell>
          <table:table-cell office:value-type="float" office:value="0.591567993" calcext:value-type="float">
            <text:p>0,591567993</text:p>
          </table:table-cell>
          <table:table-cell table:formula="of:=([.D178]-[.D177])*17875" office:value-type="float" office:value="-630.59997" calcext:value-type="float">
            <text:p>-630,59997</text:p>
          </table:table-cell>
          <table:table-cell table:formula="of:=[.F177]+[.B178]*[.D178]" office:value-type="float" office:value="3086.81318555343" calcext:value-type="float">
            <text:p>3086,81318555343</text:p>
          </table:table-cell>
          <table:table-cell table:formula="of:=[.G177]+[.D178]^2" office:value-type="float" office:value="21.9455356538007" calcext:value-type="float">
            <text:p>21,9455356538007</text:p>
          </table:table-cell>
          <table:table-cell/>
          <table:table-cell table:formula="of:=([.B178]-[.D178]*[.$H$2])/[.E178]" office:value-type="float" office:value="0.104610626845491" calcext:value-type="float">
            <text:p>0,104610626845491</text:p>
          </table:table-cell>
        </table:table-row>
        <table:table-row table:style-name="ro1">
          <table:table-cell table:formula="of:=[.A178]+1/17875" office:value-type="float" office:value="0.0099020979020979" calcext:value-type="float">
            <text:p>0,009902097902098</text:p>
          </table:table-cell>
          <table:table-cell office:value-type="float" office:value="0.159484863" calcext:value-type="float">
            <text:p>0,159484863</text:p>
          </table:table-cell>
          <table:table-cell table:formula="of:=[.D179]*100" office:value-type="float" office:value="54.8660278" calcext:value-type="float">
            <text:p>54,8660278</text:p>
          </table:table-cell>
          <table:table-cell office:value-type="float" office:value="0.548660278" calcext:value-type="float">
            <text:p>0,548660278</text:p>
          </table:table-cell>
          <table:table-cell table:formula="of:=([.D179]-[.D178])*17875" office:value-type="float" office:value="-766.975405625" calcext:value-type="float">
            <text:p>-766,975405625</text:p>
          </table:table-cell>
          <table:table-cell table:formula="of:=[.F178]+[.B179]*[.D179]" office:value-type="float" office:value="3086.9006885627" calcext:value-type="float">
            <text:p>3086,9006885627</text:p>
          </table:table-cell>
          <table:table-cell table:formula="of:=[.G178]+[.D179]^2" office:value-type="float" office:value="22.2465637544558" calcext:value-type="float">
            <text:p>22,2465637544558</text:p>
          </table:table-cell>
          <table:table-cell/>
          <table:table-cell table:formula="of:=([.B179]-[.D179]*[.$H$2])/[.E179]" office:value-type="float" office:value="0.086380227059165" calcext:value-type="float">
            <text:p>0,086380227059165</text:p>
          </table:table-cell>
        </table:table-row>
        <table:table-row table:style-name="ro1">
          <table:table-cell table:formula="of:=[.A179]+1/17875" office:value-type="float" office:value="0.00995804195804196" calcext:value-type="float">
            <text:p>0,009958041958042</text:p>
          </table:table-cell>
          <table:table-cell office:value-type="float" office:value="0" calcext:value-type="float">
            <text:p>0</text:p>
          </table:table-cell>
          <table:table-cell table:formula="of:=[.D180]*100" office:value-type="float" office:value="51.6571045" calcext:value-type="float">
            <text:p>51,6571045</text:p>
          </table:table-cell>
          <table:table-cell office:value-type="float" office:value="0.516571045" calcext:value-type="float">
            <text:p>0,516571045</text:p>
          </table:table-cell>
          <table:table-cell table:formula="of:=([.D180]-[.D179])*17875" office:value-type="float" office:value="-573.595039875" calcext:value-type="float">
            <text:p>-573,595039875</text:p>
          </table:table-cell>
          <table:table-cell table:formula="of:=[.F179]+[.B180]*[.D180]" office:value-type="float" office:value="3086.9006885627" calcext:value-type="float">
            <text:p>3086,9006885627</text:p>
          </table:table-cell>
          <table:table-cell table:formula="of:=[.G179]+[.D180]^2" office:value-type="float" office:value="22.5134093989882" calcext:value-type="float">
            <text:p>22,5134093989882</text:p>
          </table:table-cell>
          <table:table-cell/>
          <table:table-cell table:formula="of:=([.B180]-[.D180]*[.$H$2])/[.E180]" office:value-type="float" office:value="0.109008694144676" calcext:value-type="float">
            <text:p>0,109008694144676</text:p>
          </table:table-cell>
        </table:table-row>
        <table:table-row table:style-name="ro1">
          <table:table-cell table:formula="of:=[.A180]+1/17875" office:value-type="float" office:value="0.010013986013986" calcext:value-type="float">
            <text:p>0,010013986013986</text:p>
          </table:table-cell>
          <table:table-cell office:value-type="float" office:value="-2.41680908" calcext:value-type="float">
            <text:p>-2,41680908</text:p>
          </table:table-cell>
          <table:table-cell table:formula="of:=[.D181]*100" office:value-type="float" office:value="48.2559204" calcext:value-type="float">
            <text:p>48,2559204</text:p>
          </table:table-cell>
          <table:table-cell office:value-type="float" office:value="0.482559204" calcext:value-type="float">
            <text:p>0,482559204</text:p>
          </table:table-cell>
          <table:table-cell table:formula="of:=([.D181]-[.D180])*17875" office:value-type="float" office:value="-607.961657875001" calcext:value-type="float">
            <text:p>-607,961657875001</text:p>
          </table:table-cell>
          <table:table-cell table:formula="of:=[.F180]+[.B181]*[.D181]" office:value-type="float" office:value="3085.73443509684" calcext:value-type="float">
            <text:p>3085,73443509684</text:p>
          </table:table-cell>
          <table:table-cell table:formula="of:=[.G180]+[.D181]^2" office:value-type="float" office:value="22.7462727843533" calcext:value-type="float">
            <text:p>22,7462727843533</text:p>
          </table:table-cell>
          <table:table-cell/>
          <table:table-cell table:formula="of:=([.B181]-[.D181]*[.$H$2])/[.E181]" office:value-type="float" office:value="0.100050372838137" calcext:value-type="float">
            <text:p>0,100050372838137</text:p>
          </table:table-cell>
        </table:table-row>
        <table:table-row table:style-name="ro1">
          <table:table-cell table:formula="of:=[.A181]+1/17875" office:value-type="float" office:value="0.0100699300699301" calcext:value-type="float">
            <text:p>0,01006993006993</text:p>
          </table:table-cell>
          <table:table-cell office:value-type="float" office:value="-8.54470825" calcext:value-type="float">
            <text:p>-8,54470825</text:p>
          </table:table-cell>
          <table:table-cell table:formula="of:=[.D182]*100" office:value-type="float" office:value="44.758606" calcext:value-type="float">
            <text:p>44,758606</text:p>
          </table:table-cell>
          <table:table-cell office:value-type="float" office:value="0.44758606" calcext:value-type="float">
            <text:p>0,44758606</text:p>
          </table:table-cell>
          <table:table-cell table:formula="of:=([.D182]-[.D181])*17875" office:value-type="float" office:value="-625.144949" calcext:value-type="float">
            <text:p>-625,144949</text:p>
          </table:table-cell>
          <table:table-cell table:formula="of:=[.F181]+[.B182]*[.D182]" office:value-type="float" office:value="3081.90994279737" calcext:value-type="float">
            <text:p>3081,90994279737</text:p>
          </table:table-cell>
          <table:table-cell table:formula="of:=[.G181]+[.D182]^2" office:value-type="float" office:value="22.9466060654596" calcext:value-type="float">
            <text:p>22,9466060654596</text:p>
          </table:table-cell>
          <table:table-cell/>
          <table:table-cell table:formula="of:=([.B182]-[.D182]*[.$H$2])/[.E182]" office:value-type="float" office:value="0.100331078210189" calcext:value-type="float">
            <text:p>0,100331078210189</text:p>
          </table:table-cell>
        </table:table-row>
        <table:table-row table:style-name="ro1">
          <table:table-cell table:formula="of:=[.A182]+1/17875" office:value-type="float" office:value="0.0101258741258741" calcext:value-type="float">
            <text:p>0,010125874125874</text:p>
          </table:table-cell>
          <table:table-cell office:value-type="float" office:value="-14.1880188" calcext:value-type="float">
            <text:p>-14,1880188</text:p>
          </table:table-cell>
          <table:table-cell table:formula="of:=[.D183]*100" office:value-type="float" office:value="41.8701172" calcext:value-type="float">
            <text:p>41,8701172</text:p>
          </table:table-cell>
          <table:table-cell office:value-type="float" office:value="0.418701172" calcext:value-type="float">
            <text:p>0,418701172</text:p>
          </table:table-cell>
          <table:table-cell table:formula="of:=([.D183]-[.D182])*17875" office:value-type="float" office:value="-516.317373" calcext:value-type="float">
            <text:p>-516,317373</text:p>
          </table:table-cell>
          <table:table-cell table:formula="of:=[.F182]+[.B183]*[.D183]" office:value-type="float" office:value="3075.96940269745" calcext:value-type="float">
            <text:p>3075,96940269745</text:p>
          </table:table-cell>
          <table:table-cell table:formula="of:=[.G182]+[.D183]^2" office:value-type="float" office:value="23.1219167368938" calcext:value-type="float">
            <text:p>23,1219167368938</text:p>
          </table:table-cell>
          <table:table-cell/>
          <table:table-cell table:formula="of:=([.B183]-[.D183]*[.$H$2])/[.E183]" office:value-type="float" office:value="0.12563685262091" calcext:value-type="float">
            <text:p>0,12563685262091</text:p>
          </table:table-cell>
        </table:table-row>
        <table:table-row table:style-name="ro1">
          <table:table-cell table:formula="of:=[.A183]+1/17875" office:value-type="float" office:value="0.0101818181818182" calcext:value-type="float">
            <text:p>0,010181818181818</text:p>
          </table:table-cell>
          <table:table-cell office:value-type="float" office:value="-19.8159943" calcext:value-type="float">
            <text:p>-19,8159943</text:p>
          </table:table-cell>
          <table:table-cell table:formula="of:=[.D184]*100" office:value-type="float" office:value="38.1561279" calcext:value-type="float">
            <text:p>38,1561279</text:p>
          </table:table-cell>
          <table:table-cell office:value-type="float" office:value="0.381561279" calcext:value-type="float">
            <text:p>0,381561279</text:p>
          </table:table-cell>
          <table:table-cell table:formula="of:=([.D184]-[.D183])*17875" office:value-type="float" office:value="-663.875587375" calcext:value-type="float">
            <text:p>-663,875587375</text:p>
          </table:table-cell>
          <table:table-cell table:formula="of:=[.F183]+[.B184]*[.D184]" office:value-type="float" office:value="3068.40838656769" calcext:value-type="float">
            <text:p>3068,40838656769</text:p>
          </table:table-cell>
          <table:table-cell table:formula="of:=[.G183]+[.D184]^2" office:value-type="float" office:value="23.2675057465259" calcext:value-type="float">
            <text:p>23,2675057465259</text:p>
          </table:table-cell>
          <table:table-cell/>
          <table:table-cell table:formula="of:=([.B184]-[.D184]*[.$H$2])/[.E184]" office:value-type="float" office:value="0.0994176855622225" calcext:value-type="float">
            <text:p>0,099417685562223</text:p>
          </table:table-cell>
        </table:table-row>
        <table:table-row table:style-name="ro1">
          <table:table-cell table:formula="of:=[.A184]+1/17875" office:value-type="float" office:value="0.0102377622377622" calcext:value-type="float">
            <text:p>0,010237762237762</text:p>
          </table:table-cell>
          <table:table-cell office:value-type="float" office:value="-25.312088" calcext:value-type="float">
            <text:p>-25,312088</text:p>
          </table:table-cell>
          <table:table-cell table:formula="of:=[.D185]*100" office:value-type="float" office:value="35.1333618" calcext:value-type="float">
            <text:p>35,1333618</text:p>
          </table:table-cell>
          <table:table-cell office:value-type="float" office:value="0.351333618" calcext:value-type="float">
            <text:p>0,351333618</text:p>
          </table:table-cell>
          <table:table-cell table:formula="of:=([.D185]-[.D184])*17875" office:value-type="float" office:value="-540.319440375" calcext:value-type="float">
            <text:p>-540,319440375</text:p>
          </table:table-cell>
          <table:table-cell table:formula="of:=[.F184]+[.B185]*[.D185]" office:value-type="float" office:value="3059.51539911151" calcext:value-type="float">
            <text:p>3059,51539911151</text:p>
          </table:table-cell>
          <table:table-cell table:formula="of:=[.G184]+[.D185]^2" office:value-type="float" office:value="23.3909410576629" calcext:value-type="float">
            <text:p>23,3909410576629</text:p>
          </table:table-cell>
          <table:table-cell/>
          <table:table-cell table:formula="of:=([.B185]-[.D185]*[.$H$2])/[.E185]" office:value-type="float" office:value="0.125552114797106" calcext:value-type="float">
            <text:p>0,125552114797106</text:p>
          </table:table-cell>
        </table:table-row>
        <table:table-row table:style-name="ro1">
          <table:table-cell table:formula="of:=[.A185]+1/17875" office:value-type="float" office:value="0.0102937062937063" calcext:value-type="float">
            <text:p>0,010293706293706</text:p>
          </table:table-cell>
          <table:table-cell office:value-type="float" office:value="-31.4369202" calcext:value-type="float">
            <text:p>-31,4369202</text:p>
          </table:table-cell>
          <table:table-cell table:formula="of:=[.D186]*100" office:value-type="float" office:value="32.2235107" calcext:value-type="float">
            <text:p>32,2235107</text:p>
          </table:table-cell>
          <table:table-cell office:value-type="float" office:value="0.322235107" calcext:value-type="float">
            <text:p>0,322235107</text:p>
          </table:table-cell>
          <table:table-cell table:formula="of:=([.D186]-[.D185])*17875" office:value-type="float" office:value="-520.135884125" calcext:value-type="float">
            <text:p>-520,135884125</text:p>
          </table:table-cell>
          <table:table-cell table:formula="of:=[.F185]+[.B186]*[.D186]" office:value-type="float" office:value="3049.38531976711" calcext:value-type="float">
            <text:p>3049,38531976711</text:p>
          </table:table-cell>
          <table:table-cell table:formula="of:=[.G185]+[.D186]^2" office:value-type="float" office:value="23.4947765218462" calcext:value-type="float">
            <text:p>23,4947765218462</text:p>
          </table:table-cell>
          <table:table-cell/>
          <table:table-cell table:formula="of:=([.B186]-[.D186]*[.$H$2])/[.E186]" office:value-type="float" office:value="0.135427948261123" calcext:value-type="float">
            <text:p>0,135427948261123</text:p>
          </table:table-cell>
        </table:table-row>
        <table:table-row table:style-name="ro1">
          <table:table-cell table:formula="of:=[.A186]+1/17875" office:value-type="float" office:value="0.0103496503496503" calcext:value-type="float">
            <text:p>0,01034965034965</text:p>
          </table:table-cell>
          <table:table-cell office:value-type="float" office:value="-36.2736053" calcext:value-type="float">
            <text:p>-36,2736053</text:p>
          </table:table-cell>
          <table:table-cell table:formula="of:=[.D187]*100" office:value-type="float" office:value="29.0176392" calcext:value-type="float">
            <text:p>29,0176392</text:p>
          </table:table-cell>
          <table:table-cell office:value-type="float" office:value="0.290176392" calcext:value-type="float">
            <text:p>0,290176392</text:p>
          </table:table-cell>
          <table:table-cell table:formula="of:=([.D187]-[.D186])*17875" office:value-type="float" office:value="-573.049530625" calcext:value-type="float">
            <text:p>-573,049530625</text:p>
          </table:table-cell>
          <table:table-cell table:formula="of:=[.F186]+[.B187]*[.D187]" office:value-type="float" office:value="3038.85957585633" calcext:value-type="float">
            <text:p>3038,85957585633</text:p>
          </table:table-cell>
          <table:table-cell table:formula="of:=[.G186]+[.D187]^2" office:value-type="float" office:value="23.5789788603203" calcext:value-type="float">
            <text:p>23,5789788603203</text:p>
          </table:table-cell>
          <table:table-cell/>
          <table:table-cell table:formula="of:=([.B187]-[.D187]*[.$H$2])/[.E187]" office:value-type="float" office:value="0.124591614801699" calcext:value-type="float">
            <text:p>0,124591614801699</text:p>
          </table:table-cell>
        </table:table-row>
        <table:table-row table:style-name="ro1">
          <table:table-cell table:formula="of:=[.A187]+1/17875" office:value-type="float" office:value="0.0104055944055944" calcext:value-type="float">
            <text:p>0,010405594405594</text:p>
          </table:table-cell>
          <table:table-cell office:value-type="float" office:value="-40.7637177" calcext:value-type="float">
            <text:p>-40,7637177</text:p>
          </table:table-cell>
          <table:table-cell table:formula="of:=[.D188]*100" office:value-type="float" office:value="26.1306763" calcext:value-type="float">
            <text:p>26,1306763</text:p>
          </table:table-cell>
          <table:table-cell office:value-type="float" office:value="0.261306763" calcext:value-type="float">
            <text:p>0,261306763</text:p>
          </table:table-cell>
          <table:table-cell table:formula="of:=([.D188]-[.D187])*17875" office:value-type="float" office:value="-516.044618375" calcext:value-type="float">
            <text:p>-516,044618375</text:p>
          </table:table-cell>
          <table:table-cell table:formula="of:=[.F187]+[.B188]*[.D188]" office:value-type="float" office:value="3028.2077407363" calcext:value-type="float">
            <text:p>3028,2077407363</text:p>
          </table:table-cell>
          <table:table-cell table:formula="of:=[.G187]+[.D188]^2" office:value-type="float" office:value="23.6472600847098" calcext:value-type="float">
            <text:p>23,6472600847098</text:p>
          </table:table-cell>
          <table:table-cell/>
          <table:table-cell table:formula="of:=([.B188]-[.D188]*[.$H$2])/[.E188]" office:value-type="float" office:value="0.140284067621415" calcext:value-type="float">
            <text:p>0,140284067621415</text:p>
          </table:table-cell>
        </table:table-row>
        <table:table-row table:style-name="ro1">
          <table:table-cell table:formula="of:=[.A188]+1/17875" office:value-type="float" office:value="0.0104615384615385" calcext:value-type="float">
            <text:p>0,010461538461539</text:p>
          </table:table-cell>
          <table:table-cell office:value-type="float" office:value="-45.7874908" calcext:value-type="float">
            <text:p>-45,7874908</text:p>
          </table:table-cell>
          <table:table-cell table:formula="of:=[.D189]*100" office:value-type="float" office:value="23.7258911" calcext:value-type="float">
            <text:p>23,7258911</text:p>
          </table:table-cell>
          <table:table-cell office:value-type="float" office:value="0.237258911" calcext:value-type="float">
            <text:p>0,237258911</text:p>
          </table:table-cell>
          <table:table-cell table:formula="of:=([.D189]-[.D188])*17875" office:value-type="float" office:value="-429.8553545" calcext:value-type="float">
            <text:p>-429,8553545</text:p>
          </table:table-cell>
          <table:table-cell table:formula="of:=[.F188]+[.B189]*[.D189]" office:value-type="float" office:value="3017.34425053167" calcext:value-type="float">
            <text:p>3017,34425053167</text:p>
          </table:table-cell>
          <table:table-cell table:formula="of:=[.G188]+[.D189]^2" office:value-type="float" office:value="23.7035518755587" calcext:value-type="float">
            <text:p>23,7035518755587</text:p>
          </table:table-cell>
          <table:table-cell/>
          <table:table-cell table:formula="of:=([.B189]-[.D189]*[.$H$2])/[.E189]" office:value-type="float" office:value="0.173327627193241" calcext:value-type="float">
            <text:p>0,173327627193241</text:p>
          </table:table-cell>
        </table:table-row>
        <table:table-row table:style-name="ro1">
          <table:table-cell table:formula="of:=[.A189]+1/17875" office:value-type="float" office:value="0.0105174825174825" calcext:value-type="float">
            <text:p>0,010517482517483</text:p>
          </table:table-cell>
          <table:table-cell office:value-type="float" office:value="-50.9124756" calcext:value-type="float">
            <text:p>-50,9124756</text:p>
          </table:table-cell>
          <table:table-cell table:formula="of:=[.D190]*100" office:value-type="float" office:value="21.3363647" calcext:value-type="float">
            <text:p>21,3363647</text:p>
          </table:table-cell>
          <table:table-cell office:value-type="float" office:value="0.213363647" calcext:value-type="float">
            <text:p>0,213363647</text:p>
          </table:table-cell>
          <table:table-cell table:formula="of:=([.D190]-[.D189])*17875" office:value-type="float" office:value="-427.127844" calcext:value-type="float">
            <text:p>-427,127844</text:p>
          </table:table-cell>
          <table:table-cell table:formula="of:=[.F189]+[.B190]*[.D190]" office:value-type="float" office:value="3006.48137905985" calcext:value-type="float">
            <text:p>3006,48137905985</text:p>
          </table:table-cell>
          <table:table-cell table:formula="of:=[.G189]+[.D190]^2" office:value-type="float" office:value="23.7490759214199" calcext:value-type="float">
            <text:p>23,7490759214199</text:p>
          </table:table-cell>
          <table:table-cell/>
          <table:table-cell table:formula="of:=([.B190]-[.D190]*[.$H$2])/[.E190]" office:value-type="float" office:value="0.179661573166842" calcext:value-type="float">
            <text:p>0,179661573166842</text:p>
          </table:table-cell>
        </table:table-row>
        <table:table-row table:style-name="ro1">
          <table:table-cell table:formula="of:=[.A190]+1/17875" office:value-type="float" office:value="0.0105734265734266" calcext:value-type="float">
            <text:p>0,010573426573427</text:p>
          </table:table-cell>
          <table:table-cell office:value-type="float" office:value="-54.9394684" calcext:value-type="float">
            <text:p>-54,9394684</text:p>
          </table:table-cell>
          <table:table-cell table:formula="of:=[.D191]*100" office:value-type="float" office:value="18.6080933" calcext:value-type="float">
            <text:p>18,6080933</text:p>
          </table:table-cell>
          <table:table-cell office:value-type="float" office:value="0.186080933" calcext:value-type="float">
            <text:p>0,186080933</text:p>
          </table:table-cell>
          <table:table-cell table:formula="of:=([.D191]-[.D190])*17875" office:value-type="float" office:value="-487.67851275" calcext:value-type="float">
            <text:p>-487,67851275</text:p>
          </table:table-cell>
          <table:table-cell table:formula="of:=[.F190]+[.B191]*[.D191]" office:value-type="float" office:value="2996.25819152146" calcext:value-type="float">
            <text:p>2996,25819152146</text:p>
          </table:table-cell>
          <table:table-cell table:formula="of:=[.G190]+[.D191]^2" office:value-type="float" office:value="23.783702035046" calcext:value-type="float">
            <text:p>23,783702035046</text:p>
          </table:table-cell>
          <table:table-cell/>
          <table:table-cell table:formula="of:=([.B191]-[.D191]*[.$H$2])/[.E191]" office:value-type="float" office:value="0.158840494423807" calcext:value-type="float">
            <text:p>0,158840494423807</text:p>
          </table:table-cell>
        </table:table-row>
        <table:table-row table:style-name="ro1">
          <table:table-cell table:formula="of:=[.A191]+1/17875" office:value-type="float" office:value="0.0106293706293706" calcext:value-type="float">
            <text:p>0,010629370629371</text:p>
          </table:table-cell>
          <table:table-cell office:value-type="float" office:value="-59.4510498" calcext:value-type="float">
            <text:p>-59,4510498</text:p>
          </table:table-cell>
          <table:table-cell table:formula="of:=[.D192]*100" office:value-type="float" office:value="16.3513184" calcext:value-type="float">
            <text:p>16,3513184</text:p>
          </table:table-cell>
          <table:table-cell office:value-type="float" office:value="0.163513184" calcext:value-type="float">
            <text:p>0,163513184</text:p>
          </table:table-cell>
          <table:table-cell table:formula="of:=([.D192]-[.D191])*17875" office:value-type="float" office:value="-403.398513375" calcext:value-type="float">
            <text:p>-403,398513375</text:p>
          </table:table-cell>
          <table:table-cell table:formula="of:=[.F191]+[.B192]*[.D192]" office:value-type="float" office:value="2986.53716107651" calcext:value-type="float">
            <text:p>2986,53716107651</text:p>
          </table:table-cell>
          <table:table-cell table:formula="of:=[.G191]+[.D192]^2" office:value-type="float" office:value="23.8104385963878" calcext:value-type="float">
            <text:p>23,8104385963878</text:p>
          </table:table-cell>
          <table:table-cell/>
          <table:table-cell table:formula="of:=([.B192]-[.D192]*[.$H$2])/[.E192]" office:value-type="float" office:value="0.196438576324152" calcext:value-type="float">
            <text:p>0,196438576324152</text:p>
          </table:table-cell>
        </table:table-row>
        <table:table-row table:style-name="ro1">
          <table:table-cell table:formula="of:=[.A192]+1/17875" office:value-type="float" office:value="0.0106853146853147" calcext:value-type="float">
            <text:p>0,010685314685315</text:p>
          </table:table-cell>
          <table:table-cell office:value-type="float" office:value="-63.361496" calcext:value-type="float">
            <text:p>-63,361496</text:p>
          </table:table-cell>
          <table:table-cell table:formula="of:=[.D193]*100" office:value-type="float" office:value="14.5889282" calcext:value-type="float">
            <text:p>14,5889282</text:p>
          </table:table-cell>
          <table:table-cell office:value-type="float" office:value="0.145889282" calcext:value-type="float">
            <text:p>0,145889282</text:p>
          </table:table-cell>
          <table:table-cell table:formula="of:=([.D193]-[.D192])*17875" office:value-type="float" office:value="-315.02724825" calcext:value-type="float">
            <text:p>-315,02724825</text:p>
          </table:table-cell>
          <table:table-cell table:formula="of:=[.F192]+[.B193]*[.D193]" office:value-type="float" office:value="2977.29339791863" calcext:value-type="float">
            <text:p>2977,29339791863</text:p>
          </table:table-cell>
          <table:table-cell table:formula="of:=[.G192]+[.D193]^2" office:value-type="float" office:value="23.8317222789903" calcext:value-type="float">
            <text:p>23,8317222789903</text:p>
          </table:table-cell>
          <table:table-cell/>
          <table:table-cell table:formula="of:=([.B193]-[.D193]*[.$H$2])/[.E193]" office:value-type="float" office:value="0.257184869328399" calcext:value-type="float">
            <text:p>0,257184869328399</text:p>
          </table:table-cell>
        </table:table-row>
        <table:table-row table:style-name="ro1">
          <table:table-cell table:formula="of:=[.A193]+1/17875" office:value-type="float" office:value="0.0107412587412587" calcext:value-type="float">
            <text:p>0,010741258741259</text:p>
          </table:table-cell>
          <table:table-cell office:value-type="float" office:value="-67.5081024" calcext:value-type="float">
            <text:p>-67,5081024</text:p>
          </table:table-cell>
          <table:table-cell table:formula="of:=[.D194]*100" office:value-type="float" office:value="12.3443604" calcext:value-type="float">
            <text:p>12,3443604</text:p>
          </table:table-cell>
          <table:table-cell office:value-type="float" office:value="0.123443604" calcext:value-type="float">
            <text:p>0,123443604</text:p>
          </table:table-cell>
          <table:table-cell table:formula="of:=([.D194]-[.D193])*17875" office:value-type="float" office:value="-401.21649425" calcext:value-type="float">
            <text:p>-401,21649425</text:p>
          </table:table-cell>
          <table:table-cell table:formula="of:=[.F193]+[.B194]*[.D194]" office:value-type="float" office:value="2968.95995445917" calcext:value-type="float">
            <text:p>2968,95995445917</text:p>
          </table:table-cell>
          <table:table-cell table:formula="of:=[.G193]+[.D194]^2" office:value-type="float" office:value="23.8469606023588" calcext:value-type="float">
            <text:p>23,8469606023588</text:p>
          </table:table-cell>
          <table:table-cell/>
          <table:table-cell table:formula="of:=([.B194]-[.D194]*[.$H$2])/[.E194]" office:value-type="float" office:value="0.205499966132942" calcext:value-type="float">
            <text:p>0,205499966132942</text:p>
          </table:table-cell>
        </table:table-row>
        <table:table-row table:style-name="ro1">
          <table:table-cell table:formula="of:=[.A194]+1/17875" office:value-type="float" office:value="0.0107972027972028" calcext:value-type="float">
            <text:p>0,010797202797203</text:p>
          </table:table-cell>
          <table:table-cell office:value-type="float" office:value="-72.5502777" calcext:value-type="float">
            <text:p>-72,5502777</text:p>
          </table:table-cell>
          <table:table-cell table:formula="of:=[.D195]*100" office:value-type="float" office:value="9.77935791" calcext:value-type="float">
            <text:p>9,77935791</text:p>
          </table:table-cell>
          <table:table-cell office:value-type="float" office:value="0.0977935791" calcext:value-type="float">
            <text:p>0,0977935791</text:p>
          </table:table-cell>
          <table:table-cell table:formula="of:=([.D195]-[.D194])*17875" office:value-type="float" office:value="-458.4941950875" calcext:value-type="float">
            <text:p>-458,4941950875</text:p>
          </table:table-cell>
          <table:table-cell table:formula="of:=[.F194]+[.B195]*[.D195]" office:value-type="float" office:value="2961.86500313819" calcext:value-type="float">
            <text:p>2961,86500313819</text:p>
          </table:table-cell>
          <table:table-cell table:formula="of:=[.G194]+[.D195]^2" office:value-type="float" office:value="23.856524186472" calcext:value-type="float">
            <text:p>23,856524186472</text:p>
          </table:table-cell>
          <table:table-cell/>
          <table:table-cell table:formula="of:=([.B195]-[.D195]*[.$H$2])/[.E195]" office:value-type="float" office:value="0.18405340612245" calcext:value-type="float">
            <text:p>0,18405340612245</text:p>
          </table:table-cell>
        </table:table-row>
        <table:table-row table:style-name="ro1">
          <table:table-cell table:formula="of:=[.A195]+1/17875" office:value-type="float" office:value="0.0108531468531468" calcext:value-type="float">
            <text:p>0,010853146853147</text:p>
          </table:table-cell>
          <table:table-cell office:value-type="float" office:value="-77.3900299" calcext:value-type="float">
            <text:p>-77,3900299</text:p>
          </table:table-cell>
          <table:table-cell table:formula="of:=[.D196]*100" office:value-type="float" office:value="8.17565918" calcext:value-type="float">
            <text:p>8,17565918</text:p>
          </table:table-cell>
          <table:table-cell office:value-type="float" office:value="0.0817565918" calcext:value-type="float">
            <text:p>0,0817565918</text:p>
          </table:table-cell>
          <table:table-cell table:formula="of:=([.D196]-[.D195])*17875" office:value-type="float" office:value="-286.6611479875" calcext:value-type="float">
            <text:p>-286,6611479875</text:p>
          </table:table-cell>
          <table:table-cell table:formula="of:=[.F195]+[.B196]*[.D196]" office:value-type="float" office:value="2955.53785805426" calcext:value-type="float">
            <text:p>2955,53785805426</text:p>
          </table:table-cell>
          <table:table-cell table:formula="of:=[.G195]+[.D196]^2" office:value-type="float" office:value="23.8632083267748" calcext:value-type="float">
            <text:p>23,8632083267748</text:p>
          </table:table-cell>
          <table:table-cell/>
          <table:table-cell table:formula="of:=([.B196]-[.D196]*[.$H$2])/[.E196]" office:value-type="float" office:value="0.304491977437173" calcext:value-type="float">
            <text:p>0,304491977437173</text:p>
          </table:table-cell>
        </table:table-row>
        <table:table-row table:style-name="ro1">
          <table:table-cell table:formula="of:=[.A196]+1/17875" office:value-type="float" office:value="0.0109090909090909" calcext:value-type="float">
            <text:p>0,010909090909091</text:p>
          </table:table-cell>
          <table:table-cell office:value-type="float" office:value="-82.0089569" calcext:value-type="float">
            <text:p>-82,0089569</text:p>
          </table:table-cell>
          <table:table-cell table:formula="of:=[.D197]*100" office:value-type="float" office:value="5.77392578" calcext:value-type="float">
            <text:p>5,77392578</text:p>
          </table:table-cell>
          <table:table-cell office:value-type="float" office:value="0.0577392578" calcext:value-type="float">
            <text:p>0,0577392578</text:p>
          </table:table-cell>
          <table:table-cell table:formula="of:=([.D197]-[.D196])*17875" office:value-type="float" office:value="-429.30984525" calcext:value-type="float">
            <text:p>-429,30984525</text:p>
          </table:table-cell>
          <table:table-cell table:formula="of:=[.F196]+[.B197]*[.D197]" office:value-type="float" office:value="2950.80272174991" calcext:value-type="float">
            <text:p>2950,80272174991</text:p>
          </table:table-cell>
          <table:table-cell table:formula="of:=[.G196]+[.D197]^2" office:value-type="float" office:value="23.8665421486661" calcext:value-type="float">
            <text:p>23,8665421486661</text:p>
          </table:table-cell>
          <table:table-cell/>
          <table:table-cell table:formula="of:=([.B197]-[.D197]*[.$H$2])/[.E197]" office:value-type="float" office:value="0.207304442571642" calcext:value-type="float">
            <text:p>0,207304442571642</text:p>
          </table:table-cell>
        </table:table-row>
        <table:table-row table:style-name="ro1">
          <table:table-cell table:formula="of:=[.A197]+1/17875" office:value-type="float" office:value="0.010965034965035" calcext:value-type="float">
            <text:p>0,010965034965035</text:p>
          </table:table-cell>
          <table:table-cell office:value-type="float" office:value="-88.130722" calcext:value-type="float">
            <text:p>-88,130722</text:p>
          </table:table-cell>
          <table:table-cell table:formula="of:=[.D198]*100" office:value-type="float" office:value="3.84674072" calcext:value-type="float">
            <text:p>3,84674072</text:p>
          </table:table-cell>
          <table:table-cell office:value-type="float" office:value="0.0384674072" calcext:value-type="float">
            <text:p>0,0384674072</text:p>
          </table:table-cell>
          <table:table-cell table:formula="of:=([.D198]-[.D197])*17875" office:value-type="float" office:value="-344.484329475" calcext:value-type="float">
            <text:p>-344,484329475</text:p>
          </table:table-cell>
          <table:table-cell table:formula="of:=[.F197]+[.B198]*[.D198]" office:value-type="float" office:value="2947.4125613799" calcext:value-type="float">
            <text:p>2947,4125613799</text:p>
          </table:table-cell>
          <table:table-cell table:formula="of:=[.G197]+[.D198]^2" office:value-type="float" office:value="23.8680218900828" calcext:value-type="float">
            <text:p>23,8680218900828</text:p>
          </table:table-cell>
          <table:table-cell/>
          <table:table-cell table:formula="of:=([.B198]-[.D198]*[.$H$2])/[.E198]" office:value-type="float" office:value="0.269350127051319" calcext:value-type="float">
            <text:p>0,269350127051319</text:p>
          </table:table-cell>
        </table:table-row>
        <table:table-row table:style-name="ro1">
          <table:table-cell/>
          <table:table-cell office:value-type="float" office:value="-94.4150391" calcext:value-type="float">
            <text:p>-94,4150391</text:p>
          </table:table-cell>
          <table:table-cell table:formula="of:=[.D199]*100" office:value-type="float" office:value="2.08282471" calcext:value-type="float">
            <text:p>2,08282471</text:p>
          </table:table-cell>
          <table:table-cell office:value-type="float" office:value="0.0208282471" calcext:value-type="float">
            <text:p>0,0208282471</text:p>
          </table:table-cell>
          <table:table-cell table:formula="of:=([.D199]-[.D198])*17875" office:value-type="float" office:value="-315.2999867875" calcext:value-type="float">
            <text:p>-315,2999867875</text:p>
          </table:table-cell>
          <table:table-cell table:formula="of:=[.F198]+[.B199]*[.D199]" office:value-type="float" office:value="2945.44606161557" calcext:value-type="float">
            <text:p>2945,44606161557</text:p>
          </table:table-cell>
          <table:table-cell table:formula="of:=[.G198]+[.D199]^2" office:value-type="float" office:value="23.86845570596" calcext:value-type="float">
            <text:p>23,86845570596</text:p>
          </table:table-cell>
          <table:table-cell/>
          <table:table-cell table:formula="of:=([.B199]-[.D199]*[.$H$2])/[.E199]" office:value-type="float" office:value="0.307440970562036" calcext:value-type="float">
            <text:p>0,307440970562036</text:p>
          </table:table-cell>
        </table:table-row>
        <table:table-row table:style-name="ro1">
          <table:table-cell/>
          <table:table-cell office:value-type="float" office:value="-99.8007202" calcext:value-type="float">
            <text:p>-99,8007202</text:p>
          </table:table-cell>
          <table:table-cell table:formula="of:=[.D200]*100" office:value-type="float" office:value="0.32043457" calcext:value-type="float">
            <text:p>0,32043457</text:p>
          </table:table-cell>
          <table:table-cell office:value-type="float" office:value="0.0032043457" calcext:value-type="float">
            <text:p>0,0032043457</text:p>
          </table:table-cell>
          <table:table-cell table:formula="of:=([.D200]-[.D199])*17875" office:value-type="float" office:value="-315.027237525" calcext:value-type="float">
            <text:p>-315,027237525</text:p>
          </table:table-cell>
          <table:table-cell table:formula="of:=[.F199]+[.B200]*[.D200]" office:value-type="float" office:value="2945.12626560694" calcext:value-type="float">
            <text:p>2945,12626560694</text:p>
          </table:table-cell>
          <table:table-cell table:formula="of:=[.G199]+[.D200]^2" office:value-type="float" office:value="23.8684659737914" calcext:value-type="float">
            <text:p>23,8684659737914</text:p>
          </table:table-cell>
          <table:table-cell/>
          <table:table-cell table:formula="of:=([.B200]-[.D200]*[.$H$2])/[.E200]" office:value-type="float" office:value="0.318031487478023" calcext:value-type="float">
            <text:p>0,318031487478023</text:p>
          </table:table-cell>
        </table:table-row>
        <table:table-row table:style-name="ro1">
          <table:table-cell/>
          <table:table-cell office:value-type="float" office:value="-106.017563" calcext:value-type="float">
            <text:p>-106,017563</text:p>
          </table:table-cell>
          <table:table-cell table:formula="of:=[.D201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01]-[.D200])*17875" office:value-type="float" office:value="-57.2776793875" calcext:value-type="float">
            <text:p>-57,2776793875</text:p>
          </table:table-cell>
          <table:table-cell table:formula="of:=[.F200]+[.B201]*[.D201]" office:value-type="float" office:value="2945.12626560694" calcext:value-type="float">
            <text:p>2945,12626560694</text:p>
          </table:table-cell>
          <table:table-cell table:formula="of:=[.G200]+[.D201]^2" office:value-type="float" office:value="23.8684659737914" calcext:value-type="float">
            <text:p>23,8684659737914</text:p>
          </table:table-cell>
          <table:table-cell/>
          <table:table-cell table:formula="of:=([.B201]-[.D201]*[.$H$2])/[.E201]" office:value-type="float" office:value="1.85094026388116" calcext:value-type="float">
            <text:p>1,85094026388116</text:p>
          </table:table-cell>
        </table:table-row>
        <table:table-row table:style-name="ro1">
          <table:table-cell/>
          <table:table-cell office:value-type="float" office:value="-111.731415" calcext:value-type="float">
            <text:p>-111,731415</text:p>
          </table:table-cell>
          <table:table-cell table:formula="of:=[.D202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02]-[.D201])*17875" office:value-type="float" office:value="0" calcext:value-type="float">
            <text:p>0</text:p>
          </table:table-cell>
          <table:table-cell table:formula="of:=[.F201]+[.B202]*[.D202]" office:value-type="float" office:value="2945.12626560694" calcext:value-type="float">
            <text:p>2945,12626560694</text:p>
          </table:table-cell>
          <table:table-cell table:formula="of:=[.G201]+[.D202]^2" office:value-type="float" office:value="23.8684659737914" calcext:value-type="float">
            <text:p>23,8684659737914</text:p>
          </table:table-cell>
          <table:table-cell/>
          <table:table-cell table:formula="of:=([.B202]-[.D202]*[.$H$2])/[.E202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116.650909" calcext:value-type="float">
            <text:p>-116,650909</text:p>
          </table:table-cell>
          <table:table-cell table:formula="of:=[.D203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03]-[.D202])*17875" office:value-type="float" office:value="0" calcext:value-type="float">
            <text:p>0</text:p>
          </table:table-cell>
          <table:table-cell table:formula="of:=[.F202]+[.B203]*[.D203]" office:value-type="float" office:value="2945.12626560694" calcext:value-type="float">
            <text:p>2945,12626560694</text:p>
          </table:table-cell>
          <table:table-cell table:formula="of:=[.G202]+[.D203]^2" office:value-type="float" office:value="23.8684659737914" calcext:value-type="float">
            <text:p>23,8684659737914</text:p>
          </table:table-cell>
          <table:table-cell/>
          <table:table-cell table:formula="of:=([.B203]-[.D203]*[.$H$2])/[.E203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122.128601" calcext:value-type="float">
            <text:p>-122,128601</text:p>
          </table:table-cell>
          <table:table-cell table:formula="of:=[.D204]*100" office:value-type="float" office:value="0.160217285" calcext:value-type="float">
            <text:p>0,160217285</text:p>
          </table:table-cell>
          <table:table-cell office:value-type="float" office:value="0.00160217285" calcext:value-type="float">
            <text:p>0,00160217285</text:p>
          </table:table-cell>
          <table:table-cell table:formula="of:=([.D204]-[.D203])*17875" office:value-type="float" office:value="28.63883969375" calcext:value-type="float">
            <text:p>28,63883969375</text:p>
          </table:table-cell>
          <table:table-cell table:formula="of:=[.F203]+[.B204]*[.D204]" office:value-type="float" office:value="2944.93059447821" calcext:value-type="float">
            <text:p>2944,93059447821</text:p>
          </table:table-cell>
          <table:table-cell table:formula="of:=[.G203]+[.D204]^2" office:value-type="float" office:value="23.8684685407492" calcext:value-type="float">
            <text:p>23,8684685407492</text:p>
          </table:table-cell>
          <table:table-cell/>
          <table:table-cell table:formula="of:=([.B204]-[.D204]*[.$H$2])/[.E204]" office:value-type="float" office:value="-4.27121114825679" calcext:value-type="float">
            <text:p>-4,27121114825679</text:p>
          </table:table-cell>
        </table:table-row>
        <table:table-row table:style-name="ro1">
          <table:table-cell/>
          <table:table-cell office:value-type="float" office:value="-127.048096" calcext:value-type="float">
            <text:p>-127,048096</text:p>
          </table:table-cell>
          <table:table-cell table:formula="of:=[.D205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05]-[.D204])*17875" office:value-type="float" office:value="-28.63883969375" calcext:value-type="float">
            <text:p>-28,63883969375</text:p>
          </table:table-cell>
          <table:table-cell table:formula="of:=[.F204]+[.B205]*[.D205]" office:value-type="float" office:value="2944.93059447821" calcext:value-type="float">
            <text:p>2944,93059447821</text:p>
          </table:table-cell>
          <table:table-cell table:formula="of:=[.G204]+[.D205]^2" office:value-type="float" office:value="23.8684685407492" calcext:value-type="float">
            <text:p>23,8684685407492</text:p>
          </table:table-cell>
          <table:table-cell/>
          <table:table-cell table:formula="of:=([.B205]-[.D205]*[.$H$2])/[.E205]" office:value-type="float" office:value="4.43621659810912" calcext:value-type="float">
            <text:p>4,43621659810912</text:p>
          </table:table-cell>
        </table:table-row>
        <table:table-row table:style-name="ro1">
          <table:table-cell/>
          <table:table-cell office:value-type="float" office:value="-132.117874" calcext:value-type="float">
            <text:p>-132,117874</text:p>
          </table:table-cell>
          <table:table-cell table:formula="of:=[.D206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06]-[.D205])*17875" office:value-type="float" office:value="0" calcext:value-type="float">
            <text:p>0</text:p>
          </table:table-cell>
          <table:table-cell table:formula="of:=[.F205]+[.B206]*[.D206]" office:value-type="float" office:value="2944.93059447821" calcext:value-type="float">
            <text:p>2944,93059447821</text:p>
          </table:table-cell>
          <table:table-cell table:formula="of:=[.G205]+[.D206]^2" office:value-type="float" office:value="23.8684685407492" calcext:value-type="float">
            <text:p>23,8684685407492</text:p>
          </table:table-cell>
          <table:table-cell/>
          <table:table-cell table:formula="of:=([.B206]-[.D206]*[.$H$2])/[.E206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137.273529" calcext:value-type="float">
            <text:p>-137,273529</text:p>
          </table:table-cell>
          <table:table-cell table:formula="of:=[.D207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07]-[.D206])*17875" office:value-type="float" office:value="0" calcext:value-type="float">
            <text:p>0</text:p>
          </table:table-cell>
          <table:table-cell table:formula="of:=[.F206]+[.B207]*[.D207]" office:value-type="float" office:value="2944.93059447821" calcext:value-type="float">
            <text:p>2944,93059447821</text:p>
          </table:table-cell>
          <table:table-cell table:formula="of:=[.G206]+[.D207]^2" office:value-type="float" office:value="23.8684685407492" calcext:value-type="float">
            <text:p>23,8684685407492</text:p>
          </table:table-cell>
          <table:table-cell/>
          <table:table-cell table:formula="of:=([.B207]-[.D207]*[.$H$2])/[.E207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141.073563" calcext:value-type="float">
            <text:p>-141,073563</text:p>
          </table:table-cell>
          <table:table-cell table:formula="of:=[.D208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08]-[.D207])*17875" office:value-type="float" office:value="0" calcext:value-type="float">
            <text:p>0</text:p>
          </table:table-cell>
          <table:table-cell table:formula="of:=[.F207]+[.B208]*[.D208]" office:value-type="float" office:value="2944.93059447821" calcext:value-type="float">
            <text:p>2944,93059447821</text:p>
          </table:table-cell>
          <table:table-cell table:formula="of:=[.G207]+[.D208]^2" office:value-type="float" office:value="23.8684685407492" calcext:value-type="float">
            <text:p>23,8684685407492</text:p>
          </table:table-cell>
          <table:table-cell/>
          <table:table-cell table:formula="of:=([.B208]-[.D208]*[.$H$2])/[.E208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145.812103" calcext:value-type="float">
            <text:p>-145,812103</text:p>
          </table:table-cell>
          <table:table-cell table:formula="of:=[.D209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09]-[.D208])*17875" office:value-type="float" office:value="0" calcext:value-type="float">
            <text:p>0</text:p>
          </table:table-cell>
          <table:table-cell table:formula="of:=[.F208]+[.B209]*[.D209]" office:value-type="float" office:value="2944.93059447821" calcext:value-type="float">
            <text:p>2944,93059447821</text:p>
          </table:table-cell>
          <table:table-cell table:formula="of:=[.G208]+[.D209]^2" office:value-type="float" office:value="23.8684685407492" calcext:value-type="float">
            <text:p>23,8684685407492</text:p>
          </table:table-cell>
          <table:table-cell/>
          <table:table-cell table:formula="of:=([.B209]-[.D209]*[.$H$2])/[.E209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150.323685" calcext:value-type="float">
            <text:p>-150,323685</text:p>
          </table:table-cell>
          <table:table-cell table:formula="of:=[.D210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10]-[.D209])*17875" office:value-type="float" office:value="0" calcext:value-type="float">
            <text:p>0</text:p>
          </table:table-cell>
          <table:table-cell table:formula="of:=[.F209]+[.B210]*[.D210]" office:value-type="float" office:value="2944.93059447821" calcext:value-type="float">
            <text:p>2944,93059447821</text:p>
          </table:table-cell>
          <table:table-cell table:formula="of:=[.G209]+[.D210]^2" office:value-type="float" office:value="23.8684685407492" calcext:value-type="float">
            <text:p>23,8684685407492</text:p>
          </table:table-cell>
          <table:table-cell/>
          <table:table-cell table:formula="of:=([.B210]-[.D210]*[.$H$2])/[.E210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154.454956" calcext:value-type="float">
            <text:p>-154,454956</text:p>
          </table:table-cell>
          <table:table-cell table:formula="of:=[.D211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11]-[.D210])*17875" office:value-type="float" office:value="0" calcext:value-type="float">
            <text:p>0</text:p>
          </table:table-cell>
          <table:table-cell table:formula="of:=[.F210]+[.B211]*[.D211]" office:value-type="float" office:value="2944.93059447821" calcext:value-type="float">
            <text:p>2944,93059447821</text:p>
          </table:table-cell>
          <table:table-cell table:formula="of:=[.G210]+[.D211]^2" office:value-type="float" office:value="23.8684685407492" calcext:value-type="float">
            <text:p>23,8684685407492</text:p>
          </table:table-cell>
          <table:table-cell/>
          <table:table-cell table:formula="of:=([.B211]-[.D211]*[.$H$2])/[.E211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158.647568" calcext:value-type="float">
            <text:p>-158,647568</text:p>
          </table:table-cell>
          <table:table-cell table:formula="of:=[.D212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12]-[.D211])*17875" office:value-type="float" office:value="0" calcext:value-type="float">
            <text:p>0</text:p>
          </table:table-cell>
          <table:table-cell table:formula="of:=[.F211]+[.B212]*[.D212]" office:value-type="float" office:value="2944.93059447821" calcext:value-type="float">
            <text:p>2944,93059447821</text:p>
          </table:table-cell>
          <table:table-cell table:formula="of:=[.G211]+[.D212]^2" office:value-type="float" office:value="23.8684685407492" calcext:value-type="float">
            <text:p>23,8684685407492</text:p>
          </table:table-cell>
          <table:table-cell/>
          <table:table-cell table:formula="of:=([.B212]-[.D212]*[.$H$2])/[.E212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163.646805" calcext:value-type="float">
            <text:p>-163,646805</text:p>
          </table:table-cell>
          <table:table-cell table:formula="of:=[.D213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13]-[.D212])*17875" office:value-type="float" office:value="0" calcext:value-type="float">
            <text:p>0</text:p>
          </table:table-cell>
          <table:table-cell table:formula="of:=[.F212]+[.B213]*[.D213]" office:value-type="float" office:value="2944.93059447821" calcext:value-type="float">
            <text:p>2944,93059447821</text:p>
          </table:table-cell>
          <table:table-cell table:formula="of:=[.G212]+[.D213]^2" office:value-type="float" office:value="23.8684685407492" calcext:value-type="float">
            <text:p>23,8684685407492</text:p>
          </table:table-cell>
          <table:table-cell/>
          <table:table-cell table:formula="of:=([.B213]-[.D213]*[.$H$2])/[.E213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167.888489" calcext:value-type="float">
            <text:p>-167,888489</text:p>
          </table:table-cell>
          <table:table-cell table:formula="of:=[.D214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14]-[.D213])*17875" office:value-type="float" office:value="0" calcext:value-type="float">
            <text:p>0</text:p>
          </table:table-cell>
          <table:table-cell table:formula="of:=[.F213]+[.B214]*[.D214]" office:value-type="float" office:value="2944.93059447821" calcext:value-type="float">
            <text:p>2944,93059447821</text:p>
          </table:table-cell>
          <table:table-cell table:formula="of:=[.G213]+[.D214]^2" office:value-type="float" office:value="23.8684685407492" calcext:value-type="float">
            <text:p>23,8684685407492</text:p>
          </table:table-cell>
          <table:table-cell/>
          <table:table-cell table:formula="of:=([.B214]-[.D214]*[.$H$2])/[.E214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172.074966" calcext:value-type="float">
            <text:p>-172,074966</text:p>
          </table:table-cell>
          <table:table-cell table:formula="of:=[.D215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15]-[.D214])*17875" office:value-type="float" office:value="0" calcext:value-type="float">
            <text:p>0</text:p>
          </table:table-cell>
          <table:table-cell table:formula="of:=[.F214]+[.B215]*[.D215]" office:value-type="float" office:value="2944.93059447821" calcext:value-type="float">
            <text:p>2944,93059447821</text:p>
          </table:table-cell>
          <table:table-cell table:formula="of:=[.G214]+[.D215]^2" office:value-type="float" office:value="23.8684685407492" calcext:value-type="float">
            <text:p>23,8684685407492</text:p>
          </table:table-cell>
          <table:table-cell/>
          <table:table-cell table:formula="of:=([.B215]-[.D215]*[.$H$2])/[.E215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176.384125" calcext:value-type="float">
            <text:p>-176,384125</text:p>
          </table:table-cell>
          <table:table-cell table:formula="of:=[.D216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16]-[.D215])*17875" office:value-type="float" office:value="0" calcext:value-type="float">
            <text:p>0</text:p>
          </table:table-cell>
          <table:table-cell table:formula="of:=[.F215]+[.B216]*[.D216]" office:value-type="float" office:value="2944.93059447821" calcext:value-type="float">
            <text:p>2944,93059447821</text:p>
          </table:table-cell>
          <table:table-cell table:formula="of:=[.G215]+[.D216]^2" office:value-type="float" office:value="23.8684685407492" calcext:value-type="float">
            <text:p>23,8684685407492</text:p>
          </table:table-cell>
          <table:table-cell/>
          <table:table-cell table:formula="of:=([.B216]-[.D216]*[.$H$2])/[.E216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180.251633" calcext:value-type="float">
            <text:p>-180,251633</text:p>
          </table:table-cell>
          <table:table-cell table:formula="of:=[.D217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17]-[.D216])*17875" office:value-type="float" office:value="0" calcext:value-type="float">
            <text:p>0</text:p>
          </table:table-cell>
          <table:table-cell table:formula="of:=[.F216]+[.B217]*[.D217]" office:value-type="float" office:value="2944.93059447821" calcext:value-type="float">
            <text:p>2944,93059447821</text:p>
          </table:table-cell>
          <table:table-cell table:formula="of:=[.G216]+[.D217]^2" office:value-type="float" office:value="23.8684685407492" calcext:value-type="float">
            <text:p>23,8684685407492</text:p>
          </table:table-cell>
          <table:table-cell/>
          <table:table-cell table:formula="of:=([.B217]-[.D217]*[.$H$2])/[.E217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184.122208" calcext:value-type="float">
            <text:p>-184,122208</text:p>
          </table:table-cell>
          <table:table-cell table:formula="of:=[.D218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18]-[.D217])*17875" office:value-type="float" office:value="0" calcext:value-type="float">
            <text:p>0</text:p>
          </table:table-cell>
          <table:table-cell table:formula="of:=[.F217]+[.B218]*[.D218]" office:value-type="float" office:value="2944.93059447821" calcext:value-type="float">
            <text:p>2944,93059447821</text:p>
          </table:table-cell>
          <table:table-cell table:formula="of:=[.G217]+[.D218]^2" office:value-type="float" office:value="23.8684685407492" calcext:value-type="float">
            <text:p>23,8684685407492</text:p>
          </table:table-cell>
          <table:table-cell/>
          <table:table-cell table:formula="of:=([.B218]-[.D218]*[.$H$2])/[.E218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188.314819" calcext:value-type="float">
            <text:p>-188,314819</text:p>
          </table:table-cell>
          <table:table-cell table:formula="of:=[.D219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19]-[.D218])*17875" office:value-type="float" office:value="0" calcext:value-type="float">
            <text:p>0</text:p>
          </table:table-cell>
          <table:table-cell table:formula="of:=[.F218]+[.B219]*[.D219]" office:value-type="float" office:value="2944.93059447821" calcext:value-type="float">
            <text:p>2944,93059447821</text:p>
          </table:table-cell>
          <table:table-cell table:formula="of:=[.G218]+[.D219]^2" office:value-type="float" office:value="23.8684685407492" calcext:value-type="float">
            <text:p>23,8684685407492</text:p>
          </table:table-cell>
          <table:table-cell/>
          <table:table-cell table:formula="of:=([.B219]-[.D219]*[.$H$2])/[.E219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191.538254" calcext:value-type="float">
            <text:p>-191,538254</text:p>
          </table:table-cell>
          <table:table-cell table:formula="of:=[.D220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20]-[.D219])*17875" office:value-type="float" office:value="0" calcext:value-type="float">
            <text:p>0</text:p>
          </table:table-cell>
          <table:table-cell table:formula="of:=[.F219]+[.B220]*[.D220]" office:value-type="float" office:value="2944.93059447821" calcext:value-type="float">
            <text:p>2944,93059447821</text:p>
          </table:table-cell>
          <table:table-cell table:formula="of:=[.G219]+[.D220]^2" office:value-type="float" office:value="23.8684685407492" calcext:value-type="float">
            <text:p>23,8684685407492</text:p>
          </table:table-cell>
          <table:table-cell/>
          <table:table-cell table:formula="of:=([.B220]-[.D220]*[.$H$2])/[.E220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195.086792" calcext:value-type="float">
            <text:p>-195,086792</text:p>
          </table:table-cell>
          <table:table-cell table:formula="of:=[.D221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21]-[.D220])*17875" office:value-type="float" office:value="0" calcext:value-type="float">
            <text:p>0</text:p>
          </table:table-cell>
          <table:table-cell table:formula="of:=[.F220]+[.B221]*[.D221]" office:value-type="float" office:value="2944.93059447821" calcext:value-type="float">
            <text:p>2944,93059447821</text:p>
          </table:table-cell>
          <table:table-cell table:formula="of:=[.G220]+[.D221]^2" office:value-type="float" office:value="23.8684685407492" calcext:value-type="float">
            <text:p>23,8684685407492</text:p>
          </table:table-cell>
          <table:table-cell/>
          <table:table-cell table:formula="of:=([.B221]-[.D221]*[.$H$2])/[.E221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197.825638" calcext:value-type="float">
            <text:p>-197,825638</text:p>
          </table:table-cell>
          <table:table-cell table:formula="of:=[.D222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22]-[.D221])*17875" office:value-type="float" office:value="0" calcext:value-type="float">
            <text:p>0</text:p>
          </table:table-cell>
          <table:table-cell table:formula="of:=[.F221]+[.B222]*[.D222]" office:value-type="float" office:value="2944.93059447821" calcext:value-type="float">
            <text:p>2944,93059447821</text:p>
          </table:table-cell>
          <table:table-cell table:formula="of:=[.G221]+[.D222]^2" office:value-type="float" office:value="23.8684685407492" calcext:value-type="float">
            <text:p>23,8684685407492</text:p>
          </table:table-cell>
          <table:table-cell/>
          <table:table-cell table:formula="of:=([.B222]-[.D222]*[.$H$2])/[.E222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01.401779" calcext:value-type="float">
            <text:p>-201,401779</text:p>
          </table:table-cell>
          <table:table-cell table:formula="of:=[.D223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23]-[.D222])*17875" office:value-type="float" office:value="0" calcext:value-type="float">
            <text:p>0</text:p>
          </table:table-cell>
          <table:table-cell table:formula="of:=[.F222]+[.B223]*[.D223]" office:value-type="float" office:value="2944.93059447821" calcext:value-type="float">
            <text:p>2944,93059447821</text:p>
          </table:table-cell>
          <table:table-cell table:formula="of:=[.G222]+[.D223]^2" office:value-type="float" office:value="23.8684685407492" calcext:value-type="float">
            <text:p>23,8684685407492</text:p>
          </table:table-cell>
          <table:table-cell/>
          <table:table-cell table:formula="of:=([.B223]-[.D223]*[.$H$2])/[.E223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04.922714" calcext:value-type="float">
            <text:p>-204,922714</text:p>
          </table:table-cell>
          <table:table-cell table:formula="of:=[.D224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24]-[.D223])*17875" office:value-type="float" office:value="0" calcext:value-type="float">
            <text:p>0</text:p>
          </table:table-cell>
          <table:table-cell table:formula="of:=[.F223]+[.B224]*[.D224]" office:value-type="float" office:value="2944.93059447821" calcext:value-type="float">
            <text:p>2944,93059447821</text:p>
          </table:table-cell>
          <table:table-cell table:formula="of:=[.G223]+[.D224]^2" office:value-type="float" office:value="23.8684685407492" calcext:value-type="float">
            <text:p>23,8684685407492</text:p>
          </table:table-cell>
          <table:table-cell/>
          <table:table-cell table:formula="of:=([.B224]-[.D224]*[.$H$2])/[.E224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08.652206" calcext:value-type="float">
            <text:p>-208,652206</text:p>
          </table:table-cell>
          <table:table-cell table:formula="of:=[.D225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25]-[.D224])*17875" office:value-type="float" office:value="0" calcext:value-type="float">
            <text:p>0</text:p>
          </table:table-cell>
          <table:table-cell table:formula="of:=[.F224]+[.B225]*[.D225]" office:value-type="float" office:value="2944.93059447821" calcext:value-type="float">
            <text:p>2944,93059447821</text:p>
          </table:table-cell>
          <table:table-cell table:formula="of:=[.G224]+[.D225]^2" office:value-type="float" office:value="23.8684685407492" calcext:value-type="float">
            <text:p>23,8684685407492</text:p>
          </table:table-cell>
          <table:table-cell/>
          <table:table-cell table:formula="of:=([.B225]-[.D225]*[.$H$2])/[.E225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12.679199" calcext:value-type="float">
            <text:p>-212,679199</text:p>
          </table:table-cell>
          <table:table-cell table:formula="of:=[.D226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26]-[.D225])*17875" office:value-type="float" office:value="0" calcext:value-type="float">
            <text:p>0</text:p>
          </table:table-cell>
          <table:table-cell table:formula="of:=[.F225]+[.B226]*[.D226]" office:value-type="float" office:value="2944.93059447821" calcext:value-type="float">
            <text:p>2944,93059447821</text:p>
          </table:table-cell>
          <table:table-cell table:formula="of:=[.G225]+[.D226]^2" office:value-type="float" office:value="23.8684685407492" calcext:value-type="float">
            <text:p>23,8684685407492</text:p>
          </table:table-cell>
          <table:table-cell/>
          <table:table-cell table:formula="of:=([.B226]-[.D226]*[.$H$2])/[.E226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16.690857" calcext:value-type="float">
            <text:p>-216,690857</text:p>
          </table:table-cell>
          <table:table-cell table:formula="of:=[.D227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27]-[.D226])*17875" office:value-type="float" office:value="0" calcext:value-type="float">
            <text:p>0</text:p>
          </table:table-cell>
          <table:table-cell table:formula="of:=[.F226]+[.B227]*[.D227]" office:value-type="float" office:value="2944.93059447821" calcext:value-type="float">
            <text:p>2944,93059447821</text:p>
          </table:table-cell>
          <table:table-cell table:formula="of:=[.G226]+[.D227]^2" office:value-type="float" office:value="23.8684685407492" calcext:value-type="float">
            <text:p>23,8684685407492</text:p>
          </table:table-cell>
          <table:table-cell/>
          <table:table-cell table:formula="of:=([.B227]-[.D227]*[.$H$2])/[.E227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20.561432" calcext:value-type="float">
            <text:p>-220,561432</text:p>
          </table:table-cell>
          <table:table-cell table:formula="of:=[.D228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28]-[.D227])*17875" office:value-type="float" office:value="0" calcext:value-type="float">
            <text:p>0</text:p>
          </table:table-cell>
          <table:table-cell table:formula="of:=[.F227]+[.B228]*[.D228]" office:value-type="float" office:value="2944.93059447821" calcext:value-type="float">
            <text:p>2944,93059447821</text:p>
          </table:table-cell>
          <table:table-cell table:formula="of:=[.G227]+[.D228]^2" office:value-type="float" office:value="23.8684685407492" calcext:value-type="float">
            <text:p>23,8684685407492</text:p>
          </table:table-cell>
          <table:table-cell/>
          <table:table-cell table:formula="of:=([.B228]-[.D228]*[.$H$2])/[.E228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24.269455" calcext:value-type="float">
            <text:p>-224,269455</text:p>
          </table:table-cell>
          <table:table-cell table:formula="of:=[.D229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29]-[.D228])*17875" office:value-type="float" office:value="0" calcext:value-type="float">
            <text:p>0</text:p>
          </table:table-cell>
          <table:table-cell table:formula="of:=[.F228]+[.B229]*[.D229]" office:value-type="float" office:value="2944.93059447821" calcext:value-type="float">
            <text:p>2944,93059447821</text:p>
          </table:table-cell>
          <table:table-cell table:formula="of:=[.G228]+[.D229]^2" office:value-type="float" office:value="23.8684685407492" calcext:value-type="float">
            <text:p>23,8684685407492</text:p>
          </table:table-cell>
          <table:table-cell/>
          <table:table-cell table:formula="of:=([.B229]-[.D229]*[.$H$2])/[.E229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27.333405" calcext:value-type="float">
            <text:p>-227,333405</text:p>
          </table:table-cell>
          <table:table-cell table:formula="of:=[.D230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30]-[.D229])*17875" office:value-type="float" office:value="0" calcext:value-type="float">
            <text:p>0</text:p>
          </table:table-cell>
          <table:table-cell table:formula="of:=[.F229]+[.B230]*[.D230]" office:value-type="float" office:value="2944.93059447821" calcext:value-type="float">
            <text:p>2944,93059447821</text:p>
          </table:table-cell>
          <table:table-cell table:formula="of:=[.G229]+[.D230]^2" office:value-type="float" office:value="23.8684685407492" calcext:value-type="float">
            <text:p>23,8684685407492</text:p>
          </table:table-cell>
          <table:table-cell/>
          <table:table-cell table:formula="of:=([.B230]-[.D230]*[.$H$2])/[.E230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30.234802" calcext:value-type="float">
            <text:p>-230,234802</text:p>
          </table:table-cell>
          <table:table-cell table:formula="of:=[.D231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31]-[.D230])*17875" office:value-type="float" office:value="0" calcext:value-type="float">
            <text:p>0</text:p>
          </table:table-cell>
          <table:table-cell table:formula="of:=[.F230]+[.B231]*[.D231]" office:value-type="float" office:value="2944.93059447821" calcext:value-type="float">
            <text:p>2944,93059447821</text:p>
          </table:table-cell>
          <table:table-cell table:formula="of:=[.G230]+[.D231]^2" office:value-type="float" office:value="23.8684685407492" calcext:value-type="float">
            <text:p>23,8684685407492</text:p>
          </table:table-cell>
          <table:table-cell/>
          <table:table-cell table:formula="of:=([.B231]-[.D231]*[.$H$2])/[.E231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32.814163" calcext:value-type="float">
            <text:p>-232,814163</text:p>
          </table:table-cell>
          <table:table-cell table:formula="of:=[.D232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32]-[.D231])*17875" office:value-type="float" office:value="0" calcext:value-type="float">
            <text:p>0</text:p>
          </table:table-cell>
          <table:table-cell table:formula="of:=[.F231]+[.B232]*[.D232]" office:value-type="float" office:value="2944.93059447821" calcext:value-type="float">
            <text:p>2944,93059447821</text:p>
          </table:table-cell>
          <table:table-cell table:formula="of:=[.G231]+[.D232]^2" office:value-type="float" office:value="23.8684685407492" calcext:value-type="float">
            <text:p>23,8684685407492</text:p>
          </table:table-cell>
          <table:table-cell/>
          <table:table-cell table:formula="of:=([.B232]-[.D232]*[.$H$2])/[.E232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35.718628" calcext:value-type="float">
            <text:p>-235,718628</text:p>
          </table:table-cell>
          <table:table-cell table:formula="of:=[.D233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33]-[.D232])*17875" office:value-type="float" office:value="0" calcext:value-type="float">
            <text:p>0</text:p>
          </table:table-cell>
          <table:table-cell table:formula="of:=[.F232]+[.B233]*[.D233]" office:value-type="float" office:value="2944.93059447821" calcext:value-type="float">
            <text:p>2944,93059447821</text:p>
          </table:table-cell>
          <table:table-cell table:formula="of:=[.G232]+[.D233]^2" office:value-type="float" office:value="23.8684685407492" calcext:value-type="float">
            <text:p>23,8684685407492</text:p>
          </table:table-cell>
          <table:table-cell/>
          <table:table-cell table:formula="of:=([.B233]-[.D233]*[.$H$2])/[.E233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38.457474" calcext:value-type="float">
            <text:p>-238,457474</text:p>
          </table:table-cell>
          <table:table-cell table:formula="of:=[.D234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34]-[.D233])*17875" office:value-type="float" office:value="0" calcext:value-type="float">
            <text:p>0</text:p>
          </table:table-cell>
          <table:table-cell table:formula="of:=[.F233]+[.B234]*[.D234]" office:value-type="float" office:value="2944.93059447821" calcext:value-type="float">
            <text:p>2944,93059447821</text:p>
          </table:table-cell>
          <table:table-cell table:formula="of:=[.G233]+[.D234]^2" office:value-type="float" office:value="23.8684685407492" calcext:value-type="float">
            <text:p>23,8684685407492</text:p>
          </table:table-cell>
          <table:table-cell/>
          <table:table-cell table:formula="of:=([.B234]-[.D234]*[.$H$2])/[.E234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40.874283" calcext:value-type="float">
            <text:p>-240,874283</text:p>
          </table:table-cell>
          <table:table-cell table:formula="of:=[.D235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35]-[.D234])*17875" office:value-type="float" office:value="0" calcext:value-type="float">
            <text:p>0</text:p>
          </table:table-cell>
          <table:table-cell table:formula="of:=[.F234]+[.B235]*[.D235]" office:value-type="float" office:value="2944.93059447821" calcext:value-type="float">
            <text:p>2944,93059447821</text:p>
          </table:table-cell>
          <table:table-cell table:formula="of:=[.G234]+[.D235]^2" office:value-type="float" office:value="23.8684685407492" calcext:value-type="float">
            <text:p>23,8684685407492</text:p>
          </table:table-cell>
          <table:table-cell/>
          <table:table-cell table:formula="of:=([.B235]-[.D235]*[.$H$2])/[.E235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43.131607" calcext:value-type="float">
            <text:p>-243,131607</text:p>
          </table:table-cell>
          <table:table-cell table:formula="of:=[.D236]*100" office:value-type="float" office:value="0.160217285" calcext:value-type="float">
            <text:p>0,160217285</text:p>
          </table:table-cell>
          <table:table-cell office:value-type="float" office:value="0.00160217285" calcext:value-type="float">
            <text:p>0,00160217285</text:p>
          </table:table-cell>
          <table:table-cell table:formula="of:=([.D236]-[.D235])*17875" office:value-type="float" office:value="28.63883969375" calcext:value-type="float">
            <text:p>28,63883969375</text:p>
          </table:table-cell>
          <table:table-cell table:formula="of:=[.F235]+[.B236]*[.D236]" office:value-type="float" office:value="2944.5410556185" calcext:value-type="float">
            <text:p>2944,5410556185</text:p>
          </table:table-cell>
          <table:table-cell table:formula="of:=[.G235]+[.D236]^2" office:value-type="float" office:value="23.8684711077071" calcext:value-type="float">
            <text:p>23,8684711077071</text:p>
          </table:table-cell>
          <table:table-cell/>
          <table:table-cell table:formula="of:=([.B236]-[.D236]*[.$H$2])/[.E236]" office:value-type="float" office:value="-8.49634761656166" calcext:value-type="float">
            <text:p>-8,49634761656166</text:p>
          </table:table-cell>
        </table:table-row>
        <table:table-row table:style-name="ro1">
          <table:table-cell/>
          <table:table-cell office:value-type="float" office:value="-245.710968" calcext:value-type="float">
            <text:p>-245,710968</text:p>
          </table:table-cell>
          <table:table-cell table:formula="of:=[.D237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37]-[.D236])*17875" office:value-type="float" office:value="-28.63883969375" calcext:value-type="float">
            <text:p>-28,63883969375</text:p>
          </table:table-cell>
          <table:table-cell table:formula="of:=[.F236]+[.B237]*[.D237]" office:value-type="float" office:value="2944.5410556185" calcext:value-type="float">
            <text:p>2944,5410556185</text:p>
          </table:table-cell>
          <table:table-cell table:formula="of:=[.G236]+[.D237]^2" office:value-type="float" office:value="23.8684711077071" calcext:value-type="float">
            <text:p>23,8684711077071</text:p>
          </table:table-cell>
          <table:table-cell/>
          <table:table-cell table:formula="of:=([.B237]-[.D237]*[.$H$2])/[.E237]" office:value-type="float" office:value="8.57964116659457" calcext:value-type="float">
            <text:p>8,57964116659457</text:p>
          </table:table-cell>
        </table:table-row>
        <table:table-row table:style-name="ro1">
          <table:table-cell/>
          <table:table-cell office:value-type="float" office:value="-247.480637" calcext:value-type="float">
            <text:p>-247,480637</text:p>
          </table:table-cell>
          <table:table-cell table:formula="of:=[.D238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38]-[.D237])*17875" office:value-type="float" office:value="0" calcext:value-type="float">
            <text:p>0</text:p>
          </table:table-cell>
          <table:table-cell table:formula="of:=[.F237]+[.B238]*[.D238]" office:value-type="float" office:value="2944.5410556185" calcext:value-type="float">
            <text:p>2944,5410556185</text:p>
          </table:table-cell>
          <table:table-cell table:formula="of:=[.G237]+[.D238]^2" office:value-type="float" office:value="23.8684711077071" calcext:value-type="float">
            <text:p>23,8684711077071</text:p>
          </table:table-cell>
          <table:table-cell/>
          <table:table-cell table:formula="of:=([.B238]-[.D238]*[.$H$2])/[.E238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49.744095" calcext:value-type="float">
            <text:p>-249,744095</text:p>
          </table:table-cell>
          <table:table-cell table:formula="of:=[.D239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39]-[.D238])*17875" office:value-type="float" office:value="0" calcext:value-type="float">
            <text:p>0</text:p>
          </table:table-cell>
          <table:table-cell table:formula="of:=[.F238]+[.B239]*[.D239]" office:value-type="float" office:value="2944.5410556185" calcext:value-type="float">
            <text:p>2944,5410556185</text:p>
          </table:table-cell>
          <table:table-cell table:formula="of:=[.G238]+[.D239]^2" office:value-type="float" office:value="23.8684711077071" calcext:value-type="float">
            <text:p>23,8684711077071</text:p>
          </table:table-cell>
          <table:table-cell/>
          <table:table-cell table:formula="of:=([.B239]-[.D239]*[.$H$2])/[.E239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51.51683" calcext:value-type="float">
            <text:p>-251,51683</text:p>
          </table:table-cell>
          <table:table-cell table:formula="of:=[.D240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40]-[.D239])*17875" office:value-type="float" office:value="0" calcext:value-type="float">
            <text:p>0</text:p>
          </table:table-cell>
          <table:table-cell table:formula="of:=[.F239]+[.B240]*[.D240]" office:value-type="float" office:value="2944.5410556185" calcext:value-type="float">
            <text:p>2944,5410556185</text:p>
          </table:table-cell>
          <table:table-cell table:formula="of:=[.G239]+[.D240]^2" office:value-type="float" office:value="23.8684711077071" calcext:value-type="float">
            <text:p>23,8684711077071</text:p>
          </table:table-cell>
          <table:table-cell/>
          <table:table-cell table:formula="of:=([.B240]-[.D240]*[.$H$2])/[.E240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53.452118" calcext:value-type="float">
            <text:p>-253,452118</text:p>
          </table:table-cell>
          <table:table-cell table:formula="of:=[.D241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41]-[.D240])*17875" office:value-type="float" office:value="0" calcext:value-type="float">
            <text:p>0</text:p>
          </table:table-cell>
          <table:table-cell table:formula="of:=[.F240]+[.B241]*[.D241]" office:value-type="float" office:value="2944.5410556185" calcext:value-type="float">
            <text:p>2944,5410556185</text:p>
          </table:table-cell>
          <table:table-cell table:formula="of:=[.G240]+[.D241]^2" office:value-type="float" office:value="23.8684711077071" calcext:value-type="float">
            <text:p>23,8684711077071</text:p>
          </table:table-cell>
          <table:table-cell/>
          <table:table-cell table:formula="of:=([.B241]-[.D241]*[.$H$2])/[.E241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55.053101" calcext:value-type="float">
            <text:p>-255,053101</text:p>
          </table:table-cell>
          <table:table-cell table:formula="of:=[.D242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42]-[.D241])*17875" office:value-type="float" office:value="0" calcext:value-type="float">
            <text:p>0</text:p>
          </table:table-cell>
          <table:table-cell table:formula="of:=[.F241]+[.B242]*[.D242]" office:value-type="float" office:value="2944.5410556185" calcext:value-type="float">
            <text:p>2944,5410556185</text:p>
          </table:table-cell>
          <table:table-cell table:formula="of:=[.G241]+[.D242]^2" office:value-type="float" office:value="23.8684711077071" calcext:value-type="float">
            <text:p>23,8684711077071</text:p>
          </table:table-cell>
          <table:table-cell/>
          <table:table-cell table:formula="of:=([.B242]-[.D242]*[.$H$2])/[.E242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56.997589" calcext:value-type="float">
            <text:p>-256,997589</text:p>
          </table:table-cell>
          <table:table-cell table:formula="of:=[.D243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43]-[.D242])*17875" office:value-type="float" office:value="0" calcext:value-type="float">
            <text:p>0</text:p>
          </table:table-cell>
          <table:table-cell table:formula="of:=[.F242]+[.B243]*[.D243]" office:value-type="float" office:value="2944.5410556185" calcext:value-type="float">
            <text:p>2944,5410556185</text:p>
          </table:table-cell>
          <table:table-cell table:formula="of:=[.G242]+[.D243]^2" office:value-type="float" office:value="23.8684711077071" calcext:value-type="float">
            <text:p>23,8684711077071</text:p>
          </table:table-cell>
          <table:table-cell/>
          <table:table-cell table:formula="of:=([.B243]-[.D243]*[.$H$2])/[.E243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58.61084" calcext:value-type="float">
            <text:p>-258,61084</text:p>
          </table:table-cell>
          <table:table-cell table:formula="of:=[.D244]*100" office:value-type="float" office:value="0.160217285" calcext:value-type="float">
            <text:p>0,160217285</text:p>
          </table:table-cell>
          <table:table-cell office:value-type="float" office:value="0.00160217285" calcext:value-type="float">
            <text:p>0,00160217285</text:p>
          </table:table-cell>
          <table:table-cell table:formula="of:=([.D244]-[.D243])*17875" office:value-type="float" office:value="28.63883969375" calcext:value-type="float">
            <text:p>28,63883969375</text:p>
          </table:table-cell>
          <table:table-cell table:formula="of:=[.F243]+[.B244]*[.D244]" office:value-type="float" office:value="2944.12671635194" calcext:value-type="float">
            <text:p>2944,12671635194</text:p>
          </table:table-cell>
          <table:table-cell table:formula="of:=[.G243]+[.D244]^2" office:value-type="float" office:value="23.8684736746649" calcext:value-type="float">
            <text:p>23,8684736746649</text:p>
          </table:table-cell>
          <table:table-cell/>
          <table:table-cell table:formula="of:=([.B244]-[.D244]*[.$H$2])/[.E244]" office:value-type="float" office:value="-9.03684552658621" calcext:value-type="float">
            <text:p>-9,03684552658621</text:p>
          </table:table-cell>
        </table:table-row>
        <table:table-row table:style-name="ro1">
          <table:table-cell/>
          <table:table-cell office:value-type="float" office:value="-260.224091" calcext:value-type="float">
            <text:p>-260,224091</text:p>
          </table:table-cell>
          <table:table-cell table:formula="of:=[.D245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45]-[.D244])*17875" office:value-type="float" office:value="-28.63883969375" calcext:value-type="float">
            <text:p>-28,63883969375</text:p>
          </table:table-cell>
          <table:table-cell table:formula="of:=[.F244]+[.B245]*[.D245]" office:value-type="float" office:value="2944.12671635194" calcext:value-type="float">
            <text:p>2944,12671635194</text:p>
          </table:table-cell>
          <table:table-cell table:formula="of:=[.G244]+[.D245]^2" office:value-type="float" office:value="23.8684736746649" calcext:value-type="float">
            <text:p>23,8684736746649</text:p>
          </table:table-cell>
          <table:table-cell/>
          <table:table-cell table:formula="of:=([.B245]-[.D245]*[.$H$2])/[.E245]" office:value-type="float" office:value="9.08640481886527" calcext:value-type="float">
            <text:p>9,08640481886527</text:p>
          </table:table-cell>
        </table:table-row>
        <table:table-row table:style-name="ro1">
          <table:table-cell/>
          <table:table-cell office:value-type="float" office:value="-261.996826" calcext:value-type="float">
            <text:p>-261,996826</text:p>
          </table:table-cell>
          <table:table-cell table:formula="of:=[.D246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46]-[.D245])*17875" office:value-type="float" office:value="0" calcext:value-type="float">
            <text:p>0</text:p>
          </table:table-cell>
          <table:table-cell table:formula="of:=[.F245]+[.B246]*[.D246]" office:value-type="float" office:value="2944.12671635194" calcext:value-type="float">
            <text:p>2944,12671635194</text:p>
          </table:table-cell>
          <table:table-cell table:formula="of:=[.G245]+[.D246]^2" office:value-type="float" office:value="23.8684736746649" calcext:value-type="float">
            <text:p>23,8684736746649</text:p>
          </table:table-cell>
          <table:table-cell/>
          <table:table-cell table:formula="of:=([.B246]-[.D246]*[.$H$2])/[.E246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63.932129" calcext:value-type="float">
            <text:p>-263,932129</text:p>
          </table:table-cell>
          <table:table-cell table:formula="of:=[.D247]*100" office:value-type="float" office:value="0.160217285" calcext:value-type="float">
            <text:p>0,160217285</text:p>
          </table:table-cell>
          <table:table-cell office:value-type="float" office:value="0.00160217285" calcext:value-type="float">
            <text:p>0,00160217285</text:p>
          </table:table-cell>
          <table:table-cell table:formula="of:=([.D247]-[.D246])*17875" office:value-type="float" office:value="28.63883969375" calcext:value-type="float">
            <text:p>28,63883969375</text:p>
          </table:table-cell>
          <table:table-cell table:formula="of:=[.F246]+[.B247]*[.D247]" office:value-type="float" office:value="2943.70385146061" calcext:value-type="float">
            <text:p>2943,70385146061</text:p>
          </table:table-cell>
          <table:table-cell table:formula="of:=[.G246]+[.D247]^2" office:value-type="float" office:value="23.8684762416228" calcext:value-type="float">
            <text:p>23,8684762416228</text:p>
          </table:table-cell>
          <table:table-cell/>
          <table:table-cell table:formula="of:=([.B247]-[.D247]*[.$H$2])/[.E247]" office:value-type="float" office:value="-9.22265225119179" calcext:value-type="float">
            <text:p>-9,22265225119179</text:p>
          </table:table-cell>
        </table:table-row>
        <table:table-row table:style-name="ro1">
          <table:table-cell/>
          <table:table-cell office:value-type="float" office:value="-265.867401" calcext:value-type="float">
            <text:p>-265,867401</text:p>
          </table:table-cell>
          <table:table-cell table:formula="of:=[.D248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48]-[.D247])*17875" office:value-type="float" office:value="-28.63883969375" calcext:value-type="float">
            <text:p>-28,63883969375</text:p>
          </table:table-cell>
          <table:table-cell table:formula="of:=[.F247]+[.B248]*[.D248]" office:value-type="float" office:value="2943.70385146061" calcext:value-type="float">
            <text:p>2943,70385146061</text:p>
          </table:table-cell>
          <table:table-cell table:formula="of:=[.G247]+[.D248]^2" office:value-type="float" office:value="23.8684762416228" calcext:value-type="float">
            <text:p>23,8684762416228</text:p>
          </table:table-cell>
          <table:table-cell/>
          <table:table-cell table:formula="of:=([.B248]-[.D248]*[.$H$2])/[.E248]" office:value-type="float" office:value="9.28345574901282" calcext:value-type="float">
            <text:p>9,28345574901282</text:p>
          </table:table-cell>
        </table:table-row>
        <table:table-row table:style-name="ro1">
          <table:table-cell/>
          <table:table-cell office:value-type="float" office:value="-266.833496" calcext:value-type="float">
            <text:p>-266,833496</text:p>
          </table:table-cell>
          <table:table-cell table:formula="of:=[.D249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49]-[.D248])*17875" office:value-type="float" office:value="0" calcext:value-type="float">
            <text:p>0</text:p>
          </table:table-cell>
          <table:table-cell table:formula="of:=[.F248]+[.B249]*[.D249]" office:value-type="float" office:value="2943.70385146061" calcext:value-type="float">
            <text:p>2943,70385146061</text:p>
          </table:table-cell>
          <table:table-cell table:formula="of:=[.G248]+[.D249]^2" office:value-type="float" office:value="23.8684762416228" calcext:value-type="float">
            <text:p>23,8684762416228</text:p>
          </table:table-cell>
          <table:table-cell/>
          <table:table-cell table:formula="of:=([.B249]-[.D249]*[.$H$2])/[.E249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67.318115" calcext:value-type="float">
            <text:p>-267,318115</text:p>
          </table:table-cell>
          <table:table-cell table:formula="of:=[.D250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50]-[.D249])*17875" office:value-type="float" office:value="0" calcext:value-type="float">
            <text:p>0</text:p>
          </table:table-cell>
          <table:table-cell table:formula="of:=[.F249]+[.B250]*[.D250]" office:value-type="float" office:value="2943.70385146061" calcext:value-type="float">
            <text:p>2943,70385146061</text:p>
          </table:table-cell>
          <table:table-cell table:formula="of:=[.G249]+[.D250]^2" office:value-type="float" office:value="23.8684762416228" calcext:value-type="float">
            <text:p>23,8684762416228</text:p>
          </table:table-cell>
          <table:table-cell/>
          <table:table-cell table:formula="of:=([.B250]-[.D250]*[.$H$2])/[.E250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67.4776" calcext:value-type="float">
            <text:p>-267,4776</text:p>
          </table:table-cell>
          <table:table-cell table:formula="of:=[.D251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51]-[.D250])*17875" office:value-type="float" office:value="0" calcext:value-type="float">
            <text:p>0</text:p>
          </table:table-cell>
          <table:table-cell table:formula="of:=[.F250]+[.B251]*[.D251]" office:value-type="float" office:value="2943.70385146061" calcext:value-type="float">
            <text:p>2943,70385146061</text:p>
          </table:table-cell>
          <table:table-cell table:formula="of:=[.G250]+[.D251]^2" office:value-type="float" office:value="23.8684762416228" calcext:value-type="float">
            <text:p>23,8684762416228</text:p>
          </table:table-cell>
          <table:table-cell/>
          <table:table-cell table:formula="of:=([.B251]-[.D251]*[.$H$2])/[.E251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67.799622" calcext:value-type="float">
            <text:p>-267,799622</text:p>
          </table:table-cell>
          <table:table-cell table:formula="of:=[.D252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52]-[.D251])*17875" office:value-type="float" office:value="0" calcext:value-type="float">
            <text:p>0</text:p>
          </table:table-cell>
          <table:table-cell table:formula="of:=[.F251]+[.B252]*[.D252]" office:value-type="float" office:value="2943.70385146061" calcext:value-type="float">
            <text:p>2943,70385146061</text:p>
          </table:table-cell>
          <table:table-cell table:formula="of:=[.G251]+[.D252]^2" office:value-type="float" office:value="23.8684762416228" calcext:value-type="float">
            <text:p>23,8684762416228</text:p>
          </table:table-cell>
          <table:table-cell/>
          <table:table-cell table:formula="of:=([.B252]-[.D252]*[.$H$2])/[.E252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67.781219" calcext:value-type="float">
            <text:p>-267,781219</text:p>
          </table:table-cell>
          <table:table-cell table:formula="of:=[.D253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53]-[.D252])*17875" office:value-type="float" office:value="0" calcext:value-type="float">
            <text:p>0</text:p>
          </table:table-cell>
          <table:table-cell table:formula="of:=[.F252]+[.B253]*[.D253]" office:value-type="float" office:value="2943.70385146061" calcext:value-type="float">
            <text:p>2943,70385146061</text:p>
          </table:table-cell>
          <table:table-cell table:formula="of:=[.G252]+[.D253]^2" office:value-type="float" office:value="23.8684762416228" calcext:value-type="float">
            <text:p>23,8684762416228</text:p>
          </table:table-cell>
          <table:table-cell/>
          <table:table-cell table:formula="of:=([.B253]-[.D253]*[.$H$2])/[.E253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68.106323" calcext:value-type="float">
            <text:p>-268,106323</text:p>
          </table:table-cell>
          <table:table-cell table:formula="of:=[.D254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54]-[.D253])*17875" office:value-type="float" office:value="0" calcext:value-type="float">
            <text:p>0</text:p>
          </table:table-cell>
          <table:table-cell table:formula="of:=[.F253]+[.B254]*[.D254]" office:value-type="float" office:value="2943.70385146061" calcext:value-type="float">
            <text:p>2943,70385146061</text:p>
          </table:table-cell>
          <table:table-cell table:formula="of:=[.G253]+[.D254]^2" office:value-type="float" office:value="23.8684762416228" calcext:value-type="float">
            <text:p>23,8684762416228</text:p>
          </table:table-cell>
          <table:table-cell/>
          <table:table-cell table:formula="of:=([.B254]-[.D254]*[.$H$2])/[.E254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68.446777" calcext:value-type="float">
            <text:p>-268,446777</text:p>
          </table:table-cell>
          <table:table-cell table:formula="of:=[.D255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55]-[.D254])*17875" office:value-type="float" office:value="0" calcext:value-type="float">
            <text:p>0</text:p>
          </table:table-cell>
          <table:table-cell table:formula="of:=[.F254]+[.B255]*[.D255]" office:value-type="float" office:value="2943.70385146061" calcext:value-type="float">
            <text:p>2943,70385146061</text:p>
          </table:table-cell>
          <table:table-cell table:formula="of:=[.G254]+[.D255]^2" office:value-type="float" office:value="23.8684762416228" calcext:value-type="float">
            <text:p>23,8684762416228</text:p>
          </table:table-cell>
          <table:table-cell/>
          <table:table-cell table:formula="of:=([.B255]-[.D255]*[.$H$2])/[.E255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68.768799" calcext:value-type="float">
            <text:p>-268,768799</text:p>
          </table:table-cell>
          <table:table-cell table:formula="of:=[.D256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56]-[.D255])*17875" office:value-type="float" office:value="0" calcext:value-type="float">
            <text:p>0</text:p>
          </table:table-cell>
          <table:table-cell table:formula="of:=[.F255]+[.B256]*[.D256]" office:value-type="float" office:value="2943.70385146061" calcext:value-type="float">
            <text:p>2943,70385146061</text:p>
          </table:table-cell>
          <table:table-cell table:formula="of:=[.G255]+[.D256]^2" office:value-type="float" office:value="23.8684762416228" calcext:value-type="float">
            <text:p>23,8684762416228</text:p>
          </table:table-cell>
          <table:table-cell/>
          <table:table-cell table:formula="of:=([.B256]-[.D256]*[.$H$2])/[.E256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68.928284" calcext:value-type="float">
            <text:p>-268,928284</text:p>
          </table:table-cell>
          <table:table-cell table:formula="of:=[.D257]*100" office:value-type="float" office:value="0.160217285" calcext:value-type="float">
            <text:p>0,160217285</text:p>
          </table:table-cell>
          <table:table-cell office:value-type="float" office:value="0.00160217285" calcext:value-type="float">
            <text:p>0,00160217285</text:p>
          </table:table-cell>
          <table:table-cell table:formula="of:=([.D257]-[.D256])*17875" office:value-type="float" office:value="28.63883969375" calcext:value-type="float">
            <text:p>28,63883969375</text:p>
          </table:table-cell>
          <table:table-cell table:formula="of:=[.F256]+[.B257]*[.D257]" office:value-type="float" office:value="2943.27298186539" calcext:value-type="float">
            <text:p>2943,27298186539</text:p>
          </table:table-cell>
          <table:table-cell table:formula="of:=[.G256]+[.D257]^2" office:value-type="float" office:value="23.8684788085806" calcext:value-type="float">
            <text:p>23,8684788085806</text:p>
          </table:table-cell>
          <table:table-cell/>
          <table:table-cell table:formula="of:=([.B257]-[.D257]*[.$H$2])/[.E257]" office:value-type="float" office:value="-9.39710607171757" calcext:value-type="float">
            <text:p>-9,39710607171757</text:p>
          </table:table-cell>
        </table:table-row>
        <table:table-row table:style-name="ro1">
          <table:table-cell/>
          <table:table-cell office:value-type="float" office:value="-269.09082" calcext:value-type="float">
            <text:p>-269,09082</text:p>
          </table:table-cell>
          <table:table-cell table:formula="of:=[.D258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58]-[.D257])*17875" office:value-type="float" office:value="-28.63883969375" calcext:value-type="float">
            <text:p>-28,63883969375</text:p>
          </table:table-cell>
          <table:table-cell table:formula="of:=[.F257]+[.B258]*[.D258]" office:value-type="float" office:value="2943.27298186539" calcext:value-type="float">
            <text:p>2943,27298186539</text:p>
          </table:table-cell>
          <table:table-cell table:formula="of:=[.G257]+[.D258]^2" office:value-type="float" office:value="23.8684788085806" calcext:value-type="float">
            <text:p>23,8684788085806</text:p>
          </table:table-cell>
          <table:table-cell/>
          <table:table-cell table:formula="of:=([.B258]-[.D258]*[.$H$2])/[.E258]" office:value-type="float" office:value="9.39600985506145" calcext:value-type="float">
            <text:p>9,39600985506145</text:p>
          </table:table-cell>
        </table:table-row>
        <table:table-row table:style-name="ro1">
          <table:table-cell/>
          <table:table-cell office:value-type="float" office:value="-269.412872" calcext:value-type="float">
            <text:p>-269,412872</text:p>
          </table:table-cell>
          <table:table-cell table:formula="of:=[.D259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59]-[.D258])*17875" office:value-type="float" office:value="0" calcext:value-type="float">
            <text:p>0</text:p>
          </table:table-cell>
          <table:table-cell table:formula="of:=[.F258]+[.B259]*[.D259]" office:value-type="float" office:value="2943.27298186539" calcext:value-type="float">
            <text:p>2943,27298186539</text:p>
          </table:table-cell>
          <table:table-cell table:formula="of:=[.G258]+[.D259]^2" office:value-type="float" office:value="23.8684788085806" calcext:value-type="float">
            <text:p>23,8684788085806</text:p>
          </table:table-cell>
          <table:table-cell/>
          <table:table-cell table:formula="of:=([.B259]-[.D259]*[.$H$2])/[.E259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69.575439" calcext:value-type="float">
            <text:p>-269,575439</text:p>
          </table:table-cell>
          <table:table-cell table:formula="of:=[.D260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60]-[.D259])*17875" office:value-type="float" office:value="0" calcext:value-type="float">
            <text:p>0</text:p>
          </table:table-cell>
          <table:table-cell table:formula="of:=[.F259]+[.B260]*[.D260]" office:value-type="float" office:value="2943.27298186539" calcext:value-type="float">
            <text:p>2943,27298186539</text:p>
          </table:table-cell>
          <table:table-cell table:formula="of:=[.G259]+[.D260]^2" office:value-type="float" office:value="23.8684788085806" calcext:value-type="float">
            <text:p>23,8684788085806</text:p>
          </table:table-cell>
          <table:table-cell/>
          <table:table-cell table:formula="of:=([.B260]-[.D260]*[.$H$2])/[.E260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69.734924" calcext:value-type="float">
            <text:p>-269,734924</text:p>
          </table:table-cell>
          <table:table-cell table:formula="of:=[.D261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61]-[.D260])*17875" office:value-type="float" office:value="0" calcext:value-type="float">
            <text:p>0</text:p>
          </table:table-cell>
          <table:table-cell table:formula="of:=[.F260]+[.B261]*[.D261]" office:value-type="float" office:value="2943.27298186539" calcext:value-type="float">
            <text:p>2943,27298186539</text:p>
          </table:table-cell>
          <table:table-cell table:formula="of:=[.G260]+[.D261]^2" office:value-type="float" office:value="23.8684788085806" calcext:value-type="float">
            <text:p>23,8684788085806</text:p>
          </table:table-cell>
          <table:table-cell/>
          <table:table-cell table:formula="of:=([.B261]-[.D261]*[.$H$2])/[.E261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69.897461" calcext:value-type="float">
            <text:p>-269,897461</text:p>
          </table:table-cell>
          <table:table-cell table:formula="of:=[.D262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62]-[.D261])*17875" office:value-type="float" office:value="0" calcext:value-type="float">
            <text:p>0</text:p>
          </table:table-cell>
          <table:table-cell table:formula="of:=[.F261]+[.B262]*[.D262]" office:value-type="float" office:value="2943.27298186539" calcext:value-type="float">
            <text:p>2943,27298186539</text:p>
          </table:table-cell>
          <table:table-cell table:formula="of:=[.G261]+[.D262]^2" office:value-type="float" office:value="23.8684788085806" calcext:value-type="float">
            <text:p>23,8684788085806</text:p>
          </table:table-cell>
          <table:table-cell/>
          <table:table-cell table:formula="of:=([.B262]-[.D262]*[.$H$2])/[.E262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70.219482" calcext:value-type="float">
            <text:p>-270,219482</text:p>
          </table:table-cell>
          <table:table-cell table:formula="of:=[.D263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63]-[.D262])*17875" office:value-type="float" office:value="0" calcext:value-type="float">
            <text:p>0</text:p>
          </table:table-cell>
          <table:table-cell table:formula="of:=[.F262]+[.B263]*[.D263]" office:value-type="float" office:value="2943.27298186539" calcext:value-type="float">
            <text:p>2943,27298186539</text:p>
          </table:table-cell>
          <table:table-cell table:formula="of:=[.G262]+[.D263]^2" office:value-type="float" office:value="23.8684788085806" calcext:value-type="float">
            <text:p>23,8684788085806</text:p>
          </table:table-cell>
          <table:table-cell/>
          <table:table-cell table:formula="of:=([.B263]-[.D263]*[.$H$2])/[.E263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70.541534" calcext:value-type="float">
            <text:p>-270,541534</text:p>
          </table:table-cell>
          <table:table-cell table:formula="of:=[.D264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64]-[.D263])*17875" office:value-type="float" office:value="0" calcext:value-type="float">
            <text:p>0</text:p>
          </table:table-cell>
          <table:table-cell table:formula="of:=[.F263]+[.B264]*[.D264]" office:value-type="float" office:value="2943.27298186539" calcext:value-type="float">
            <text:p>2943,27298186539</text:p>
          </table:table-cell>
          <table:table-cell table:formula="of:=[.G263]+[.D264]^2" office:value-type="float" office:value="23.8684788085806" calcext:value-type="float">
            <text:p>23,8684788085806</text:p>
          </table:table-cell>
          <table:table-cell/>
          <table:table-cell table:formula="of:=([.B264]-[.D264]*[.$H$2])/[.E264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70.541534" calcext:value-type="float">
            <text:p>-270,541534</text:p>
          </table:table-cell>
          <table:table-cell table:formula="of:=[.D265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65]-[.D264])*17875" office:value-type="float" office:value="0" calcext:value-type="float">
            <text:p>0</text:p>
          </table:table-cell>
          <table:table-cell table:formula="of:=[.F264]+[.B265]*[.D265]" office:value-type="float" office:value="2943.27298186539" calcext:value-type="float">
            <text:p>2943,27298186539</text:p>
          </table:table-cell>
          <table:table-cell table:formula="of:=[.G264]+[.D265]^2" office:value-type="float" office:value="23.8684788085806" calcext:value-type="float">
            <text:p>23,8684788085806</text:p>
          </table:table-cell>
          <table:table-cell/>
          <table:table-cell table:formula="of:=([.B265]-[.D265]*[.$H$2])/[.E265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70.863586" calcext:value-type="float">
            <text:p>-270,863586</text:p>
          </table:table-cell>
          <table:table-cell table:formula="of:=[.D266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66]-[.D265])*17875" office:value-type="float" office:value="0" calcext:value-type="float">
            <text:p>0</text:p>
          </table:table-cell>
          <table:table-cell table:formula="of:=[.F265]+[.B266]*[.D266]" office:value-type="float" office:value="2943.27298186539" calcext:value-type="float">
            <text:p>2943,27298186539</text:p>
          </table:table-cell>
          <table:table-cell table:formula="of:=[.G265]+[.D266]^2" office:value-type="float" office:value="23.8684788085806" calcext:value-type="float">
            <text:p>23,8684788085806</text:p>
          </table:table-cell>
          <table:table-cell/>
          <table:table-cell table:formula="of:=([.B266]-[.D266]*[.$H$2])/[.E266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70.682617" calcext:value-type="float">
            <text:p>-270,682617</text:p>
          </table:table-cell>
          <table:table-cell table:formula="of:=[.D267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67]-[.D266])*17875" office:value-type="float" office:value="0" calcext:value-type="float">
            <text:p>0</text:p>
          </table:table-cell>
          <table:table-cell table:formula="of:=[.F266]+[.B267]*[.D267]" office:value-type="float" office:value="2943.27298186539" calcext:value-type="float">
            <text:p>2943,27298186539</text:p>
          </table:table-cell>
          <table:table-cell table:formula="of:=[.G266]+[.D267]^2" office:value-type="float" office:value="23.8684788085806" calcext:value-type="float">
            <text:p>23,8684788085806</text:p>
          </table:table-cell>
          <table:table-cell/>
          <table:table-cell table:formula="of:=([.B267]-[.D267]*[.$H$2])/[.E267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70.845154" calcext:value-type="float">
            <text:p>-270,845154</text:p>
          </table:table-cell>
          <table:table-cell table:formula="of:=[.D268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68]-[.D267])*17875" office:value-type="float" office:value="0" calcext:value-type="float">
            <text:p>0</text:p>
          </table:table-cell>
          <table:table-cell table:formula="of:=[.F267]+[.B268]*[.D268]" office:value-type="float" office:value="2943.27298186539" calcext:value-type="float">
            <text:p>2943,27298186539</text:p>
          </table:table-cell>
          <table:table-cell table:formula="of:=[.G267]+[.D268]^2" office:value-type="float" office:value="23.8684788085806" calcext:value-type="float">
            <text:p>23,8684788085806</text:p>
          </table:table-cell>
          <table:table-cell/>
          <table:table-cell table:formula="of:=([.B268]-[.D268]*[.$H$2])/[.E268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71.185608" calcext:value-type="float">
            <text:p>-271,185608</text:p>
          </table:table-cell>
          <table:table-cell table:formula="of:=[.D269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69]-[.D268])*17875" office:value-type="float" office:value="0" calcext:value-type="float">
            <text:p>0</text:p>
          </table:table-cell>
          <table:table-cell table:formula="of:=[.F268]+[.B269]*[.D269]" office:value-type="float" office:value="2943.27298186539" calcext:value-type="float">
            <text:p>2943,27298186539</text:p>
          </table:table-cell>
          <table:table-cell table:formula="of:=[.G268]+[.D269]^2" office:value-type="float" office:value="23.8684788085806" calcext:value-type="float">
            <text:p>23,8684788085806</text:p>
          </table:table-cell>
          <table:table-cell/>
          <table:table-cell table:formula="of:=([.B269]-[.D269]*[.$H$2])/[.E269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71.507629" calcext:value-type="float">
            <text:p>-271,507629</text:p>
          </table:table-cell>
          <table:table-cell table:formula="of:=[.D270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70]-[.D269])*17875" office:value-type="float" office:value="0" calcext:value-type="float">
            <text:p>0</text:p>
          </table:table-cell>
          <table:table-cell table:formula="of:=[.F269]+[.B270]*[.D270]" office:value-type="float" office:value="2943.27298186539" calcext:value-type="float">
            <text:p>2943,27298186539</text:p>
          </table:table-cell>
          <table:table-cell table:formula="of:=[.G269]+[.D270]^2" office:value-type="float" office:value="23.8684788085806" calcext:value-type="float">
            <text:p>23,8684788085806</text:p>
          </table:table-cell>
          <table:table-cell/>
          <table:table-cell table:formula="of:=([.B270]-[.D270]*[.$H$2])/[.E270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71.326691" calcext:value-type="float">
            <text:p>-271,326691</text:p>
          </table:table-cell>
          <table:table-cell table:formula="of:=[.D271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71]-[.D270])*17875" office:value-type="float" office:value="0" calcext:value-type="float">
            <text:p>0</text:p>
          </table:table-cell>
          <table:table-cell table:formula="of:=[.F270]+[.B271]*[.D271]" office:value-type="float" office:value="2943.27298186539" calcext:value-type="float">
            <text:p>2943,27298186539</text:p>
          </table:table-cell>
          <table:table-cell table:formula="of:=[.G270]+[.D271]^2" office:value-type="float" office:value="23.8684788085806" calcext:value-type="float">
            <text:p>23,8684788085806</text:p>
          </table:table-cell>
          <table:table-cell/>
          <table:table-cell table:formula="of:=([.B271]-[.D271]*[.$H$2])/[.E271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71.648743" calcext:value-type="float">
            <text:p>-271,648743</text:p>
          </table:table-cell>
          <table:table-cell table:formula="of:=[.D272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72]-[.D271])*17875" office:value-type="float" office:value="0" calcext:value-type="float">
            <text:p>0</text:p>
          </table:table-cell>
          <table:table-cell table:formula="of:=[.F271]+[.B272]*[.D272]" office:value-type="float" office:value="2943.27298186539" calcext:value-type="float">
            <text:p>2943,27298186539</text:p>
          </table:table-cell>
          <table:table-cell table:formula="of:=[.G271]+[.D272]^2" office:value-type="float" office:value="23.8684788085806" calcext:value-type="float">
            <text:p>23,8684788085806</text:p>
          </table:table-cell>
          <table:table-cell/>
          <table:table-cell table:formula="of:=([.B272]-[.D272]*[.$H$2])/[.E272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71.992249" calcext:value-type="float">
            <text:p>-271,992249</text:p>
          </table:table-cell>
          <table:table-cell table:formula="of:=[.D273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73]-[.D272])*17875" office:value-type="float" office:value="0" calcext:value-type="float">
            <text:p>0</text:p>
          </table:table-cell>
          <table:table-cell table:formula="of:=[.F272]+[.B273]*[.D273]" office:value-type="float" office:value="2943.27298186539" calcext:value-type="float">
            <text:p>2943,27298186539</text:p>
          </table:table-cell>
          <table:table-cell table:formula="of:=[.G272]+[.D273]^2" office:value-type="float" office:value="23.8684788085806" calcext:value-type="float">
            <text:p>23,8684788085806</text:p>
          </table:table-cell>
          <table:table-cell/>
          <table:table-cell table:formula="of:=([.B273]-[.D273]*[.$H$2])/[.E273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71.811279" calcext:value-type="float">
            <text:p>-271,811279</text:p>
          </table:table-cell>
          <table:table-cell table:formula="of:=[.D274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74]-[.D273])*17875" office:value-type="float" office:value="0" calcext:value-type="float">
            <text:p>0</text:p>
          </table:table-cell>
          <table:table-cell table:formula="of:=[.F273]+[.B274]*[.D274]" office:value-type="float" office:value="2943.27298186539" calcext:value-type="float">
            <text:p>2943,27298186539</text:p>
          </table:table-cell>
          <table:table-cell table:formula="of:=[.G273]+[.D274]^2" office:value-type="float" office:value="23.8684788085806" calcext:value-type="float">
            <text:p>23,8684788085806</text:p>
          </table:table-cell>
          <table:table-cell/>
          <table:table-cell table:formula="of:=([.B274]-[.D274]*[.$H$2])/[.E274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72.154785" calcext:value-type="float">
            <text:p>-272,154785</text:p>
          </table:table-cell>
          <table:table-cell table:formula="of:=[.D275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75]-[.D274])*17875" office:value-type="float" office:value="0" calcext:value-type="float">
            <text:p>0</text:p>
          </table:table-cell>
          <table:table-cell table:formula="of:=[.F274]+[.B275]*[.D275]" office:value-type="float" office:value="2943.27298186539" calcext:value-type="float">
            <text:p>2943,27298186539</text:p>
          </table:table-cell>
          <table:table-cell table:formula="of:=[.G274]+[.D275]^2" office:value-type="float" office:value="23.8684788085806" calcext:value-type="float">
            <text:p>23,8684788085806</text:p>
          </table:table-cell>
          <table:table-cell/>
          <table:table-cell table:formula="of:=([.B275]-[.D275]*[.$H$2])/[.E275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72.133301" calcext:value-type="float">
            <text:p>-272,133301</text:p>
          </table:table-cell>
          <table:table-cell table:formula="of:=[.D276]*100" office:value-type="float" office:value="0.160217285" calcext:value-type="float">
            <text:p>0,160217285</text:p>
          </table:table-cell>
          <table:table-cell office:value-type="float" office:value="0.00160217285" calcext:value-type="float">
            <text:p>0,00160217285</text:p>
          </table:table-cell>
          <table:table-cell table:formula="of:=([.D276]-[.D275])*17875" office:value-type="float" office:value="28.63883969375" calcext:value-type="float">
            <text:p>28,63883969375</text:p>
          </table:table-cell>
          <table:table-cell table:formula="of:=[.F275]+[.B276]*[.D276]" office:value-type="float" office:value="2942.83697727894" calcext:value-type="float">
            <text:p>2942,83697727894</text:p>
          </table:table-cell>
          <table:table-cell table:formula="of:=[.G275]+[.D276]^2" office:value-type="float" office:value="23.8684813755384" calcext:value-type="float">
            <text:p>23,8684813755384</text:p>
          </table:table-cell>
          <table:table-cell/>
          <table:table-cell table:formula="of:=([.B276]-[.D276]*[.$H$2])/[.E276]" office:value-type="float" office:value="-9.50901762380114" calcext:value-type="float">
            <text:p>-9,50901762380114</text:p>
          </table:table-cell>
        </table:table-row>
        <table:table-row table:style-name="ro1">
          <table:table-cell/>
          <table:table-cell office:value-type="float" office:value="-272.476807" calcext:value-type="float">
            <text:p>-272,476807</text:p>
          </table:table-cell>
          <table:table-cell table:formula="of:=[.D277]*100" office:value-type="float" office:value="0.160217285" calcext:value-type="float">
            <text:p>0,160217285</text:p>
          </table:table-cell>
          <table:table-cell office:value-type="float" office:value="0.00160217285" calcext:value-type="float">
            <text:p>0,00160217285</text:p>
          </table:table-cell>
          <table:table-cell table:formula="of:=([.D277]-[.D276])*17875" office:value-type="float" office:value="0" calcext:value-type="float">
            <text:p>0</text:p>
          </table:table-cell>
          <table:table-cell table:formula="of:=[.F276]+[.B277]*[.D277]" office:value-type="float" office:value="2942.40042233651" calcext:value-type="float">
            <text:p>2942,40042233651</text:p>
          </table:table-cell>
          <table:table-cell table:formula="of:=[.G276]+[.D277]^2" office:value-type="float" office:value="23.8684839424963" calcext:value-type="float">
            <text:p>23,8684839424963</text:p>
          </table:table-cell>
          <table:table-cell/>
          <table:table-cell table:formula="of:=([.B277]-[.D277]*[.$H$2])/[.E277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72.636292" calcext:value-type="float">
            <text:p>-272,636292</text:p>
          </table:table-cell>
          <table:table-cell table:formula="of:=[.D278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78]-[.D277])*17875" office:value-type="float" office:value="-28.63883969375" calcext:value-type="float">
            <text:p>-28,63883969375</text:p>
          </table:table-cell>
          <table:table-cell table:formula="of:=[.F277]+[.B278]*[.D278]" office:value-type="float" office:value="2942.40042233651" calcext:value-type="float">
            <text:p>2942,40042233651</text:p>
          </table:table-cell>
          <table:table-cell table:formula="of:=[.G277]+[.D278]^2" office:value-type="float" office:value="23.8684839424963" calcext:value-type="float">
            <text:p>23,8684839424963</text:p>
          </table:table-cell>
          <table:table-cell/>
          <table:table-cell table:formula="of:=([.B278]-[.D278]*[.$H$2])/[.E278]" office:value-type="float" office:value="9.51980928401575" calcext:value-type="float">
            <text:p>9,51980928401575</text:p>
          </table:table-cell>
        </table:table-row>
        <table:table-row table:style-name="ro1">
          <table:table-cell/>
          <table:table-cell office:value-type="float" office:value="-272.455353" calcext:value-type="float">
            <text:p>-272,455353</text:p>
          </table:table-cell>
          <table:table-cell table:formula="of:=[.D279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79]-[.D278])*17875" office:value-type="float" office:value="0" calcext:value-type="float">
            <text:p>0</text:p>
          </table:table-cell>
          <table:table-cell table:formula="of:=[.F278]+[.B279]*[.D279]" office:value-type="float" office:value="2942.40042233651" calcext:value-type="float">
            <text:p>2942,40042233651</text:p>
          </table:table-cell>
          <table:table-cell table:formula="of:=[.G278]+[.D279]^2" office:value-type="float" office:value="23.8684839424963" calcext:value-type="float">
            <text:p>23,8684839424963</text:p>
          </table:table-cell>
          <table:table-cell/>
          <table:table-cell table:formula="of:=([.B279]-[.D279]*[.$H$2])/[.E279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72.961426" calcext:value-type="float">
            <text:p>-272,961426</text:p>
          </table:table-cell>
          <table:table-cell table:formula="of:=[.D280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80]-[.D279])*17875" office:value-type="float" office:value="0" calcext:value-type="float">
            <text:p>0</text:p>
          </table:table-cell>
          <table:table-cell table:formula="of:=[.F279]+[.B280]*[.D280]" office:value-type="float" office:value="2942.40042233651" calcext:value-type="float">
            <text:p>2942,40042233651</text:p>
          </table:table-cell>
          <table:table-cell table:formula="of:=[.G279]+[.D280]^2" office:value-type="float" office:value="23.8684839424963" calcext:value-type="float">
            <text:p>23,8684839424963</text:p>
          </table:table-cell>
          <table:table-cell/>
          <table:table-cell table:formula="of:=([.B280]-[.D280]*[.$H$2])/[.E280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72.777405" calcext:value-type="float">
            <text:p>-272,777405</text:p>
          </table:table-cell>
          <table:table-cell table:formula="of:=[.D281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81]-[.D280])*17875" office:value-type="float" office:value="0" calcext:value-type="float">
            <text:p>0</text:p>
          </table:table-cell>
          <table:table-cell table:formula="of:=[.F280]+[.B281]*[.D281]" office:value-type="float" office:value="2942.40042233651" calcext:value-type="float">
            <text:p>2942,40042233651</text:p>
          </table:table-cell>
          <table:table-cell table:formula="of:=[.G280]+[.D281]^2" office:value-type="float" office:value="23.8684839424963" calcext:value-type="float">
            <text:p>23,8684839424963</text:p>
          </table:table-cell>
          <table:table-cell/>
          <table:table-cell table:formula="of:=([.B281]-[.D281]*[.$H$2])/[.E281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73.099426" calcext:value-type="float">
            <text:p>-273,099426</text:p>
          </table:table-cell>
          <table:table-cell table:formula="of:=[.D282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82]-[.D281])*17875" office:value-type="float" office:value="0" calcext:value-type="float">
            <text:p>0</text:p>
          </table:table-cell>
          <table:table-cell table:formula="of:=[.F281]+[.B282]*[.D282]" office:value-type="float" office:value="2942.40042233651" calcext:value-type="float">
            <text:p>2942,40042233651</text:p>
          </table:table-cell>
          <table:table-cell table:formula="of:=[.G281]+[.D282]^2" office:value-type="float" office:value="23.8684839424963" calcext:value-type="float">
            <text:p>23,8684839424963</text:p>
          </table:table-cell>
          <table:table-cell/>
          <table:table-cell table:formula="of:=([.B282]-[.D282]*[.$H$2])/[.E282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73.283447" calcext:value-type="float">
            <text:p>-273,283447</text:p>
          </table:table-cell>
          <table:table-cell table:formula="of:=[.D283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83]-[.D282])*17875" office:value-type="float" office:value="0" calcext:value-type="float">
            <text:p>0</text:p>
          </table:table-cell>
          <table:table-cell table:formula="of:=[.F282]+[.B283]*[.D283]" office:value-type="float" office:value="2942.40042233651" calcext:value-type="float">
            <text:p>2942,40042233651</text:p>
          </table:table-cell>
          <table:table-cell table:formula="of:=[.G282]+[.D283]^2" office:value-type="float" office:value="23.8684839424963" calcext:value-type="float">
            <text:p>23,8684839424963</text:p>
          </table:table-cell>
          <table:table-cell/>
          <table:table-cell table:formula="of:=([.B283]-[.D283]*[.$H$2])/[.E283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73.261963" calcext:value-type="float">
            <text:p>-273,261963</text:p>
          </table:table-cell>
          <table:table-cell table:formula="of:=[.D284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84]-[.D283])*17875" office:value-type="float" office:value="0" calcext:value-type="float">
            <text:p>0</text:p>
          </table:table-cell>
          <table:table-cell table:formula="of:=[.F283]+[.B284]*[.D284]" office:value-type="float" office:value="2942.40042233651" calcext:value-type="float">
            <text:p>2942,40042233651</text:p>
          </table:table-cell>
          <table:table-cell table:formula="of:=[.G283]+[.D284]^2" office:value-type="float" office:value="23.8684839424963" calcext:value-type="float">
            <text:p>23,8684839424963</text:p>
          </table:table-cell>
          <table:table-cell/>
          <table:table-cell table:formula="of:=([.B284]-[.D284]*[.$H$2])/[.E284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73.442932" calcext:value-type="float">
            <text:p>-273,442932</text:p>
          </table:table-cell>
          <table:table-cell table:formula="of:=[.D285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85]-[.D284])*17875" office:value-type="float" office:value="0" calcext:value-type="float">
            <text:p>0</text:p>
          </table:table-cell>
          <table:table-cell table:formula="of:=[.F284]+[.B285]*[.D285]" office:value-type="float" office:value="2942.40042233651" calcext:value-type="float">
            <text:p>2942,40042233651</text:p>
          </table:table-cell>
          <table:table-cell table:formula="of:=[.G284]+[.D285]^2" office:value-type="float" office:value="23.8684839424963" calcext:value-type="float">
            <text:p>23,8684839424963</text:p>
          </table:table-cell>
          <table:table-cell/>
          <table:table-cell table:formula="of:=([.B285]-[.D285]*[.$H$2])/[.E285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73.605469" calcext:value-type="float">
            <text:p>-273,605469</text:p>
          </table:table-cell>
          <table:table-cell table:formula="of:=[.D286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86]-[.D285])*17875" office:value-type="float" office:value="0" calcext:value-type="float">
            <text:p>0</text:p>
          </table:table-cell>
          <table:table-cell table:formula="of:=[.F285]+[.B286]*[.D286]" office:value-type="float" office:value="2942.40042233651" calcext:value-type="float">
            <text:p>2942,40042233651</text:p>
          </table:table-cell>
          <table:table-cell table:formula="of:=[.G285]+[.D286]^2" office:value-type="float" office:value="23.8684839424963" calcext:value-type="float">
            <text:p>23,8684839424963</text:p>
          </table:table-cell>
          <table:table-cell/>
          <table:table-cell table:formula="of:=([.B286]-[.D286]*[.$H$2])/[.E286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73.584015" calcext:value-type="float">
            <text:p>-273,584015</text:p>
          </table:table-cell>
          <table:table-cell table:formula="of:=[.D287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87]-[.D286])*17875" office:value-type="float" office:value="0" calcext:value-type="float">
            <text:p>0</text:p>
          </table:table-cell>
          <table:table-cell table:formula="of:=[.F286]+[.B287]*[.D287]" office:value-type="float" office:value="2942.40042233651" calcext:value-type="float">
            <text:p>2942,40042233651</text:p>
          </table:table-cell>
          <table:table-cell table:formula="of:=[.G286]+[.D287]^2" office:value-type="float" office:value="23.8684839424963" calcext:value-type="float">
            <text:p>23,8684839424963</text:p>
          </table:table-cell>
          <table:table-cell/>
          <table:table-cell table:formula="of:=([.B287]-[.D287]*[.$H$2])/[.E287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73.927521" calcext:value-type="float">
            <text:p>-273,927521</text:p>
          </table:table-cell>
          <table:table-cell table:formula="of:=[.D288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88]-[.D287])*17875" office:value-type="float" office:value="0" calcext:value-type="float">
            <text:p>0</text:p>
          </table:table-cell>
          <table:table-cell table:formula="of:=[.F287]+[.B288]*[.D288]" office:value-type="float" office:value="2942.40042233651" calcext:value-type="float">
            <text:p>2942,40042233651</text:p>
          </table:table-cell>
          <table:table-cell table:formula="of:=[.G287]+[.D288]^2" office:value-type="float" office:value="23.8684839424963" calcext:value-type="float">
            <text:p>23,8684839424963</text:p>
          </table:table-cell>
          <table:table-cell/>
          <table:table-cell table:formula="of:=([.B288]-[.D288]*[.$H$2])/[.E288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73.906067" calcext:value-type="float">
            <text:p>-273,906067</text:p>
          </table:table-cell>
          <table:table-cell table:formula="of:=[.D289]*100" office:value-type="float" office:value="0.160217285" calcext:value-type="float">
            <text:p>0,160217285</text:p>
          </table:table-cell>
          <table:table-cell office:value-type="float" office:value="0.00160217285" calcext:value-type="float">
            <text:p>0,00160217285</text:p>
          </table:table-cell>
          <table:table-cell table:formula="of:=([.D289]-[.D288])*17875" office:value-type="float" office:value="28.63883969375" calcext:value-type="float">
            <text:p>28,63883969375</text:p>
          </table:table-cell>
          <table:table-cell table:formula="of:=[.F288]+[.B289]*[.D289]" office:value-type="float" office:value="2941.96157747252" calcext:value-type="float">
            <text:p>2941,96157747252</text:p>
          </table:table-cell>
          <table:table-cell table:formula="of:=[.G288]+[.D289]^2" office:value-type="float" office:value="23.8684865094541" calcext:value-type="float">
            <text:p>23,8684865094541</text:p>
          </table:table-cell>
          <table:table-cell/>
          <table:table-cell table:formula="of:=([.B289]-[.D289]*[.$H$2])/[.E289]" office:value-type="float" office:value="-9.57091838580676" calcext:value-type="float">
            <text:p>-9,57091838580676</text:p>
          </table:table-cell>
        </table:table-row>
        <table:table-row table:style-name="ro1">
          <table:table-cell/>
          <table:table-cell office:value-type="float" office:value="-274.090088" calcext:value-type="float">
            <text:p>-274,090088</text:p>
          </table:table-cell>
          <table:table-cell table:formula="of:=[.D290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90]-[.D289])*17875" office:value-type="float" office:value="-28.63883969375" calcext:value-type="float">
            <text:p>-28,63883969375</text:p>
          </table:table-cell>
          <table:table-cell table:formula="of:=[.F289]+[.B290]*[.D290]" office:value-type="float" office:value="2941.96157747252" calcext:value-type="float">
            <text:p>2941,96157747252</text:p>
          </table:table-cell>
          <table:table-cell table:formula="of:=[.G289]+[.D290]^2" office:value-type="float" office:value="23.8684865094541" calcext:value-type="float">
            <text:p>23,8684865094541</text:p>
          </table:table-cell>
          <table:table-cell/>
          <table:table-cell table:formula="of:=([.B290]-[.D290]*[.$H$2])/[.E290]" office:value-type="float" office:value="9.57057237412506" calcext:value-type="float">
            <text:p>9,57057237412506</text:p>
          </table:table-cell>
        </table:table-row>
        <table:table-row table:style-name="ro1">
          <table:table-cell/>
          <table:table-cell office:value-type="float" office:value="-274.065552" calcext:value-type="float">
            <text:p>-274,065552</text:p>
          </table:table-cell>
          <table:table-cell table:formula="of:=[.D291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91]-[.D290])*17875" office:value-type="float" office:value="0" calcext:value-type="float">
            <text:p>0</text:p>
          </table:table-cell>
          <table:table-cell table:formula="of:=[.F290]+[.B291]*[.D291]" office:value-type="float" office:value="2941.96157747252" calcext:value-type="float">
            <text:p>2941,96157747252</text:p>
          </table:table-cell>
          <table:table-cell table:formula="of:=[.G290]+[.D291]^2" office:value-type="float" office:value="23.8684865094541" calcext:value-type="float">
            <text:p>23,8684865094541</text:p>
          </table:table-cell>
          <table:table-cell/>
          <table:table-cell table:formula="of:=([.B291]-[.D291]*[.$H$2])/[.E291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74.412109" calcext:value-type="float">
            <text:p>-274,412109</text:p>
          </table:table-cell>
          <table:table-cell table:formula="of:=[.D292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92]-[.D291])*17875" office:value-type="float" office:value="0" calcext:value-type="float">
            <text:p>0</text:p>
          </table:table-cell>
          <table:table-cell table:formula="of:=[.F291]+[.B292]*[.D292]" office:value-type="float" office:value="2941.96157747252" calcext:value-type="float">
            <text:p>2941,96157747252</text:p>
          </table:table-cell>
          <table:table-cell table:formula="of:=[.G291]+[.D292]^2" office:value-type="float" office:value="23.8684865094541" calcext:value-type="float">
            <text:p>23,8684865094541</text:p>
          </table:table-cell>
          <table:table-cell/>
          <table:table-cell table:formula="of:=([.B292]-[.D292]*[.$H$2])/[.E292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74.228088" calcext:value-type="float">
            <text:p>-274,228088</text:p>
          </table:table-cell>
          <table:table-cell table:formula="of:=[.D293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93]-[.D292])*17875" office:value-type="float" office:value="0" calcext:value-type="float">
            <text:p>0</text:p>
          </table:table-cell>
          <table:table-cell table:formula="of:=[.F292]+[.B293]*[.D293]" office:value-type="float" office:value="2941.96157747252" calcext:value-type="float">
            <text:p>2941,96157747252</text:p>
          </table:table-cell>
          <table:table-cell table:formula="of:=[.G292]+[.D293]^2" office:value-type="float" office:value="23.8684865094541" calcext:value-type="float">
            <text:p>23,8684865094541</text:p>
          </table:table-cell>
          <table:table-cell/>
          <table:table-cell table:formula="of:=([.B293]-[.D293]*[.$H$2])/[.E293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74.412109" calcext:value-type="float">
            <text:p>-274,412109</text:p>
          </table:table-cell>
          <table:table-cell table:formula="of:=[.D294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94]-[.D293])*17875" office:value-type="float" office:value="0" calcext:value-type="float">
            <text:p>0</text:p>
          </table:table-cell>
          <table:table-cell table:formula="of:=[.F293]+[.B294]*[.D294]" office:value-type="float" office:value="2941.96157747252" calcext:value-type="float">
            <text:p>2941,96157747252</text:p>
          </table:table-cell>
          <table:table-cell table:formula="of:=[.G293]+[.D294]^2" office:value-type="float" office:value="23.8684865094541" calcext:value-type="float">
            <text:p>23,8684865094541</text:p>
          </table:table-cell>
          <table:table-cell/>
          <table:table-cell table:formula="of:=([.B294]-[.D294]*[.$H$2])/[.E294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74.412109" calcext:value-type="float">
            <text:p>-274,412109</text:p>
          </table:table-cell>
          <table:table-cell table:formula="of:=[.D295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95]-[.D294])*17875" office:value-type="float" office:value="0" calcext:value-type="float">
            <text:p>0</text:p>
          </table:table-cell>
          <table:table-cell table:formula="of:=[.F294]+[.B295]*[.D295]" office:value-type="float" office:value="2941.96157747252" calcext:value-type="float">
            <text:p>2941,96157747252</text:p>
          </table:table-cell>
          <table:table-cell table:formula="of:=[.G294]+[.D295]^2" office:value-type="float" office:value="23.8684865094541" calcext:value-type="float">
            <text:p>23,8684865094541</text:p>
          </table:table-cell>
          <table:table-cell/>
          <table:table-cell table:formula="of:=([.B295]-[.D295]*[.$H$2])/[.E295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74.387573" calcext:value-type="float">
            <text:p>-274,387573</text:p>
          </table:table-cell>
          <table:table-cell table:formula="of:=[.D296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96]-[.D295])*17875" office:value-type="float" office:value="0" calcext:value-type="float">
            <text:p>0</text:p>
          </table:table-cell>
          <table:table-cell table:formula="of:=[.F295]+[.B296]*[.D296]" office:value-type="float" office:value="2941.96157747252" calcext:value-type="float">
            <text:p>2941,96157747252</text:p>
          </table:table-cell>
          <table:table-cell table:formula="of:=[.G295]+[.D296]^2" office:value-type="float" office:value="23.8684865094541" calcext:value-type="float">
            <text:p>23,8684865094541</text:p>
          </table:table-cell>
          <table:table-cell/>
          <table:table-cell table:formula="of:=([.B296]-[.D296]*[.$H$2])/[.E296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74.571594" calcext:value-type="float">
            <text:p>-274,571594</text:p>
          </table:table-cell>
          <table:table-cell table:formula="of:=[.D297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97]-[.D296])*17875" office:value-type="float" office:value="0" calcext:value-type="float">
            <text:p>0</text:p>
          </table:table-cell>
          <table:table-cell table:formula="of:=[.F296]+[.B297]*[.D297]" office:value-type="float" office:value="2941.96157747252" calcext:value-type="float">
            <text:p>2941,96157747252</text:p>
          </table:table-cell>
          <table:table-cell table:formula="of:=[.G296]+[.D297]^2" office:value-type="float" office:value="23.8684865094541" calcext:value-type="float">
            <text:p>23,8684865094541</text:p>
          </table:table-cell>
          <table:table-cell/>
          <table:table-cell table:formula="of:=([.B297]-[.D297]*[.$H$2])/[.E297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74.571594" calcext:value-type="float">
            <text:p>-274,571594</text:p>
          </table:table-cell>
          <table:table-cell table:formula="of:=[.D298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98]-[.D297])*17875" office:value-type="float" office:value="0" calcext:value-type="float">
            <text:p>0</text:p>
          </table:table-cell>
          <table:table-cell table:formula="of:=[.F297]+[.B298]*[.D298]" office:value-type="float" office:value="2941.96157747252" calcext:value-type="float">
            <text:p>2941,96157747252</text:p>
          </table:table-cell>
          <table:table-cell table:formula="of:=[.G297]+[.D298]^2" office:value-type="float" office:value="23.8684865094541" calcext:value-type="float">
            <text:p>23,8684865094541</text:p>
          </table:table-cell>
          <table:table-cell/>
          <table:table-cell table:formula="of:=([.B298]-[.D298]*[.$H$2])/[.E298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74.412109" calcext:value-type="float">
            <text:p>-274,412109</text:p>
          </table:table-cell>
          <table:table-cell table:formula="of:=[.D299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299]-[.D298])*17875" office:value-type="float" office:value="0" calcext:value-type="float">
            <text:p>0</text:p>
          </table:table-cell>
          <table:table-cell table:formula="of:=[.F298]+[.B299]*[.D299]" office:value-type="float" office:value="2941.96157747252" calcext:value-type="float">
            <text:p>2941,96157747252</text:p>
          </table:table-cell>
          <table:table-cell table:formula="of:=[.G298]+[.D299]^2" office:value-type="float" office:value="23.8684865094541" calcext:value-type="float">
            <text:p>23,8684865094541</text:p>
          </table:table-cell>
          <table:table-cell/>
          <table:table-cell table:formula="of:=([.B299]-[.D299]*[.$H$2])/[.E299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74.412109" calcext:value-type="float">
            <text:p>-274,412109</text:p>
          </table:table-cell>
          <table:table-cell table:formula="of:=[.D300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300]-[.D299])*17875" office:value-type="float" office:value="0" calcext:value-type="float">
            <text:p>0</text:p>
          </table:table-cell>
          <table:table-cell table:formula="of:=[.F299]+[.B300]*[.D300]" office:value-type="float" office:value="2941.96157747252" calcext:value-type="float">
            <text:p>2941,96157747252</text:p>
          </table:table-cell>
          <table:table-cell table:formula="of:=[.G299]+[.D300]^2" office:value-type="float" office:value="23.8684865094541" calcext:value-type="float">
            <text:p>23,8684865094541</text:p>
          </table:table-cell>
          <table:table-cell/>
          <table:table-cell table:formula="of:=([.B300]-[.D300]*[.$H$2])/[.E300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73.584015" calcext:value-type="float">
            <text:p>-273,584015</text:p>
          </table:table-cell>
          <table:table-cell table:formula="of:=[.D301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301]-[.D300])*17875" office:value-type="float" office:value="0" calcext:value-type="float">
            <text:p>0</text:p>
          </table:table-cell>
          <table:table-cell table:formula="of:=[.F300]+[.B301]*[.D301]" office:value-type="float" office:value="2941.96157747252" calcext:value-type="float">
            <text:p>2941,96157747252</text:p>
          </table:table-cell>
          <table:table-cell table:formula="of:=[.G300]+[.D301]^2" office:value-type="float" office:value="23.8684865094541" calcext:value-type="float">
            <text:p>23,8684865094541</text:p>
          </table:table-cell>
          <table:table-cell/>
          <table:table-cell table:formula="of:=([.B301]-[.D301]*[.$H$2])/[.E301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73.120911" calcext:value-type="float">
            <text:p>-273,120911</text:p>
          </table:table-cell>
          <table:table-cell table:formula="of:=[.D302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302]-[.D301])*17875" office:value-type="float" office:value="0" calcext:value-type="float">
            <text:p>0</text:p>
          </table:table-cell>
          <table:table-cell table:formula="of:=[.F301]+[.B302]*[.D302]" office:value-type="float" office:value="2941.96157747252" calcext:value-type="float">
            <text:p>2941,96157747252</text:p>
          </table:table-cell>
          <table:table-cell table:formula="of:=[.G301]+[.D302]^2" office:value-type="float" office:value="23.8684865094541" calcext:value-type="float">
            <text:p>23,8684865094541</text:p>
          </table:table-cell>
          <table:table-cell/>
          <table:table-cell table:formula="of:=([.B302]-[.D302]*[.$H$2])/[.E302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71.832764" calcext:value-type="float">
            <text:p>-271,832764</text:p>
          </table:table-cell>
          <table:table-cell table:formula="of:=[.D303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303]-[.D302])*17875" office:value-type="float" office:value="0" calcext:value-type="float">
            <text:p>0</text:p>
          </table:table-cell>
          <table:table-cell table:formula="of:=[.F302]+[.B303]*[.D303]" office:value-type="float" office:value="2941.96157747252" calcext:value-type="float">
            <text:p>2941,96157747252</text:p>
          </table:table-cell>
          <table:table-cell table:formula="of:=[.G302]+[.D303]^2" office:value-type="float" office:value="23.8684865094541" calcext:value-type="float">
            <text:p>23,8684865094541</text:p>
          </table:table-cell>
          <table:table-cell/>
          <table:table-cell table:formula="of:=([.B303]-[.D303]*[.$H$2])/[.E303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68.909882" calcext:value-type="float">
            <text:p>-268,909882</text:p>
          </table:table-cell>
          <table:table-cell table:formula="of:=[.D304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304]-[.D303])*17875" office:value-type="float" office:value="0" calcext:value-type="float">
            <text:p>0</text:p>
          </table:table-cell>
          <table:table-cell table:formula="of:=[.F303]+[.B304]*[.D304]" office:value-type="float" office:value="2941.96157747252" calcext:value-type="float">
            <text:p>2941,96157747252</text:p>
          </table:table-cell>
          <table:table-cell table:formula="of:=[.G303]+[.D304]^2" office:value-type="float" office:value="23.8684865094541" calcext:value-type="float">
            <text:p>23,8684865094541</text:p>
          </table:table-cell>
          <table:table-cell/>
          <table:table-cell table:formula="of:=([.B304]-[.D304]*[.$H$2])/[.E304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66.493073" calcext:value-type="float">
            <text:p>-266,493073</text:p>
          </table:table-cell>
          <table:table-cell table:formula="of:=[.D305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305]-[.D304])*17875" office:value-type="float" office:value="0" calcext:value-type="float">
            <text:p>0</text:p>
          </table:table-cell>
          <table:table-cell table:formula="of:=[.F304]+[.B305]*[.D305]" office:value-type="float" office:value="2941.96157747252" calcext:value-type="float">
            <text:p>2941,96157747252</text:p>
          </table:table-cell>
          <table:table-cell table:formula="of:=[.G304]+[.D305]^2" office:value-type="float" office:value="23.8684865094541" calcext:value-type="float">
            <text:p>23,8684865094541</text:p>
          </table:table-cell>
          <table:table-cell/>
          <table:table-cell table:formula="of:=([.B305]-[.D305]*[.$H$2])/[.E305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63.932129" calcext:value-type="float">
            <text:p>-263,932129</text:p>
          </table:table-cell>
          <table:table-cell table:formula="of:=[.D306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306]-[.D305])*17875" office:value-type="float" office:value="0" calcext:value-type="float">
            <text:p>0</text:p>
          </table:table-cell>
          <table:table-cell table:formula="of:=[.F305]+[.B306]*[.D306]" office:value-type="float" office:value="2941.96157747252" calcext:value-type="float">
            <text:p>2941,96157747252</text:p>
          </table:table-cell>
          <table:table-cell table:formula="of:=[.G305]+[.D306]^2" office:value-type="float" office:value="23.8684865094541" calcext:value-type="float">
            <text:p>23,8684865094541</text:p>
          </table:table-cell>
          <table:table-cell/>
          <table:table-cell table:formula="of:=([.B306]-[.D306]*[.$H$2])/[.E306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60.868164" calcext:value-type="float">
            <text:p>-260,868164</text:p>
          </table:table-cell>
          <table:table-cell table:formula="of:=[.D307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307]-[.D306])*17875" office:value-type="float" office:value="0" calcext:value-type="float">
            <text:p>0</text:p>
          </table:table-cell>
          <table:table-cell table:formula="of:=[.F306]+[.B307]*[.D307]" office:value-type="float" office:value="2941.96157747252" calcext:value-type="float">
            <text:p>2941,96157747252</text:p>
          </table:table-cell>
          <table:table-cell table:formula="of:=[.G306]+[.D307]^2" office:value-type="float" office:value="23.8684865094541" calcext:value-type="float">
            <text:p>23,8684865094541</text:p>
          </table:table-cell>
          <table:table-cell/>
          <table:table-cell table:formula="of:=([.B307]-[.D307]*[.$H$2])/[.E307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56.997589" calcext:value-type="float">
            <text:p>-256,997589</text:p>
          </table:table-cell>
          <table:table-cell table:formula="of:=[.D308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308]-[.D307])*17875" office:value-type="float" office:value="0" calcext:value-type="float">
            <text:p>0</text:p>
          </table:table-cell>
          <table:table-cell table:formula="of:=[.F307]+[.B308]*[.D308]" office:value-type="float" office:value="2941.96157747252" calcext:value-type="float">
            <text:p>2941,96157747252</text:p>
          </table:table-cell>
          <table:table-cell table:formula="of:=[.G307]+[.D308]^2" office:value-type="float" office:value="23.8684865094541" calcext:value-type="float">
            <text:p>23,8684865094541</text:p>
          </table:table-cell>
          <table:table-cell/>
          <table:table-cell table:formula="of:=([.B308]-[.D308]*[.$H$2])/[.E308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52.958328" calcext:value-type="float">
            <text:p>-252,958328</text:p>
          </table:table-cell>
          <table:table-cell table:formula="of:=[.D309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309]-[.D308])*17875" office:value-type="float" office:value="0" calcext:value-type="float">
            <text:p>0</text:p>
          </table:table-cell>
          <table:table-cell table:formula="of:=[.F308]+[.B309]*[.D309]" office:value-type="float" office:value="2941.96157747252" calcext:value-type="float">
            <text:p>2941,96157747252</text:p>
          </table:table-cell>
          <table:table-cell table:formula="of:=[.G308]+[.D309]^2" office:value-type="float" office:value="23.8684865094541" calcext:value-type="float">
            <text:p>23,8684865094541</text:p>
          </table:table-cell>
          <table:table-cell/>
          <table:table-cell table:formula="of:=([.B309]-[.D309]*[.$H$2])/[.E309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49.575409" calcext:value-type="float">
            <text:p>-249,575409</text:p>
          </table:table-cell>
          <table:table-cell table:formula="of:=[.D310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310]-[.D309])*17875" office:value-type="float" office:value="0" calcext:value-type="float">
            <text:p>0</text:p>
          </table:table-cell>
          <table:table-cell table:formula="of:=[.F309]+[.B310]*[.D310]" office:value-type="float" office:value="2941.96157747252" calcext:value-type="float">
            <text:p>2941,96157747252</text:p>
          </table:table-cell>
          <table:table-cell table:formula="of:=[.G309]+[.D310]^2" office:value-type="float" office:value="23.8684865094541" calcext:value-type="float">
            <text:p>23,8684865094541</text:p>
          </table:table-cell>
          <table:table-cell/>
          <table:table-cell table:formula="of:=([.B310]-[.D310]*[.$H$2])/[.E310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46.355042" calcext:value-type="float">
            <text:p>-246,355042</text:p>
          </table:table-cell>
          <table:table-cell table:formula="of:=[.D311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311]-[.D310])*17875" office:value-type="float" office:value="0" calcext:value-type="float">
            <text:p>0</text:p>
          </table:table-cell>
          <table:table-cell table:formula="of:=[.F310]+[.B311]*[.D311]" office:value-type="float" office:value="2941.96157747252" calcext:value-type="float">
            <text:p>2941,96157747252</text:p>
          </table:table-cell>
          <table:table-cell table:formula="of:=[.G310]+[.D311]^2" office:value-type="float" office:value="23.8684865094541" calcext:value-type="float">
            <text:p>23,8684865094541</text:p>
          </table:table-cell>
          <table:table-cell/>
          <table:table-cell table:formula="of:=([.B311]-[.D311]*[.$H$2])/[.E311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43.291092" calcext:value-type="float">
            <text:p>-243,291092</text:p>
          </table:table-cell>
          <table:table-cell table:formula="of:=[.D312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D312]-[.D311])*17875" office:value-type="float" office:value="0" calcext:value-type="float">
            <text:p>0</text:p>
          </table:table-cell>
          <table:table-cell table:formula="of:=[.F311]+[.B312]*[.D312]" office:value-type="float" office:value="2941.96157747252" calcext:value-type="float">
            <text:p>2941,96157747252</text:p>
          </table:table-cell>
          <table:table-cell table:formula="of:=[.G311]+[.D312]^2" office:value-type="float" office:value="23.8684865094541" calcext:value-type="float">
            <text:p>23,8684865094541</text:p>
          </table:table-cell>
          <table:table-cell/>
          <table:table-cell table:formula="of:=([.B312]-[.D312]*[.$H$2])/[.E312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40.714798" calcext:value-type="float">
            <text:p>-240,714798</text:p>
          </table:table-cell>
          <table:table-cell table:formula="of:=[.D313]*100" office:value-type="float" office:value="0.801086426" calcext:value-type="float">
            <text:p>0,801086426</text:p>
          </table:table-cell>
          <table:table-cell office:value-type="float" office:value="0.00801086426" calcext:value-type="float">
            <text:p>0,00801086426</text:p>
          </table:table-cell>
          <table:table-cell table:formula="of:=([.D313]-[.D312])*17875" office:value-type="float" office:value="143.1941986475" calcext:value-type="float">
            <text:p>143,1941986475</text:p>
          </table:table-cell>
          <table:table-cell table:formula="of:=[.F312]+[.B313]*[.D313]" office:value-type="float" office:value="2940.03324390037" calcext:value-type="float">
            <text:p>2940,03324390037</text:p>
          </table:table-cell>
          <table:table-cell table:formula="of:=[.G312]+[.D313]^2" office:value-type="float" office:value="23.8685506834003" calcext:value-type="float">
            <text:p>23,8685506834003</text:p>
          </table:table-cell>
          <table:table-cell/>
          <table:table-cell table:formula="of:=([.B313]-[.D313]*[.$H$2])/[.E313]" office:value-type="float" office:value="-1.68780894861239" calcext:value-type="float">
            <text:p>-1,68780894861239</text:p>
          </table:table-cell>
        </table:table-row>
        <table:table-row table:style-name="ro1">
          <table:table-cell/>
          <table:table-cell office:value-type="float" office:value="-237.650848" calcext:value-type="float">
            <text:p>-237,650848</text:p>
          </table:table-cell>
          <table:table-cell table:formula="of:=[.D314]*100" office:value-type="float" office:value="0.32043457" calcext:value-type="float">
            <text:p>0,32043457</text:p>
          </table:table-cell>
          <table:table-cell office:value-type="float" office:value="0.0032043457" calcext:value-type="float">
            <text:p>0,0032043457</text:p>
          </table:table-cell>
          <table:table-cell table:formula="of:=([.D314]-[.D313])*17875" office:value-type="float" office:value="-85.91651926" calcext:value-type="float">
            <text:p>-85,91651926</text:p>
          </table:table-cell>
          <table:table-cell table:formula="of:=[.F313]+[.B314]*[.D314]" office:value-type="float" office:value="2939.27172842748" calcext:value-type="float">
            <text:p>2939,27172842748</text:p>
          </table:table-cell>
          <table:table-cell table:formula="of:=[.G313]+[.D314]^2" office:value-type="float" office:value="23.8685609512317" calcext:value-type="float">
            <text:p>23,8685609512317</text:p>
          </table:table-cell>
          <table:table-cell/>
          <table:table-cell table:formula="of:=([.B314]-[.D314]*[.$H$2])/[.E314]" office:value-type="float" office:value="2.77058138290981" calcext:value-type="float">
            <text:p>2,77058138290981</text:p>
          </table:table-cell>
        </table:table-row>
        <table:table-row table:style-name="ro1">
          <table:table-cell/>
          <table:table-cell office:value-type="float" office:value="-233.786407" calcext:value-type="float">
            <text:p>-233,786407</text:p>
          </table:table-cell>
          <table:table-cell table:formula="of:=[.D315]*100" office:value-type="float" office:value="0.801086426" calcext:value-type="float">
            <text:p>0,801086426</text:p>
          </table:table-cell>
          <table:table-cell office:value-type="float" office:value="0.00801086426" calcext:value-type="float">
            <text:p>0,00801086426</text:p>
          </table:table-cell>
          <table:table-cell table:formula="of:=([.D315]-[.D314])*17875" office:value-type="float" office:value="85.91651926" calcext:value-type="float">
            <text:p>85,91651926</text:p>
          </table:table-cell>
          <table:table-cell table:formula="of:=[.F314]+[.B315]*[.D315]" office:value-type="float" office:value="2937.39889725517" calcext:value-type="float">
            <text:p>2937,39889725517</text:p>
          </table:table-cell>
          <table:table-cell table:formula="of:=[.G314]+[.D315]^2" office:value-type="float" office:value="23.8686251251779" calcext:value-type="float">
            <text:p>23,8686251251779</text:p>
          </table:table-cell>
          <table:table-cell/>
          <table:table-cell table:formula="of:=([.B315]-[.D315]*[.$H$2])/[.E315]" office:value-type="float" office:value="-2.73237394727566" calcext:value-type="float">
            <text:p>-2,73237394727566</text:p>
          </table:table-cell>
        </table:table-row>
        <table:table-row table:style-name="ro1">
          <table:table-cell/>
          <table:table-cell office:value-type="float" office:value="-229.590729" calcext:value-type="float">
            <text:p>-229,590729</text:p>
          </table:table-cell>
          <table:table-cell table:formula="of:=[.D316]*100" office:value-type="float" office:value="0.480651855" calcext:value-type="float">
            <text:p>0,480651855</text:p>
          </table:table-cell>
          <table:table-cell office:value-type="float" office:value="0.00480651855" calcext:value-type="float">
            <text:p>0,00480651855</text:p>
          </table:table-cell>
          <table:table-cell table:formula="of:=([.D316]-[.D315])*17875" office:value-type="float" office:value="-57.27767956625" calcext:value-type="float">
            <text:p>-57,27767956625</text:p>
          </table:table-cell>
          <table:table-cell table:formula="of:=[.F315]+[.B316]*[.D316]" office:value-type="float" office:value="2936.29536515732" calcext:value-type="float">
            <text:p>2936,29536515732</text:p>
          </table:table-cell>
          <table:table-cell table:formula="of:=[.G315]+[.D316]^2" office:value-type="float" office:value="23.8686482277984" calcext:value-type="float">
            <text:p>23,8686482277984</text:p>
          </table:table-cell>
          <table:table-cell/>
          <table:table-cell table:formula="of:=([.B316]-[.D316]*[.$H$2])/[.E316]" office:value-type="float" office:value="4.01853779451775" calcext:value-type="float">
            <text:p>4,01853779451775</text:p>
          </table:table-cell>
        </table:table-row>
        <table:table-row table:style-name="ro1">
          <table:table-cell/>
          <table:table-cell office:value-type="float" office:value="-225.247833" calcext:value-type="float">
            <text:p>-225,247833</text:p>
          </table:table-cell>
          <table:table-cell table:formula="of:=[.D317]*100" office:value-type="float" office:value="0.640869141" calcext:value-type="float">
            <text:p>0,640869141</text:p>
          </table:table-cell>
          <table:table-cell office:value-type="float" office:value="0.00640869141" calcext:value-type="float">
            <text:p>0,00640869141</text:p>
          </table:table-cell>
          <table:table-cell table:formula="of:=([.D317]-[.D316])*17875" office:value-type="float" office:value="28.6388398725" calcext:value-type="float">
            <text:p>28,6388398725</text:p>
          </table:table-cell>
          <table:table-cell table:formula="of:=[.F316]+[.B317]*[.D317]" office:value-type="float" office:value="2934.85182130485" calcext:value-type="float">
            <text:p>2934,85182130485</text:p>
          </table:table-cell>
          <table:table-cell table:formula="of:=[.G316]+[.D317]^2" office:value-type="float" office:value="23.868689299124" calcext:value-type="float">
            <text:p>23,868689299124</text:p>
          </table:table-cell>
          <table:table-cell/>
          <table:table-cell table:formula="of:=([.B317]-[.D317]*[.$H$2])/[.E317]" office:value-type="float" office:value="-7.89220357737265" calcext:value-type="float">
            <text:p>-7,89220357737265</text:p>
          </table:table-cell>
        </table:table-row>
        <table:table-row table:style-name="ro1">
          <table:table-cell/>
          <table:table-cell office:value-type="float" office:value="-220.736252" calcext:value-type="float">
            <text:p>-220,736252</text:p>
          </table:table-cell>
          <table:table-cell table:formula="of:=[.D318]*100" office:value-type="float" office:value="0.801086426" calcext:value-type="float">
            <text:p>0,801086426</text:p>
          </table:table-cell>
          <table:table-cell office:value-type="float" office:value="0.00801086426" calcext:value-type="float">
            <text:p>0,00801086426</text:p>
          </table:table-cell>
          <table:table-cell table:formula="of:=([.D318]-[.D317])*17875" office:value-type="float" office:value="28.63883969375" calcext:value-type="float">
            <text:p>28,63883969375</text:p>
          </table:table-cell>
          <table:table-cell table:formula="of:=[.F317]+[.B318]*[.D318]" office:value-type="float" office:value="2933.08353315282" calcext:value-type="float">
            <text:p>2933,08353315282</text:p>
          </table:table-cell>
          <table:table-cell table:formula="of:=[.G317]+[.D318]^2" office:value-type="float" office:value="23.8687534730702" calcext:value-type="float">
            <text:p>23,8687534730702</text:p>
          </table:table-cell>
          <table:table-cell/>
          <table:table-cell table:formula="of:=([.B318]-[.D318]*[.$H$2])/[.E318]" office:value-type="float" office:value="-7.74144156109143" calcext:value-type="float">
            <text:p>-7,74144156109143</text:p>
          </table:table-cell>
        </table:table-row>
        <table:table-row table:style-name="ro1">
          <table:table-cell/>
          <table:table-cell office:value-type="float" office:value="-215.077606" calcext:value-type="float">
            <text:p>-215,077606</text:p>
          </table:table-cell>
          <table:table-cell table:formula="of:=[.D319]*100" office:value-type="float" office:value="0.801086426" calcext:value-type="float">
            <text:p>0,801086426</text:p>
          </table:table-cell>
          <table:table-cell office:value-type="float" office:value="0.00801086426" calcext:value-type="float">
            <text:p>0,00801086426</text:p>
          </table:table-cell>
          <table:table-cell table:formula="of:=([.D319]-[.D318])*17875" office:value-type="float" office:value="0" calcext:value-type="float">
            <text:p>0</text:p>
          </table:table-cell>
          <table:table-cell table:formula="of:=[.F318]+[.B319]*[.D319]" office:value-type="float" office:value="2931.36057564578" calcext:value-type="float">
            <text:p>2931,36057564578</text:p>
          </table:table-cell>
          <table:table-cell table:formula="of:=[.G318]+[.D319]^2" office:value-type="float" office:value="23.8688176470164" calcext:value-type="float">
            <text:p>23,8688176470164</text:p>
          </table:table-cell>
          <table:table-cell/>
          <table:table-cell table:formula="of:=([.B319]-[.D319]*[.$H$2])/[.E319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10.403473" calcext:value-type="float">
            <text:p>-210,403473</text:p>
          </table:table-cell>
          <table:table-cell table:formula="of:=[.D320]*100" office:value-type="float" office:value="0.801086426" calcext:value-type="float">
            <text:p>0,801086426</text:p>
          </table:table-cell>
          <table:table-cell office:value-type="float" office:value="0.00801086426" calcext:value-type="float">
            <text:p>0,00801086426</text:p>
          </table:table-cell>
          <table:table-cell table:formula="of:=([.D320]-[.D319])*17875" office:value-type="float" office:value="0" calcext:value-type="float">
            <text:p>0</text:p>
          </table:table-cell>
          <table:table-cell table:formula="of:=[.F319]+[.B320]*[.D320]" office:value-type="float" office:value="2929.67506198375" calcext:value-type="float">
            <text:p>2929,67506198375</text:p>
          </table:table-cell>
          <table:table-cell table:formula="of:=[.G319]+[.D320]^2" office:value-type="float" office:value="23.8688818209626" calcext:value-type="float">
            <text:p>23,8688818209626</text:p>
          </table:table-cell>
          <table:table-cell/>
          <table:table-cell table:formula="of:=([.B320]-[.D320]*[.$H$2])/[.E320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204.140625" calcext:value-type="float">
            <text:p>-204,140625</text:p>
          </table:table-cell>
          <table:table-cell table:formula="of:=[.D321]*100" office:value-type="float" office:value="0.961303711" calcext:value-type="float">
            <text:p>0,961303711</text:p>
          </table:table-cell>
          <table:table-cell office:value-type="float" office:value="0.00961303711" calcext:value-type="float">
            <text:p>0,00961303711</text:p>
          </table:table-cell>
          <table:table-cell table:formula="of:=([.D321]-[.D320])*17875" office:value-type="float" office:value="28.63883969375" calcext:value-type="float">
            <text:p>28,63883969375</text:p>
          </table:table-cell>
          <table:table-cell table:formula="of:=[.F320]+[.B321]*[.D321]" office:value-type="float" office:value="2927.71265057997" calcext:value-type="float">
            <text:p>2927,71265057997</text:p>
          </table:table-cell>
          <table:table-cell table:formula="of:=[.G320]+[.D321]^2" office:value-type="float" office:value="23.8689742314451" calcext:value-type="float">
            <text:p>23,8689742314451</text:p>
          </table:table-cell>
          <table:table-cell/>
          <table:table-cell table:formula="of:=([.B321]-[.D321]*[.$H$2])/[.E321]" office:value-type="float" office:value="-7.16873342059734" calcext:value-type="float">
            <text:p>-7,16873342059734</text:p>
          </table:table-cell>
        </table:table-row>
        <table:table-row table:style-name="ro1">
          <table:table-cell/>
          <table:table-cell office:value-type="float" office:value="-199.116852" calcext:value-type="float">
            <text:p>-199,116852</text:p>
          </table:table-cell>
          <table:table-cell table:formula="of:=[.D322]*100" office:value-type="float" office:value="0.801086426" calcext:value-type="float">
            <text:p>0,801086426</text:p>
          </table:table-cell>
          <table:table-cell office:value-type="float" office:value="0.00801086426" calcext:value-type="float">
            <text:p>0,00801086426</text:p>
          </table:table-cell>
          <table:table-cell table:formula="of:=([.D322]-[.D321])*17875" office:value-type="float" office:value="-28.63883969375" calcext:value-type="float">
            <text:p>-28,63883969375</text:p>
          </table:table-cell>
          <table:table-cell table:formula="of:=[.F321]+[.B322]*[.D322]" office:value-type="float" office:value="2926.11755250672" calcext:value-type="float">
            <text:p>2926,11755250672</text:p>
          </table:table-cell>
          <table:table-cell table:formula="of:=[.G321]+[.D322]^2" office:value-type="float" office:value="23.8690384053913" calcext:value-type="float">
            <text:p>23,8690384053913</text:p>
          </table:table-cell>
          <table:table-cell/>
          <table:table-cell table:formula="of:=([.B322]-[.D322]*[.$H$2])/[.E322]" office:value-type="float" office:value="6.98654365910981" calcext:value-type="float">
            <text:p>6,98654365910981</text:p>
          </table:table-cell>
        </table:table-row>
        <table:table-row table:style-name="ro1">
          <table:table-cell/>
          <table:table-cell office:value-type="float" office:value="-193.95813" calcext:value-type="float">
            <text:p>-193,95813</text:p>
          </table:table-cell>
          <table:table-cell table:formula="of:=[.D323]*100" office:value-type="float" office:value="0.801086426" calcext:value-type="float">
            <text:p>0,801086426</text:p>
          </table:table-cell>
          <table:table-cell office:value-type="float" office:value="0.00801086426" calcext:value-type="float">
            <text:p>0,00801086426</text:p>
          </table:table-cell>
          <table:table-cell table:formula="of:=([.D323]-[.D322])*17875" office:value-type="float" office:value="0" calcext:value-type="float">
            <text:p>0</text:p>
          </table:table-cell>
          <table:table-cell table:formula="of:=[.F322]+[.B323]*[.D323]" office:value-type="float" office:value="2924.56378025516" calcext:value-type="float">
            <text:p>2924,56378025516</text:p>
          </table:table-cell>
          <table:table-cell table:formula="of:=[.G322]+[.D323]^2" office:value-type="float" office:value="23.8691025793375" calcext:value-type="float">
            <text:p>23,8691025793375</text:p>
          </table:table-cell>
          <table:table-cell/>
          <table:table-cell table:formula="of:=([.B323]-[.D323]*[.$H$2])/[.E323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187.704483" calcext:value-type="float">
            <text:p>-187,704483</text:p>
          </table:table-cell>
          <table:table-cell table:formula="of:=[.D324]*100" office:value-type="float" office:value="0.961303711" calcext:value-type="float">
            <text:p>0,961303711</text:p>
          </table:table-cell>
          <table:table-cell office:value-type="float" office:value="0.00961303711" calcext:value-type="float">
            <text:p>0,00961303711</text:p>
          </table:table-cell>
          <table:table-cell table:formula="of:=([.D324]-[.D323])*17875" office:value-type="float" office:value="28.63883969375" calcext:value-type="float">
            <text:p>28,63883969375</text:p>
          </table:table-cell>
          <table:table-cell table:formula="of:=[.F323]+[.B324]*[.D324]" office:value-type="float" office:value="2922.75937009437" calcext:value-type="float">
            <text:p>2922,75937009437</text:p>
          </table:table-cell>
          <table:table-cell table:formula="of:=[.G323]+[.D324]^2" office:value-type="float" office:value="23.8691949898199" calcext:value-type="float">
            <text:p>23,8691949898199</text:p>
          </table:table-cell>
          <table:table-cell/>
          <table:table-cell table:formula="of:=([.B324]-[.D324]*[.$H$2])/[.E324]" office:value-type="float" office:value="-6.59482252980148" calcext:value-type="float">
            <text:p>-6,59482252980148</text:p>
          </table:table-cell>
        </table:table-row>
        <table:table-row table:style-name="ro1">
          <table:table-cell/>
          <table:table-cell office:value-type="float" office:value="-182.870865" calcext:value-type="float">
            <text:p>-182,870865</text:p>
          </table:table-cell>
          <table:table-cell table:formula="of:=[.D325]*100" office:value-type="float" office:value="0.801086426" calcext:value-type="float">
            <text:p>0,801086426</text:p>
          </table:table-cell>
          <table:table-cell office:value-type="float" office:value="0.00801086426" calcext:value-type="float">
            <text:p>0,00801086426</text:p>
          </table:table-cell>
          <table:table-cell table:formula="of:=([.D325]-[.D324])*17875" office:value-type="float" office:value="-28.63883969375" calcext:value-type="float">
            <text:p>-28,63883969375</text:p>
          </table:table-cell>
          <table:table-cell table:formula="of:=[.F324]+[.B325]*[.D325]" office:value-type="float" office:value="2921.29441641775" calcext:value-type="float">
            <text:p>2921,29441641775</text:p>
          </table:table-cell>
          <table:table-cell table:formula="of:=[.G324]+[.D325]^2" office:value-type="float" office:value="23.8692591637661" calcext:value-type="float">
            <text:p>23,8692591637661</text:p>
          </table:table-cell>
          <table:table-cell/>
          <table:table-cell table:formula="of:=([.B325]-[.D325]*[.$H$2])/[.E325]" office:value-type="float" office:value="6.4192725275372" calcext:value-type="float">
            <text:p>6,4192725275372</text:p>
          </table:table-cell>
        </table:table-row>
        <table:table-row table:style-name="ro1">
          <table:table-cell/>
          <table:table-cell office:value-type="float" office:value="-177.555725" calcext:value-type="float">
            <text:p>-177,555725</text:p>
          </table:table-cell>
          <table:table-cell table:formula="of:=[.D326]*100" office:value-type="float" office:value="1.121521" calcext:value-type="float">
            <text:p>1,121521</text:p>
          </table:table-cell>
          <table:table-cell office:value-type="float" office:value="0.01121521" calcext:value-type="float">
            <text:p>0,01121521</text:p>
          </table:table-cell>
          <table:table-cell table:formula="of:=([.D326]-[.D325])*17875" office:value-type="float" office:value="57.2776801025" calcext:value-type="float">
            <text:p>57,2776801025</text:p>
          </table:table-cell>
          <table:table-cell table:formula="of:=[.F325]+[.B326]*[.D326]" office:value-type="float" office:value="2919.30309167517" calcext:value-type="float">
            <text:p>2919,30309167517</text:p>
          </table:table-cell>
          <table:table-cell table:formula="of:=[.G325]+[.D326]^2" office:value-type="float" office:value="23.8693849447015" calcext:value-type="float">
            <text:p>23,8693849447015</text:p>
          </table:table-cell>
          <table:table-cell/>
          <table:table-cell table:formula="of:=([.B326]-[.D326]*[.$H$2])/[.E326]" office:value-type="float" office:value="-3.1236118030177" calcext:value-type="float">
            <text:p>-3,1236118030177</text:p>
          </table:table-cell>
        </table:table-row>
        <table:table-row table:style-name="ro1">
          <table:table-cell/>
          <table:table-cell office:value-type="float" office:value="-172.559555" calcext:value-type="float">
            <text:p>-172,559555</text:p>
          </table:table-cell>
          <table:table-cell table:formula="of:=[.D327]*100" office:value-type="float" office:value="0.961303711" calcext:value-type="float">
            <text:p>0,961303711</text:p>
          </table:table-cell>
          <table:table-cell office:value-type="float" office:value="0.00961303711" calcext:value-type="float">
            <text:p>0,00961303711</text:p>
          </table:table-cell>
          <table:table-cell table:formula="of:=([.D327]-[.D326])*17875" office:value-type="float" office:value="-28.63884040875" calcext:value-type="float">
            <text:p>-28,63884040875</text:p>
          </table:table-cell>
          <table:table-cell table:formula="of:=[.F326]+[.B327]*[.D327]" office:value-type="float" office:value="2917.64427026927" calcext:value-type="float">
            <text:p>2917,64427026927</text:p>
          </table:table-cell>
          <table:table-cell table:formula="of:=[.G326]+[.D327]^2" office:value-type="float" office:value="23.869477355184" calcext:value-type="float">
            <text:p>23,869477355184</text:p>
          </table:table-cell>
          <table:table-cell/>
          <table:table-cell table:formula="of:=([.B327]-[.D327]*[.$H$2])/[.E327]" office:value-type="float" office:value="6.06599760186652" calcext:value-type="float">
            <text:p>6,06599760186652</text:p>
          </table:table-cell>
        </table:table-row>
        <table:table-row table:style-name="ro1">
          <table:table-cell/>
          <table:table-cell office:value-type="float" office:value="-166.759827" calcext:value-type="float">
            <text:p>-166,759827</text:p>
          </table:table-cell>
          <table:table-cell table:formula="of:=[.D328]*100" office:value-type="float" office:value="1.121521" calcext:value-type="float">
            <text:p>1,121521</text:p>
          </table:table-cell>
          <table:table-cell office:value-type="float" office:value="0.01121521" calcext:value-type="float">
            <text:p>0,01121521</text:p>
          </table:table-cell>
          <table:table-cell table:formula="of:=([.D328]-[.D327])*17875" office:value-type="float" office:value="28.63884040875" calcext:value-type="float">
            <text:p>28,63884040875</text:p>
          </table:table-cell>
          <table:table-cell table:formula="of:=[.F327]+[.B328]*[.D328]" office:value-type="float" office:value="2915.7740237899" calcext:value-type="float">
            <text:p>2915,7740237899</text:p>
          </table:table-cell>
          <table:table-cell table:formula="of:=[.G327]+[.D328]^2" office:value-type="float" office:value="23.8696031361193" calcext:value-type="float">
            <text:p>23,8696031361193</text:p>
          </table:table-cell>
          <table:table-cell/>
          <table:table-cell table:formula="of:=([.B328]-[.D328]*[.$H$2])/[.E328]" office:value-type="float" office:value="-5.8702565194042" calcext:value-type="float">
            <text:p>-5,8702565194042</text:p>
          </table:table-cell>
        </table:table-row>
        <table:table-row table:style-name="ro1">
          <table:table-cell/>
          <table:table-cell office:value-type="float" office:value="-161.119583" calcext:value-type="float">
            <text:p>-161,119583</text:p>
          </table:table-cell>
          <table:table-cell table:formula="of:=[.D329]*100" office:value-type="float" office:value="1.28326416" calcext:value-type="float">
            <text:p>1,28326416</text:p>
          </table:table-cell>
          <table:table-cell office:value-type="float" office:value="0.0128326416" calcext:value-type="float">
            <text:p>0,0128326416</text:p>
          </table:table-cell>
          <table:table-cell table:formula="of:=([.D329]-[.D328])*17875" office:value-type="float" office:value="28.91158985" calcext:value-type="float">
            <text:p>28,91158985</text:p>
          </table:table-cell>
          <table:table-cell table:formula="of:=[.F328]+[.B329]*[.D329]" office:value-type="float" office:value="2913.70643392652" calcext:value-type="float">
            <text:p>2913,70643392652</text:p>
          </table:table-cell>
          <table:table-cell table:formula="of:=[.G328]+[.D329]^2" office:value-type="float" office:value="23.8697678128097" calcext:value-type="float">
            <text:p>23,8697678128097</text:p>
          </table:table-cell>
          <table:table-cell/>
          <table:table-cell table:formula="of:=([.B329]-[.D329]*[.$H$2])/[.E329]" office:value-type="float" office:value="-5.62656269634142" calcext:value-type="float">
            <text:p>-5,62656269634142</text:p>
          </table:table-cell>
        </table:table-row>
        <table:table-row table:style-name="ro1">
          <table:table-cell/>
          <table:table-cell office:value-type="float" office:value="-156.448517" calcext:value-type="float">
            <text:p>-156,448517</text:p>
          </table:table-cell>
          <table:table-cell table:formula="of:=[.D330]*100" office:value-type="float" office:value="1.121521" calcext:value-type="float">
            <text:p>1,121521</text:p>
          </table:table-cell>
          <table:table-cell office:value-type="float" office:value="0.01121521" calcext:value-type="float">
            <text:p>0,01121521</text:p>
          </table:table-cell>
          <table:table-cell table:formula="of:=([.D330]-[.D329])*17875" office:value-type="float" office:value="-28.91158985" calcext:value-type="float">
            <text:p>-28,91158985</text:p>
          </table:table-cell>
          <table:table-cell table:formula="of:=[.F329]+[.B330]*[.D330]" office:value-type="float" office:value="2911.95183095418" calcext:value-type="float">
            <text:p>2911,95183095418</text:p>
          </table:table-cell>
          <table:table-cell table:formula="of:=[.G329]+[.D330]^2" office:value-type="float" office:value="23.8698935937451" calcext:value-type="float">
            <text:p>23,8698935937451</text:p>
          </table:table-cell>
          <table:table-cell/>
          <table:table-cell table:formula="of:=([.B330]-[.D330]*[.$H$2])/[.E330]" office:value-type="float" office:value="5.45822732116689" calcext:value-type="float">
            <text:p>5,45822732116689</text:p>
          </table:table-cell>
        </table:table-row>
        <table:table-row table:style-name="ro1">
          <table:table-cell/>
          <table:table-cell office:value-type="float" office:value="-150.970825" calcext:value-type="float">
            <text:p>-150,970825</text:p>
          </table:table-cell>
          <table:table-cell table:formula="of:=[.D331]*100" office:value-type="float" office:value="1.121521" calcext:value-type="float">
            <text:p>1,121521</text:p>
          </table:table-cell>
          <table:table-cell office:value-type="float" office:value="0.01121521" calcext:value-type="float">
            <text:p>0,01121521</text:p>
          </table:table-cell>
          <table:table-cell table:formula="of:=([.D331]-[.D330])*17875" office:value-type="float" office:value="0" calcext:value-type="float">
            <text:p>0</text:p>
          </table:table-cell>
          <table:table-cell table:formula="of:=[.F330]+[.B331]*[.D331]" office:value-type="float" office:value="2910.25866144793" calcext:value-type="float">
            <text:p>2910,25866144793</text:p>
          </table:table-cell>
          <table:table-cell table:formula="of:=[.G330]+[.D331]^2" office:value-type="float" office:value="23.8700193746804" calcext:value-type="float">
            <text:p>23,8700193746804</text:p>
          </table:table-cell>
          <table:table-cell/>
          <table:table-cell table:formula="of:=([.B331]-[.D331]*[.$H$2])/[.E331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145.330582" calcext:value-type="float">
            <text:p>-145,330582</text:p>
          </table:table-cell>
          <table:table-cell table:formula="of:=[.D332]*100" office:value-type="float" office:value="0.961303711" calcext:value-type="float">
            <text:p>0,961303711</text:p>
          </table:table-cell>
          <table:table-cell office:value-type="float" office:value="0.00961303711" calcext:value-type="float">
            <text:p>0,00961303711</text:p>
          </table:table-cell>
          <table:table-cell table:formula="of:=([.D332]-[.D331])*17875" office:value-type="float" office:value="-28.63884040875" calcext:value-type="float">
            <text:p>-28,63884040875</text:p>
          </table:table-cell>
          <table:table-cell table:formula="of:=[.F331]+[.B332]*[.D332]" office:value-type="float" office:value="2908.86159316994" calcext:value-type="float">
            <text:p>2908,86159316994</text:p>
          </table:table-cell>
          <table:table-cell table:formula="of:=[.G331]+[.D332]^2" office:value-type="float" office:value="23.8701117851629" calcext:value-type="float">
            <text:p>23,8701117851629</text:p>
          </table:table-cell>
          <table:table-cell/>
          <table:table-cell table:formula="of:=([.B332]-[.D332]*[.$H$2])/[.E332]" office:value-type="float" office:value="5.11522680907699" calcext:value-type="float">
            <text:p>5,11522680907699</text:p>
          </table:table-cell>
        </table:table-row>
        <table:table-row table:style-name="ro1">
          <table:table-cell/>
          <table:table-cell office:value-type="float" office:value="-141.141037" calcext:value-type="float">
            <text:p>-141,141037</text:p>
          </table:table-cell>
          <table:table-cell table:formula="of:=[.D333]*100" office:value-type="float" office:value="1.121521" calcext:value-type="float">
            <text:p>1,121521</text:p>
          </table:table-cell>
          <table:table-cell office:value-type="float" office:value="0.01121521" calcext:value-type="float">
            <text:p>0,01121521</text:p>
          </table:table-cell>
          <table:table-cell table:formula="of:=([.D333]-[.D332])*17875" office:value-type="float" office:value="28.63884040875" calcext:value-type="float">
            <text:p>28,63884040875</text:p>
          </table:table-cell>
          <table:table-cell table:formula="of:=[.F332]+[.B333]*[.D333]" office:value-type="float" office:value="2907.27866680037" calcext:value-type="float">
            <text:p>2907,27866680037</text:p>
          </table:table-cell>
          <table:table-cell table:formula="of:=[.G332]+[.D333]^2" office:value-type="float" office:value="23.8702375660983" calcext:value-type="float">
            <text:p>23,8702375660983</text:p>
          </table:table-cell>
          <table:table-cell/>
          <table:table-cell table:formula="of:=([.B333]-[.D333]*[.$H$2])/[.E333]" office:value-type="float" office:value="-4.97570947649486" calcext:value-type="float">
            <text:p>-4,97570947649486</text:p>
          </table:table-cell>
        </table:table-row>
        <table:table-row table:style-name="ro1">
          <table:table-cell/>
          <table:table-cell office:value-type="float" office:value="-134.94873" calcext:value-type="float">
            <text:p>-134,94873</text:p>
          </table:table-cell>
          <table:table-cell table:formula="of:=[.D334]*100" office:value-type="float" office:value="1.121521" calcext:value-type="float">
            <text:p>1,121521</text:p>
          </table:table-cell>
          <table:table-cell office:value-type="float" office:value="0.01121521" calcext:value-type="float">
            <text:p>0,01121521</text:p>
          </table:table-cell>
          <table:table-cell table:formula="of:=([.D334]-[.D333])*17875" office:value-type="float" office:value="0" calcext:value-type="float">
            <text:p>0</text:p>
          </table:table-cell>
          <table:table-cell table:formula="of:=[.F333]+[.B334]*[.D334]" office:value-type="float" office:value="2905.76518845419" calcext:value-type="float">
            <text:p>2905,76518845419</text:p>
          </table:table-cell>
          <table:table-cell table:formula="of:=[.G333]+[.D334]^2" office:value-type="float" office:value="23.8703633470336" calcext:value-type="float">
            <text:p>23,8703633470336</text:p>
          </table:table-cell>
          <table:table-cell/>
          <table:table-cell table:formula="of:=([.B334]-[.D334]*[.$H$2])/[.E334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129.701065" calcext:value-type="float">
            <text:p>-129,701065</text:p>
          </table:table-cell>
          <table:table-cell table:formula="of:=[.D335]*100" office:value-type="float" office:value="1.121521" calcext:value-type="float">
            <text:p>1,121521</text:p>
          </table:table-cell>
          <table:table-cell office:value-type="float" office:value="0.01121521" calcext:value-type="float">
            <text:p>0,01121521</text:p>
          </table:table-cell>
          <table:table-cell table:formula="of:=([.D335]-[.D334])*17875" office:value-type="float" office:value="0" calcext:value-type="float">
            <text:p>0</text:p>
          </table:table-cell>
          <table:table-cell table:formula="of:=[.F334]+[.B335]*[.D335]" office:value-type="float" office:value="2904.31056377299" calcext:value-type="float">
            <text:p>2904,31056377299</text:p>
          </table:table-cell>
          <table:table-cell table:formula="of:=[.G334]+[.D335]^2" office:value-type="float" office:value="23.8704891279689" calcext:value-type="float">
            <text:p>23,8704891279689</text:p>
          </table:table-cell>
          <table:table-cell/>
          <table:table-cell table:formula="of:=([.B335]-[.D335]*[.$H$2])/[.E335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125.189484" calcext:value-type="float">
            <text:p>-125,189484</text:p>
          </table:table-cell>
          <table:table-cell table:formula="of:=[.D336]*100" office:value-type="float" office:value="1.121521" calcext:value-type="float">
            <text:p>1,121521</text:p>
          </table:table-cell>
          <table:table-cell office:value-type="float" office:value="0.01121521" calcext:value-type="float">
            <text:p>0,01121521</text:p>
          </table:table-cell>
          <table:table-cell table:formula="of:=([.D336]-[.D335])*17875" office:value-type="float" office:value="0" calcext:value-type="float">
            <text:p>0</text:p>
          </table:table-cell>
          <table:table-cell table:formula="of:=[.F335]+[.B336]*[.D336]" office:value-type="float" office:value="2902.90653742014" calcext:value-type="float">
            <text:p>2902,90653742014</text:p>
          </table:table-cell>
          <table:table-cell table:formula="of:=[.G335]+[.D336]^2" office:value-type="float" office:value="23.8706149089043" calcext:value-type="float">
            <text:p>23,8706149089043</text:p>
          </table:table-cell>
          <table:table-cell/>
          <table:table-cell table:formula="of:=([.B336]-[.D336]*[.$H$2])/[.E336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119.791534" calcext:value-type="float">
            <text:p>-119,791534</text:p>
          </table:table-cell>
          <table:table-cell table:formula="of:=[.D337]*100" office:value-type="float" office:value="0.961303711" calcext:value-type="float">
            <text:p>0,961303711</text:p>
          </table:table-cell>
          <table:table-cell office:value-type="float" office:value="0.00961303711" calcext:value-type="float">
            <text:p>0,00961303711</text:p>
          </table:table-cell>
          <table:table-cell table:formula="of:=([.D337]-[.D336])*17875" office:value-type="float" office:value="-28.63884040875" calcext:value-type="float">
            <text:p>-28,63884040875</text:p>
          </table:table-cell>
          <table:table-cell table:formula="of:=[.F336]+[.B337]*[.D337]" office:value-type="float" office:value="2901.75497695833" calcext:value-type="float">
            <text:p>2901,75497695833</text:p>
          </table:table-cell>
          <table:table-cell table:formula="of:=[.G336]+[.D337]^2" office:value-type="float" office:value="23.8707073193868" calcext:value-type="float">
            <text:p>23,8707073193868</text:p>
          </table:table-cell>
          <table:table-cell/>
          <table:table-cell table:formula="of:=([.B337]-[.D337]*[.$H$2])/[.E337]" office:value-type="float" office:value="4.2234641666134" calcext:value-type="float">
            <text:p>4,2234641666134</text:p>
          </table:table-cell>
        </table:table-row>
        <table:table-row table:style-name="ro1">
          <table:table-cell/>
          <table:table-cell office:value-type="float" office:value="-114.795364" calcext:value-type="float">
            <text:p>-114,795364</text:p>
          </table:table-cell>
          <table:table-cell table:formula="of:=[.D338]*100" office:value-type="float" office:value="1.121521" calcext:value-type="float">
            <text:p>1,121521</text:p>
          </table:table-cell>
          <table:table-cell office:value-type="float" office:value="0.01121521" calcext:value-type="float">
            <text:p>0,01121521</text:p>
          </table:table-cell>
          <table:table-cell table:formula="of:=([.D338]-[.D337])*17875" office:value-type="float" office:value="28.63884040875" calcext:value-type="float">
            <text:p>28,63884040875</text:p>
          </table:table-cell>
          <table:table-cell table:formula="of:=[.F337]+[.B338]*[.D338]" office:value-type="float" office:value="2900.46752284405" calcext:value-type="float">
            <text:p>2900,46752284405</text:p>
          </table:table-cell>
          <table:table-cell table:formula="of:=[.G337]+[.D338]^2" office:value-type="float" office:value="23.8708331003221" calcext:value-type="float">
            <text:p>23,8708331003221</text:p>
          </table:table-cell>
          <table:table-cell/>
          <table:table-cell table:formula="of:=([.B338]-[.D338]*[.$H$2])/[.E338]" office:value-type="float" office:value="-4.05578141292876" calcext:value-type="float">
            <text:p>-4,05578141292876</text:p>
          </table:table-cell>
        </table:table-row>
        <table:table-row table:style-name="ro1">
          <table:table-cell/>
          <table:table-cell office:value-type="float" office:value="-109.633575" calcext:value-type="float">
            <text:p>-109,633575</text:p>
          </table:table-cell>
          <table:table-cell table:formula="of:=[.D339]*100" office:value-type="float" office:value="0.961303711" calcext:value-type="float">
            <text:p>0,961303711</text:p>
          </table:table-cell>
          <table:table-cell office:value-type="float" office:value="0.00961303711" calcext:value-type="float">
            <text:p>0,00961303711</text:p>
          </table:table-cell>
          <table:table-cell table:formula="of:=([.D339]-[.D338])*17875" office:value-type="float" office:value="-28.63884040875" calcext:value-type="float">
            <text:p>-28,63884040875</text:p>
          </table:table-cell>
          <table:table-cell table:formula="of:=[.F338]+[.B339]*[.D339]" office:value-type="float" office:value="2899.41361121907" calcext:value-type="float">
            <text:p>2899,41361121907</text:p>
          </table:table-cell>
          <table:table-cell table:formula="of:=[.G338]+[.D339]^2" office:value-type="float" office:value="23.8709255108046" calcext:value-type="float">
            <text:p>23,8709255108046</text:p>
          </table:table-cell>
          <table:table-cell/>
          <table:table-cell table:formula="of:=([.B339]-[.D339]*[.$H$2])/[.E339]" office:value-type="float" office:value="3.86877246628546" calcext:value-type="float">
            <text:p>3,86877246628546</text:p>
          </table:table-cell>
        </table:table-row>
        <table:table-row table:style-name="ro1">
          <table:table-cell/>
          <table:table-cell office:value-type="float" office:value="-103.922791" calcext:value-type="float">
            <text:p>-103,922791</text:p>
          </table:table-cell>
          <table:table-cell table:formula="of:=[.D340]*100" office:value-type="float" office:value="0.961303711" calcext:value-type="float">
            <text:p>0,961303711</text:p>
          </table:table-cell>
          <table:table-cell office:value-type="float" office:value="0.00961303711" calcext:value-type="float">
            <text:p>0,00961303711</text:p>
          </table:table-cell>
          <table:table-cell table:formula="of:=([.D340]-[.D339])*17875" office:value-type="float" office:value="0" calcext:value-type="float">
            <text:p>0</text:p>
          </table:table-cell>
          <table:table-cell table:formula="of:=[.F339]+[.B340]*[.D340]" office:value-type="float" office:value="2898.41459757261" calcext:value-type="float">
            <text:p>2898,41459757261</text:p>
          </table:table-cell>
          <table:table-cell table:formula="of:=[.G339]+[.D340]^2" office:value-type="float" office:value="23.8710179212871" calcext:value-type="float">
            <text:p>23,8710179212871</text:p>
          </table:table-cell>
          <table:table-cell/>
          <table:table-cell table:formula="of:=([.B340]-[.D340]*[.$H$2])/[.E340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99.570694" calcext:value-type="float">
            <text:p>-99,570694</text:p>
          </table:table-cell>
          <table:table-cell table:formula="of:=[.D341]*100" office:value-type="float" office:value="1.121521" calcext:value-type="float">
            <text:p>1,121521</text:p>
          </table:table-cell>
          <table:table-cell office:value-type="float" office:value="0.01121521" calcext:value-type="float">
            <text:p>0,01121521</text:p>
          </table:table-cell>
          <table:table-cell table:formula="of:=([.D341]-[.D340])*17875" office:value-type="float" office:value="28.63884040875" calcext:value-type="float">
            <text:p>28,63884040875</text:p>
          </table:table-cell>
          <table:table-cell table:formula="of:=[.F340]+[.B341]*[.D341]" office:value-type="float" office:value="2897.29789132955" calcext:value-type="float">
            <text:p>2897,29789132955</text:p>
          </table:table-cell>
          <table:table-cell table:formula="of:=[.G340]+[.D341]^2" office:value-type="float" office:value="23.8711437022224" calcext:value-type="float">
            <text:p>23,8711437022224</text:p>
          </table:table-cell>
          <table:table-cell/>
          <table:table-cell table:formula="of:=([.B341]-[.D341]*[.$H$2])/[.E341]" office:value-type="float" office:value="-3.524172249195" calcext:value-type="float">
            <text:p>-3,524172249195</text:p>
          </table:table-cell>
        </table:table-row>
        <table:table-row table:style-name="ro1">
          <table:table-cell/>
          <table:table-cell office:value-type="float" office:value="-93.3507843" calcext:value-type="float">
            <text:p>-93,3507843</text:p>
          </table:table-cell>
          <table:table-cell table:formula="of:=[.D342]*100" office:value-type="float" office:value="1.121521" calcext:value-type="float">
            <text:p>1,121521</text:p>
          </table:table-cell>
          <table:table-cell office:value-type="float" office:value="0.01121521" calcext:value-type="float">
            <text:p>0,01121521</text:p>
          </table:table-cell>
          <table:table-cell table:formula="of:=([.D342]-[.D341])*17875" office:value-type="float" office:value="0" calcext:value-type="float">
            <text:p>0</text:p>
          </table:table-cell>
          <table:table-cell table:formula="of:=[.F341]+[.B342]*[.D342]" office:value-type="float" office:value="2896.25094267997" calcext:value-type="float">
            <text:p>2896,25094267997</text:p>
          </table:table-cell>
          <table:table-cell table:formula="of:=[.G341]+[.D342]^2" office:value-type="float" office:value="23.8712694831578" calcext:value-type="float">
            <text:p>23,8712694831578</text:p>
          </table:table-cell>
          <table:table-cell/>
          <table:table-cell table:formula="of:=([.B342]-[.D342]*[.$H$2])/[.E342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87.385437" calcext:value-type="float">
            <text:p>-87,385437</text:p>
          </table:table-cell>
          <table:table-cell table:formula="of:=[.D343]*100" office:value-type="float" office:value="1.121521" calcext:value-type="float">
            <text:p>1,121521</text:p>
          </table:table-cell>
          <table:table-cell office:value-type="float" office:value="0.01121521" calcext:value-type="float">
            <text:p>0,01121521</text:p>
          </table:table-cell>
          <table:table-cell table:formula="of:=([.D343]-[.D342])*17875" office:value-type="float" office:value="0" calcext:value-type="float">
            <text:p>0</text:p>
          </table:table-cell>
          <table:table-cell table:formula="of:=[.F342]+[.B343]*[.D343]" office:value-type="float" office:value="2895.27089665307" calcext:value-type="float">
            <text:p>2895,27089665307</text:p>
          </table:table-cell>
          <table:table-cell table:formula="of:=[.G342]+[.D343]^2" office:value-type="float" office:value="23.8713952640931" calcext:value-type="float">
            <text:p>23,8713952640931</text:p>
          </table:table-cell>
          <table:table-cell/>
          <table:table-cell table:formula="of:=([.B343]-[.D343]*[.$H$2])/[.E343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81.4200897" calcext:value-type="float">
            <text:p>-81,4200897</text:p>
          </table:table-cell>
          <table:table-cell table:formula="of:=[.D344]*100" office:value-type="float" office:value="1.121521" calcext:value-type="float">
            <text:p>1,121521</text:p>
          </table:table-cell>
          <table:table-cell office:value-type="float" office:value="0.01121521" calcext:value-type="float">
            <text:p>0,01121521</text:p>
          </table:table-cell>
          <table:table-cell table:formula="of:=([.D344]-[.D343])*17875" office:value-type="float" office:value="0" calcext:value-type="float">
            <text:p>0</text:p>
          </table:table-cell>
          <table:table-cell table:formula="of:=[.F343]+[.B344]*[.D344]" office:value-type="float" office:value="2894.35775324886" calcext:value-type="float">
            <text:p>2894,35775324886</text:p>
          </table:table-cell>
          <table:table-cell table:formula="of:=[.G343]+[.D344]^2" office:value-type="float" office:value="23.8715210450284" calcext:value-type="float">
            <text:p>23,8715210450284</text:p>
          </table:table-cell>
          <table:table-cell/>
          <table:table-cell table:formula="of:=([.B344]-[.D344]*[.$H$2])/[.E344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74.7585297" calcext:value-type="float">
            <text:p>-74,7585297</text:p>
          </table:table-cell>
          <table:table-cell table:formula="of:=[.D345]*100" office:value-type="float" office:value="1.121521" calcext:value-type="float">
            <text:p>1,121521</text:p>
          </table:table-cell>
          <table:table-cell office:value-type="float" office:value="0.01121521" calcext:value-type="float">
            <text:p>0,01121521</text:p>
          </table:table-cell>
          <table:table-cell table:formula="of:=([.D345]-[.D344])*17875" office:value-type="float" office:value="0" calcext:value-type="float">
            <text:p>0</text:p>
          </table:table-cell>
          <table:table-cell table:formula="of:=[.F344]+[.B345]*[.D345]" office:value-type="float" office:value="2893.51932063899" calcext:value-type="float">
            <text:p>2893,51932063899</text:p>
          </table:table-cell>
          <table:table-cell table:formula="of:=[.G344]+[.D345]^2" office:value-type="float" office:value="23.8716468259638" calcext:value-type="float">
            <text:p>23,8716468259638</text:p>
          </table:table-cell>
          <table:table-cell/>
          <table:table-cell table:formula="of:=([.B345]-[.D345]*[.$H$2])/[.E345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69.3268433" calcext:value-type="float">
            <text:p>-69,3268433</text:p>
          </table:table-cell>
          <table:table-cell table:formula="of:=[.D346]*100" office:value-type="float" office:value="1.121521" calcext:value-type="float">
            <text:p>1,121521</text:p>
          </table:table-cell>
          <table:table-cell office:value-type="float" office:value="0.01121521" calcext:value-type="float">
            <text:p>0,01121521</text:p>
          </table:table-cell>
          <table:table-cell table:formula="of:=([.D346]-[.D345])*17875" office:value-type="float" office:value="0" calcext:value-type="float">
            <text:p>0</text:p>
          </table:table-cell>
          <table:table-cell table:formula="of:=[.F345]+[.B346]*[.D346]" office:value-type="float" office:value="2892.74180553274" calcext:value-type="float">
            <text:p>2892,74180553274</text:p>
          </table:table-cell>
          <table:table-cell table:formula="of:=[.G345]+[.D346]^2" office:value-type="float" office:value="23.8717726068991" calcext:value-type="float">
            <text:p>23,8717726068991</text:p>
          </table:table-cell>
          <table:table-cell/>
          <table:table-cell table:formula="of:=([.B346]-[.D346]*[.$H$2])/[.E346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63.1989441" calcext:value-type="float">
            <text:p>-63,1989441</text:p>
          </table:table-cell>
          <table:table-cell table:formula="of:=[.D347]*100" office:value-type="float" office:value="1.121521" calcext:value-type="float">
            <text:p>1,121521</text:p>
          </table:table-cell>
          <table:table-cell office:value-type="float" office:value="0.01121521" calcext:value-type="float">
            <text:p>0,01121521</text:p>
          </table:table-cell>
          <table:table-cell table:formula="of:=([.D347]-[.D346])*17875" office:value-type="float" office:value="0" calcext:value-type="float">
            <text:p>0</text:p>
          </table:table-cell>
          <table:table-cell table:formula="of:=[.F346]+[.B347]*[.D347]" office:value-type="float" office:value="2892.03301610288" calcext:value-type="float">
            <text:p>2892,03301610288</text:p>
          </table:table-cell>
          <table:table-cell table:formula="of:=[.G346]+[.D347]^2" office:value-type="float" office:value="23.8718983878345" calcext:value-type="float">
            <text:p>23,8718983878345</text:p>
          </table:table-cell>
          <table:table-cell/>
          <table:table-cell table:formula="of:=([.B347]-[.D347]*[.$H$2])/[.E347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57.6813812" calcext:value-type="float">
            <text:p>-57,6813812</text:p>
          </table:table-cell>
          <table:table-cell table:formula="of:=[.D348]*100" office:value-type="float" office:value="1.28326416" calcext:value-type="float">
            <text:p>1,28326416</text:p>
          </table:table-cell>
          <table:table-cell office:value-type="float" office:value="0.0128326416" calcext:value-type="float">
            <text:p>0,0128326416</text:p>
          </table:table-cell>
          <table:table-cell table:formula="of:=([.D348]-[.D347])*17875" office:value-type="float" office:value="28.91158985" calcext:value-type="float">
            <text:p>28,91158985</text:p>
          </table:table-cell>
          <table:table-cell table:formula="of:=[.F347]+[.B348]*[.D348]" office:value-type="float" office:value="2891.29281161095" calcext:value-type="float">
            <text:p>2891,29281161095</text:p>
          </table:table-cell>
          <table:table-cell table:formula="of:=[.G347]+[.D348]^2" office:value-type="float" office:value="23.8720630645249" calcext:value-type="float">
            <text:p>23,8720630645249</text:p>
          </table:table-cell>
          <table:table-cell/>
          <table:table-cell table:formula="of:=([.B348]-[.D348]*[.$H$2])/[.E348]" office:value-type="float" office:value="-2.04882095551494" calcext:value-type="float">
            <text:p>-2,04882095551494</text:p>
          </table:table-cell>
        </table:table-row>
        <table:table-row table:style-name="ro1">
          <table:table-cell/>
          <table:table-cell office:value-type="float" office:value="-51.8785858" calcext:value-type="float">
            <text:p>-51,8785858</text:p>
          </table:table-cell>
          <table:table-cell table:formula="of:=[.D349]*100" office:value-type="float" office:value="1.28326416" calcext:value-type="float">
            <text:p>1,28326416</text:p>
          </table:table-cell>
          <table:table-cell office:value-type="float" office:value="0.0128326416" calcext:value-type="float">
            <text:p>0,0128326416</text:p>
          </table:table-cell>
          <table:table-cell table:formula="of:=([.D349]-[.D348])*17875" office:value-type="float" office:value="0" calcext:value-type="float">
            <text:p>0</text:p>
          </table:table-cell>
          <table:table-cell table:formula="of:=[.F348]+[.B349]*[.D349]" office:value-type="float" office:value="2890.62707231266" calcext:value-type="float">
            <text:p>2890,62707231266</text:p>
          </table:table-cell>
          <table:table-cell table:formula="of:=[.G348]+[.D349]^2" office:value-type="float" office:value="23.8722277412154" calcext:value-type="float">
            <text:p>23,8722277412154</text:p>
          </table:table-cell>
          <table:table-cell/>
          <table:table-cell table:formula="of:=([.B349]-[.D349]*[.$H$2])/[.E349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46.2414093" calcext:value-type="float">
            <text:p>-46,2414093</text:p>
          </table:table-cell>
          <table:table-cell table:formula="of:=[.D350]*100" office:value-type="float" office:value="1.28326416" calcext:value-type="float">
            <text:p>1,28326416</text:p>
          </table:table-cell>
          <table:table-cell office:value-type="float" office:value="0.0128326416" calcext:value-type="float">
            <text:p>0,0128326416</text:p>
          </table:table-cell>
          <table:table-cell table:formula="of:=([.D350]-[.D349])*17875" office:value-type="float" office:value="0" calcext:value-type="float">
            <text:p>0</text:p>
          </table:table-cell>
          <table:table-cell table:formula="of:=[.F349]+[.B350]*[.D350]" office:value-type="float" office:value="2890.03367288004" calcext:value-type="float">
            <text:p>2890,03367288004</text:p>
          </table:table-cell>
          <table:table-cell table:formula="of:=[.G349]+[.D350]^2" office:value-type="float" office:value="23.8723924179058" calcext:value-type="float">
            <text:p>23,8723924179058</text:p>
          </table:table-cell>
          <table:table-cell/>
          <table:table-cell table:formula="of:=([.B350]-[.D350]*[.$H$2])/[.E350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office:value-type="float" office:value="-40.466217" calcext:value-type="float">
            <text:p>-40,466217</text:p>
          </table:table-cell>
          <table:table-cell table:formula="of:=[.D351]*100" office:value-type="float" office:value="1.121521" calcext:value-type="float">
            <text:p>1,121521</text:p>
          </table:table-cell>
          <table:table-cell office:value-type="float" office:value="0.01121521" calcext:value-type="float">
            <text:p>0,01121521</text:p>
          </table:table-cell>
          <table:table-cell table:formula="of:=([.D351]-[.D350])*17875" office:value-type="float" office:value="-28.91158985" calcext:value-type="float">
            <text:p>-28,91158985</text:p>
          </table:table-cell>
          <table:table-cell table:formula="of:=[.F350]+[.B351]*[.D351]" office:value-type="float" office:value="2889.57983575848" calcext:value-type="float">
            <text:p>2889,57983575848</text:p>
          </table:table-cell>
          <table:table-cell table:formula="of:=[.G350]+[.D351]^2" office:value-type="float" office:value="23.8725181988411" calcext:value-type="float">
            <text:p>23,8725181988411</text:p>
          </table:table-cell>
          <table:table-cell/>
          <table:table-cell table:formula="of:=([.B351]-[.D351]*[.$H$2])/[.E351]" office:value-type="float" office:value="1.44660773878685" calcext:value-type="float">
            <text:p>1,446607738786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6">00.00.0000</text:date>, <text:time style:data-style-name="N2" text:time-value="16:48:09.13674241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6T16:59:39.925054404</dc:date>
    <meta:editing-duration>PT41M53S</meta:editing-duration>
    <meta:editing-cycles>10</meta:editing-cycles>
    <meta:generator>LibreOffice/6.0.6.2$Linux_X86_64 LibreOffice_project/00m0$Build-2</meta:generator>
    <meta:document-statistic meta:table-count="1" meta:cell-count="22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logformattedcurrent.A2:logformattedcurrent.C351" svg:x="0.32cm" svg:y="0.18cm" svg:width="15.36cm" svg:height="8.64cm">
          <chartooo:coordinate-region svg:x="1.232cm" svg:y="0.379cm" svg:width="14.023cm" svg:height="8.24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logformattedcurrent.B2:logformattedcurrent.B351" chart:class="chart:scatter">
            <chart:domain table:cell-range-address="logformattedcurrent.A2:logformattedcurrent.A351"/>
            <chart:data-point chart:repeated="350"/>
          </chart:series>
          <chart:series chart:style-name="ch6" chart:values-cell-range-address="logformattedcurrent.C2:logformattedcurrent.C351" chart:class="chart:scatter">
            <chart:data-point chart:repeated="3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ogformattedcurrent.A2:logformattedcurrent.A351</svg:desc>
                </draw:g>
              </table:table-cell>
              <table:table-cell office:value-type="float" office:value="2.41680908">
                <text:p>2.41680908</text:p>
                <draw:g>
                  <svg:desc>logformattedcurrent.B2:logformattedcurrent.B351</svg:desc>
                </draw:g>
              </table:table-cell>
              <table:table-cell office:value-type="float" office:value="1.28173828">
                <text:p>1.28173828</text:p>
                <draw:g>
                  <svg:desc>logformattedcurrent.C2:logformattedcurrent.C3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59440559440559">
                <text:p>0.0000559440559440559</text:p>
              </table:table-cell>
              <table:table-cell office:value-type="float" office:value="8.54470825">
                <text:p>8.54470825</text:p>
              </table:table-cell>
              <table:table-cell office:value-type="float" office:value="1.121521">
                <text:p>1.1215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111888111888112">
                <text:p>0.000111888111888112</text:p>
              </table:table-cell>
              <table:table-cell office:value-type="float" office:value="14.1880188">
                <text:p>14.1880188</text:p>
              </table:table-cell>
              <table:table-cell office:value-type="float" office:value="1.44348145">
                <text:p>1.443481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67832167832168">
                <text:p>0.000167832167832168</text:p>
              </table:table-cell>
              <table:table-cell office:value-type="float" office:value="19.8159943">
                <text:p>19.8159943</text:p>
              </table:table-cell>
              <table:table-cell office:value-type="float" office:value="1.28173828">
                <text:p>1.281738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223776223776224">
                <text:p>0.000223776223776224</text:p>
              </table:table-cell>
              <table:table-cell office:value-type="float" office:value="25.312088">
                <text:p>25.312088</text:p>
              </table:table-cell>
              <table:table-cell office:value-type="float" office:value="1.28326416">
                <text:p>1.283264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27972027972028">
                <text:p>0.00027972027972028</text:p>
              </table:table-cell>
              <table:table-cell office:value-type="float" office:value="31.4369202">
                <text:p>31.4369202</text:p>
              </table:table-cell>
              <table:table-cell office:value-type="float" office:value="1.28326416">
                <text:p>1.283264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335664335664336">
                <text:p>0.000335664335664336</text:p>
              </table:table-cell>
              <table:table-cell office:value-type="float" office:value="36.2736053">
                <text:p>36.2736053</text:p>
              </table:table-cell>
              <table:table-cell office:value-type="float" office:value="1.28326416">
                <text:p>1.283264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391608391608392">
                <text:p>0.000391608391608392</text:p>
              </table:table-cell>
              <table:table-cell office:value-type="float" office:value="40.7637177">
                <text:p>40.7637177</text:p>
              </table:table-cell>
              <table:table-cell office:value-type="float" office:value="1.28173828">
                <text:p>1.281738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447552447552448">
                <text:p>0.000447552447552448</text:p>
              </table:table-cell>
              <table:table-cell office:value-type="float" office:value="45.7874908">
                <text:p>45.7874908</text:p>
              </table:table-cell>
              <table:table-cell office:value-type="float" office:value="1.121521">
                <text:p>1.1215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503496503496504">
                <text:p>0.000503496503496504</text:p>
              </table:table-cell>
              <table:table-cell office:value-type="float" office:value="50.9124756">
                <text:p>50.9124756</text:p>
              </table:table-cell>
              <table:table-cell office:value-type="float" office:value="0.961303711">
                <text:p>0.9613037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55944055944056">
                <text:p>0.00055944055944056</text:p>
              </table:table-cell>
              <table:table-cell office:value-type="float" office:value="54.9394684">
                <text:p>54.9394684</text:p>
              </table:table-cell>
              <table:table-cell office:value-type="float" office:value="1.121521">
                <text:p>1.1215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615384615384616">
                <text:p>0.000615384615384616</text:p>
              </table:table-cell>
              <table:table-cell office:value-type="float" office:value="59.4510498">
                <text:p>59.4510498</text:p>
              </table:table-cell>
              <table:table-cell office:value-type="float" office:value="0.961303711">
                <text:p>0.9613037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671328671328671">
                <text:p>0.000671328671328671</text:p>
              </table:table-cell>
              <table:table-cell office:value-type="float" office:value="63.361496">
                <text:p>63.361496</text:p>
              </table:table-cell>
              <table:table-cell office:value-type="float" office:value="0.961303711">
                <text:p>0.9613037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727272727272727">
                <text:p>0.000727272727272727</text:p>
              </table:table-cell>
              <table:table-cell office:value-type="float" office:value="67.5081024">
                <text:p>67.5081024</text:p>
              </table:table-cell>
              <table:table-cell office:value-type="float" office:value="0.961303711">
                <text:p>0.9613037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783216783216783">
                <text:p>0.000783216783216783</text:p>
              </table:table-cell>
              <table:table-cell office:value-type="float" office:value="72.5502777">
                <text:p>72.5502777</text:p>
              </table:table-cell>
              <table:table-cell office:value-type="float" office:value="1.121521">
                <text:p>1.1215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839160839160839">
                <text:p>0.000839160839160839</text:p>
              </table:table-cell>
              <table:table-cell office:value-type="float" office:value="77.3900299">
                <text:p>77.3900299</text:p>
              </table:table-cell>
              <table:table-cell office:value-type="float" office:value="0.801086426">
                <text:p>0.8010864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895104895104895">
                <text:p>0.000895104895104895</text:p>
              </table:table-cell>
              <table:table-cell office:value-type="float" office:value="82.0089569">
                <text:p>82.0089569</text:p>
              </table:table-cell>
              <table:table-cell office:value-type="float" office:value="0.961303711">
                <text:p>0.9613037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951048951048951">
                <text:p>0.000951048951048951</text:p>
              </table:table-cell>
              <table:table-cell office:value-type="float" office:value="88.130722">
                <text:p>88.130722</text:p>
              </table:table-cell>
              <table:table-cell office:value-type="float" office:value="0.961303711">
                <text:p>0.9613037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00699300699301">
                <text:p>0.00100699300699301</text:p>
              </table:table-cell>
              <table:table-cell office:value-type="float" office:value="94.4150391">
                <text:p>94.4150391</text:p>
              </table:table-cell>
              <table:table-cell office:value-type="float" office:value="0.961303711">
                <text:p>0.9613037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06293706293706">
                <text:p>0.00106293706293706</text:p>
              </table:table-cell>
              <table:table-cell office:value-type="float" office:value="99.8007202">
                <text:p>99.8007202</text:p>
              </table:table-cell>
              <table:table-cell office:value-type="float" office:value="0.961303711">
                <text:p>0.9613037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111888111888112">
                <text:p>0.00111888111888112</text:p>
              </table:table-cell>
              <table:table-cell office:value-type="float" office:value="106.017563">
                <text:p>106.017563</text:p>
              </table:table-cell>
              <table:table-cell office:value-type="float" office:value="1.121521">
                <text:p>1.1215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17482517482517">
                <text:p>0.00117482517482517</text:p>
              </table:table-cell>
              <table:table-cell office:value-type="float" office:value="111.731415">
                <text:p>111.731415</text:p>
              </table:table-cell>
              <table:table-cell office:value-type="float" office:value="0.961303711">
                <text:p>0.9613037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123076923076923">
                <text:p>0.00123076923076923</text:p>
              </table:table-cell>
              <table:table-cell office:value-type="float" office:value="116.650909">
                <text:p>116.650909</text:p>
              </table:table-cell>
              <table:table-cell office:value-type="float" office:value="1.28173828">
                <text:p>1.281738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28671328671329">
                <text:p>0.00128671328671329</text:p>
              </table:table-cell>
              <table:table-cell office:value-type="float" office:value="122.128601">
                <text:p>122.128601</text:p>
              </table:table-cell>
              <table:table-cell office:value-type="float" office:value="0.961303711">
                <text:p>0.9613037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34265734265734">
                <text:p>0.00134265734265734</text:p>
              </table:table-cell>
              <table:table-cell office:value-type="float" office:value="127.048096">
                <text:p>127.048096</text:p>
              </table:table-cell>
              <table:table-cell office:value-type="float" office:value="1.121521">
                <text:p>1.1215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13986013986014">
                <text:p>0.0013986013986014</text:p>
              </table:table-cell>
              <table:table-cell office:value-type="float" office:value="132.117874">
                <text:p>132.117874</text:p>
              </table:table-cell>
              <table:table-cell office:value-type="float" office:value="1.121521">
                <text:p>1.1215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145454545454545">
                <text:p>0.00145454545454545</text:p>
              </table:table-cell>
              <table:table-cell office:value-type="float" office:value="137.273529">
                <text:p>137.273529</text:p>
              </table:table-cell>
              <table:table-cell office:value-type="float" office:value="1.121521">
                <text:p>1.1215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51048951048951">
                <text:p>0.00151048951048951</text:p>
              </table:table-cell>
              <table:table-cell office:value-type="float" office:value="141.073563">
                <text:p>141.073563</text:p>
              </table:table-cell>
              <table:table-cell office:value-type="float" office:value="0.961303711">
                <text:p>0.9613037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156643356643357">
                <text:p>0.00156643356643357</text:p>
              </table:table-cell>
              <table:table-cell office:value-type="float" office:value="145.812103">
                <text:p>145.812103</text:p>
              </table:table-cell>
              <table:table-cell office:value-type="float" office:value="1.121521">
                <text:p>1.1215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62237762237762">
                <text:p>0.00162237762237762</text:p>
              </table:table-cell>
              <table:table-cell office:value-type="float" office:value="150.323685">
                <text:p>150.323685</text:p>
              </table:table-cell>
              <table:table-cell office:value-type="float" office:value="1.121521">
                <text:p>1.1215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67832167832168">
                <text:p>0.00167832167832168</text:p>
              </table:table-cell>
              <table:table-cell office:value-type="float" office:value="154.454956">
                <text:p>154.454956</text:p>
              </table:table-cell>
              <table:table-cell office:value-type="float" office:value="0.961303711">
                <text:p>0.9613037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73426573426573">
                <text:p>0.00173426573426573</text:p>
              </table:table-cell>
              <table:table-cell office:value-type="float" office:value="158.647568">
                <text:p>158.647568</text:p>
              </table:table-cell>
              <table:table-cell office:value-type="float" office:value="1.121521">
                <text:p>1.1215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79020979020979">
                <text:p>0.00179020979020979</text:p>
              </table:table-cell>
              <table:table-cell office:value-type="float" office:value="163.646805">
                <text:p>163.646805</text:p>
              </table:table-cell>
              <table:table-cell office:value-type="float" office:value="0.801086426">
                <text:p>0.8010864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84615384615385">
                <text:p>0.00184615384615385</text:p>
              </table:table-cell>
              <table:table-cell office:value-type="float" office:value="167.888489">
                <text:p>167.888489</text:p>
              </table:table-cell>
              <table:table-cell office:value-type="float" office:value="0.961303711">
                <text:p>0.9613037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9020979020979">
                <text:p>0.0019020979020979</text:p>
              </table:table-cell>
              <table:table-cell office:value-type="float" office:value="172.074966">
                <text:p>172.074966</text:p>
              </table:table-cell>
              <table:table-cell office:value-type="float" office:value="0.961303711">
                <text:p>0.9613037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95804195804196">
                <text:p>0.00195804195804196</text:p>
              </table:table-cell>
              <table:table-cell office:value-type="float" office:value="176.384125">
                <text:p>176.384125</text:p>
              </table:table-cell>
              <table:table-cell office:value-type="float" office:value="0.801086426">
                <text:p>0.8010864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201398601398601">
                <text:p>0.00201398601398601</text:p>
              </table:table-cell>
              <table:table-cell office:value-type="float" office:value="180.251633">
                <text:p>180.251633</text:p>
              </table:table-cell>
              <table:table-cell office:value-type="float" office:value="0.961303711">
                <text:p>0.9613037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206993006993007">
                <text:p>0.00206993006993007</text:p>
              </table:table-cell>
              <table:table-cell office:value-type="float" office:value="184.122208">
                <text:p>184.122208</text:p>
              </table:table-cell>
              <table:table-cell office:value-type="float" office:value="0.801086426">
                <text:p>0.8010864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212587412587412">
                <text:p>0.00212587412587412</text:p>
              </table:table-cell>
              <table:table-cell office:value-type="float" office:value="188.314819">
                <text:p>188.314819</text:p>
              </table:table-cell>
              <table:table-cell office:value-type="float" office:value="0.801086426">
                <text:p>0.8010864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218181818181818">
                <text:p>0.00218181818181818</text:p>
              </table:table-cell>
              <table:table-cell office:value-type="float" office:value="191.538254">
                <text:p>191.538254</text:p>
              </table:table-cell>
              <table:table-cell office:value-type="float" office:value="0.640869141">
                <text:p>0.6408691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223776223776224">
                <text:p>0.00223776223776224</text:p>
              </table:table-cell>
              <table:table-cell office:value-type="float" office:value="195.086792">
                <text:p>195.086792</text:p>
              </table:table-cell>
              <table:table-cell office:value-type="float" office:value="0.640869141">
                <text:p>0.6408691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229370629370629">
                <text:p>0.00229370629370629</text:p>
              </table:table-cell>
              <table:table-cell office:value-type="float" office:value="197.825638">
                <text:p>197.825638</text:p>
              </table:table-cell>
              <table:table-cell office:value-type="float" office:value="0.640869141">
                <text:p>0.6408691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234965034965035">
                <text:p>0.00234965034965035</text:p>
              </table:table-cell>
              <table:table-cell office:value-type="float" office:value="201.401779">
                <text:p>201.401779</text:p>
              </table:table-cell>
              <table:table-cell office:value-type="float" office:value="0.640869141">
                <text:p>0.6408691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24055944055944">
                <text:p>0.0024055944055944</text:p>
              </table:table-cell>
              <table:table-cell office:value-type="float" office:value="204.922714">
                <text:p>204.922714</text:p>
              </table:table-cell>
              <table:table-cell office:value-type="float" office:value="0.640869141">
                <text:p>0.6408691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246153846153846">
                <text:p>0.00246153846153846</text:p>
              </table:table-cell>
              <table:table-cell office:value-type="float" office:value="208.652206">
                <text:p>208.652206</text:p>
              </table:table-cell>
              <table:table-cell office:value-type="float" office:value="0.640869141">
                <text:p>0.6408691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251748251748252">
                <text:p>0.00251748251748252</text:p>
              </table:table-cell>
              <table:table-cell office:value-type="float" office:value="212.679199">
                <text:p>212.679199</text:p>
              </table:table-cell>
              <table:table-cell office:value-type="float" office:value="0.640869141">
                <text:p>0.6408691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257342657342657">
                <text:p>0.00257342657342657</text:p>
              </table:table-cell>
              <table:table-cell office:value-type="float" office:value="216.690857">
                <text:p>216.690857</text:p>
              </table:table-cell>
              <table:table-cell office:value-type="float" office:value="0.801086426">
                <text:p>0.8010864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262937062937063">
                <text:p>0.00262937062937063</text:p>
              </table:table-cell>
              <table:table-cell office:value-type="float" office:value="220.561432">
                <text:p>220.561432</text:p>
              </table:table-cell>
              <table:table-cell office:value-type="float" office:value="0.640869141">
                <text:p>0.6408691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268531468531468">
                <text:p>0.00268531468531468</text:p>
              </table:table-cell>
              <table:table-cell office:value-type="float" office:value="224.269455">
                <text:p>224.269455</text:p>
              </table:table-cell>
              <table:table-cell office:value-type="float" office:value="0.640869141">
                <text:p>0.6408691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274125874125874">
                <text:p>0.00274125874125874</text:p>
              </table:table-cell>
              <table:table-cell office:value-type="float" office:value="227.333405">
                <text:p>227.333405</text:p>
              </table:table-cell>
              <table:table-cell office:value-type="float" office:value="0.640869141">
                <text:p>0.6408691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279720279720279">
                <text:p>0.00279720279720279</text:p>
              </table:table-cell>
              <table:table-cell office:value-type="float" office:value="230.234802">
                <text:p>230.234802</text:p>
              </table:table-cell>
              <table:table-cell office:value-type="float" office:value="0.480651855">
                <text:p>0.4806518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285314685314685">
                <text:p>0.00285314685314685</text:p>
              </table:table-cell>
              <table:table-cell office:value-type="float" office:value="232.814163">
                <text:p>232.814163</text:p>
              </table:table-cell>
              <table:table-cell office:value-type="float" office:value="0.961303711">
                <text:p>0.9613037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290909090909091">
                <text:p>0.00290909090909091</text:p>
              </table:table-cell>
              <table:table-cell office:value-type="float" office:value="235.718628">
                <text:p>235.718628</text:p>
              </table:table-cell>
              <table:table-cell office:value-type="float" office:value="0.480651855">
                <text:p>0.4806518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296503496503496">
                <text:p>0.00296503496503496</text:p>
              </table:table-cell>
              <table:table-cell office:value-type="float" office:value="238.457474">
                <text:p>238.457474</text:p>
              </table:table-cell>
              <table:table-cell office:value-type="float" office:value="0.480651855">
                <text:p>0.4806518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302097902097902">
                <text:p>0.00302097902097902</text:p>
              </table:table-cell>
              <table:table-cell office:value-type="float" office:value="240.874283">
                <text:p>240.874283</text:p>
              </table:table-cell>
              <table:table-cell office:value-type="float" office:value="0.480651855">
                <text:p>0.4806518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307692307692307">
                <text:p>0.00307692307692307</text:p>
              </table:table-cell>
              <table:table-cell office:value-type="float" office:value="243.131607">
                <text:p>243.131607</text:p>
              </table:table-cell>
              <table:table-cell office:value-type="float" office:value="0.480651855">
                <text:p>0.4806518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313286713286713">
                <text:p>0.00313286713286713</text:p>
              </table:table-cell>
              <table:table-cell office:value-type="float" office:value="245.710968">
                <text:p>245.710968</text:p>
              </table:table-cell>
              <table:table-cell office:value-type="float" office:value="0.480651855">
                <text:p>0.4806518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318881118881119">
                <text:p>0.00318881118881119</text:p>
              </table:table-cell>
              <table:table-cell office:value-type="float" office:value="247.480637">
                <text:p>247.480637</text:p>
              </table:table-cell>
              <table:table-cell office:value-type="float" office:value="0.32043457">
                <text:p>0.320434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324475524475524">
                <text:p>0.00324475524475524</text:p>
              </table:table-cell>
              <table:table-cell office:value-type="float" office:value="249.744095">
                <text:p>249.744095</text:p>
              </table:table-cell>
              <table:table-cell office:value-type="float" office:value="0.480651855">
                <text:p>0.4806518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33006993006993">
                <text:p>0.0033006993006993</text:p>
              </table:table-cell>
              <table:table-cell office:value-type="float" office:value="251.51683">
                <text:p>251.51683</text:p>
              </table:table-cell>
              <table:table-cell office:value-type="float" office:value="0.160217285">
                <text:p>0.1602172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335664335664335">
                <text:p>0.00335664335664335</text:p>
              </table:table-cell>
              <table:table-cell office:value-type="float" office:value="253.452118">
                <text:p>253.452118</text:p>
              </table:table-cell>
              <table:table-cell office:value-type="float" office:value="0.32043457">
                <text:p>0.320434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341258741258741">
                <text:p>0.00341258741258741</text:p>
              </table:table-cell>
              <table:table-cell office:value-type="float" office:value="255.053101">
                <text:p>255.053101</text:p>
              </table:table-cell>
              <table:table-cell office:value-type="float" office:value="0.32043457">
                <text:p>0.320434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346853146853146">
                <text:p>0.00346853146853146</text:p>
              </table:table-cell>
              <table:table-cell office:value-type="float" office:value="256.997589">
                <text:p>256.997589</text:p>
              </table:table-cell>
              <table:table-cell office:value-type="float" office:value="0.160217285">
                <text:p>0.1602172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352447552447552">
                <text:p>0.00352447552447552</text:p>
              </table:table-cell>
              <table:table-cell office:value-type="float" office:value="258.61084">
                <text:p>258.61084</text:p>
              </table:table-cell>
              <table:table-cell office:value-type="float" office:value="0.160217285">
                <text:p>0.1602172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358041958041958">
                <text:p>0.00358041958041958</text:p>
              </table:table-cell>
              <table:table-cell office:value-type="float" office:value="260.224091">
                <text:p>260.224091</text:p>
              </table:table-cell>
              <table:table-cell office:value-type="float" office:value="0.160217285">
                <text:p>0.1602172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363636363636363">
                <text:p>0.00363636363636363</text:p>
              </table:table-cell>
              <table:table-cell office:value-type="float" office:value="261.996826">
                <text:p>261.996826</text:p>
              </table:table-cell>
              <table:table-cell office:value-type="float" office:value="0.32043457">
                <text:p>0.320434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369230769230769">
                <text:p>0.00369230769230769</text:p>
              </table:table-cell>
              <table:table-cell office:value-type="float" office:value="263.932129">
                <text:p>263.932129</text:p>
              </table:table-cell>
              <table:table-cell office:value-type="float" office:value="0.160217285">
                <text:p>0.1602172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374825174825174">
                <text:p>0.00374825174825174</text:p>
              </table:table-cell>
              <table:table-cell office:value-type="float" office:value="265.867401">
                <text:p>265.867401</text:p>
              </table:table-cell>
              <table:table-cell office:value-type="float" office:value="0.160217285">
                <text:p>0.1602172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38041958041958">
                <text:p>0.0038041958041958</text:p>
              </table:table-cell>
              <table:table-cell office:value-type="float" office:value="266.833496">
                <text:p>266.833496</text:p>
              </table:table-cell>
              <table:table-cell office:value-type="float" office:value="0.160217285">
                <text:p>0.1602172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386013986013986">
                <text:p>0.00386013986013986</text:p>
              </table:table-cell>
              <table:table-cell office:value-type="float" office:value="267.318115">
                <text:p>267.318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391608391608391">
                <text:p>0.00391608391608391</text:p>
              </table:table-cell>
              <table:table-cell office:value-type="float" office:value="267.4776">
                <text:p>267.4776</text:p>
              </table:table-cell>
              <table:table-cell office:value-type="float" office:value="0.160217285">
                <text:p>0.1602172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397202797202797">
                <text:p>0.00397202797202797</text:p>
              </table:table-cell>
              <table:table-cell office:value-type="float" office:value="267.799622">
                <text:p>267.799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402797202797202">
                <text:p>0.00402797202797202</text:p>
              </table:table-cell>
              <table:table-cell office:value-type="float" office:value="267.781219">
                <text:p>267.781219</text:p>
              </table:table-cell>
              <table:table-cell office:value-type="float" office:value="0.160217285">
                <text:p>0.1602172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408391608391608">
                <text:p>0.00408391608391608</text:p>
              </table:table-cell>
              <table:table-cell office:value-type="float" office:value="268.106323">
                <text:p>268.106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413986013986014">
                <text:p>0.00413986013986014</text:p>
              </table:table-cell>
              <table:table-cell office:value-type="float" office:value="268.446777">
                <text:p>268.446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419580419580419">
                <text:p>0.00419580419580419</text:p>
              </table:table-cell>
              <table:table-cell office:value-type="float" office:value="268.768799">
                <text:p>268.768799</text:p>
              </table:table-cell>
              <table:table-cell office:value-type="float" office:value="0.160217285">
                <text:p>0.1602172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425174825174825">
                <text:p>0.00425174825174825</text:p>
              </table:table-cell>
              <table:table-cell office:value-type="float" office:value="268.928284">
                <text:p>268.928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430769230769231">
                <text:p>0.00430769230769231</text:p>
              </table:table-cell>
              <table:table-cell office:value-type="float" office:value="269.09082">
                <text:p>269.09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436363636363636">
                <text:p>0.00436363636363636</text:p>
              </table:table-cell>
              <table:table-cell office:value-type="float" office:value="269.412872">
                <text:p>269.412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441958041958042">
                <text:p>0.00441958041958042</text:p>
              </table:table-cell>
              <table:table-cell office:value-type="float" office:value="269.575439">
                <text:p>269.575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447552447552448">
                <text:p>0.00447552447552448</text:p>
              </table:table-cell>
              <table:table-cell office:value-type="float" office:value="269.734924">
                <text:p>269.734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453146853146853">
                <text:p>0.00453146853146853</text:p>
              </table:table-cell>
              <table:table-cell office:value-type="float" office:value="269.897461">
                <text:p>269.897461</text:p>
              </table:table-cell>
              <table:table-cell office:value-type="float" office:value="0.160217285">
                <text:p>0.1602172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458741258741259">
                <text:p>0.00458741258741259</text:p>
              </table:table-cell>
              <table:table-cell office:value-type="float" office:value="270.219482">
                <text:p>270.219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464335664335664">
                <text:p>0.00464335664335664</text:p>
              </table:table-cell>
              <table:table-cell office:value-type="float" office:value="270.541534">
                <text:p>270.541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46993006993007">
                <text:p>0.0046993006993007</text:p>
              </table:table-cell>
              <table:table-cell office:value-type="float" office:value="270.541534">
                <text:p>270.541534</text:p>
              </table:table-cell>
              <table:table-cell office:value-type="float" office:value="0.160217285">
                <text:p>0.1602172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475524475524476">
                <text:p>0.00475524475524476</text:p>
              </table:table-cell>
              <table:table-cell office:value-type="float" office:value="270.863586">
                <text:p>270.863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481118881118881">
                <text:p>0.00481118881118881</text:p>
              </table:table-cell>
              <table:table-cell office:value-type="float" office:value="270.682617">
                <text:p>270.682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486713286713287">
                <text:p>0.00486713286713287</text:p>
              </table:table-cell>
              <table:table-cell office:value-type="float" office:value="270.845154">
                <text:p>270.845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492307692307693">
                <text:p>0.00492307692307693</text:p>
              </table:table-cell>
              <table:table-cell office:value-type="float" office:value="271.185608">
                <text:p>271.185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497902097902098">
                <text:p>0.00497902097902098</text:p>
              </table:table-cell>
              <table:table-cell office:value-type="float" office:value="271.507629">
                <text:p>271.507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503496503496504">
                <text:p>0.00503496503496504</text:p>
              </table:table-cell>
              <table:table-cell office:value-type="float" office:value="271.326691">
                <text:p>271.326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509090909090909">
                <text:p>0.00509090909090909</text:p>
              </table:table-cell>
              <table:table-cell office:value-type="float" office:value="271.648743">
                <text:p>271.648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514685314685315">
                <text:p>0.00514685314685315</text:p>
              </table:table-cell>
              <table:table-cell office:value-type="float" office:value="271.992249">
                <text:p>271.992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520279720279721">
                <text:p>0.00520279720279721</text:p>
              </table:table-cell>
              <table:table-cell office:value-type="float" office:value="271.811279">
                <text:p>271.811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525874125874126">
                <text:p>0.00525874125874126</text:p>
              </table:table-cell>
              <table:table-cell office:value-type="float" office:value="272.154785">
                <text:p>272.154785</text:p>
              </table:table-cell>
              <table:table-cell office:value-type="float" office:value="0.160217285">
                <text:p>0.1602172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531468531468532">
                <text:p>0.00531468531468532</text:p>
              </table:table-cell>
              <table:table-cell office:value-type="float" office:value="272.133301">
                <text:p>272.133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537062937062938">
                <text:p>0.00537062937062938</text:p>
              </table:table-cell>
              <table:table-cell office:value-type="float" office:value="272.476807">
                <text:p>272.476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542657342657343">
                <text:p>0.00542657342657343</text:p>
              </table:table-cell>
              <table:table-cell office:value-type="float" office:value="272.636292">
                <text:p>272.636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548251748251749">
                <text:p>0.00548251748251749</text:p>
              </table:table-cell>
              <table:table-cell office:value-type="float" office:value="272.455353">
                <text:p>272.455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553846153846154">
                <text:p>0.00553846153846154</text:p>
              </table:table-cell>
              <table:table-cell office:value-type="float" office:value="272.961426">
                <text:p>272.961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55944055944056">
                <text:p>0.0055944055944056</text:p>
              </table:table-cell>
              <table:table-cell office:value-type="float" office:value="272.777405">
                <text:p>272.777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565034965034966">
                <text:p>0.00565034965034966</text:p>
              </table:table-cell>
              <table:table-cell office:value-type="float" office:value="273.099426">
                <text:p>273.099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570629370629371">
                <text:p>0.00570629370629371</text:p>
              </table:table-cell>
              <table:table-cell office:value-type="float" office:value="273.283447">
                <text:p>273.283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576223776223777">
                <text:p>0.00576223776223777</text:p>
              </table:table-cell>
              <table:table-cell office:value-type="float" office:value="273.261963">
                <text:p>273.261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581818181818183">
                <text:p>0.00581818181818183</text:p>
              </table:table-cell>
              <table:table-cell office:value-type="float" office:value="273.442932">
                <text:p>273.442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587412587412588">
                <text:p>0.00587412587412588</text:p>
              </table:table-cell>
              <table:table-cell office:value-type="float" office:value="273.605469">
                <text:p>273.605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593006993006994">
                <text:p>0.00593006993006994</text:p>
              </table:table-cell>
              <table:table-cell office:value-type="float" office:value="273.584015">
                <text:p>273.584015</text:p>
              </table:table-cell>
              <table:table-cell office:value-type="float" office:value="0.160217285">
                <text:p>0.1602172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5986013986014">
                <text:p>0.005986013986014</text:p>
              </table:table-cell>
              <table:table-cell office:value-type="float" office:value="273.927521">
                <text:p>273.927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604195804195805">
                <text:p>0.00604195804195805</text:p>
              </table:table-cell>
              <table:table-cell office:value-type="float" office:value="273.906067">
                <text:p>273.906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609790209790211">
                <text:p>0.00609790209790211</text:p>
              </table:table-cell>
              <table:table-cell office:value-type="float" office:value="274.090088">
                <text:p>274.090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615384615384616">
                <text:p>0.00615384615384616</text:p>
              </table:table-cell>
              <table:table-cell office:value-type="float" office:value="274.065552">
                <text:p>274.065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620979020979022">
                <text:p>0.00620979020979022</text:p>
              </table:table-cell>
              <table:table-cell office:value-type="float" office:value="274.412109">
                <text:p>274.412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626573426573428">
                <text:p>0.00626573426573428</text:p>
              </table:table-cell>
              <table:table-cell office:value-type="float" office:value="274.228088">
                <text:p>274.228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632167832167833">
                <text:p>0.00632167832167833</text:p>
              </table:table-cell>
              <table:table-cell office:value-type="float" office:value="274.412109">
                <text:p>274.412109</text:p>
              </table:table-cell>
              <table:table-cell office:value-type="float" office:value="0.160217285">
                <text:p>0.16021728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637762237762239">
                <text:p>0.00637762237762239</text:p>
              </table:table-cell>
              <table:table-cell office:value-type="float" office:value="274.412109">
                <text:p>274.412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643356643356645">
                <text:p>0.00643356643356645</text:p>
              </table:table-cell>
              <table:table-cell office:value-type="float" office:value="274.387573">
                <text:p>274.387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64895104895105">
                <text:p>0.0064895104895105</text:p>
              </table:table-cell>
              <table:table-cell office:value-type="float" office:value="274.571594">
                <text:p>274.571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654545454545456">
                <text:p>0.00654545454545456</text:p>
              </table:table-cell>
              <table:table-cell office:value-type="float" office:value="274.571594">
                <text:p>274.571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660139860139861">
                <text:p>0.00660139860139861</text:p>
              </table:table-cell>
              <table:table-cell office:value-type="float" office:value="274.412109">
                <text:p>274.412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665734265734267">
                <text:p>0.00665734265734267</text:p>
              </table:table-cell>
              <table:table-cell office:value-type="float" office:value="274.412109">
                <text:p>274.412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671328671328673">
                <text:p>0.00671328671328673</text:p>
              </table:table-cell>
              <table:table-cell office:value-type="float" office:value="273.584015">
                <text:p>273.584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676923076923078">
                <text:p>0.00676923076923078</text:p>
              </table:table-cell>
              <table:table-cell office:value-type="float" office:value="273.120911">
                <text:p>273.120911</text:p>
              </table:table-cell>
              <table:table-cell office:value-type="float" office:value="0.160217285">
                <text:p>0.1602172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682517482517484">
                <text:p>0.00682517482517484</text:p>
              </table:table-cell>
              <table:table-cell office:value-type="float" office:value="271.832764">
                <text:p>271.832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68811188811189">
                <text:p>0.0068811188811189</text:p>
              </table:table-cell>
              <table:table-cell office:value-type="float" office:value="268.909882">
                <text:p>268.909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693706293706295">
                <text:p>0.00693706293706295</text:p>
              </table:table-cell>
              <table:table-cell office:value-type="float" office:value="266.493073">
                <text:p>266.493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699300699300701">
                <text:p>0.00699300699300701</text:p>
              </table:table-cell>
              <table:table-cell office:value-type="float" office:value="263.932129">
                <text:p>263.932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704895104895106">
                <text:p>0.00704895104895106</text:p>
              </table:table-cell>
              <table:table-cell office:value-type="float" office:value="260.868164">
                <text:p>260.868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710489510489512">
                <text:p>0.00710489510489512</text:p>
              </table:table-cell>
              <table:table-cell office:value-type="float" office:value="256.997589">
                <text:p>256.997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716083916083918">
                <text:p>0.00716083916083918</text:p>
              </table:table-cell>
              <table:table-cell office:value-type="float" office:value="252.958328">
                <text:p>252.958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721678321678323">
                <text:p>0.00721678321678323</text:p>
              </table:table-cell>
              <table:table-cell office:value-type="float" office:value="249.575409">
                <text:p>249.575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727272727272729">
                <text:p>0.00727272727272729</text:p>
              </table:table-cell>
              <table:table-cell office:value-type="float" office:value="246.355042">
                <text:p>246.355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732867132867135">
                <text:p>0.00732867132867135</text:p>
              </table:table-cell>
              <table:table-cell office:value-type="float" office:value="243.291092">
                <text:p>243.291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73846153846154">
                <text:p>0.0073846153846154</text:p>
              </table:table-cell>
              <table:table-cell office:value-type="float" office:value="240.714798">
                <text:p>240.714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744055944055946">
                <text:p>0.00744055944055946</text:p>
              </table:table-cell>
              <table:table-cell office:value-type="float" office:value="237.650848">
                <text:p>237.650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749650349650351">
                <text:p>0.00749650349650351</text:p>
              </table:table-cell>
              <table:table-cell office:value-type="float" office:value="233.786407">
                <text:p>233.786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755244755244757">
                <text:p>0.00755244755244757</text:p>
              </table:table-cell>
              <table:table-cell office:value-type="float" office:value="229.590729">
                <text:p>229.590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760839160839163">
                <text:p>0.00760839160839163</text:p>
              </table:table-cell>
              <table:table-cell office:value-type="float" office:value="225.247833">
                <text:p>225.247833</text:p>
              </table:table-cell>
              <table:table-cell office:value-type="float" office:value="15.3900146">
                <text:p>15.39001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766433566433568">
                <text:p>0.00766433566433568</text:p>
              </table:table-cell>
              <table:table-cell office:value-type="float" office:value="220.736252">
                <text:p>220.736252</text:p>
              </table:table-cell>
              <table:table-cell office:value-type="float" office:value="25.0091553">
                <text:p>25.00915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772027972027974">
                <text:p>0.00772027972027974</text:p>
              </table:table-cell>
              <table:table-cell office:value-type="float" office:value="215.077606">
                <text:p>215.077606</text:p>
              </table:table-cell>
              <table:table-cell office:value-type="float" office:value="31.9244385">
                <text:p>31.92443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77762237762238">
                <text:p>0.0077762237762238</text:p>
              </table:table-cell>
              <table:table-cell office:value-type="float" office:value="210.403473">
                <text:p>210.403473</text:p>
              </table:table-cell>
              <table:table-cell office:value-type="float" office:value="37.0574951">
                <text:p>37.05749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783216783216785">
                <text:p>0.00783216783216785</text:p>
              </table:table-cell>
              <table:table-cell office:value-type="float" office:value="204.140625">
                <text:p>204.140625</text:p>
              </table:table-cell>
              <table:table-cell office:value-type="float" office:value="42.6437378">
                <text:p>42.64373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788811188811191">
                <text:p>0.00788811188811191</text:p>
              </table:table-cell>
              <table:table-cell office:value-type="float" office:value="199.116852">
                <text:p>199.116852</text:p>
              </table:table-cell>
              <table:table-cell office:value-type="float" office:value="46.3623047">
                <text:p>46.36230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794405594405596">
                <text:p>0.00794405594405596</text:p>
              </table:table-cell>
              <table:table-cell office:value-type="float" office:value="193.95813">
                <text:p>193.95813</text:p>
              </table:table-cell>
              <table:table-cell office:value-type="float" office:value="50.8544922">
                <text:p>50.85449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800000000000002">
                <text:p>0.00800000000000002</text:p>
              </table:table-cell>
              <table:table-cell office:value-type="float" office:value="187.704483">
                <text:p>187.704483</text:p>
              </table:table-cell>
              <table:table-cell office:value-type="float" office:value="54.5074463">
                <text:p>54.50744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805594405594407">
                <text:p>0.00805594405594407</text:p>
              </table:table-cell>
              <table:table-cell office:value-type="float" office:value="182.870865">
                <text:p>182.870865</text:p>
              </table:table-cell>
              <table:table-cell office:value-type="float" office:value="58.0352783">
                <text:p>58.03527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811188811188813">
                <text:p>0.00811188811188813</text:p>
              </table:table-cell>
              <table:table-cell office:value-type="float" office:value="177.555725">
                <text:p>177.555725</text:p>
              </table:table-cell>
              <table:table-cell office:value-type="float" office:value="60.6002808">
                <text:p>60.60028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816783216783218">
                <text:p>0.00816783216783218</text:p>
              </table:table-cell>
              <table:table-cell office:value-type="float" office:value="172.559555">
                <text:p>172.559555</text:p>
              </table:table-cell>
              <table:table-cell office:value-type="float" office:value="64.4485474">
                <text:p>64.448547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822377622377624">
                <text:p>0.00822377622377624</text:p>
              </table:table-cell>
              <table:table-cell office:value-type="float" office:value="166.759827">
                <text:p>166.759827</text:p>
              </table:table-cell>
              <table:table-cell office:value-type="float" office:value="66.8533325">
                <text:p>66.85333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827972027972029">
                <text:p>0.00827972027972029</text:p>
              </table:table-cell>
              <table:table-cell office:value-type="float" office:value="161.119583">
                <text:p>161.119583</text:p>
              </table:table-cell>
              <table:table-cell office:value-type="float" office:value="69.418335">
                <text:p>69.4183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833566433566435">
                <text:p>0.00833566433566435</text:p>
              </table:table-cell>
              <table:table-cell office:value-type="float" office:value="156.448517">
                <text:p>156.448517</text:p>
              </table:table-cell>
              <table:table-cell office:value-type="float" office:value="71.9833374">
                <text:p>71.98333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839160839160841">
                <text:p>0.00839160839160841</text:p>
              </table:table-cell>
              <table:table-cell office:value-type="float" office:value="150.970825">
                <text:p>150.970825</text:p>
              </table:table-cell>
              <table:table-cell office:value-type="float" office:value="74.067688">
                <text:p>74.0676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844755244755246">
                <text:p>0.00844755244755246</text:p>
              </table:table-cell>
              <table:table-cell office:value-type="float" office:value="145.330582">
                <text:p>145.330582</text:p>
              </table:table-cell>
              <table:table-cell office:value-type="float" office:value="75.189209">
                <text:p>75.1892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850349650349652">
                <text:p>0.00850349650349652</text:p>
              </table:table-cell>
              <table:table-cell office:value-type="float" office:value="141.141037">
                <text:p>141.141037</text:p>
              </table:table-cell>
              <table:table-cell office:value-type="float" office:value="75.5096436">
                <text:p>75.50964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855944055944057">
                <text:p>0.00855944055944057</text:p>
              </table:table-cell>
              <table:table-cell office:value-type="float" office:value="134.94873">
                <text:p>134.94873</text:p>
              </table:table-cell>
              <table:table-cell office:value-type="float" office:value="79.0893555">
                <text:p>79.08935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861538461538463">
                <text:p>0.00861538461538463</text:p>
              </table:table-cell>
              <table:table-cell office:value-type="float" office:value="129.701065">
                <text:p>129.701065</text:p>
              </table:table-cell>
              <table:table-cell office:value-type="float" office:value="81.2820435">
                <text:p>81.282043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867132867132868">
                <text:p>0.00867132867132868</text:p>
              </table:table-cell>
              <table:table-cell office:value-type="float" office:value="125.189484">
                <text:p>125.189484</text:p>
              </table:table-cell>
              <table:table-cell office:value-type="float" office:value="84.0072632">
                <text:p>84.00726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872727272727274">
                <text:p>0.00872727272727274</text:p>
              </table:table-cell>
              <table:table-cell office:value-type="float" office:value="119.791534">
                <text:p>119.791534</text:p>
              </table:table-cell>
              <table:table-cell office:value-type="float" office:value="86.4700317">
                <text:p>86.47003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878321678321679">
                <text:p>0.00878321678321679</text:p>
              </table:table-cell>
              <table:table-cell office:value-type="float" office:value="114.795364">
                <text:p>114.795364</text:p>
              </table:table-cell>
              <table:table-cell office:value-type="float" office:value="88.5559082">
                <text:p>88.55590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883916083916085">
                <text:p>0.00883916083916085</text:p>
              </table:table-cell>
              <table:table-cell office:value-type="float" office:value="109.633575">
                <text:p>109.633575</text:p>
              </table:table-cell>
              <table:table-cell office:value-type="float" office:value="89.8391724">
                <text:p>89.83917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88951048951049">
                <text:p>0.0088951048951049</text:p>
              </table:table-cell>
              <table:table-cell office:value-type="float" office:value="103.922791">
                <text:p>103.922791</text:p>
              </table:table-cell>
              <table:table-cell office:value-type="float" office:value="90.7409668">
                <text:p>90.74096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895104895104896">
                <text:p>0.00895104895104896</text:p>
              </table:table-cell>
              <table:table-cell office:value-type="float" office:value="99.570694">
                <text:p>99.570694</text:p>
              </table:table-cell>
              <table:table-cell office:value-type="float" office:value="91.7022705">
                <text:p>91.70227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900699300699302">
                <text:p>0.00900699300699302</text:p>
              </table:table-cell>
              <table:table-cell office:value-type="float" office:value="93.3507843">
                <text:p>93.3507843</text:p>
              </table:table-cell>
              <table:table-cell office:value-type="float" office:value="92.0852661">
                <text:p>92.085266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906293706293707">
                <text:p>0.00906293706293707</text:p>
              </table:table-cell>
              <table:table-cell office:value-type="float" office:value="87.385437">
                <text:p>87.385437</text:p>
              </table:table-cell>
              <table:table-cell office:value-type="float" office:value="92.0852661">
                <text:p>92.085266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911888111888113">
                <text:p>0.00911888111888113</text:p>
              </table:table-cell>
              <table:table-cell office:value-type="float" office:value="81.4200897">
                <text:p>81.4200897</text:p>
              </table:table-cell>
              <table:table-cell office:value-type="float" office:value="91.6030884">
                <text:p>91.60308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917482517482518">
                <text:p>0.00917482517482518</text:p>
              </table:table-cell>
              <table:table-cell office:value-type="float" office:value="74.7585297">
                <text:p>74.7585297</text:p>
              </table:table-cell>
              <table:table-cell office:value-type="float" office:value="90.7409668">
                <text:p>90.74096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923076923076924">
                <text:p>0.00923076923076924</text:p>
              </table:table-cell>
              <table:table-cell office:value-type="float" office:value="69.3268433">
                <text:p>69.3268433</text:p>
              </table:table-cell>
              <table:table-cell office:value-type="float" office:value="89.3569946">
                <text:p>89.35699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928671328671329">
                <text:p>0.00928671328671329</text:p>
              </table:table-cell>
              <table:table-cell office:value-type="float" office:value="63.1989441">
                <text:p>63.1989441</text:p>
              </table:table-cell>
              <table:table-cell office:value-type="float" office:value="87.9135132">
                <text:p>87.913513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934265734265735">
                <text:p>0.00934265734265735</text:p>
              </table:table-cell>
              <table:table-cell office:value-type="float" office:value="57.6813812">
                <text:p>57.6813812</text:p>
              </table:table-cell>
              <table:table-cell office:value-type="float" office:value="86.2518311">
                <text:p>86.251831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93986013986014">
                <text:p>0.0093986013986014</text:p>
              </table:table-cell>
              <table:table-cell office:value-type="float" office:value="51.8785858">
                <text:p>51.8785858</text:p>
              </table:table-cell>
              <table:table-cell office:value-type="float" office:value="83.8470459">
                <text:p>83.847045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945454545454546">
                <text:p>0.00945454545454546</text:p>
              </table:table-cell>
              <table:table-cell office:value-type="float" office:value="46.2414093">
                <text:p>46.2414093</text:p>
              </table:table-cell>
              <table:table-cell office:value-type="float" office:value="82.2433472">
                <text:p>82.24334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951048951048951">
                <text:p>0.00951048951048951</text:p>
              </table:table-cell>
              <table:table-cell office:value-type="float" office:value="40.466217">
                <text:p>40.466217</text:p>
              </table:table-cell>
              <table:table-cell office:value-type="float" office:value="78.7689209">
                <text:p>78.768920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956643356643357">
                <text:p>0.00956643356643357</text:p>
              </table:table-cell>
              <table:table-cell office:value-type="float" office:value="34.8014374">
                <text:p>34.8014374</text:p>
              </table:table-cell>
              <table:table-cell office:value-type="float" office:value="75.3494263">
                <text:p>75.34942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962237762237763">
                <text:p>0.00962237762237763</text:p>
              </table:table-cell>
              <table:table-cell office:value-type="float" office:value="28.6980743">
                <text:p>28.6980743</text:p>
              </table:table-cell>
              <table:table-cell office:value-type="float" office:value="72.6730347">
                <text:p>72.67303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967832167832168">
                <text:p>0.00967832167832168</text:p>
              </table:table-cell>
              <table:table-cell office:value-type="float" office:value="23.3614655">
                <text:p>23.3614655</text:p>
              </table:table-cell>
              <table:table-cell office:value-type="float" office:value="68.9361572">
                <text:p>68.93615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973426573426574">
                <text:p>0.00973426573426574</text:p>
              </table:table-cell>
              <table:table-cell office:value-type="float" office:value="17.3991852">
                <text:p>17.3991852</text:p>
              </table:table-cell>
              <table:table-cell office:value-type="float" office:value="65.8905029">
                <text:p>65.890502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979020979020979">
                <text:p>0.00979020979020979</text:p>
              </table:table-cell>
              <table:table-cell office:value-type="float" office:value="11.5994568">
                <text:p>11.5994568</text:p>
              </table:table-cell>
              <table:table-cell office:value-type="float" office:value="62.6846313">
                <text:p>62.68463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984615384615385">
                <text:p>0.00984615384615385</text:p>
              </table:table-cell>
              <table:table-cell office:value-type="float" office:value="5.63717651">
                <text:p>5.63717651</text:p>
              </table:table-cell>
              <table:table-cell office:value-type="float" office:value="59.1567993">
                <text:p>59.156799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99020979020979">
                <text:p>0.0099020979020979</text:p>
              </table:table-cell>
              <table:table-cell office:value-type="float" office:value="0.159484863">
                <text:p>0.159484863</text:p>
              </table:table-cell>
              <table:table-cell office:value-type="float" office:value="54.8660278">
                <text:p>54.86602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995804195804196">
                <text:p>0.00995804195804196</text:p>
              </table:table-cell>
              <table:table-cell office:value-type="float" office:value="0">
                <text:p>0</text:p>
              </table:table-cell>
              <table:table-cell office:value-type="float" office:value="51.6571045">
                <text:p>51.65710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10013986013986">
                <text:p>0.010013986013986</text:p>
              </table:table-cell>
              <table:table-cell office:value-type="float" office:value="-2.41680908">
                <text:p>-2.41680908</text:p>
              </table:table-cell>
              <table:table-cell office:value-type="float" office:value="48.2559204">
                <text:p>48.25592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100699300699301">
                <text:p>0.0100699300699301</text:p>
              </table:table-cell>
              <table:table-cell office:value-type="float" office:value="-8.54470825">
                <text:p>-8.54470825</text:p>
              </table:table-cell>
              <table:table-cell office:value-type="float" office:value="44.758606">
                <text:p>44.7586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101258741258741">
                <text:p>0.0101258741258741</text:p>
              </table:table-cell>
              <table:table-cell office:value-type="float" office:value="-14.1880188">
                <text:p>-14.1880188</text:p>
              </table:table-cell>
              <table:table-cell office:value-type="float" office:value="41.8701172">
                <text:p>41.870117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101818181818182">
                <text:p>0.0101818181818182</text:p>
              </table:table-cell>
              <table:table-cell office:value-type="float" office:value="-19.8159943">
                <text:p>-19.8159943</text:p>
              </table:table-cell>
              <table:table-cell office:value-type="float" office:value="38.1561279">
                <text:p>38.156127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102377622377622">
                <text:p>0.0102377622377622</text:p>
              </table:table-cell>
              <table:table-cell office:value-type="float" office:value="-25.312088">
                <text:p>-25.312088</text:p>
              </table:table-cell>
              <table:table-cell office:value-type="float" office:value="35.1333618">
                <text:p>35.13336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02937062937063">
                <text:p>0.0102937062937063</text:p>
              </table:table-cell>
              <table:table-cell office:value-type="float" office:value="-31.4369202">
                <text:p>-31.4369202</text:p>
              </table:table-cell>
              <table:table-cell office:value-type="float" office:value="32.2235107">
                <text:p>32.223510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03496503496503">
                <text:p>0.0103496503496503</text:p>
              </table:table-cell>
              <table:table-cell office:value-type="float" office:value="-36.2736053">
                <text:p>-36.2736053</text:p>
              </table:table-cell>
              <table:table-cell office:value-type="float" office:value="29.0176392">
                <text:p>29.01763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04055944055944">
                <text:p>0.0104055944055944</text:p>
              </table:table-cell>
              <table:table-cell office:value-type="float" office:value="-40.7637177">
                <text:p>-40.7637177</text:p>
              </table:table-cell>
              <table:table-cell office:value-type="float" office:value="26.1306763">
                <text:p>26.13067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04615384615385">
                <text:p>0.0104615384615385</text:p>
              </table:table-cell>
              <table:table-cell office:value-type="float" office:value="-45.7874908">
                <text:p>-45.7874908</text:p>
              </table:table-cell>
              <table:table-cell office:value-type="float" office:value="23.7258911">
                <text:p>23.72589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105174825174825">
                <text:p>0.0105174825174825</text:p>
              </table:table-cell>
              <table:table-cell office:value-type="float" office:value="-50.9124756">
                <text:p>-50.9124756</text:p>
              </table:table-cell>
              <table:table-cell office:value-type="float" office:value="21.3363647">
                <text:p>21.33636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105734265734266">
                <text:p>0.0105734265734266</text:p>
              </table:table-cell>
              <table:table-cell office:value-type="float" office:value="-54.9394684">
                <text:p>-54.9394684</text:p>
              </table:table-cell>
              <table:table-cell office:value-type="float" office:value="18.6080933">
                <text:p>18.60809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106293706293706">
                <text:p>0.0106293706293706</text:p>
              </table:table-cell>
              <table:table-cell office:value-type="float" office:value="-59.4510498">
                <text:p>-59.4510498</text:p>
              </table:table-cell>
              <table:table-cell office:value-type="float" office:value="16.3513184">
                <text:p>16.35131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106853146853147">
                <text:p>0.0106853146853147</text:p>
              </table:table-cell>
              <table:table-cell office:value-type="float" office:value="-63.361496">
                <text:p>-63.361496</text:p>
              </table:table-cell>
              <table:table-cell office:value-type="float" office:value="14.5889282">
                <text:p>14.588928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107412587412587">
                <text:p>0.0107412587412587</text:p>
              </table:table-cell>
              <table:table-cell office:value-type="float" office:value="-67.5081024">
                <text:p>-67.5081024</text:p>
              </table:table-cell>
              <table:table-cell office:value-type="float" office:value="12.3443604">
                <text:p>12.34436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107972027972028">
                <text:p>0.0107972027972028</text:p>
              </table:table-cell>
              <table:table-cell office:value-type="float" office:value="-72.5502777">
                <text:p>-72.5502777</text:p>
              </table:table-cell>
              <table:table-cell office:value-type="float" office:value="9.77935791">
                <text:p>9.779357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08531468531468">
                <text:p>0.0108531468531468</text:p>
              </table:table-cell>
              <table:table-cell office:value-type="float" office:value="-77.3900299">
                <text:p>-77.3900299</text:p>
              </table:table-cell>
              <table:table-cell office:value-type="float" office:value="8.17565918">
                <text:p>8.175659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109090909090909">
                <text:p>0.0109090909090909</text:p>
              </table:table-cell>
              <table:table-cell office:value-type="float" office:value="-82.0089569">
                <text:p>-82.0089569</text:p>
              </table:table-cell>
              <table:table-cell office:value-type="float" office:value="5.77392578">
                <text:p>5.7739257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10965034965035">
                <text:p>0.010965034965035</text:p>
              </table:table-cell>
              <table:table-cell office:value-type="float" office:value="-88.130722">
                <text:p>-88.130722</text:p>
              </table:table-cell>
              <table:table-cell office:value-type="float" office:value="3.84674072">
                <text:p>3.846740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-94.4150391">
                <text:p>-94.4150391</text:p>
              </table:table-cell>
              <table:table-cell office:value-type="float" office:value="2.08282471">
                <text:p>2.082824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-99.8007202">
                <text:p>-99.8007202</text:p>
              </table:table-cell>
              <table:table-cell office:value-type="float" office:value="0.32043457">
                <text:p>0.320434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-106.017563">
                <text:p>-106.017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-111.731415">
                <text:p>-111.731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-116.650909">
                <text:p>-116.65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-122.128601">
                <text:p>-122.128601</text:p>
              </table:table-cell>
              <table:table-cell office:value-type="float" office:value="0.160217285">
                <text:p>0.1602172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-127.048096">
                <text:p>-127.048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-132.117874">
                <text:p>-132.117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-137.273529">
                <text:p>-137.273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-141.073563">
                <text:p>-141.073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-145.812103">
                <text:p>-145.812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-150.323685">
                <text:p>-150.323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-154.454956">
                <text:p>-154.454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-158.647568">
                <text:p>-158.647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-163.646805">
                <text:p>-163.646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-167.888489">
                <text:p>-167.888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-172.074966">
                <text:p>-172.074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-176.384125">
                <text:p>-176.384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-180.251633">
                <text:p>-180.251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-184.122208">
                <text:p>-184.122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-188.314819">
                <text:p>-188.314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-191.538254">
                <text:p>-191.538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-195.086792">
                <text:p>-195.086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-197.825638">
                <text:p>-197.825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-201.401779">
                <text:p>-201.401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-204.922714">
                <text:p>-204.922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-208.652206">
                <text:p>-208.652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-212.679199">
                <text:p>-212.679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-216.690857">
                <text:p>-216.690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-220.561432">
                <text:p>-220.561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-224.269455">
                <text:p>-224.269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-227.333405">
                <text:p>-227.333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-230.234802">
                <text:p>-230.234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-232.814163">
                <text:p>-232.814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-235.718628">
                <text:p>-235.718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-238.457474">
                <text:p>-238.457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-240.874283">
                <text:p>-240.874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-243.131607">
                <text:p>-243.131607</text:p>
              </table:table-cell>
              <table:table-cell office:value-type="float" office:value="0.160217285">
                <text:p>0.16021728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-245.710968">
                <text:p>-245.710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-247.480637">
                <text:p>-247.480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-249.744095">
                <text:p>-249.744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-251.51683">
                <text:p>-251.51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-253.452118">
                <text:p>-253.452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-255.053101">
                <text:p>-255.053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-256.997589">
                <text:p>-256.997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-258.61084">
                <text:p>-258.61084</text:p>
              </table:table-cell>
              <table:table-cell office:value-type="float" office:value="0.160217285">
                <text:p>0.16021728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-260.224091">
                <text:p>-260.224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-261.996826">
                <text:p>-261.996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-263.932129">
                <text:p>-263.932129</text:p>
              </table:table-cell>
              <table:table-cell office:value-type="float" office:value="0.160217285">
                <text:p>0.16021728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-265.867401">
                <text:p>-265.867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-266.833496">
                <text:p>-266.833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-267.318115">
                <text:p>-267.318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-267.4776">
                <text:p>-267.4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-267.799622">
                <text:p>-267.799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-267.781219">
                <text:p>-267.781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-268.106323">
                <text:p>-268.106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-268.446777">
                <text:p>-268.446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-268.768799">
                <text:p>-268.768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-268.928284">
                <text:p>-268.928284</text:p>
              </table:table-cell>
              <table:table-cell office:value-type="float" office:value="0.160217285">
                <text:p>0.16021728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-269.09082">
                <text:p>-269.09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-269.412872">
                <text:p>-269.412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-269.575439">
                <text:p>-269.575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-269.734924">
                <text:p>-269.734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-269.897461">
                <text:p>-269.897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-270.219482">
                <text:p>-270.219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-270.541534">
                <text:p>-270.541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-270.541534">
                <text:p>-270.541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-270.863586">
                <text:p>-270.863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-270.682617">
                <text:p>-270.682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-270.845154">
                <text:p>-270.845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-271.185608">
                <text:p>-271.185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-271.507629">
                <text:p>-271.507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-271.326691">
                <text:p>-271.326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-271.648743">
                <text:p>-271.648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-271.992249">
                <text:p>-271.992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-271.811279">
                <text:p>-271.811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-272.154785">
                <text:p>-272.154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-272.133301">
                <text:p>-272.133301</text:p>
              </table:table-cell>
              <table:table-cell office:value-type="float" office:value="0.160217285">
                <text:p>0.16021728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-272.476807">
                <text:p>-272.476807</text:p>
              </table:table-cell>
              <table:table-cell office:value-type="float" office:value="0.160217285">
                <text:p>0.16021728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-272.636292">
                <text:p>-272.636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-272.455353">
                <text:p>-272.455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-272.961426">
                <text:p>-272.961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-272.777405">
                <text:p>-272.777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-273.099426">
                <text:p>-273.099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-273.283447">
                <text:p>-273.283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-273.261963">
                <text:p>-273.261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-273.442932">
                <text:p>-273.442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-273.605469">
                <text:p>-273.605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-273.584015">
                <text:p>-273.584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-273.927521">
                <text:p>-273.927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-273.906067">
                <text:p>-273.906067</text:p>
              </table:table-cell>
              <table:table-cell office:value-type="float" office:value="0.160217285">
                <text:p>0.16021728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-274.090088">
                <text:p>-274.090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-274.065552">
                <text:p>-274.065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-274.412109">
                <text:p>-274.412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-274.228088">
                <text:p>-274.228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-274.412109">
                <text:p>-274.412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-274.412109">
                <text:p>-274.412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-274.387573">
                <text:p>-274.387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-274.571594">
                <text:p>-274.571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-274.571594">
                <text:p>-274.571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-274.412109">
                <text:p>-274.412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-274.412109">
                <text:p>-274.412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-273.584015">
                <text:p>-273.584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-273.120911">
                <text:p>-273.120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-271.832764">
                <text:p>-271.832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-268.909882">
                <text:p>-268.909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-266.493073">
                <text:p>-266.493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-263.932129">
                <text:p>-263.932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-260.868164">
                <text:p>-260.868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-256.997589">
                <text:p>-256.997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-252.958328">
                <text:p>-252.958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-249.575409">
                <text:p>-249.575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-246.355042">
                <text:p>-246.355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-243.291092">
                <text:p>-243.291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-240.714798">
                <text:p>-240.714798</text:p>
              </table:table-cell>
              <table:table-cell office:value-type="float" office:value="0.801086426">
                <text:p>0.80108642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-237.650848">
                <text:p>-237.650848</text:p>
              </table:table-cell>
              <table:table-cell office:value-type="float" office:value="0.32043457">
                <text:p>0.3204345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-233.786407">
                <text:p>-233.786407</text:p>
              </table:table-cell>
              <table:table-cell office:value-type="float" office:value="0.801086426">
                <text:p>0.80108642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-229.590729">
                <text:p>-229.590729</text:p>
              </table:table-cell>
              <table:table-cell office:value-type="float" office:value="0.480651855">
                <text:p>0.48065185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-225.247833">
                <text:p>-225.247833</text:p>
              </table:table-cell>
              <table:table-cell office:value-type="float" office:value="0.640869141">
                <text:p>0.64086914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-220.736252">
                <text:p>-220.736252</text:p>
              </table:table-cell>
              <table:table-cell office:value-type="float" office:value="0.801086426">
                <text:p>0.80108642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-215.077606">
                <text:p>-215.077606</text:p>
              </table:table-cell>
              <table:table-cell office:value-type="float" office:value="0.801086426">
                <text:p>0.80108642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-210.403473">
                <text:p>-210.403473</text:p>
              </table:table-cell>
              <table:table-cell office:value-type="float" office:value="0.801086426">
                <text:p>0.80108642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-204.140625">
                <text:p>-204.140625</text:p>
              </table:table-cell>
              <table:table-cell office:value-type="float" office:value="0.961303711">
                <text:p>0.96130371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-199.116852">
                <text:p>-199.116852</text:p>
              </table:table-cell>
              <table:table-cell office:value-type="float" office:value="0.801086426">
                <text:p>0.80108642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-193.95813">
                <text:p>-193.95813</text:p>
              </table:table-cell>
              <table:table-cell office:value-type="float" office:value="0.801086426">
                <text:p>0.80108642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-187.704483">
                <text:p>-187.704483</text:p>
              </table:table-cell>
              <table:table-cell office:value-type="float" office:value="0.961303711">
                <text:p>0.9613037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-182.870865">
                <text:p>-182.870865</text:p>
              </table:table-cell>
              <table:table-cell office:value-type="float" office:value="0.801086426">
                <text:p>0.80108642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-177.555725">
                <text:p>-177.555725</text:p>
              </table:table-cell>
              <table:table-cell office:value-type="float" office:value="1.121521">
                <text:p>1.12152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-172.559555">
                <text:p>-172.559555</text:p>
              </table:table-cell>
              <table:table-cell office:value-type="float" office:value="0.961303711">
                <text:p>0.96130371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-166.759827">
                <text:p>-166.759827</text:p>
              </table:table-cell>
              <table:table-cell office:value-type="float" office:value="1.121521">
                <text:p>1.12152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-161.119583">
                <text:p>-161.119583</text:p>
              </table:table-cell>
              <table:table-cell office:value-type="float" office:value="1.28326416">
                <text:p>1.2832641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-156.448517">
                <text:p>-156.448517</text:p>
              </table:table-cell>
              <table:table-cell office:value-type="float" office:value="1.121521">
                <text:p>1.12152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-150.970825">
                <text:p>-150.970825</text:p>
              </table:table-cell>
              <table:table-cell office:value-type="float" office:value="1.121521">
                <text:p>1.12152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-145.330582">
                <text:p>-145.330582</text:p>
              </table:table-cell>
              <table:table-cell office:value-type="float" office:value="0.961303711">
                <text:p>0.96130371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-141.141037">
                <text:p>-141.141037</text:p>
              </table:table-cell>
              <table:table-cell office:value-type="float" office:value="1.121521">
                <text:p>1.12152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-134.94873">
                <text:p>-134.94873</text:p>
              </table:table-cell>
              <table:table-cell office:value-type="float" office:value="1.121521">
                <text:p>1.12152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-129.701065">
                <text:p>-129.701065</text:p>
              </table:table-cell>
              <table:table-cell office:value-type="float" office:value="1.121521">
                <text:p>1.12152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-125.189484">
                <text:p>-125.189484</text:p>
              </table:table-cell>
              <table:table-cell office:value-type="float" office:value="1.121521">
                <text:p>1.12152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-119.791534">
                <text:p>-119.791534</text:p>
              </table:table-cell>
              <table:table-cell office:value-type="float" office:value="0.961303711">
                <text:p>0.96130371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-114.795364">
                <text:p>-114.795364</text:p>
              </table:table-cell>
              <table:table-cell office:value-type="float" office:value="1.121521">
                <text:p>1.12152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-109.633575">
                <text:p>-109.633575</text:p>
              </table:table-cell>
              <table:table-cell office:value-type="float" office:value="0.961303711">
                <text:p>0.96130371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-103.922791">
                <text:p>-103.922791</text:p>
              </table:table-cell>
              <table:table-cell office:value-type="float" office:value="0.961303711">
                <text:p>0.96130371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-99.570694">
                <text:p>-99.570694</text:p>
              </table:table-cell>
              <table:table-cell office:value-type="float" office:value="1.121521">
                <text:p>1.12152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-93.3507843">
                <text:p>-93.3507843</text:p>
              </table:table-cell>
              <table:table-cell office:value-type="float" office:value="1.121521">
                <text:p>1.12152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-87.385437">
                <text:p>-87.385437</text:p>
              </table:table-cell>
              <table:table-cell office:value-type="float" office:value="1.121521">
                <text:p>1.12152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-81.4200897">
                <text:p>-81.4200897</text:p>
              </table:table-cell>
              <table:table-cell office:value-type="float" office:value="1.121521">
                <text:p>1.12152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-74.7585297">
                <text:p>-74.7585297</text:p>
              </table:table-cell>
              <table:table-cell office:value-type="float" office:value="1.121521">
                <text:p>1.12152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-69.3268433">
                <text:p>-69.3268433</text:p>
              </table:table-cell>
              <table:table-cell office:value-type="float" office:value="1.121521">
                <text:p>1.12152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-63.1989441">
                <text:p>-63.1989441</text:p>
              </table:table-cell>
              <table:table-cell office:value-type="float" office:value="1.121521">
                <text:p>1.12152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-57.6813812">
                <text:p>-57.6813812</text:p>
              </table:table-cell>
              <table:table-cell office:value-type="float" office:value="1.28326416">
                <text:p>1.2832641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-51.8785858">
                <text:p>-51.8785858</text:p>
              </table:table-cell>
              <table:table-cell office:value-type="float" office:value="1.28326416">
                <text:p>1.2832641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-46.2414093">
                <text:p>-46.2414093</text:p>
              </table:table-cell>
              <table:table-cell office:value-type="float" office:value="1.28326416">
                <text:p>1.2832641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-40.466217">
                <text:p>-40.466217</text:p>
              </table:table-cell>
              <table:table-cell office:value-type="float" office:value="1.121521">
                <text:p>1.1215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